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Scripts/python/embeddedmacro.py" manifest:media-type=""/>
  <manifest:file-entry manifest:full-path="Scripts/python/pythonpath/indoc/datedialog.py" manifest:media-type=""/>
  <manifest:file-entry manifest:full-path="Scripts/python/pythonpath/indoc/listeners.py" manifest:media-type=""/>
  <manifest:file-entry manifest:full-path="Scripts/python/pythonpath/indoc/ichiran.py" manifest:media-type=""/>
  <manifest:file-entry manifest:full-path="Scripts/python/pythonpath/indoc/ent.py" manifest:media-type=""/>
  <manifest:file-entry manifest:full-path="Scripts/python/pythonpath/indoc/rireki.py" manifest:media-type=""/>
  <manifest:file-entry manifest:full-path="Scripts/python/pythonpath/indoc/dialogcommons.py" manifest:media-type=""/>
  <manifest:file-entry manifest:full-path="Scripts/python/pythonpath/indoc/staticdialog.py" manifest:media-type=""/>
  <manifest:file-entry manifest:full-path="Scripts/python/pythonpath/indoc/documentevent.py" manifest:media-type=""/>
  <manifest:file-entry manifest:full-path="Scripts/python/pythonpath/indoc/historydialog.py" manifest:media-type=""/>
  <manifest:file-entry manifest:full-path="Scripts/python/pythonpath/indoc/historydialogyaku.py" manifest:media-type=""/>
  <manifest:file-entry manifest:full-path="Scripts/python/pythonpath/indoc/commons.py" manifest:media-type=""/>
  <manifest:file-entry manifest:full-path="Scripts/python/pythonpath/indoc/yotei.py" manifest:media-type=""/>
  <manifest:file-entry manifest:full-path="Scripts/python/pythonpath/indoc/karute.py" manifest:media-type=""/>
  <manifest:file-entry manifest:full-path="Scripts/python/pythonpath/indoc/keika.py" manifest:media-type=""/>
  <manifest:file-entry manifest:full-path="Scripts/python/pythonpath/indoc/__init__.py" manifest:media-type=""/>
  <manifest:file-entry manifest:full-path="Scripts/python/pythonpath/__pycache__/fordebugging.cpython-35.pyc" manifest:media-type=""/>
  <manifest:file-entry manifest:full-path="Scripts/python/pythonpath/__pycache__/constants.cpython-35.pyc" manifest:media-type=""/>
  <manifest:file-entry manifest:full-path="Scripts/python/pythonpath/tdocimport.py" manifest:media-type=""/>
  <manifest:file-entry manifest:full-path="Scripts/python/" manifest:media-type="application/binary"/>
  <manifest:file-entry manifest:full-path="Scripts/"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 style:family="table-column">
      <style:table-column-properties fo:break-before="auto" style:column-width="6.58mm"/>
    </style:style>
    <style:style style:name="co2" style:family="table-column">
      <style:table-column-properties fo:break-before="auto" style:column-width="6.12mm"/>
    </style:style>
    <style:style style:name="co3" style:family="table-column">
      <style:table-column-properties fo:break-before="auto" style:column-width="19.6mm"/>
    </style:style>
    <style:style style:name="co4" style:family="table-column">
      <style:table-column-properties fo:break-before="auto" style:column-width="29.67mm"/>
    </style:style>
    <style:style style:name="co5" style:family="table-column">
      <style:table-column-properties fo:break-before="auto" style:column-width="22.01mm"/>
    </style:style>
    <style:style style:name="co6" style:family="table-column">
      <style:table-column-properties fo:break-before="auto" style:column-width="24.78mm"/>
    </style:style>
    <style:style style:name="co7" style:family="table-column">
      <style:table-column-properties fo:break-before="auto" style:column-width="15.24mm"/>
    </style:style>
    <style:style style:name="co8" style:family="table-column">
      <style:table-column-properties fo:break-before="auto" style:column-width="5.89mm"/>
    </style:style>
    <style:style style:name="co9" style:family="table-column">
      <style:table-column-properties fo:break-before="auto" style:column-width="15.03mm"/>
    </style:style>
    <style:style style:name="co10" style:family="table-column">
      <style:table-column-properties fo:break-before="auto" style:column-width="12.84mm"/>
    </style:style>
    <style:style style:name="co11" style:family="table-column">
      <style:table-column-properties fo:break-before="auto" style:column-width="13.32mm"/>
    </style:style>
    <style:style style:name="co12" style:family="table-column">
      <style:table-column-properties fo:break-before="auto" style:column-width="17.94mm"/>
    </style:style>
    <style:style style:name="co13" style:family="table-column">
      <style:table-column-properties fo:break-before="auto" style:column-width="17.44mm"/>
    </style:style>
    <style:style style:name="co14" style:family="table-column">
      <style:table-column-properties fo:break-before="auto" style:column-width="27.39mm"/>
    </style:style>
    <style:style style:name="co15" style:family="table-column">
      <style:table-column-properties fo:break-before="auto" style:column-width="21.82mm"/>
    </style:style>
    <style:style style:name="co16" style:family="table-column">
      <style:table-column-properties fo:break-before="auto" style:column-width="20.2mm"/>
    </style:style>
    <style:style style:name="co17" style:family="table-column">
      <style:table-column-properties fo:break-before="auto" style:column-width="6.05mm"/>
    </style:style>
    <style:style style:name="co18" style:family="table-column">
      <style:table-column-properties fo:break-before="auto" style:column-width="18.91mm"/>
    </style:style>
    <style:style style:name="co19" style:family="table-column">
      <style:table-column-properties fo:break-before="auto" style:column-width="19.88mm"/>
    </style:style>
    <style:style style:name="co20" style:family="table-column">
      <style:table-column-properties fo:break-before="auto" style:column-width="23.02mm"/>
    </style:style>
    <style:style style:name="co21" style:family="table-column">
      <style:table-column-properties fo:break-before="auto" style:column-width="25.45mm"/>
    </style:style>
    <style:style style:name="co22" style:family="table-column">
      <style:table-column-properties fo:break-before="auto" style:column-width="23.95mm"/>
    </style:style>
    <style:style style:name="co23" style:family="table-column">
      <style:table-column-properties fo:break-before="auto" style:column-width="10.62mm"/>
    </style:style>
    <style:style style:name="co24" style:family="table-column">
      <style:table-column-properties fo:break-before="auto" style:column-width="20.41mm"/>
    </style:style>
    <style:style style:name="co25" style:family="table-column">
      <style:table-column-properties fo:break-before="auto" style:column-width="5.8mm"/>
    </style:style>
    <style:style style:name="co26" style:family="table-column">
      <style:table-column-properties fo:break-before="auto" style:column-width="22.58mm"/>
    </style:style>
    <style:style style:name="co27" style:family="table-column">
      <style:table-column-properties fo:break-before="auto" style:column-width="99.43mm"/>
    </style:style>
    <style:style style:name="co28" style:family="table-column">
      <style:table-column-properties fo:break-before="auto" style:column-width="22.33mm"/>
    </style:style>
    <style:style style:name="co29" style:family="table-column">
      <style:table-column-properties fo:break-before="auto" style:column-width="3.62mm"/>
    </style:style>
    <style:style style:name="co30" style:family="table-column">
      <style:table-column-properties fo:break-before="auto" style:column-width="4.11mm"/>
    </style:style>
    <style:style style:name="co31" style:family="table-column">
      <style:table-column-properties fo:break-before="auto" style:column-width="23.71mm"/>
    </style:style>
    <style:style style:name="co32" style:family="table-column">
      <style:table-column-properties fo:break-before="auto" style:column-width="33.21mm"/>
    </style:style>
    <style:style style:name="co33" style:family="table-column">
      <style:table-column-properties fo:break-before="auto" style:column-width="4.62mm"/>
    </style:style>
    <style:style style:name="co34" style:family="table-column">
      <style:table-column-properties fo:break-before="auto" style:column-width="5.43mm"/>
    </style:style>
    <style:style style:name="co35" style:family="table-column">
      <style:table-column-properties fo:break-before="auto" style:column-width="19.63mm"/>
    </style:style>
    <style:style style:name="co36" style:family="table-column">
      <style:table-column-properties fo:break-before="auto" style:column-width="19.39mm"/>
    </style:style>
    <style:style style:name="co37" style:family="table-column">
      <style:table-column-properties fo:break-before="auto" style:column-width="21.24mm"/>
    </style:style>
    <style:style style:name="co38" style:family="table-column">
      <style:table-column-properties fo:break-before="auto" style:column-width="17.96mm"/>
    </style:style>
    <style:style style:name="co39" style:family="table-column">
      <style:table-column-properties fo:break-before="auto" style:column-width="62.35mm"/>
    </style:style>
    <style:style style:name="co40" style:family="table-column">
      <style:table-column-properties fo:break-before="auto" style:column-width="12.59mm"/>
    </style:style>
    <style:style style:name="co41" style:family="table-column">
      <style:table-column-properties fo:break-before="auto" style:column-width="12.52mm"/>
    </style:style>
    <style:style style:name="co42" style:family="table-column">
      <style:table-column-properties fo:break-before="auto" style:column-width="18.66mm"/>
    </style:style>
    <style:style style:name="co43" style:family="table-column">
      <style:table-column-properties fo:break-before="auto" style:column-width="3.39mm"/>
    </style:style>
    <style:style style:name="co44" style:family="table-column">
      <style:table-column-properties fo:break-before="auto" style:column-width="16.72mm"/>
    </style:style>
    <style:style style:name="co45" style:family="table-column">
      <style:table-column-properties fo:break-before="auto" style:column-width="21.57mm"/>
    </style:style>
    <style:style style:name="co46" style:family="table-column">
      <style:table-column-properties fo:break-before="auto" style:column-width="20.11mm"/>
    </style:style>
    <style:style style:name="co47" style:family="table-column">
      <style:table-column-properties fo:break-before="auto" style:column-width="16.47mm"/>
    </style:style>
    <style:style style:name="co48" style:family="table-column">
      <style:table-column-properties fo:break-before="auto" style:column-width="2.65mm"/>
    </style:style>
    <style:style style:name="co49" style:family="table-column">
      <style:table-column-properties fo:break-before="auto" style:column-width="59.16mm"/>
    </style:style>
    <style:style style:name="co50" style:family="table-column">
      <style:table-column-properties fo:break-before="auto" style:column-width="9.44mm"/>
    </style:style>
    <style:style style:name="co51" style:family="table-column">
      <style:table-column-properties fo:break-before="auto" style:column-width="4.89mm"/>
    </style:style>
    <style:style style:name="co52" style:family="table-column">
      <style:table-column-properties fo:break-before="auto" style:column-width="5.17mm"/>
    </style:style>
    <style:style style:name="co53" style:family="table-column">
      <style:table-column-properties fo:break-before="auto" style:column-width="18.79mm"/>
    </style:style>
    <style:style style:name="co54" style:family="table-column">
      <style:table-column-properties fo:break-before="auto" style:column-width="14.46mm"/>
    </style:style>
    <style:style style:name="co55" style:family="table-column">
      <style:table-column-properties fo:break-before="auto" style:column-width="23.44mm"/>
    </style:style>
    <style:style style:name="co56" style:family="table-column">
      <style:table-column-properties fo:break-before="auto" style:column-width="17.46mm"/>
    </style:style>
    <style:style style:name="co57" style:family="table-column">
      <style:table-column-properties fo:break-before="auto" style:column-width="39.21mm"/>
    </style:style>
    <style:style style:name="ro1" style:family="table-row">
      <style:table-row-properties style:row-height="5.03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13.69mm" fo:break-before="auto" style:use-optimal-row-height="true"/>
    </style:style>
    <style:style style:name="ro7" style:family="table-row">
      <style:table-row-properties style:row-height="13.42mm" fo:break-before="auto" style:use-optimal-row-height="true"/>
    </style:style>
    <style:style style:name="ro8" style:family="table-row">
      <style:table-row-properties style:row-height="14.2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4.97mm" fo:break-before="auto" style:use-optimal-row-height="false"/>
    </style:style>
    <style:style style:name="ro11" style:family="table-row">
      <style:table-row-properties style:row-height="7.41mm" fo:break-before="auto" style:use-optimal-row-height="false"/>
    </style:style>
    <style:style style:name="ro12" style:family="table-row">
      <style:table-row-properties style:row-height="7.14mm" fo:break-before="auto" style:use-optimal-row-height="false"/>
    </style:style>
    <style:style style:name="ro13" style:family="table-row">
      <style:table-row-properties style:row-height="8.41mm" fo:break-before="auto" style:use-optimal-row-height="true"/>
    </style:style>
    <style:style style:name="ro14" style:family="table-row">
      <style:table-row-properties style:row-height="4.76mm" fo:break-before="auto" style:use-optimal-row-height="false"/>
    </style:style>
    <style:style style:name="ro15" style:family="table-row">
      <style:table-row-properties style:row-height="4.52mm" fo:break-before="auto" style:use-optimal-row-height="false"/>
    </style:style>
    <style:style style:name="ro16" style:family="table-row">
      <style:table-row-properties style:row-height="8.38mm" fo:break-before="auto" style:use-optimal-row-height="true"/>
    </style:style>
    <style:style style:name="ro17" style:family="table-row">
      <style:table-row-properties style:row-height="10.53mm" fo:break-before="auto" style:use-optimal-row-height="true"/>
    </style:style>
    <style:style style:name="ro18" style:family="table-row">
      <style:table-row-properties style:row-height="13.16mm" fo:break-before="auto" style:use-optimal-row-height="true"/>
    </style:style>
    <style:style style:name="ro19" style:family="table-row">
      <style:table-row-properties style:row-height="10mm" fo:break-before="auto" style:use-optimal-row-height="true"/>
    </style:style>
    <style:style style:name="ro20" style:family="table-row">
      <style:table-row-properties style:row-height="16.32mm" fo:break-before="auto" style:use-optimal-row-height="true"/>
    </style:style>
    <style:style style:name="ro21" style:family="table-row">
      <style:table-row-properties style:row-height="23.16mm" fo:break-before="auto" style:use-optimal-row-height="true"/>
    </style:style>
    <style:style style:name="ro22" style:family="table-row">
      <style:table-row-properties style:row-height="19.47mm" fo:break-before="auto" style:use-optimal-row-height="true"/>
    </style:style>
    <style:style style:name="ro23" style:family="table-row">
      <style:table-row-properties style:row-height="7.36mm" fo:break-before="auto" style:use-optimal-row-height="true"/>
    </style:style>
    <style:style style:name="ro24" style:family="table-row">
      <style:table-row-properties style:row-height="10.78mm" fo:break-before="auto" style:use-optimal-row-height="true"/>
    </style:style>
    <style:style style:name="ro25" style:family="table-row">
      <style:table-row-properties style:row-height="27.75mm" fo:break-before="auto" style:use-optimal-row-height="true"/>
    </style:style>
    <style:style style:name="ro26" style:family="table-row">
      <style:table-row-properties style:row-height="14.52mm" fo:break-before="auto" style:use-optimal-row-height="true"/>
    </style:style>
    <style:style style:name="ro27" style:family="table-row">
      <style:table-row-properties style:row-height="25.15mm" fo:break-before="auto" style:use-optimal-row-height="true"/>
    </style:style>
    <style:style style:name="ro28" style:family="table-row">
      <style:table-row-properties style:row-height="14.01mm" fo:break-before="auto" style:use-optimal-row-height="true"/>
    </style:style>
    <style:style style:name="ro29" style:family="table-row">
      <style:table-row-properties style:row-height="14.78mm" fo:break-before="auto" style:use-optimal-row-height="true"/>
    </style:style>
    <style:style style:name="ro30" style:family="table-row">
      <style:table-row-properties style:row-height="11.15mm" fo:break-before="auto" style:use-optimal-row-height="true"/>
    </style:style>
    <style:style style:name="ro31" style:family="table-row">
      <style:table-row-properties style:row-height="14.25mm" fo:break-before="auto" style:use-optimal-row-height="true"/>
    </style:style>
    <style:style style:name="ro32" style:family="table-row">
      <style:table-row-properties style:row-height="10.88mm" fo:break-before="auto" style:use-optimal-row-height="true"/>
    </style:style>
    <style:style style:name="ro33" style:family="table-row">
      <style:table-row-properties style:row-height="10.62mm" fo:break-before="auto" style:use-optimal-row-height="true"/>
    </style:style>
    <style:style style:name="ro34" style:family="table-row">
      <style:table-row-properties style:row-height="17.37mm" fo:break-before="auto" style:use-optimal-row-height="true"/>
    </style:style>
    <style:style style:name="ro35" style:family="table-row">
      <style:table-row-properties style:row-height="24.64mm" fo:break-before="auto" style:use-optimal-row-height="true"/>
    </style:style>
    <style:style style:name="ro36" style:family="table-row">
      <style:table-row-properties style:row-height="24.11mm" fo:break-before="auto" style:use-optimal-row-height="true"/>
    </style:style>
    <style:style style:name="ro37" style:family="table-row">
      <style:table-row-properties style:row-height="7.78mm" fo:break-before="auto" style:use-optimal-row-height="true"/>
    </style:style>
    <style:style style:name="ro38" style:family="table-row">
      <style:table-row-properties style:row-height="11.41m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39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0"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1"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3"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4"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9"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0"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1"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2"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3"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4"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5"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6"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7" style:family="table-cell" style:parent-style-name="Default" style:data-style-name="N10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8"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9" style:family="table-cell" style:parent-style-name="Default" style:data-style-name="N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0"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1"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2"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3"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4"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5"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6"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7"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8" style:family="table-cell" style:parent-style-name="Default">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9"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440"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1"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2"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3"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4"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5"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6"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7"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9" style:family="table-cell" style:parent-style-name="Default" style:data-style-name="N147">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0" style:family="table-cell" style:parent-style-name="Default">
      <style:table-cell-properties style:text-align-source="fix" style:repeat-content="false" fo:border="none" style:vertical-align="middle"/>
      <style:paragraph-properties fo:text-align="center" fo:margin-left="0mm"/>
    </style:style>
    <style:style style:name="ce451"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2"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3"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4"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6"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7"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8" style:family="table-cell" style:parent-style-name="Default" style:data-style-name="N10144">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9"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461"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2"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6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1"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2"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3"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4"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6"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7"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8" style:family="table-cell" style:parent-style-name="Default">
      <style:table-cell-properties fo:border="none" style:direction="ttb" style:vertical-align="middle"/>
      <style:text-properties style:font-name="TakaoMincho" style:font-name-asian="TakaoMincho"/>
    </style:style>
    <style:style style:name="ce479"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0"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481" style:family="table-cell" style:parent-style-name="Default">
      <style:table-cell-properties fo:border="none" fo:padding="0.71mm"/>
      <style:text-properties fo:color="#000000" style:font-name="TakaoMincho" style:font-name-asian="TakaoMincho"/>
    </style:style>
    <style:style style:name="ce482" style:family="table-cell" style:parent-style-name="Default">
      <style:table-cell-properties fo:border="none" fo:padding="0.71mm"/>
      <style:text-properties fo:color="#c0c0c0" style:font-name="TakaoMincho" style:font-name-asian="TakaoMincho"/>
    </style:style>
    <style:style style:name="ce483"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4"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485"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6"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7"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8" style:family="table-cell" style:parent-style-name="Default">
      <style:table-cell-properties fo:border="none"/>
      <style:text-properties fo:color="#00ccff" fo:font-size="11pt" style:font-size-asian="11pt" style:font-size-complex="11pt"/>
    </style:style>
    <style:style style:name="ce489"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0" style:family="table-cell" style:parent-style-name="Default">
      <style:table-cell-properties fo:border="none"/>
    </style:style>
    <style:style style:name="ce491" style:family="table-cell" style:parent-style-name="Default">
      <style:table-cell-properties fo:border="none"/>
      <style:text-properties fo:color="#000000" style:font-name="TakaoMincho" style:font-name-asian="TakaoMincho"/>
    </style:style>
    <style:style style:name="ce492" style:family="table-cell" style:parent-style-name="Default">
      <style:table-cell-properties fo:border="none"/>
      <style:text-properties style:font-name="TakaoMincho" style:font-name-asian="TakaoMincho"/>
    </style:style>
    <style:style style:name="ce493" style:family="table-cell" style:parent-style-name="Default">
      <style:table-cell-properties fo:border-bottom="1.76pt dashed #ff00ff" fo:border-left="none" fo:border-right="none" fo:border-top="1.76pt dashed #9999ff"/>
      <style:text-properties style:font-name="TakaoMincho" style:font-name-asian="TakaoMincho"/>
    </style:style>
    <style:style style:name="ce496" style:family="table-cell" style:parent-style-name="Default">
      <style:table-cell-properties fo:border="none"/>
      <style:text-properties fo:color="#000000"/>
    </style:style>
    <style:style style:name="ce497" style:family="table-cell" style:parent-style-name="Default">
      <style:table-cell-properties fo:border="none"/>
      <style:text-properties fo:color="#c0c0c0"/>
    </style:style>
    <style:style style:name="ce498" style:family="table-cell" style:parent-style-name="Default">
      <style:table-cell-properties fo:border-bottom="1.76pt dashed #ff00ff" fo:border-left="none" fo:border-right="none" fo:border-top="1.76pt dashed #9999ff"/>
    </style:style>
    <style:style style:name="ce49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50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5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4"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5"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6"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7"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08"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9"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0"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91"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517"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8"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3"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100"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5"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6"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10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0"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2"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3"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4"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536"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11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539"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0"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42"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3"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4" style:family="table-cell" style:parent-style-name="Default">
      <style:text-properties style:font-name="TakaoPMincho" style:font-name-asian="TakaoPMincho"/>
    </style:style>
    <style:style style:name="ce545"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6"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47"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8"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9"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0"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1"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2" style:family="table-cell" style:parent-style-name="Default" style:data-style-name="N10036">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3"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4"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5" style:family="table-cell" style:parent-style-name="Default" style:data-style-name="N10036">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6"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7" style:family="table-cell" style:parent-style-name="Default" style:data-style-name="N149">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9"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0"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1"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2"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564" style:family="table-cell" style:parent-style-name="Default">
      <style:table-cell-properties fo:wrap-option="wrap"/>
    </style:style>
    <style:style style:name="ce565"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566"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8"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570"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573"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4"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575"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57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80"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8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82"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5"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586"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87"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588"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9"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590"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591"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3"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4"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5"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8"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0"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1"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5"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9"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3"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4"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615"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1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0"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1"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3"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624"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5"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6"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8"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9"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63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7"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8"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41"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7"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8"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663"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5" style:family="table-cell" style:parent-style-name="Default" style:data-style-name="N100">
      <style:table-cell-properties fo:wrap-option="wrap" fo:border="none"/>
      <style:text-properties fo:color="#ffffff"/>
    </style:style>
    <style:style style:name="ce666" style:family="table-cell" style:parent-style-name="Default">
      <style:table-cell-properties fo:wrap-option="wrap" fo:border="none"/>
    </style:style>
    <style:style style:name="ce668"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2"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3" style:family="table-cell" style:parent-style-name="Default" style:data-style-name="N100">
      <style:table-cell-properties fo:wrap-option="wrap" fo:border="none"/>
    </style:style>
    <style:style style:name="ce68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4"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5"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8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88"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9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6"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7"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1" style:family="table-cell" style:parent-style-name="Default">
      <style:table-cell-properties fo:border="none"/>
      <style:text-properties style:font-name="TakaoPMincho" style:font-name-asian="TakaoPMincho"/>
    </style:style>
    <style:style style:name="ce702" style:family="table-cell" style:parent-style-name="Default">
      <style:table-cell-properties fo:border-bottom="none" fo:border-left="none" fo:border-right="none" fo:border-top="1.76pt dashed #9999ff"/>
      <style:text-properties style:font-name="TakaoPMincho" style:font-name-asian="TakaoPMincho"/>
    </style:style>
    <style:style style:name="ce704" style:family="table-cell" style:parent-style-name="Default">
      <style:table-cell-properties fo:border-bottom="1.76pt dashed #ff00ff" fo:border-left="none" fo:border-right="none" fo:border-top="none"/>
      <style:text-properties style:font-name="TakaoPMincho" style:font-name-asian="TakaoPMincho"/>
    </style:style>
    <style:style style:name="ce707" style:family="table-cell" style:parent-style-name="Default">
      <style:table-cell-properties style:text-align-source="fix" style:repeat-content="false" style:vertical-align="middle"/>
      <style:paragraph-properties fo:text-align="center"/>
    </style:style>
    <style:style style:name="ce208"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713"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4"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6"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4"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5"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9"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1"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6"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9"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1"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8"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2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3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3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32"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33"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4"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88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886"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7"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8"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9"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0"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1"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2"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893"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4"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5"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89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8"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9"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0"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1"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2" style:family="table-cell" style:parent-style-name="Default">
      <style:text-properties style:font-name="ＭＳ Ｐゴシック1" style:font-name-asian="ＭＳ Ｐゴシック1"/>
    </style:style>
    <style:style style:name="ce903"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904"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905"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06"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07"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908"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25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5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57"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91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913"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1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91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262"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1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918"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265"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20"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26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2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92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925"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926"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927"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928"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929" style:family="table-cell" style:parent-style-name="Default">
      <style:table-cell-properties fo:border="none" style:vertical-align="middle"/>
    </style:style>
    <style:style style:name="ce930"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931"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2"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3"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934" style:family="table-cell" style:parent-style-name="Default" style:data-style-name="N10036">
      <style:table-cell-properties style:text-align-source="fix" style:repeat-content="false" fo:border="none" style:vertical-align="middle"/>
      <style:paragraph-properties fo:text-align="start"/>
    </style:style>
    <style:style style:name="ce935"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6" style:family="table-cell" style:parent-style-name="Default">
      <style:table-cell-properties fo:wrap-option="wrap" fo:border="none" style:vertical-align="middle"/>
    </style:style>
    <style:style style:name="ce937" style:family="table-cell" style:parent-style-name="Default">
      <style:table-cell-properties style:text-align-source="fix" style:repeat-content="false" fo:wrap-option="wrap" fo:border="none" style:vertical-align="middle"/>
      <style:paragraph-properties fo:text-align="end"/>
    </style:style>
    <style:style style:name="ce938" style:family="table-cell" style:parent-style-name="Default">
      <style:table-cell-properties style:text-align-source="fix" style:repeat-content="false" fo:border="none" style:vertical-align="middle"/>
      <style:paragraph-properties fo:text-align="start"/>
    </style:style>
    <style:style style:name="ce939"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0" style:family="table-cell" style:parent-style-name="Default">
      <style:table-cell-properties fo:wrap-option="wrap" fo:border="none" style:vertical-align="top"/>
    </style:style>
    <style:style style:name="ce941" style:family="table-cell" style:parent-style-name="Default" style:data-style-name="N10111">
      <style:table-cell-properties fo:wrap-option="wrap" fo:border="none"/>
      <style:text-properties fo:color="#ffffff"/>
    </style:style>
    <style:style style:name="ce942"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3"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4" style:family="table-cell" style:parent-style-name="Default">
      <style:table-cell-properties fo:border-bottom="none" fo:wrap-option="wrap" fo:border-left="none" fo:border-right="none" fo:border-top="1.76pt dashed #9999ff"/>
    </style:style>
    <style:style style:name="ce945"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6" style:family="table-cell" style:parent-style-name="Default">
      <style:table-cell-properties fo:border-bottom="none" fo:border-left="none" fo:border-right="none" fo:border-top="1.76pt dashed #9999ff"/>
    </style:style>
    <style:style style:name="ce947" style:family="table-cell" style:parent-style-name="Default">
      <style:table-cell-properties fo:background-color="transparent" fo:border="none"/>
      <style:text-properties style:use-window-font-color="true"/>
    </style:style>
    <style:style style:name="ce948" style:family="table-cell" style:parent-style-name="Default">
      <style:table-cell-properties fo:border-bottom="1.76pt dashed #ff00ff" fo:background-color="transparent" fo:border-left="none" fo:border-right="none" fo:border-top="1.76pt dashed #9999ff"/>
      <style:text-properties style:use-window-font-color="true"/>
    </style:style>
    <style:style style:name="ce949" style:family="table-cell" style:parent-style-name="Default">
      <style:table-cell-properties fo:background-color="transparent" fo:border="none" style:vertical-align="middle"/>
      <style:text-properties style:use-window-font-color="true"/>
    </style:style>
    <style:style style:name="ce950" style:family="table-cell" style:parent-style-name="Default">
      <style:table-cell-properties fo:border-bottom="1.76pt dashed #ff00ff" fo:background-color="transparent" fo:border-left="none" fo:border-right="none" fo:border-top="1.76pt dashed #9999ff" style:vertical-align="middle"/>
      <style:text-properties style:use-window-font-color="true"/>
    </style:style>
    <style:style style:name="ce951" style:family="table-cell" style:parent-style-name="Default" style:data-style-name="N100">
      <style:table-cell-properties fo:background-color="transparent" fo:border="none"/>
      <style:text-properties style:use-window-font-color="true"/>
    </style:style>
    <style:style style:name="ce952" style:family="table-cell" style:parent-style-name="Default" style:data-style-name="N0">
      <style:table-cell-properties fo:background-color="transparent" fo:border="none"/>
      <style:text-properties style:use-window-font-color="true"/>
    </style:style>
    <style:style style:name="ce953"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954" style:family="table-cell" style:parent-style-name="Default">
      <style:table-cell-properties fo:border="none" style:vertical-align="middle"/>
      <style:text-properties fo:color="#ffffff"/>
    </style:style>
    <style:style style:name="ce955"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56" style:family="table-cell" style:parent-style-name="Default">
      <style:table-cell-properties fo:background-color="transparent" fo:wrap-option="wrap" fo:border="none" style:vertical-align="middle"/>
      <style:text-properties style:use-window-font-color="true"/>
    </style:style>
    <style:style style:name="ce957" style:family="table-cell" style:parent-style-name="Default">
      <style:table-cell-properties fo:border-bottom="1.76pt dashed #ff00ff" fo:background-color="transparent" fo:wrap-option="wrap" fo:border-left="none" fo:border-right="none" fo:border-top="1.76pt dashed #9999ff" style:vertical-align="middle"/>
      <style:text-properties style:use-window-font-color="true"/>
    </style:style>
    <style:style style:name="ce958" style:family="table-cell" style:parent-style-name="Default" style:data-style-name="N100">
      <style:table-cell-properties style:glyph-orientation-vertical="0" fo:border-bottom="none" fo:background-color="#ff00ff" style:cell-protect="protected"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59"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0" style:family="table-cell" style:parent-style-name="Default">
      <style:table-cell-properties fo:border-bottom="none" fo:wrap-option="wrap" fo:border-left="1.76pt dashed #9999ff" fo:border-right="1.76pt dashed #ff00ff" fo:border-top="none"/>
    </style:style>
    <style:style style:name="ce961" style:family="table-cell" style:parent-style-name="Default">
      <style:table-cell-properties fo:border-bottom="none" fo:background-color="transparent" fo:wrap-option="wrap" fo:border-left="1.76pt dashed #9999ff" fo:border-right="1.76pt dashed #ff00ff" fo:border-top="none"/>
      <style:text-properties style:use-window-font-color="true"/>
    </style:style>
    <style:style style:name="ce962" style:family="table-cell" style:parent-style-name="Default">
      <style:table-cell-properties fo:border-bottom="1.76pt dashed #ff00ff" fo:background-color="transparent" fo:wrap-option="wrap" fo:border-left="1.76pt dashed #9999ff" fo:border-right="1.76pt dashed #ff00ff" fo:border-top="1.76pt dashed #9999ff"/>
      <style:text-properties style:use-window-font-color="true"/>
    </style:style>
    <style:style style:name="ce963" style:family="table-cell" style:parent-style-name="Default" style:data-style-name="N221">
      <style:table-cell-properties style:glyph-orientation-vertical="0" fo:border-bottom="none" fo:background-color="#0000ff" style:cell-protect="none"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4" style:family="table-cell" style:parent-style-name="Default" style:data-style-name="N100">
      <style:table-cell-properties style:glyph-orientation-vertical="0" fo:border-bottom="none" fo:background-color="#00ccff" style:cell-protect="none"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5" style:family="table-cell" style:parent-style-name="Default">
      <style:table-cell-properties style:glyph-orientation-vertical="0" fo:border-bottom="none" style:diagonal-bl-tr="none" style:diagonal-tl-br="none" style:text-align-source="value-type"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6" style:family="table-cell" style:parent-style-name="Default">
      <style:table-cell-properties fo:border-bottom="none" fo:background-color="#ff0000" style:diagonal-bl-tr="none" style:diagonal-tl-br="none" fo:wrap-option="wrap" fo:border-left="1.76pt dashed #9999ff" fo:padding="0.71mm" fo:border-right="1.76pt dashed #ff00ff" style:rotation-align="none" fo:border-top="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7"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font-name="TakaoPMincho" style:font-name-asian="TakaoPMincho"/>
    </style:style>
    <style:style style:name="ce968" style:family="table-cell" style:parent-style-name="Default">
      <style:table-cell-properties fo:background-color="transparent" fo:wrap-option="wrap" fo:border="none"/>
      <style:text-properties style:use-window-font-color="true"/>
    </style:style>
    <style:style style:name="ce969" style:family="table-cell" style:parent-style-name="Default">
      <style:table-cell-properties fo:border-bottom="1.76pt dashed #ff00ff" fo:background-color="transparent" fo:wrap-option="wrap" fo:border-left="none" fo:border-right="none" fo:border-top="1.76pt dashed #9999ff"/>
      <style:text-properties style:use-window-font-color="true"/>
    </style:style>
    <style:style style:name="ce970" style:family="table-cell" style:parent-style-name="Default">
      <style:table-cell-properties style:text-align-source="fix" style:repeat-content="false" fo:border="none" style:vertical-align="middle"/>
      <style:paragraph-properties fo:text-align="center"/>
    </style:style>
    <style:style style:name="ce971" style:family="table-cell" style:parent-style-name="Default">
      <style:table-cell-properties fo:background-color="transparent" fo:border="none"/>
    </style:style>
    <style:style style:name="ce972" style:family="table-cell" style:parent-style-name="Default" style:data-style-name="N10145">
      <style:table-cell-properties style:text-align-source="fix" style:repeat-content="false" fo:border="none"/>
      <style:paragraph-properties fo:text-align="center"/>
      <style:text-properties fo:color="#ff0000"/>
    </style:style>
    <style:style style:name="ce973"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74"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76" style:family="table-cell" style:parent-style-name="Default" style:data-style-name="N10145">
      <style:table-cell-properties style:text-align-source="fix" style:repeat-content="false" fo:border="none"/>
      <style:paragraph-properties fo:text-align="center"/>
    </style:style>
    <style:style style:name="ce977"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97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979"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90" style:family="table-cell" style:parent-style-name="Default" style:data-style-name="N10145">
      <style:table-cell-properties style:text-align-source="fix" style:repeat-content="false" fo:border="none"/>
      <style:paragraph-properties fo:text-align="center"/>
      <style:text-properties fo:color="#00ccff"/>
    </style:style>
    <style:style style:name="ce986" style:family="table-cell" style:parent-style-name="Default" style:data-style-name="N10145">
      <style:table-cell-properties fo:background-color="#ff0000" style:text-align-source="fix" style:repeat-content="false" fo:border="none"/>
      <style:paragraph-properties fo:text-align="center"/>
    </style:style>
    <style:style style:name="ce98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8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980" style:family="table-cell" style:parent-style-name="Default">
      <style:table-cell-properties fo:border-bottom="none" fo:background-color="transparent" fo:border-left="1.76pt dashed #9999ff" fo:border-right="1.76pt dashed #ff00ff" fo:border-top="none"/>
    </style:style>
    <style:style style:name="ce329" style:family="table-cell" style:parent-style-name="Default" style:data-style-name="N10145">
      <style:table-cell-properties fo:border-bottom="none" style:text-align-source="fix" style:repeat-content="false" fo:border-left="1.76pt dashed #9999ff" fo:border-right="1.76pt dashed #ff00ff" fo:border-top="none"/>
      <style:paragraph-properties fo:text-align="center"/>
    </style:style>
    <style:style style:name="ce330"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983"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84"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85"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91"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10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04"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05"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1007" style:family="table-cell" style:parent-style-name="Default">
      <style:table-cell-properties fo:border-bottom="1.76pt dashed #ff00ff" style:text-align-source="fix" style:repeat-content="false" fo:border-left="none" fo:border-right="none" fo:border-top="1.76pt dashed #9999ff"/>
      <style:paragraph-properties fo:text-align="start"/>
      <style:text-properties style:font-name="ＭＳ Ｐゴシック1" style:font-name-asian="ＭＳ Ｐゴシック1"/>
    </style:style>
    <style:style style:name="ce1006" style:family="table-cell" style:parent-style-name="Default">
      <style:table-cell-properties fo:background-color="#9999ff" fo:border="none"/>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1" table:default-cell-style-name="ce414"/>
        <table:table-column table:style-name="co2" table:default-cell-style-name="ce414"/>
        <table:table-column table:style-name="co3" table:default-cell-style-name="ce428"/>
        <table:table-column table:style-name="co4" table:default-cell-style-name="ce437"/>
        <table:table-column table:style-name="co5" table:default-cell-style-name="ce437"/>
        <table:table-column table:style-name="co6" table:default-cell-style-name="ce447"/>
        <table:table-column table:style-name="co7" table:default-cell-style-name="ce414"/>
        <table:table-column table:style-name="co8" table:number-columns-repeated="4" table:default-cell-style-name="ce414"/>
        <table:table-column table:style-name="co8" table:number-columns-repeated="5" table:default-cell-style-name="ce473"/>
        <table:table-column table:style-name="co8" table:number-columns-repeated="5" table:default-cell-style-name="ce414"/>
        <table:table-column table:style-name="co9" table:default-cell-style-name="ce414"/>
        <table:table-column table:style-name="co10" table:default-cell-style-name="ce414"/>
        <table:table-column table:style-name="co11" table:default-cell-style-name="ce414"/>
        <table:table-column table:style-name="co12" table:default-cell-style-name="ce414"/>
        <table:table-column table:style-name="co13" table:default-cell-style-name="ce414"/>
        <table:table-column table:style-name="co12" table:default-cell-style-name="ce414"/>
        <table:table-column table:style-name="co13" table:number-columns-repeated="4" table:default-cell-style-name="ce414"/>
        <table:table-column table:style-name="co14" table:default-cell-style-name="ce414"/>
        <table:table-column table:style-name="co15" table:default-cell-style-name="ce414"/>
        <table:table-column table:style-name="co13" table:number-columns-repeated="223" table:default-cell-style-name="ce414"/>
        <table:table-column table:style-name="co13" table:number-columns-repeated="766" table:default-cell-style-name="ce492"/>
        <table:table-column table:style-name="co13" table:number-columns-repeated="2" table:default-cell-style-name="ce490"/>
        <table:table-row table:style-name="ro1">
          <table:table-cell table:style-name="ce396" table:number-columns-repeated="2"/>
          <table:table-cell table:style-name="ce420" office:value-type="string" calcext:value-type="string">
            <text:p>済をﾘｾｯﾄ</text:p>
          </table:table-cell>
          <table:table-cell table:style-name="ce430" office:value-type="string" calcext:value-type="string">
            <text:p>検予を反映</text:p>
          </table:table-cell>
          <table:table-cell table:style-name="ce439" office:value-type="string" calcext:value-type="string">
            <text:p>予をﾘｾｯﾄ</text:p>
          </table:table-cell>
          <table:table-cell table:style-name="ce420" office:value-type="string" calcext:value-type="string">
            <text:p>入力支援</text:p>
          </table:table-cell>
          <table:table-cell table:style-name="ce450" office:value-type="string" calcext:value-type="string">
            <text:p>退院ﾘｽﾄ</text:p>
          </table:table-cell>
          <table:table-cell table:style-name="ce459" office:value-type="string" calcext:value-type="string" table:number-columns-spanned="1" table:number-rows-spanned="2">
            <text:p>4F</text:p>
          </table:table-cell>
          <table:table-cell table:style-name="ce462" office:value-type="string" calcext:value-type="string" table:number-columns-spanned="1" table:number-rows-spanned="2">
            <text:p>ｴ結</text:p>
          </table:table-cell>
          <table:table-cell table:style-name="ce49" office:value-type="string" calcext:value-type="string" table:number-columns-spanned="1" table:number-rows-spanned="2">
            <text:p>読影</text:p>
          </table:table-cell>
          <table:table-cell table:style-name="ce49" office:value-type="string" calcext:value-type="string" table:number-columns-spanned="1" table:number-rows-spanned="2">
            <text:p>退処</text:p>
          </table:table-cell>
          <table:table-cell table:style-name="ce50" office:value-type="string" calcext:value-type="string" table:number-columns-spanned="1" table:number-rows-spanned="2">
            <text:p>血液</text:p>
          </table:table-cell>
          <table:table-cell table:style-name="ce50" office:value-type="string" calcext:value-type="string" table:number-columns-spanned="1" table:number-rows-spanned="2">
            <text:p>画像</text:p>
          </table:table-cell>
          <table:table-cell table:style-name="ce50" office:value-type="string" calcext:value-type="string" table:number-columns-spanned="1" table:number-rows-spanned="2">
            <text:p>処置</text:p>
          </table:table-cell>
          <table:table-cell table:style-name="ce50" office:value-type="string" calcext:value-type="string" table:number-columns-spanned="1" table:number-rows-spanned="2">
            <text:p>ｴｺ</text:p>
          </table:table-cell>
          <table:table-cell table:style-name="ce476" office:value-type="string" calcext:value-type="string" table:number-columns-spanned="1" table:number-rows-spanned="2">
            <text:p>ECG</text:p>
          </table:table-cell>
          <table:table-cell table:style-name="ce49" office:value-type="string" calcext:value-type="string" table:number-columns-spanned="1" table:number-rows-spanned="2">
            <text:p>糖尿</text:p>
          </table:table-cell>
          <table:table-cell table:style-name="ce49" office:value-type="string" calcext:value-type="string" table:number-columns-spanned="1" table:number-rows-spanned="2">
            <text:p>熱発</text:p>
          </table:table-cell>
          <table:table-cell table:style-name="ce49" office:value-type="string" calcext:value-type="string" table:number-columns-spanned="1" table:number-rows-spanned="2">
            <text:p>計書</text:p>
          </table:table-cell>
          <table:table-cell table:style-name="ce49" office:value-type="string" calcext:value-type="string" table:number-columns-spanned="1" table:number-rows-spanned="2">
            <text:p>面談</text:p>
          </table:table-cell>
          <table:table-cell table:style-name="ce478" office:value-type="string" calcext:value-type="string" table:number-columns-spanned="1" table:number-rows-spanned="2">
            <text:p>便指</text:p>
          </table:table-cell>
          <table:table-cell table:style-name="ce479" office:value-type="string" calcext:value-type="string">
            <text:p>総数</text:p>
          </table:table-cell>
          <table:table-cell table:style-name="ce483" office:value-type="float" office:value="5" calcext:value-type="float">
            <text:p>5</text:p>
          </table:table-cell>
          <table:table-cell table:style-name="ce485" office:value-type="string" calcext:value-type="string">
            <text:p>済</text:p>
          </table:table-cell>
          <table:table-cell table:style-name="ce487" office:value-type="float" office:value="1" calcext:value-type="float">
            <text:p>1</text:p>
          </table:table-cell>
          <table:table-cell table:style-name="ce489" table:number-columns-repeated="4"/>
          <table:table-cell table:style-name="ce410" table:number-columns-repeated="993"/>
          <table:table-cell table:number-columns-repeated="2"/>
        </table:table-row>
        <table:table-row table:style-name="ro2">
          <table:table-cell table:style-name="ce410" office:value-type="string" calcext:value-type="string">
            <text:p>済</text:p>
          </table:table-cell>
          <table:table-cell table:style-name="ce410" office:value-type="string" calcext:value-type="string">
            <text:p>予</text:p>
          </table:table-cell>
          <table:table-cell table:style-name="ce421" office:value-type="string" calcext:value-type="string">
            <text:p>ID</text:p>
          </table:table-cell>
          <table:table-cell table:style-name="ce431" office:value-type="string" calcext:value-type="string">
            <text:p>漢字名</text:p>
          </table:table-cell>
          <table:table-cell table:style-name="ce431" office:value-type="string" calcext:value-type="string">
            <text:p>ｶﾅ名</text:p>
          </table:table-cell>
          <table:table-cell table:style-name="ce441" office:value-type="string" calcext:value-type="string">
            <text:p>入院日</text:p>
          </table:table-cell>
          <table:table-cell table:style-name="ce451" office:value-type="string" calcext:value-type="string">
            <text:p>日数</text:p>
          </table:table-cell>
          <table:covered-table-cell table:number-columns-repeated="2" table:style-name="ce461"/>
          <table:covered-table-cell table:number-columns-repeated="2" table:style-name="ce49"/>
          <table:covered-table-cell table:number-columns-repeated="5" table:style-name="ce50"/>
          <table:covered-table-cell table:number-columns-repeated="3" table:style-name="ce49"/>
          <table:covered-table-cell table:number-columns-repeated="2" table:style-name="ce477"/>
          <table:table-cell table:style-name="ce480" office:value-type="string" calcext:value-type="string">
            <text:p>未</text:p>
          </table:table-cell>
          <table:table-cell table:style-name="ce484" office:value-type="float" office:value="4" calcext:value-type="float">
            <text:p>4</text:p>
          </table:table-cell>
          <table:table-cell table:style-name="ce486" office:value-type="string" calcext:value-type="string">
            <text:p>待</text:p>
          </table:table-cell>
          <table:table-cell table:style-name="ce488" office:value-type="float" office:value="0" calcext:value-type="float">
            <text:p>0</text:p>
          </table:table-cell>
          <table:table-cell table:style-name="ce490" table:number-columns-repeated="2"/>
          <table:table-cell table:style-name="ce410" table:number-columns-repeated="3"/>
          <table:table-cell table:style-name="ce490" table:number-columns-repeated="3"/>
          <table:table-cell table:style-name="ce410" table:number-columns-repeated="989"/>
          <table:table-cell table:number-columns-repeated="2"/>
        </table:table-row>
        <table:table-row table:style-name="ro2">
          <table:table-cell table:style-name="ce410" office:value-type="string" calcext:value-type="string">
            <text:p>未</text:p>
          </table:table-cell>
          <table:table-cell table:style-name="ce410"/>
          <table:table-cell table:style-name="ce422" office:value-type="string" calcext:value-type="string">
            <text:p>00090314</text:p>
          </table:table-cell>
          <table:table-cell table:style-name="ce432" office:value-type="string" calcext:value-type="string">
            <text:p>患者　壱</text:p>
          </table:table-cell>
          <table:table-cell table:style-name="ce432" office:value-type="string" calcext:value-type="string">
            <text:p>ｶﾝｼﾞｬ ｲﾁ</text:p>
          </table:table-cell>
          <table:table-cell table:style-name="ce442" office:value-type="date" office:date-value="2014-09-27" calcext:value-type="date">
            <text:p>2014/09/27</text:p>
          </table:table-cell>
          <table:table-cell table:style-name="ce452" table:formula="of:=TODAY()+1-[.F3]" office:value-type="float" office:value="1385" calcext:value-type="float">
            <text:p>1385 </text:p>
          </table:table-cell>
          <table:table-cell table:style-name="ce410" office:value-type="string" calcext:value-type="string">
            <text:p>○</text:p>
          </table:table-cell>
          <table:table-cell table:style-name="ce410" table:number-columns-repeated="2"/>
          <table:table-cell table:style-name="ce410" office:value-type="string" calcext:value-type="string">
            <text:p>待</text:p>
          </table:table-cell>
          <table:table-cell table:style-name="ce471" table:number-columns-repeated="5"/>
          <table:table-cell table:style-name="ce463" office:value-type="string" calcext:value-type="string">
            <text:p>糖</text:p>
          </table:table-cell>
          <table:table-cell table:style-name="ce463" office:value-type="string" calcext:value-type="string">
            <text:p>熱</text:p>
          </table:table-cell>
          <table:table-cell table:style-name="ce413" office:value-type="string" calcext:value-type="string">
            <text:p>済</text:p>
          </table:table-cell>
          <table:table-cell table:style-name="ce463"/>
          <table:table-cell table:style-name="ce410" office:value-type="string" calcext:value-type="string">
            <text:p>少</text:p>
          </table:table-cell>
          <table:table-cell table:style-name="ce481" table:number-columns-repeated="6"/>
          <table:table-cell table:style-name="ce410" table:number-columns-repeated="995"/>
          <table:table-cell table:style-name="ce496"/>
          <table:table-cell/>
        </table:table-row>
        <table:table-row table:style-name="ro2">
          <table:table-cell table:style-name="ce411" office:value-type="string" calcext:value-type="string">
            <text:p>未</text:p>
          </table:table-cell>
          <table:table-cell table:style-name="ce411"/>
          <table:table-cell table:style-name="ce423" office:value-type="string" calcext:value-type="string">
            <text:p>reservation edge</text:p>
          </table:table-cell>
          <table:table-cell table:style-name="ce433" table:number-columns-repeated="2"/>
          <table:table-cell table:style-name="ce443"/>
          <table:table-cell table:style-name="ce453" table:number-columns-repeated="1016"/>
          <table:table-cell table:style-name="ce496"/>
          <table:table-cell/>
        </table:table-row>
        <table:table-row table:style-name="ro2">
          <table:table-cell table:style-name="ce410" office:value-type="string" calcext:value-type="string">
            <text:p>未</text:p>
          </table:table-cell>
          <table:table-cell table:style-name="ce410"/>
          <table:table-cell table:style-name="ce422" office:value-type="string" calcext:value-type="string">
            <text:p>00171523</text:p>
          </table:table-cell>
          <table:table-cell table:style-name="ce432" office:value-type="string" calcext:value-type="string">
            <text:p>患者　弐</text:p>
          </table:table-cell>
          <table:table-cell table:style-name="ce432" office:value-type="string" calcext:value-type="string">
            <text:p>ｶﾝｼﾞｬ ﾆ</text:p>
          </table:table-cell>
          <table:table-cell table:style-name="ce442" office:value-type="date" office:date-value="2017-11-01" calcext:value-type="date">
            <text:p>2017/11/01</text:p>
          </table:table-cell>
          <table:table-cell table:style-name="ce452" table:formula="of:=TODAY()+1-[.F5]" office:value-type="float" office:value="254" calcext:value-type="float">
            <text:p>254 </text:p>
          </table:table-cell>
          <table:table-cell table:style-name="ce410" office:value-type="string" calcext:value-type="string">
            <text:p>包</text:p>
          </table:table-cell>
          <table:table-cell table:style-name="ce463"/>
          <table:table-cell table:style-name="ce410"/>
          <table:table-cell table:style-name="ce410" office:value-type="string" calcext:value-type="string">
            <text:p>待</text:p>
          </table:table-cell>
          <table:table-cell table:style-name="ce471" table:number-columns-repeated="5"/>
          <table:table-cell table:style-name="ce410"/>
          <table:table-cell table:style-name="ce463"/>
          <table:table-cell table:style-name="ce413" office:value-type="string" calcext:value-type="string">
            <text:p>済</text:p>
          </table:table-cell>
          <table:table-cell table:style-name="ce463"/>
          <table:table-cell table:style-name="ce413" office:value-type="string" calcext:value-type="string">
            <text:p>済</text:p>
          </table:table-cell>
          <table:table-cell table:style-name="ce481" table:number-columns-repeated="4"/>
          <table:table-cell table:style-name="ce410" table:number-columns-repeated="997"/>
          <table:table-cell table:style-name="ce496"/>
          <table:table-cell/>
        </table:table-row>
        <table:table-row table:style-name="ro2">
          <table:table-cell table:style-name="ce411" office:value-type="string" calcext:value-type="string">
            <text:p>未</text:p>
          </table:table-cell>
          <table:table-cell table:style-name="ce411"/>
          <table:table-cell table:style-name="ce424" office:value-type="string" calcext:value-type="string">
            <text:p>stable edge</text:p>
          </table:table-cell>
          <table:table-cell table:style-name="ce434" table:number-columns-repeated="2"/>
          <table:table-cell table:style-name="ce444"/>
          <table:table-cell table:style-name="ce454" table:number-columns-repeated="1016"/>
          <table:table-cell table:style-name="ce496"/>
          <table:table-cell/>
        </table:table-row>
        <table:table-row table:style-name="ro2">
          <table:table-cell table:style-name="ce413" office:value-type="string" calcext:value-type="string">
            <text:p>済</text:p>
          </table:table-cell>
          <table:table-cell table:style-name="ce413"/>
          <table:table-cell table:style-name="ce425" office:value-type="string" calcext:value-type="string">
            <text:p>00171075</text:p>
          </table:table-cell>
          <table:table-cell table:style-name="ce435" office:value-type="string" calcext:value-type="string">
            <text:p>患者　参</text:p>
          </table:table-cell>
          <table:table-cell table:style-name="ce435" office:value-type="string" calcext:value-type="string">
            <text:p>ｶﾝｼﾞｬ ｻﾝ</text:p>
          </table:table-cell>
          <table:table-cell table:style-name="ce445" office:value-type="date" office:date-value="2017-08-09" calcext:value-type="date">
            <text:p>2017/08/09</text:p>
          </table:table-cell>
          <table:table-cell table:style-name="ce456" table:formula="of:=TODAY()+1-[.F7]" office:value-type="float" office:value="338" calcext:value-type="float">
            <text:p>338 </text:p>
          </table:table-cell>
          <table:table-cell table:style-name="ce413" office:value-type="string" calcext:value-type="string">
            <text:p>○</text:p>
          </table:table-cell>
          <table:table-cell table:style-name="ce467"/>
          <table:table-cell table:style-name="ce413" table:number-columns-repeated="2"/>
          <table:table-cell table:style-name="ce472" table:number-columns-repeated="5"/>
          <table:table-cell table:style-name="ce467" table:number-columns-repeated="2"/>
          <table:table-cell table:style-name="ce413" office:value-type="string" calcext:value-type="string">
            <text:p>済</text:p>
          </table:table-cell>
          <table:table-cell table:style-name="ce467"/>
          <table:table-cell table:style-name="ce413" office:value-type="string" calcext:value-type="string">
            <text:p>済</text:p>
          </table:table-cell>
          <table:table-cell table:style-name="ce482" table:number-columns-repeated="6"/>
          <table:table-cell table:style-name="ce413" table:number-columns-repeated="995"/>
          <table:table-cell table:style-name="ce497"/>
          <table:table-cell/>
        </table:table-row>
        <table:table-row table:style-name="ro2">
          <table:table-cell table:style-name="ce411" office:value-type="string" calcext:value-type="string">
            <text:p>未</text:p>
          </table:table-cell>
          <table:table-cell table:style-name="ce411"/>
          <table:table-cell table:style-name="ce426" office:value-type="string" calcext:value-type="string">
            <text:p>unstable edge</text:p>
          </table:table-cell>
          <table:table-cell table:style-name="ce436" table:number-columns-repeated="2"/>
          <table:table-cell table:style-name="ce446"/>
          <table:table-cell table:style-name="ce457" table:number-columns-repeated="1016"/>
          <table:table-cell table:style-name="ce496"/>
          <table:table-cell/>
        </table:table-row>
        <table:table-row table:style-name="ro2">
          <table:table-cell table:style-name="ce410" office:value-type="string" calcext:value-type="string">
            <text:p>未</text:p>
          </table:table-cell>
          <table:table-cell table:style-name="ce410"/>
          <table:table-cell table:style-name="ce427" office:value-type="string" calcext:value-type="string">
            <text:p>00171072</text:p>
          </table:table-cell>
          <table:table-cell table:style-name="ce432" office:value-type="string" calcext:value-type="string">
            <text:p>患者 五</text:p>
          </table:table-cell>
          <table:table-cell table:style-name="ce432" office:value-type="string" calcext:value-type="string">
            <text:p>ｶﾝｼﾞｬ ｺﾞ</text:p>
          </table:table-cell>
          <table:table-cell table:style-name="ce442" office:value-type="date" office:date-value="2018-03-05" calcext:value-type="date">
            <text:p>2018/03/05</text:p>
          </table:table-cell>
          <table:table-cell table:style-name="ce458" table:formula="of:=TODAY()+1-[.F9]" office:value-type="float" office:value="130" calcext:value-type="float">
            <text:p>130 </text:p>
          </table:table-cell>
          <table:table-cell table:style-name="ce410" table:number-columns-repeated="4"/>
          <table:table-cell table:style-name="ce472"/>
          <table:table-cell/>
          <table:table-cell table:style-name="ce471" table:number-columns-repeated="3"/>
          <table:table-cell table:style-name="ce410" table:number-columns-repeated="240"/>
          <table:table-cell table:style-name="ce491" table:number-columns-repeated="766"/>
          <table:table-cell table:style-name="ce496"/>
          <table:table-cell/>
        </table:table-row>
        <table:table-row table:style-name="ro2">
          <table:table-cell table:style-name="ce410" office:value-type="string" calcext:value-type="string">
            <text:p>未</text:p>
          </table:table-cell>
          <table:table-cell table:style-name="ce410"/>
          <table:table-cell table:style-name="ce422" office:value-type="string" calcext:value-type="string">
            <text:p>00054500</text:p>
          </table:table-cell>
          <table:table-cell table:style-name="ce432" office:value-type="string" calcext:value-type="string">
            <text:p>明石家 さんま</text:p>
          </table:table-cell>
          <table:table-cell table:style-name="ce432" office:value-type="string" calcext:value-type="string">
            <text:p>ｱｶｼｱ ｻﾝﾏ</text:p>
          </table:table-cell>
          <table:table-cell table:style-name="ce442" office:value-type="date" office:date-value="2018-06-01" calcext:value-type="date">
            <text:p>2018/06/01</text:p>
          </table:table-cell>
          <table:table-cell table:style-name="ce458" table:formula="of:=TODAY()+1-[.F10]" office:value-type="float" office:value="42" calcext:value-type="float">
            <text:p>42 </text:p>
          </table:table-cell>
          <table:table-cell table:style-name="ce410" table:number-columns-repeated="4"/>
          <table:table-cell table:style-name="ce471" table:number-columns-repeated="5"/>
          <table:table-cell table:style-name="ce410" table:number-columns-repeated="240"/>
          <table:table-cell table:style-name="ce491" table:number-columns-repeated="766"/>
          <table:table-cell table:style-name="ce496"/>
          <table:table-cell/>
        </table:table-row>
        <table:table-row table:style-name="ro2" table:number-rows-repeated="4">
          <table:table-cell table:number-columns-repeated="1024"/>
        </table:table-row>
        <table:table-row table:style-name="ro2">
          <table:table-cell table:style-name="ce419" table:number-columns-repeated="2"/>
          <table:table-cell table:style-name="ce429"/>
          <table:table-cell table:style-name="ce438"/>
          <table:table-cell table:style-name="ce440"/>
          <table:table-cell table:style-name="ce449"/>
          <table:table-cell table:style-name="ce419" table:number-columns-repeated="5"/>
          <table:table-cell table:style-name="ce474" table:number-columns-repeated="5"/>
          <table:table-cell table:style-name="ce419" table:number-columns-repeated="240"/>
          <table:table-cell table:style-name="ce493" table:number-columns-repeated="766"/>
          <table:table-cell table:style-name="ce498" table:number-columns-repeated="2"/>
        </table:table-row>
        <table:table-row table:style-name="ro2" table:number-rows-repeated="1048560">
          <table:table-cell table:number-columns-repeated="1024"/>
        </table:table-row>
        <table:table-row table:style-name="ro2">
          <table:table-cell table:number-columns-repeated="1024"/>
        </table:table-row>
      </table:table>
      <table:table table:name="予定" table:style-name="ta1">
        <table:table-column table:style-name="co16" table:default-cell-style-name="ce509"/>
        <table:table-column table:style-name="co17" table:number-columns-repeated="45" table:default-cell-style-name="ce91"/>
        <table:table-column table:style-name="co18" table:default-cell-style-name="ce91"/>
        <table:table-column table:style-name="co17" table:number-columns-repeated="210" table:default-cell-style-name="ce91"/>
        <table:table-column table:style-name="co17" table:number-columns-repeated="767" table:default-cell-style-name="ce544"/>
        <table:table-row table:style-name="ro3">
          <table:table-cell table:style-name="ce499" office:value-type="string" calcext:value-type="string">
            <text:p>ﾘｽﾄに戻る</text:p>
          </table:table-cell>
          <table:table-cell table:style-name="ce510"/>
          <table:table-cell table:style-name="ce92" table:number-columns-spanned="4" table:number-rows-spanned="1"/>
          <table:covered-table-cell table:number-columns-repeated="3" table:style-name="ce92"/>
          <table:table-cell table:style-name="ce96" office:value-type="string" calcext:value-type="string" table:number-columns-spanned="2" table:number-rows-spanned="1">
            <text:p>開始日</text:p>
          </table:table-cell>
          <table:covered-table-cell table:style-name="ce96"/>
          <table:table-cell table:style-name="ce523" office:value-type="date" office:date-value="2017-12-10" calcext:value-type="date" table:number-columns-spanned="3" table:number-rows-spanned="1">
            <text:p>2017/12/10</text:p>
          </table:table-cell>
          <table:covered-table-cell table:number-columns-repeated="2" table:style-name="ce523"/>
          <table:table-cell table:style-name="ce100" office:value-type="string" calcext:value-type="string" table:number-columns-spanned="4" table:number-rows-spanned="1">
            <text:p>本日を開始日</text:p>
          </table:table-cell>
          <table:covered-table-cell table:number-columns-repeated="3" table:style-name="ce100"/>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104" table:number-columns-spanned="3" table:number-rows-spanned="1"/>
          <table:covered-table-cell table:number-columns-repeated="2" table:style-name="ce104"/>
          <table:table-cell table:number-columns-repeated="7"/>
          <table:table-cell table:style-name="ce537" office:value-type="string" calcext:value-type="string" table:number-columns-spanned="5" table:number-rows-spanned="2">
            <text:p>Copy</text:p>
          </table:table-cell>
          <table:covered-table-cell table:number-columns-repeated="4" table:style-name="ce111"/>
          <table:table-cell table:style-name="ce537" office:value-type="string" calcext:value-type="string" table:number-columns-spanned="5" table:number-rows-spanned="2">
            <text:p>強有効</text:p>
          </table:table-cell>
          <table:covered-table-cell table:number-columns-repeated="4" table:style-name="ce111"/>
          <table:table-cell/>
          <table:table-cell table:style-name="ce539" office:value-type="string" calcext:value-type="string">
            <text:p>00171532</text:p>
          </table:table-cell>
          <table:table-cell table:number-columns-repeated="3"/>
          <table:table-cell table:style-name="ce540" office:value-type="string" calcext:value-type="string">
            <text:p>空枠設定</text:p>
          </table:table-cell>
          <table:table-cell table:style-name="ce534" table:number-columns-repeated="9"/>
          <table:table-cell table:number-columns-repeated="968"/>
        </table:table-row>
        <table:table-row table:style-name="ro3">
          <table:table-cell table:style-name="ce500" office:value-type="string" calcext:value-type="string" table:number-columns-spanned="1" table:number-rows-spanned="2">
            <text:p>コピー可</text:p>
          </table:table-cell>
          <table:table-cell table:style-name="ce511" office:value-type="string" calcext:value-type="string">
            <text:p>12月</text:p>
          </table:table-cell>
          <table:table-cell table:style-name="ce511" table:number-columns-repeated="21"/>
          <table:table-cell table:style-name="ce511" office:value-type="string" calcext:value-type="string">
            <text:p>1月</text:p>
          </table:table-cell>
          <table:table-cell table:style-name="ce511" table:number-columns-repeated="6"/>
          <table:table-cell table:style-name="ce533"/>
          <table:covered-table-cell table:number-columns-repeated="10" table:style-name="ce111"/>
          <table:table-cell table:style-name="ce534" table:number-columns-repeated="5"/>
          <table:table-cell table:style-name="ce541"/>
          <table:table-cell table:style-name="ce534" table:number-columns-repeated="977"/>
        </table:table-row>
        <table:table-row table:style-name="ro3">
          <table:covered-table-cell table:style-name="ce502"/>
          <table:table-cell table:style-name="ce512" office:value-type="date" office:date-value="2017-12-10" calcext:value-type="date">
            <text:p>10</text:p>
          </table:table-cell>
          <table:table-cell table:style-name="ce517" office:value-type="date" office:date-value="2017-12-11" calcext:value-type="date">
            <text:p>11</text:p>
          </table:table-cell>
          <table:table-cell table:style-name="ce519" office:value-type="date" office:date-value="2017-12-12" calcext:value-type="date">
            <text:p>12</text:p>
          </table:table-cell>
          <table:table-cell table:style-name="ce519" office:value-type="date" office:date-value="2017-12-13" calcext:value-type="date">
            <text:p>13</text:p>
          </table:table-cell>
          <table:table-cell table:style-name="ce519" office:value-type="date" office:date-value="2017-12-14" calcext:value-type="date">
            <text:p>14</text:p>
          </table:table-cell>
          <table:table-cell table:style-name="ce519" office:value-type="date" office:date-value="2017-12-15" calcext:value-type="date">
            <text:p>15</text:p>
          </table:table-cell>
          <table:table-cell table:style-name="ce521" office:value-type="date" office:date-value="2017-12-16" calcext:value-type="date">
            <text:p>16</text:p>
          </table:table-cell>
          <table:table-cell table:style-name="ce512" office:value-type="date" office:date-value="2017-12-17" calcext:value-type="date">
            <text:p>17</text:p>
          </table:table-cell>
          <table:table-cell table:style-name="ce519" office:value-type="date" office:date-value="2017-12-18" calcext:value-type="date">
            <text:p>18</text:p>
          </table:table-cell>
          <table:table-cell table:style-name="ce519" office:value-type="date" office:date-value="2017-12-19" calcext:value-type="date">
            <text:p>19</text:p>
          </table:table-cell>
          <table:table-cell table:style-name="ce519" office:value-type="date" office:date-value="2017-12-20" calcext:value-type="date">
            <text:p>20</text:p>
          </table:table-cell>
          <table:table-cell table:style-name="ce519" office:value-type="date" office:date-value="2017-12-21" calcext:value-type="date">
            <text:p>21</text:p>
          </table:table-cell>
          <table:table-cell table:style-name="ce519" office:value-type="date" office:date-value="2017-12-22" calcext:value-type="date">
            <text:p>22</text:p>
          </table:table-cell>
          <table:table-cell table:style-name="ce525" office:value-type="date" office:date-value="2017-12-23" calcext:value-type="date">
            <text:p>23</text:p>
          </table:table-cell>
          <table:table-cell table:style-name="ce512" office:value-type="date" office:date-value="2017-12-24" calcext:value-type="date">
            <text:p>24</text:p>
          </table:table-cell>
          <table:table-cell table:style-name="ce519" office:value-type="date" office:date-value="2017-12-25" calcext:value-type="date">
            <text:p>25</text:p>
          </table:table-cell>
          <table:table-cell table:style-name="ce519" office:value-type="date" office:date-value="2017-12-26" calcext:value-type="date">
            <text:p>26</text:p>
          </table:table-cell>
          <table:table-cell table:style-name="ce519" office:value-type="date" office:date-value="2017-12-27" calcext:value-type="date">
            <text:p>27</text:p>
          </table:table-cell>
          <table:table-cell table:style-name="ce519" office:value-type="date" office:date-value="2017-12-28" calcext:value-type="date">
            <text:p>28</text:p>
          </table:table-cell>
          <table:table-cell table:style-name="ce517" office:value-type="date" office:date-value="2017-12-29" calcext:value-type="date">
            <text:p>29</text:p>
          </table:table-cell>
          <table:table-cell table:style-name="ce525" office:value-type="date" office:date-value="2017-12-30" calcext:value-type="date">
            <text:p>30</text:p>
          </table:table-cell>
          <table:table-cell table:style-name="ce530" office:value-type="date" office:date-value="2017-12-31" calcext:value-type="date">
            <text:p>31</text:p>
          </table:table-cell>
          <table:table-cell table:style-name="ce517" office:value-type="date" office:date-value="2018-01-01" calcext:value-type="date">
            <text:p>1</text:p>
          </table:table-cell>
          <table:table-cell table:style-name="ce517" office:value-type="date" office:date-value="2018-01-02" calcext:value-type="date">
            <text:p>2</text:p>
          </table:table-cell>
          <table:table-cell table:style-name="ce517" office:value-type="date" office:date-value="2018-01-03" calcext:value-type="date">
            <text:p>3</text:p>
          </table:table-cell>
          <table:table-cell table:style-name="ce519" office:value-type="date" office:date-value="2018-01-04" calcext:value-type="date">
            <text:p>4</text:p>
          </table:table-cell>
          <table:table-cell table:style-name="ce519" office:value-type="date" office:date-value="2018-01-05" calcext:value-type="date">
            <text:p>5</text:p>
          </table:table-cell>
          <table:table-cell table:style-name="ce521" office:value-type="date" office:date-value="2018-01-06" calcext:value-type="date">
            <text:p>6</text:p>
          </table:table-cell>
          <table:table-cell table:style-name="ce512" office:value-type="date" office:date-value="2018-01-07" calcext:value-type="date">
            <text:p>7</text:p>
          </table:table-cell>
          <table:table-cell table:style-name="ce533"/>
          <table:table-cell table:style-name="ce534" table:number-columns-repeated="15"/>
          <table:table-cell table:style-name="ce503" office:value-type="string" calcext:value-type="string">
            <text:p>週数</text:p>
          </table:table-cell>
          <table:table-cell table:style-name="ce503" office:value-type="float" office:value="2" calcext:value-type="float">
            <text:p>2</text:p>
          </table:table-cell>
          <table:table-cell table:style-name="ce503" office:value-type="float" office:value="3" calcext:value-type="float">
            <text:p>3</text:p>
          </table:table-cell>
          <table:table-cell table:style-name="ce503" table:number-columns-repeated="7"/>
          <table:table-cell table:style-name="ce534" table:number-columns-repeated="968"/>
        </table:table-row>
        <table:table-row table:style-name="ro3">
          <table:table-cell table:style-name="ce503" office:value-type="string" calcext:value-type="string">
            <text:p>時間枠</text:p>
          </table:table-cell>
          <table:table-cell table:style-name="ce513" office:value-type="string" calcext:value-type="string">
            <text:p>日</text:p>
          </table:table-cell>
          <table:table-cell table:style-name="ce518" office:value-type="string" calcext:value-type="string">
            <text:p>月</text:p>
          </table:table-cell>
          <table:table-cell table:style-name="ce503" office:value-type="string" calcext:value-type="string">
            <text:p>火</text:p>
          </table:table-cell>
          <table:table-cell table:style-name="ce503" office:value-type="string" calcext:value-type="string">
            <text:p>水</text:p>
          </table:table-cell>
          <table:table-cell table:style-name="ce503" office:value-type="string" calcext:value-type="string">
            <text:p>木</text:p>
          </table:table-cell>
          <table:table-cell table:style-name="ce503" office:value-type="string" calcext:value-type="string">
            <text:p>金</text:p>
          </table:table-cell>
          <table:table-cell table:style-name="ce522" office:value-type="string" calcext:value-type="string">
            <text:p>土</text:p>
          </table:table-cell>
          <table:table-cell table:style-name="ce513" office:value-type="string" calcext:value-type="string">
            <text:p>日</text:p>
          </table:table-cell>
          <table:table-cell table:style-name="ce503" office:value-type="string" calcext:value-type="string">
            <text:p>月</text:p>
          </table:table-cell>
          <table:table-cell table:style-name="ce503" office:value-type="string" calcext:value-type="string">
            <text:p>火</text:p>
          </table:table-cell>
          <table:table-cell table:style-name="ce503" office:value-type="string" calcext:value-type="string">
            <text:p>水</text:p>
          </table:table-cell>
          <table:table-cell table:style-name="ce503" office:value-type="string" calcext:value-type="string">
            <text:p>木</text:p>
          </table:table-cell>
          <table:table-cell table:style-name="ce503" office:value-type="string" calcext:value-type="string">
            <text:p>金</text:p>
          </table:table-cell>
          <table:table-cell table:style-name="ce526" office:value-type="string" calcext:value-type="string">
            <text:p>土</text:p>
          </table:table-cell>
          <table:table-cell table:style-name="ce513" office:value-type="string" calcext:value-type="string">
            <text:p>日</text:p>
          </table:table-cell>
          <table:table-cell table:style-name="ce503" office:value-type="string" calcext:value-type="string">
            <text:p>月</text:p>
          </table:table-cell>
          <table:table-cell table:style-name="ce503" office:value-type="string" calcext:value-type="string">
            <text:p>火</text:p>
          </table:table-cell>
          <table:table-cell table:style-name="ce503" office:value-type="string" calcext:value-type="string">
            <text:p>水</text:p>
          </table:table-cell>
          <table:table-cell table:style-name="ce503" office:value-type="string" calcext:value-type="string">
            <text:p>木</text:p>
          </table:table-cell>
          <table:table-cell table:style-name="ce518" office:value-type="string" calcext:value-type="string">
            <text:p>金</text:p>
          </table:table-cell>
          <table:table-cell table:style-name="ce526" office:value-type="string" calcext:value-type="string">
            <text:p>土</text:p>
          </table:table-cell>
          <table:table-cell table:style-name="ce532" office:value-type="string" calcext:value-type="string">
            <text:p>日</text:p>
          </table:table-cell>
          <table:table-cell table:style-name="ce518" office:value-type="string" calcext:value-type="string">
            <text:p>月</text:p>
          </table:table-cell>
          <table:table-cell table:style-name="ce518" office:value-type="string" calcext:value-type="string">
            <text:p>火</text:p>
          </table:table-cell>
          <table:table-cell table:style-name="ce518" office:value-type="string" calcext:value-type="string">
            <text:p>水</text:p>
          </table:table-cell>
          <table:table-cell table:style-name="ce503" office:value-type="string" calcext:value-type="string">
            <text:p>木</text:p>
          </table:table-cell>
          <table:table-cell table:style-name="ce503" office:value-type="string" calcext:value-type="string">
            <text:p>金</text:p>
          </table:table-cell>
          <table:table-cell table:style-name="ce522" office:value-type="string" calcext:value-type="string">
            <text:p>土</text:p>
          </table:table-cell>
          <table:table-cell table:style-name="ce513" office:value-type="string" calcext:value-type="string">
            <text:p>日</text:p>
          </table:table-cell>
          <table:table-cell table:style-name="ce533"/>
          <table:table-cell table:style-name="ce534" table:number-columns-repeated="15"/>
          <table:table-cell table:style-name="ce503" office:value-type="string" calcext:value-type="string">
            <text:p>時間枠</text:p>
          </table:table-cell>
          <table:table-cell table:number-columns-repeated="2" table:style-name="ce534" office:value-type="string" calcext:value-type="string">
            <text:p>火</text:p>
          </table:table-cell>
          <table:table-cell table:style-name="ce542" office:value-type="string" calcext:value-type="string">
            <text:p>日</text:p>
          </table:table-cell>
          <table:table-cell table:style-name="ce534" office:value-type="string" calcext:value-type="string">
            <text:p>月</text:p>
          </table:table-cell>
          <table:table-cell table:style-name="ce534" office:value-type="string" calcext:value-type="string">
            <text:p>火</text:p>
          </table:table-cell>
          <table:table-cell table:style-name="ce534" office:value-type="string" calcext:value-type="string">
            <text:p>水</text:p>
          </table:table-cell>
          <table:table-cell table:style-name="ce534" office:value-type="string" calcext:value-type="string">
            <text:p>木</text:p>
          </table:table-cell>
          <table:table-cell table:style-name="ce534" office:value-type="string" calcext:value-type="string">
            <text:p>金</text:p>
          </table:table-cell>
          <table:table-cell table:style-name="ce543" office:value-type="string" calcext:value-type="string">
            <text:p>土</text:p>
          </table:table-cell>
          <table:table-cell table:style-name="ce534" table:number-columns-repeated="968"/>
        </table:table-row>
        <table:table-row table:style-name="ro3">
          <table:table-cell table:style-name="ce504" office:value-type="time" office:time-value="PT08H00M00S" calcext:value-type="time">
            <text:p>8:00</text:p>
          </table:table-cell>
          <table:table-cell table:number-columns-repeated="29" table:style-name="ce514" office:value-type="string" calcext:value-type="string">
            <text:p>x</text:p>
          </table:table-cell>
          <table:table-cell table:style-name="ce503" table:number-columns-repeated="16"/>
          <table:table-cell table:style-name="ce504" office:value-type="time" office:time-value="PT08H00M00S" calcext:value-type="time">
            <text:p>8:00</text:p>
          </table:table-cell>
          <table:table-cell table:number-columns-repeated="9" table:style-name="ce514" office:value-type="string" calcext:value-type="string">
            <text:p>x</text:p>
          </table:table-cell>
          <table:table-cell table:style-name="ce503" table:number-columns-repeated="968"/>
        </table:table-row>
        <table:table-row table:style-name="ro3">
          <table:table-cell table:style-name="ce505" office:value-type="time" office:time-value="PT08H30M00S" calcext:value-type="time">
            <text:p>8:30</text:p>
          </table:table-cell>
          <table:table-cell table:number-columns-repeated="29" table:style-name="ce514" office:value-type="string" calcext:value-type="string">
            <text:p>x</text:p>
          </table:table-cell>
          <table:table-cell table:style-name="ce503" table:number-columns-repeated="16"/>
          <table:table-cell table:style-name="ce505" office:value-type="time" office:time-value="PT08H30M00S" calcext:value-type="time">
            <text:p>8:30</text:p>
          </table:table-cell>
          <table:table-cell table:number-columns-repeated="9" table:style-name="ce514" office:value-type="string" calcext:value-type="string">
            <text:p>x</text:p>
          </table:table-cell>
          <table:table-cell table:style-name="ce503" table:number-columns-repeated="968"/>
        </table:table-row>
        <table:table-row table:style-name="ro3">
          <table:table-cell table:style-name="ce505" office:value-type="time" office:time-value="PT09H00M00S" calcext:value-type="time">
            <text:p>9:00</text:p>
          </table:table-cell>
          <table:table-cell table:number-columns-repeated="2" table:style-name="ce514" office:value-type="string" calcext:value-type="string">
            <text:p>x</text:p>
          </table:table-cell>
          <table:table-cell table:number-columns-repeated="3" table:style-name="ce514" office:value-type="string" calcext:value-type="string">
            <text:p>/</text:p>
          </table:table-cell>
          <table:table-cell table:style-name="ce514" office:value-type="string" calcext:value-type="string">
            <text:p>x</text:p>
          </table:table-cell>
          <table:table-cell table:style-name="ce514" office:value-type="string" calcext:value-type="string">
            <text:p>/</text:p>
          </table:table-cell>
          <table:table-cell table:style-name="ce514" office:value-type="string" calcext:value-type="string">
            <text:p>x</text:p>
          </table:table-cell>
          <table:table-cell table:number-columns-repeated="4" table:style-name="ce514" office:value-type="string" calcext:value-type="string">
            <text:p>/</text:p>
          </table:table-cell>
          <table:table-cell table:number-columns-repeated="3" table:style-name="ce514" office:value-type="string" calcext:value-type="string">
            <text:p>x</text:p>
          </table:table-cell>
          <table:table-cell table:number-columns-repeated="4" table:style-name="ce514" office:value-type="string" calcext:value-type="string">
            <text:p>/</text:p>
          </table:table-cell>
          <table:table-cell table:number-columns-repeated="6" table:style-name="ce514" office:value-type="string" calcext:value-type="string">
            <text:p>x</text:p>
          </table:table-cell>
          <table:table-cell table:style-name="ce514" office:value-type="string" calcext:value-type="string">
            <text:p>/</text:p>
          </table:table-cell>
          <table:table-cell table:style-name="ce514" office:value-type="string" calcext:value-type="string">
            <text:p>x</text:p>
          </table:table-cell>
          <table:table-cell table:style-name="ce514" office:value-type="string" calcext:value-type="string">
            <text:p>/</text:p>
          </table:table-cell>
          <table:table-cell table:style-name="ce514" office:value-type="string" calcext:value-type="string">
            <text:p>x</text:p>
          </table:table-cell>
          <table:table-cell table:style-name="ce503" table:number-columns-repeated="16"/>
          <table:table-cell table:style-name="ce505" office:value-type="time" office:time-value="PT09H00M00S" calcext:value-type="time">
            <text:p>9:00</text:p>
          </table:table-cell>
          <table:table-cell table:number-columns-repeated="2" table:style-name="ce514" office:value-type="string" calcext:value-type="string">
            <text:p>/</text:p>
          </table:table-cell>
          <table:table-cell table:style-name="ce514" office:value-type="string" calcext:value-type="string">
            <text:p>x</text:p>
          </table:table-cell>
          <table:table-cell table:number-columns-repeated="4" table:style-name="ce514" office:value-type="string" calcext:value-type="string">
            <text:p>/</text:p>
          </table:table-cell>
          <table:table-cell table:style-name="ce514" office:value-type="string" calcext:value-type="string">
            <text:p>x</text:p>
          </table:table-cell>
          <table:table-cell table:style-name="ce514" office:value-type="string" calcext:value-type="string">
            <text:p>/</text:p>
          </table:table-cell>
          <table:table-cell table:style-name="ce503" table:number-columns-repeated="968"/>
        </table:table-row>
        <table:table-row table:style-name="ro3">
          <table:table-cell table:style-name="ce505" office:value-type="time" office:time-value="PT09H30M00S" calcext:value-type="time">
            <text:p>9:30</text:p>
          </table:table-cell>
          <table:table-cell table:number-columns-repeated="2" table:style-name="ce514" office:value-type="string" calcext:value-type="string">
            <text:p>x</text:p>
          </table:table-cell>
          <table:table-cell table:number-columns-repeated="3" table:style-name="ce514" office:value-type="string" calcext:value-type="string">
            <text:p>/</text:p>
          </table:table-cell>
          <table:table-cell table:style-name="ce514" office:value-type="string" calcext:value-type="string">
            <text:p>x</text:p>
          </table:table-cell>
          <table:table-cell table:style-name="ce514" office:value-type="string" calcext:value-type="string">
            <text:p>/</text:p>
          </table:table-cell>
          <table:table-cell table:style-name="ce514" office:value-type="string" calcext:value-type="string">
            <text:p>x</text:p>
          </table:table-cell>
          <table:table-cell table:number-columns-repeated="4" table:style-name="ce514" office:value-type="string" calcext:value-type="string">
            <text:p>/</text:p>
          </table:table-cell>
          <table:table-cell table:number-columns-repeated="3" table:style-name="ce514" office:value-type="string" calcext:value-type="string">
            <text:p>x</text:p>
          </table:table-cell>
          <table:table-cell table:number-columns-repeated="4" table:style-name="ce514" office:value-type="string" calcext:value-type="string">
            <text:p>/</text:p>
          </table:table-cell>
          <table:table-cell table:number-columns-repeated="6" table:style-name="ce514" office:value-type="string" calcext:value-type="string">
            <text:p>x</text:p>
          </table:table-cell>
          <table:table-cell table:style-name="ce514" office:value-type="string" calcext:value-type="string">
            <text:p>/</text:p>
          </table:table-cell>
          <table:table-cell table:style-name="ce514" office:value-type="string" calcext:value-type="string">
            <text:p>x</text:p>
          </table:table-cell>
          <table:table-cell table:style-name="ce514" office:value-type="string" calcext:value-type="string">
            <text:p>/</text:p>
          </table:table-cell>
          <table:table-cell table:style-name="ce514" office:value-type="string" calcext:value-type="string">
            <text:p>x</text:p>
          </table:table-cell>
          <table:table-cell table:style-name="ce503" table:number-columns-repeated="16"/>
          <table:table-cell table:style-name="ce505" office:value-type="time" office:time-value="PT09H30M00S" calcext:value-type="time">
            <text:p>9:30</text:p>
          </table:table-cell>
          <table:table-cell table:number-columns-repeated="2" table:style-name="ce514" office:value-type="string" calcext:value-type="string">
            <text:p>/</text:p>
          </table:table-cell>
          <table:table-cell table:style-name="ce514" office:value-type="string" calcext:value-type="string">
            <text:p>x</text:p>
          </table:table-cell>
          <table:table-cell table:number-columns-repeated="4" table:style-name="ce514" office:value-type="string" calcext:value-type="string">
            <text:p>/</text:p>
          </table:table-cell>
          <table:table-cell table:style-name="ce514" office:value-type="string" calcext:value-type="string">
            <text:p>x</text:p>
          </table:table-cell>
          <table:table-cell table:style-name="ce514" office:value-type="string" calcext:value-type="string">
            <text:p>/</text:p>
          </table:table-cell>
          <table:table-cell table:style-name="ce503" table:number-columns-repeated="968"/>
        </table:table-row>
        <table:table-row table:style-name="ro3">
          <table:table-cell table:style-name="ce505" office:value-type="time" office:time-value="PT10H00M00S" calcext:value-type="time">
            <text:p>10:00</text:p>
          </table:table-cell>
          <table:table-cell table:number-columns-repeated="2" table:style-name="ce514" office:value-type="string" calcext:value-type="string">
            <text:p>x</text:p>
          </table:table-cell>
          <table:table-cell table:number-columns-repeated="3" table:style-name="ce514" office:value-type="string" calcext:value-type="string">
            <text:p>/</text:p>
          </table:table-cell>
          <table:table-cell table:style-name="ce514" office:value-type="string" calcext:value-type="string">
            <text:p>x</text:p>
          </table:table-cell>
          <table:table-cell table:style-name="ce514" office:value-type="string" calcext:value-type="string">
            <text:p>/</text:p>
          </table:table-cell>
          <table:table-cell table:style-name="ce514" office:value-type="string" calcext:value-type="string">
            <text:p>x</text:p>
          </table:table-cell>
          <table:table-cell table:number-columns-repeated="4" table:style-name="ce514" office:value-type="string" calcext:value-type="string">
            <text:p>/</text:p>
          </table:table-cell>
          <table:table-cell table:number-columns-repeated="3" table:style-name="ce514" office:value-type="string" calcext:value-type="string">
            <text:p>x</text:p>
          </table:table-cell>
          <table:table-cell table:number-columns-repeated="4" table:style-name="ce514" office:value-type="string" calcext:value-type="string">
            <text:p>/</text:p>
          </table:table-cell>
          <table:table-cell table:number-columns-repeated="6" table:style-name="ce514" office:value-type="string" calcext:value-type="string">
            <text:p>x</text:p>
          </table:table-cell>
          <table:table-cell table:style-name="ce514" office:value-type="string" calcext:value-type="string">
            <text:p>/</text:p>
          </table:table-cell>
          <table:table-cell table:style-name="ce514" office:value-type="string" calcext:value-type="string">
            <text:p>x</text:p>
          </table:table-cell>
          <table:table-cell table:style-name="ce514" office:value-type="string" calcext:value-type="string">
            <text:p>/</text:p>
          </table:table-cell>
          <table:table-cell table:style-name="ce514" office:value-type="string" calcext:value-type="string">
            <text:p>x</text:p>
          </table:table-cell>
          <table:table-cell table:style-name="ce503" table:number-columns-repeated="16"/>
          <table:table-cell table:style-name="ce505" office:value-type="time" office:time-value="PT10H00M00S" calcext:value-type="time">
            <text:p>10:00</text:p>
          </table:table-cell>
          <table:table-cell table:number-columns-repeated="2" table:style-name="ce514" office:value-type="string" calcext:value-type="string">
            <text:p>/</text:p>
          </table:table-cell>
          <table:table-cell table:style-name="ce514" office:value-type="string" calcext:value-type="string">
            <text:p>x</text:p>
          </table:table-cell>
          <table:table-cell table:number-columns-repeated="4" table:style-name="ce514" office:value-type="string" calcext:value-type="string">
            <text:p>/</text:p>
          </table:table-cell>
          <table:table-cell table:style-name="ce514" office:value-type="string" calcext:value-type="string">
            <text:p>x</text:p>
          </table:table-cell>
          <table:table-cell table:style-name="ce514" office:value-type="string" calcext:value-type="string">
            <text:p>/</text:p>
          </table:table-cell>
          <table:table-cell table:style-name="ce503" table:number-columns-repeated="968"/>
        </table:table-row>
        <table:table-row table:style-name="ro3">
          <table:table-cell table:style-name="ce505" office:value-type="time" office:time-value="PT10H30M00S" calcext:value-type="time">
            <text:p>10:30</text:p>
          </table:table-cell>
          <table:table-cell table:number-columns-repeated="2" table:style-name="ce514" office:value-type="string" calcext:value-type="string">
            <text:p>x</text:p>
          </table:table-cell>
          <table:table-cell table:style-name="ce514" office:value-type="string" calcext:value-type="string">
            <text:p>閉</text:p>
          </table:table-cell>
          <table:table-cell table:style-name="ce514" office:value-type="string" calcext:value-type="string">
            <text:p>/</text:p>
          </table:table-cell>
          <table:table-cell table:style-name="ce514"/>
          <table:table-cell table:style-name="ce514" office:value-type="string" calcext:value-type="string">
            <text:p>x</text:p>
          </table:table-cell>
          <table:table-cell table:style-name="ce514" office:value-type="string" calcext:value-type="string">
            <text:p>/</text:p>
          </table:table-cell>
          <table:table-cell table:style-name="ce514" office:value-type="string" calcext:value-type="string">
            <text:p>x</text:p>
          </table:table-cell>
          <table:table-cell table:style-name="ce514" office:value-type="string" calcext:value-type="string">
            <text:p>/</text:p>
          </table:table-cell>
          <table:table-cell table:style-name="ce514"/>
          <table:table-cell table:style-name="ce514" office:value-type="string" calcext:value-type="string">
            <text:p>/</text:p>
          </table:table-cell>
          <table:table-cell table:style-name="ce514"/>
          <table:table-cell table:number-columns-repeated="3" table:style-name="ce514" office:value-type="string" calcext:value-type="string">
            <text:p>x</text:p>
          </table:table-cell>
          <table:table-cell table:style-name="ce514" office:value-type="string" calcext:value-type="string">
            <text:p>/</text:p>
          </table:table-cell>
          <table:table-cell table:style-name="ce514"/>
          <table:table-cell table:style-name="ce514" office:value-type="string" calcext:value-type="string">
            <text:p>/</text:p>
          </table:table-cell>
          <table:table-cell table:style-name="ce514" office:value-type="string" calcext:value-type="string">
            <text:p>閉</text:p>
          </table:table-cell>
          <table:table-cell table:number-columns-repeated="6" table:style-name="ce514" office:value-type="string" calcext:value-type="string">
            <text:p>x</text:p>
          </table:table-cell>
          <table:table-cell table:style-name="ce514" office:value-type="string" calcext:value-type="string">
            <text:p>閉</text:p>
          </table:table-cell>
          <table:table-cell table:style-name="ce514" office:value-type="string" calcext:value-type="string">
            <text:p>x</text:p>
          </table:table-cell>
          <table:table-cell table:style-name="ce514" office:value-type="string" calcext:value-type="string">
            <text:p>/</text:p>
          </table:table-cell>
          <table:table-cell table:style-name="ce514" office:value-type="string" calcext:value-type="string">
            <text:p>x</text:p>
          </table:table-cell>
          <table:table-cell table:number-columns-repeated="16"/>
          <table:table-cell table:style-name="ce505" office:value-type="time" office:time-value="PT10H30M00S" calcext:value-type="time">
            <text:p>10:30</text:p>
          </table:table-cell>
          <table:table-cell table:style-name="ce514" table:number-columns-repeated="2"/>
          <table:table-cell table:style-name="ce514" office:value-type="string" calcext:value-type="string">
            <text:p>x</text:p>
          </table:table-cell>
          <table:table-cell table:style-name="ce514" office:value-type="string" calcext:value-type="string">
            <text:p>/</text:p>
          </table:table-cell>
          <table:table-cell table:style-name="ce514"/>
          <table:table-cell table:style-name="ce514" office:value-type="string" calcext:value-type="string">
            <text:p>/</text:p>
          </table:table-cell>
          <table:table-cell table:style-name="ce514"/>
          <table:table-cell table:style-name="ce514" office:value-type="string" calcext:value-type="string">
            <text:p>x</text:p>
          </table:table-cell>
          <table:table-cell table:style-name="ce514" office:value-type="string" calcext:value-type="string">
            <text:p>/</text:p>
          </table:table-cell>
          <table:table-cell table:number-columns-repeated="968"/>
        </table:table-row>
        <table:table-row table:style-name="ro3">
          <table:table-cell table:style-name="ce505" office:value-type="time" office:time-value="PT11H00M00S" calcext:value-type="time">
            <text:p>11:00</text:p>
          </table:table-cell>
          <table:table-cell table:number-columns-repeated="2" table:style-name="ce514" office:value-type="string" calcext:value-type="string">
            <text:p>x</text:p>
          </table:table-cell>
          <table:table-cell table:number-columns-repeated="3" table:style-name="ce514" office:value-type="string" calcext:value-type="string">
            <text:p>/</text:p>
          </table:table-cell>
          <table:table-cell table:style-name="ce514" office:value-type="string" calcext:value-type="string">
            <text:p>x</text:p>
          </table:table-cell>
          <table:table-cell table:style-name="ce514" office:value-type="string" calcext:value-type="string">
            <text:p>/</text:p>
          </table:table-cell>
          <table:table-cell table:style-name="ce514" office:value-type="string" calcext:value-type="string">
            <text:p>x</text:p>
          </table:table-cell>
          <table:table-cell table:number-columns-repeated="4" table:style-name="ce514" office:value-type="string" calcext:value-type="string">
            <text:p>/</text:p>
          </table:table-cell>
          <table:table-cell table:number-columns-repeated="3" table:style-name="ce514" office:value-type="string" calcext:value-type="string">
            <text:p>x</text:p>
          </table:table-cell>
          <table:table-cell table:number-columns-repeated="4" table:style-name="ce514" office:value-type="string" calcext:value-type="string">
            <text:p>/</text:p>
          </table:table-cell>
          <table:table-cell table:number-columns-repeated="6" table:style-name="ce514" office:value-type="string" calcext:value-type="string">
            <text:p>x</text:p>
          </table:table-cell>
          <table:table-cell table:style-name="ce514" office:value-type="string" calcext:value-type="string">
            <text:p>/</text:p>
          </table:table-cell>
          <table:table-cell table:style-name="ce514" office:value-type="string" calcext:value-type="string">
            <text:p>x</text:p>
          </table:table-cell>
          <table:table-cell table:style-name="ce514" office:value-type="string" calcext:value-type="string">
            <text:p>/</text:p>
          </table:table-cell>
          <table:table-cell table:style-name="ce514" office:value-type="string" calcext:value-type="string">
            <text:p>x</text:p>
          </table:table-cell>
          <table:table-cell table:number-columns-repeated="16"/>
          <table:table-cell table:style-name="ce505" office:value-type="time" office:time-value="PT11H00M00S" calcext:value-type="time">
            <text:p>11:00</text:p>
          </table:table-cell>
          <table:table-cell table:number-columns-repeated="2" table:style-name="ce514" office:value-type="string" calcext:value-type="string">
            <text:p>/</text:p>
          </table:table-cell>
          <table:table-cell table:style-name="ce514" office:value-type="string" calcext:value-type="string">
            <text:p>x</text:p>
          </table:table-cell>
          <table:table-cell table:number-columns-repeated="4" table:style-name="ce514" office:value-type="string" calcext:value-type="string">
            <text:p>/</text:p>
          </table:table-cell>
          <table:table-cell table:style-name="ce514" office:value-type="string" calcext:value-type="string">
            <text:p>x</text:p>
          </table:table-cell>
          <table:table-cell table:style-name="ce514" office:value-type="string" calcext:value-type="string">
            <text:p>/</text:p>
          </table:table-cell>
          <table:table-cell table:number-columns-repeated="968"/>
        </table:table-row>
        <table:table-row table:style-name="ro3">
          <table:table-cell table:style-name="ce505" office:value-type="time" office:time-value="PT11H30M00S" calcext:value-type="time">
            <text:p>11:30</text:p>
          </table:table-cell>
          <table:table-cell table:number-columns-repeated="2" table:style-name="ce514" office:value-type="string" calcext:value-type="string">
            <text:p>x</text:p>
          </table:table-cell>
          <table:table-cell table:style-name="ce514" office:value-type="string" calcext:value-type="string">
            <text:p>閉</text:p>
          </table:table-cell>
          <table:table-cell table:style-name="ce514" table:number-columns-repeated="2"/>
          <table:table-cell table:style-name="ce514" office:value-type="string" calcext:value-type="string">
            <text:p>x</text:p>
          </table:table-cell>
          <table:table-cell table:style-name="ce514" office:value-type="string" calcext:value-type="string">
            <text:p>/</text:p>
          </table:table-cell>
          <table:table-cell table:style-name="ce514" office:value-type="string" calcext:value-type="string">
            <text:p>x</text:p>
          </table:table-cell>
          <table:table-cell table:style-name="ce514" office:value-type="string" calcext:value-type="string">
            <text:p>/</text:p>
          </table:table-cell>
          <table:table-cell table:style-name="ce514" table:number-columns-repeated="3"/>
          <table:table-cell table:number-columns-repeated="3" table:style-name="ce514" office:value-type="string" calcext:value-type="string">
            <text:p>x</text:p>
          </table:table-cell>
          <table:table-cell table:style-name="ce514" office:value-type="string" calcext:value-type="string">
            <text:p>/</text:p>
          </table:table-cell>
          <table:table-cell table:style-name="ce514" table:number-columns-repeated="2"/>
          <table:table-cell table:style-name="ce514" office:value-type="string" calcext:value-type="string">
            <text:p>閉</text:p>
          </table:table-cell>
          <table:table-cell table:number-columns-repeated="6" table:style-name="ce514" office:value-type="string" calcext:value-type="string">
            <text:p>x</text:p>
          </table:table-cell>
          <table:table-cell table:style-name="ce514" office:value-type="string" calcext:value-type="string">
            <text:p>閉</text:p>
          </table:table-cell>
          <table:table-cell table:style-name="ce514" office:value-type="string" calcext:value-type="string">
            <text:p>x</text:p>
          </table:table-cell>
          <table:table-cell table:style-name="ce514" office:value-type="string" calcext:value-type="string">
            <text:p>/</text:p>
          </table:table-cell>
          <table:table-cell table:style-name="ce514" office:value-type="string" calcext:value-type="string">
            <text:p>x</text:p>
          </table:table-cell>
          <table:table-cell table:number-columns-repeated="16"/>
          <table:table-cell table:style-name="ce505" office:value-type="time" office:time-value="PT11H30M00S" calcext:value-type="time">
            <text:p>11:30</text:p>
          </table:table-cell>
          <table:table-cell table:style-name="ce514" table:number-columns-repeated="2"/>
          <table:table-cell table:style-name="ce514" office:value-type="string" calcext:value-type="string">
            <text:p>x</text:p>
          </table:table-cell>
          <table:table-cell table:style-name="ce514" office:value-type="string" calcext:value-type="string">
            <text:p>/</text:p>
          </table:table-cell>
          <table:table-cell table:style-name="ce514" table:number-columns-repeated="3"/>
          <table:table-cell table:style-name="ce514" office:value-type="string" calcext:value-type="string">
            <text:p>x</text:p>
          </table:table-cell>
          <table:table-cell table:style-name="ce514" office:value-type="string" calcext:value-type="string">
            <text:p>/</text:p>
          </table:table-cell>
          <table:table-cell table:number-columns-repeated="968"/>
        </table:table-row>
        <table:table-row table:style-name="ro3">
          <table:table-cell table:style-name="ce506" office:value-type="time" office:time-value="PT12H00M00S" calcext:value-type="time">
            <text:p>12:00</text:p>
          </table:table-cell>
          <table:table-cell table:number-columns-repeated="2" table:style-name="ce514" office:value-type="string" calcext:value-type="string">
            <text:p>x</text:p>
          </table:table-cell>
          <table:table-cell table:number-columns-repeated="3" table:style-name="ce514" office:value-type="string" calcext:value-type="string">
            <text:p>/</text:p>
          </table:table-cell>
          <table:table-cell table:number-columns-repeated="3" table:style-name="ce514" office:value-type="string" calcext:value-type="string">
            <text:p>x</text:p>
          </table:table-cell>
          <table:table-cell table:number-columns-repeated="4" table:style-name="ce514" office:value-type="string" calcext:value-type="string">
            <text:p>/</text:p>
          </table:table-cell>
          <table:table-cell table:number-columns-repeated="3" table:style-name="ce514" office:value-type="string" calcext:value-type="string">
            <text:p>x</text:p>
          </table:table-cell>
          <table:table-cell table:number-columns-repeated="4" table:style-name="ce514" office:value-type="string" calcext:value-type="string">
            <text:p>/</text:p>
          </table:table-cell>
          <table:table-cell table:number-columns-repeated="6" table:style-name="ce514" office:value-type="string" calcext:value-type="string">
            <text:p>x</text:p>
          </table:table-cell>
          <table:table-cell table:style-name="ce514" office:value-type="string" calcext:value-type="string">
            <text:p>/</text:p>
          </table:table-cell>
          <table:table-cell table:number-columns-repeated="3" table:style-name="ce514" office:value-type="string" calcext:value-type="string">
            <text:p>x</text:p>
          </table:table-cell>
          <table:table-cell table:number-columns-repeated="16"/>
          <table:table-cell table:style-name="ce506" office:value-type="time" office:time-value="PT12H00M00S" calcext:value-type="time">
            <text:p>12:00</text:p>
          </table:table-cell>
          <table:table-cell table:number-columns-repeated="2" table:style-name="ce514" office:value-type="string" calcext:value-type="string">
            <text:p>/</text:p>
          </table:table-cell>
          <table:table-cell table:style-name="ce514" office:value-type="string" calcext:value-type="string">
            <text:p>x</text:p>
          </table:table-cell>
          <table:table-cell table:number-columns-repeated="4" table:style-name="ce514" office:value-type="string" calcext:value-type="string">
            <text:p>/</text:p>
          </table:table-cell>
          <table:table-cell table:number-columns-repeated="2" table:style-name="ce514" office:value-type="string" calcext:value-type="string">
            <text:p>x</text:p>
          </table:table-cell>
          <table:table-cell table:number-columns-repeated="968"/>
        </table:table-row>
        <table:table-row table:style-name="ro3">
          <table:table-cell table:style-name="ce506" office:value-type="time" office:time-value="PT12H30M00S" calcext:value-type="time">
            <text:p>12:30</text:p>
          </table:table-cell>
          <table:table-cell table:number-columns-repeated="2" table:style-name="ce514" office:value-type="string" calcext:value-type="string">
            <text:p>x</text:p>
          </table:table-cell>
          <table:table-cell table:number-columns-repeated="3" table:style-name="ce514" office:value-type="string" calcext:value-type="string">
            <text:p>/</text:p>
          </table:table-cell>
          <table:table-cell table:number-columns-repeated="3" table:style-name="ce514" office:value-type="string" calcext:value-type="string">
            <text:p>x</text:p>
          </table:table-cell>
          <table:table-cell table:number-columns-repeated="4" table:style-name="ce514" office:value-type="string" calcext:value-type="string">
            <text:p>/</text:p>
          </table:table-cell>
          <table:table-cell table:number-columns-repeated="3" table:style-name="ce514" office:value-type="string" calcext:value-type="string">
            <text:p>x</text:p>
          </table:table-cell>
          <table:table-cell table:number-columns-repeated="4" table:style-name="ce514" office:value-type="string" calcext:value-type="string">
            <text:p>/</text:p>
          </table:table-cell>
          <table:table-cell table:number-columns-repeated="6" table:style-name="ce514" office:value-type="string" calcext:value-type="string">
            <text:p>x</text:p>
          </table:table-cell>
          <table:table-cell table:style-name="ce514" office:value-type="string" calcext:value-type="string">
            <text:p>/</text:p>
          </table:table-cell>
          <table:table-cell table:number-columns-repeated="3" table:style-name="ce514" office:value-type="string" calcext:value-type="string">
            <text:p>x</text:p>
          </table:table-cell>
          <table:table-cell table:number-columns-repeated="16"/>
          <table:table-cell table:style-name="ce506" office:value-type="time" office:time-value="PT12H30M00S" calcext:value-type="time">
            <text:p>12:30</text:p>
          </table:table-cell>
          <table:table-cell table:number-columns-repeated="2" table:style-name="ce514" office:value-type="string" calcext:value-type="string">
            <text:p>/</text:p>
          </table:table-cell>
          <table:table-cell table:style-name="ce514" office:value-type="string" calcext:value-type="string">
            <text:p>x</text:p>
          </table:table-cell>
          <table:table-cell table:number-columns-repeated="4" table:style-name="ce514" office:value-type="string" calcext:value-type="string">
            <text:p>/</text:p>
          </table:table-cell>
          <table:table-cell table:number-columns-repeated="2" table:style-name="ce514" office:value-type="string" calcext:value-type="string">
            <text:p>x</text:p>
          </table:table-cell>
          <table:table-cell table:number-columns-repeated="968"/>
        </table:table-row>
        <table:table-row table:style-name="ro3">
          <table:table-cell table:style-name="ce506" office:value-type="time" office:time-value="PT13H00M00S" calcext:value-type="time">
            <text:p>13:00</text:p>
          </table:table-cell>
          <table:table-cell table:number-columns-repeated="2" table:style-name="ce514" office:value-type="string" calcext:value-type="string">
            <text:p>x</text:p>
          </table:table-cell>
          <table:table-cell table:number-columns-repeated="3" table:style-name="ce514" office:value-type="string" calcext:value-type="string">
            <text:p>/</text:p>
          </table:table-cell>
          <table:table-cell table:number-columns-repeated="3" table:style-name="ce514" office:value-type="string" calcext:value-type="string">
            <text:p>x</text:p>
          </table:table-cell>
          <table:table-cell table:number-columns-repeated="4" table:style-name="ce514" office:value-type="string" calcext:value-type="string">
            <text:p>/</text:p>
          </table:table-cell>
          <table:table-cell table:number-columns-repeated="3" table:style-name="ce514" office:value-type="string" calcext:value-type="string">
            <text:p>x</text:p>
          </table:table-cell>
          <table:table-cell table:number-columns-repeated="4" table:style-name="ce514" office:value-type="string" calcext:value-type="string">
            <text:p>/</text:p>
          </table:table-cell>
          <table:table-cell table:number-columns-repeated="6" table:style-name="ce514" office:value-type="string" calcext:value-type="string">
            <text:p>x</text:p>
          </table:table-cell>
          <table:table-cell table:style-name="ce514" office:value-type="string" calcext:value-type="string">
            <text:p>/</text:p>
          </table:table-cell>
          <table:table-cell table:number-columns-repeated="3" table:style-name="ce514" office:value-type="string" calcext:value-type="string">
            <text:p>x</text:p>
          </table:table-cell>
          <table:table-cell table:number-columns-repeated="16"/>
          <table:table-cell table:style-name="ce506" office:value-type="time" office:time-value="PT13H00M00S" calcext:value-type="time">
            <text:p>13:00</text:p>
          </table:table-cell>
          <table:table-cell table:number-columns-repeated="2" table:style-name="ce514" office:value-type="string" calcext:value-type="string">
            <text:p>/</text:p>
          </table:table-cell>
          <table:table-cell table:style-name="ce514" office:value-type="string" calcext:value-type="string">
            <text:p>x</text:p>
          </table:table-cell>
          <table:table-cell table:number-columns-repeated="4" table:style-name="ce514" office:value-type="string" calcext:value-type="string">
            <text:p>/</text:p>
          </table:table-cell>
          <table:table-cell table:number-columns-repeated="2" table:style-name="ce514" office:value-type="string" calcext:value-type="string">
            <text:p>x</text:p>
          </table:table-cell>
          <table:table-cell table:number-columns-repeated="968"/>
        </table:table-row>
        <table:table-row table:style-name="ro3">
          <table:table-cell table:style-name="ce506" office:value-type="time" office:time-value="PT13H30M00S" calcext:value-type="time">
            <text:p>13:30</text:p>
          </table:table-cell>
          <table:table-cell table:number-columns-repeated="2" table:style-name="ce514" office:value-type="string" calcext:value-type="string">
            <text:p>x</text:p>
          </table:table-cell>
          <table:table-cell table:number-columns-repeated="3" table:style-name="ce514" office:value-type="string" calcext:value-type="string">
            <text:p>/</text:p>
          </table:table-cell>
          <table:table-cell table:number-columns-repeated="3" table:style-name="ce514" office:value-type="string" calcext:value-type="string">
            <text:p>x</text:p>
          </table:table-cell>
          <table:table-cell table:number-columns-repeated="4" table:style-name="ce514" office:value-type="string" calcext:value-type="string">
            <text:p>/</text:p>
          </table:table-cell>
          <table:table-cell table:number-columns-repeated="3" table:style-name="ce514" office:value-type="string" calcext:value-type="string">
            <text:p>x</text:p>
          </table:table-cell>
          <table:table-cell table:number-columns-repeated="4" table:style-name="ce514" office:value-type="string" calcext:value-type="string">
            <text:p>/</text:p>
          </table:table-cell>
          <table:table-cell table:number-columns-repeated="6" table:style-name="ce514" office:value-type="string" calcext:value-type="string">
            <text:p>x</text:p>
          </table:table-cell>
          <table:table-cell table:style-name="ce514" office:value-type="string" calcext:value-type="string">
            <text:p>/</text:p>
          </table:table-cell>
          <table:table-cell table:number-columns-repeated="3" table:style-name="ce514" office:value-type="string" calcext:value-type="string">
            <text:p>x</text:p>
          </table:table-cell>
          <table:table-cell table:number-columns-repeated="16"/>
          <table:table-cell table:style-name="ce506" office:value-type="time" office:time-value="PT13H30M00S" calcext:value-type="time">
            <text:p>13:30</text:p>
          </table:table-cell>
          <table:table-cell table:number-columns-repeated="2" table:style-name="ce514" office:value-type="string" calcext:value-type="string">
            <text:p>/</text:p>
          </table:table-cell>
          <table:table-cell table:style-name="ce514" office:value-type="string" calcext:value-type="string">
            <text:p>x</text:p>
          </table:table-cell>
          <table:table-cell table:number-columns-repeated="4" table:style-name="ce514" office:value-type="string" calcext:value-type="string">
            <text:p>/</text:p>
          </table:table-cell>
          <table:table-cell table:number-columns-repeated="2" table:style-name="ce514" office:value-type="string" calcext:value-type="string">
            <text:p>x</text:p>
          </table:table-cell>
          <table:table-cell table:number-columns-repeated="968"/>
        </table:table-row>
        <table:table-row table:style-name="ro3">
          <table:table-cell table:style-name="ce506" office:value-type="time" office:time-value="PT14H00M00S" calcext:value-type="time">
            <text:p>14:00</text:p>
          </table:table-cell>
          <table:table-cell table:number-columns-repeated="3" table:style-name="ce514" office:value-type="string" calcext:value-type="string">
            <text:p>x</text:p>
          </table:table-cell>
          <table:table-cell table:style-name="ce514" office:value-type="string" calcext:value-type="string">
            <text:p>/</text:p>
          </table:table-cell>
          <table:table-cell table:number-columns-repeated="6" table:style-name="ce514" office:value-type="string" calcext:value-type="string">
            <text:p>x</text:p>
          </table:table-cell>
          <table:table-cell table:style-name="ce514" office:value-type="string" calcext:value-type="string">
            <text:p>/</text:p>
          </table:table-cell>
          <table:table-cell table:number-columns-repeated="6" table:style-name="ce514" office:value-type="string" calcext:value-type="string">
            <text:p>x</text:p>
          </table:table-cell>
          <table:table-cell table:style-name="ce514" office:value-type="string" calcext:value-type="string">
            <text:p>/</text:p>
          </table:table-cell>
          <table:table-cell table:number-columns-repeated="11" table:style-name="ce514" office:value-type="string" calcext:value-type="string">
            <text:p>x</text:p>
          </table:table-cell>
          <table:table-cell table:number-columns-repeated="16"/>
          <table:table-cell table:style-name="ce506" office:value-type="time" office:time-value="PT14H00M00S" calcext:value-type="time">
            <text:p>14:00</text:p>
          </table:table-cell>
          <table:table-cell table:number-columns-repeated="5" table:style-name="ce514" office:value-type="string" calcext:value-type="string">
            <text:p>x</text:p>
          </table:table-cell>
          <table:table-cell table:style-name="ce514" office:value-type="string" calcext:value-type="string">
            <text:p>/</text:p>
          </table:table-cell>
          <table:table-cell table:number-columns-repeated="3" table:style-name="ce514" office:value-type="string" calcext:value-type="string">
            <text:p>x</text:p>
          </table:table-cell>
          <table:table-cell table:number-columns-repeated="968"/>
        </table:table-row>
        <table:table-row table:style-name="ro3">
          <table:table-cell table:style-name="ce506" office:value-type="time" office:time-value="PT14H30M00S" calcext:value-type="time">
            <text:p>14:30</text:p>
          </table:table-cell>
          <table:table-cell table:number-columns-repeated="2" table:style-name="ce514" office:value-type="string" calcext:value-type="string">
            <text:p>x</text:p>
          </table:table-cell>
          <table:table-cell table:number-columns-repeated="3" table:style-name="ce514" office:value-type="string" calcext:value-type="string">
            <text:p>/</text:p>
          </table:table-cell>
          <table:table-cell table:number-columns-repeated="3" table:style-name="ce514" office:value-type="string" calcext:value-type="string">
            <text:p>x</text:p>
          </table:table-cell>
          <table:table-cell table:number-columns-repeated="4" table:style-name="ce514" office:value-type="string" calcext:value-type="string">
            <text:p>/</text:p>
          </table:table-cell>
          <table:table-cell table:number-columns-repeated="3" table:style-name="ce514" office:value-type="string" calcext:value-type="string">
            <text:p>x</text:p>
          </table:table-cell>
          <table:table-cell table:number-columns-repeated="4" table:style-name="ce514" office:value-type="string" calcext:value-type="string">
            <text:p>/</text:p>
          </table:table-cell>
          <table:table-cell table:number-columns-repeated="6" table:style-name="ce514" office:value-type="string" calcext:value-type="string">
            <text:p>x</text:p>
          </table:table-cell>
          <table:table-cell table:style-name="ce514" office:value-type="string" calcext:value-type="string">
            <text:p>/</text:p>
          </table:table-cell>
          <table:table-cell table:number-columns-repeated="3" table:style-name="ce514" office:value-type="string" calcext:value-type="string">
            <text:p>x</text:p>
          </table:table-cell>
          <table:table-cell table:style-name="ce533" table:number-columns-repeated="16"/>
          <table:table-cell table:style-name="ce506" office:value-type="time" office:time-value="PT14H30M00S" calcext:value-type="time">
            <text:p>14:30</text:p>
          </table:table-cell>
          <table:table-cell table:number-columns-repeated="2" table:style-name="ce514" office:value-type="string" calcext:value-type="string">
            <text:p>/</text:p>
          </table:table-cell>
          <table:table-cell table:style-name="ce514" office:value-type="string" calcext:value-type="string">
            <text:p>x</text:p>
          </table:table-cell>
          <table:table-cell table:number-columns-repeated="4" table:style-name="ce514" office:value-type="string" calcext:value-type="string">
            <text:p>/</text:p>
          </table:table-cell>
          <table:table-cell table:number-columns-repeated="2" table:style-name="ce514" office:value-type="string" calcext:value-type="string">
            <text:p>x</text:p>
          </table:table-cell>
          <table:table-cell table:style-name="ce533" table:number-columns-repeated="968"/>
        </table:table-row>
        <table:table-row table:style-name="ro3">
          <table:table-cell table:style-name="ce506" office:value-type="time" office:time-value="PT15H00M00S" calcext:value-type="time">
            <text:p>15:00</text:p>
          </table:table-cell>
          <table:table-cell table:number-columns-repeated="2" table:style-name="ce514" office:value-type="string" calcext:value-type="string">
            <text:p>x</text:p>
          </table:table-cell>
          <table:table-cell table:style-name="ce514" office:value-type="string" calcext:value-type="string">
            <text:p>会</text:p>
          </table:table-cell>
          <table:table-cell table:style-name="ce514" table:number-columns-repeated="2"/>
          <table:table-cell table:number-columns-repeated="3" table:style-name="ce514" office:value-type="string" calcext:value-type="string">
            <text:p>x</text:p>
          </table:table-cell>
          <table:table-cell table:style-name="ce514" office:value-type="string" calcext:value-type="string">
            <text:p>2F</text:p>
          </table:table-cell>
          <table:table-cell table:style-name="ce514" office:value-type="string" calcext:value-type="string">
            <text:p>会</text:p>
          </table:table-cell>
          <table:table-cell table:style-name="ce514" table:number-columns-repeated="2"/>
          <table:table-cell table:number-columns-repeated="3" table:style-name="ce514" office:value-type="string" calcext:value-type="string">
            <text:p>x</text:p>
          </table:table-cell>
          <table:table-cell table:style-name="ce514"/>
          <table:table-cell table:style-name="ce527"/>
          <table:table-cell table:style-name="ce514"/>
          <table:table-cell table:style-name="ce514" office:value-type="string" calcext:value-type="string">
            <text:p>閉</text:p>
          </table:table-cell>
          <table:table-cell table:number-columns-repeated="6" table:style-name="ce514" office:value-type="string" calcext:value-type="string">
            <text:p>x</text:p>
          </table:table-cell>
          <table:table-cell table:style-name="ce514" office:value-type="string" calcext:value-type="string">
            <text:p>閉</text:p>
          </table:table-cell>
          <table:table-cell table:number-columns-repeated="3" table:style-name="ce514" office:value-type="string" calcext:value-type="string">
            <text:p>x</text:p>
          </table:table-cell>
          <table:table-cell table:number-columns-repeated="16"/>
          <table:table-cell table:style-name="ce506" office:value-type="time" office:time-value="PT15H00M00S" calcext:value-type="time">
            <text:p>15:00</text:p>
          </table:table-cell>
          <table:table-cell table:number-columns-repeated="2" table:style-name="ce514" office:value-type="string" calcext:value-type="string">
            <text:p>会</text:p>
          </table:table-cell>
          <table:table-cell table:style-name="ce514" office:value-type="string" calcext:value-type="string">
            <text:p>x</text:p>
          </table:table-cell>
          <table:table-cell table:style-name="ce514" table:number-columns-repeated="4"/>
          <table:table-cell table:number-columns-repeated="2" table:style-name="ce514" office:value-type="string" calcext:value-type="string">
            <text:p>x</text:p>
          </table:table-cell>
          <table:table-cell table:number-columns-repeated="968"/>
        </table:table-row>
        <table:table-row table:style-name="ro3">
          <table:table-cell table:style-name="ce506" office:value-type="time" office:time-value="PT15H30M00S" calcext:value-type="time">
            <text:p>15:30</text:p>
          </table:table-cell>
          <table:table-cell table:number-columns-repeated="2" table:style-name="ce514" office:value-type="string" calcext:value-type="string">
            <text:p>x</text:p>
          </table:table-cell>
          <table:table-cell table:number-columns-repeated="3" table:style-name="ce514" office:value-type="string" calcext:value-type="string">
            <text:p>/</text:p>
          </table:table-cell>
          <table:table-cell table:number-columns-repeated="3" table:style-name="ce514" office:value-type="string" calcext:value-type="string">
            <text:p>x</text:p>
          </table:table-cell>
          <table:table-cell table:number-columns-repeated="4" table:style-name="ce514" office:value-type="string" calcext:value-type="string">
            <text:p>/</text:p>
          </table:table-cell>
          <table:table-cell table:number-columns-repeated="3" table:style-name="ce514" office:value-type="string" calcext:value-type="string">
            <text:p>x</text:p>
          </table:table-cell>
          <table:table-cell table:number-columns-repeated="4" table:style-name="ce514" office:value-type="string" calcext:value-type="string">
            <text:p>/</text:p>
          </table:table-cell>
          <table:table-cell table:number-columns-repeated="6" table:style-name="ce514" office:value-type="string" calcext:value-type="string">
            <text:p>x</text:p>
          </table:table-cell>
          <table:table-cell table:style-name="ce514" office:value-type="string" calcext:value-type="string">
            <text:p>/</text:p>
          </table:table-cell>
          <table:table-cell table:number-columns-repeated="3" table:style-name="ce514" office:value-type="string" calcext:value-type="string">
            <text:p>x</text:p>
          </table:table-cell>
          <table:table-cell table:number-columns-repeated="16"/>
          <table:table-cell table:style-name="ce506" office:value-type="time" office:time-value="PT15H30M00S" calcext:value-type="time">
            <text:p>15:30</text:p>
          </table:table-cell>
          <table:table-cell table:number-columns-repeated="2" table:style-name="ce514" office:value-type="string" calcext:value-type="string">
            <text:p>/</text:p>
          </table:table-cell>
          <table:table-cell table:style-name="ce514" office:value-type="string" calcext:value-type="string">
            <text:p>x</text:p>
          </table:table-cell>
          <table:table-cell table:number-columns-repeated="4" table:style-name="ce514" office:value-type="string" calcext:value-type="string">
            <text:p>/</text:p>
          </table:table-cell>
          <table:table-cell table:number-columns-repeated="2" table:style-name="ce514" office:value-type="string" calcext:value-type="string">
            <text:p>x</text:p>
          </table:table-cell>
          <table:table-cell table:number-columns-repeated="968"/>
        </table:table-row>
        <table:table-row table:style-name="ro3">
          <table:table-cell table:style-name="ce507" office:value-type="time" office:time-value="PT16H00M00S" calcext:value-type="time">
            <text:p>16:00</text:p>
          </table:table-cell>
          <table:table-cell table:number-columns-repeated="2" table:style-name="ce514" office:value-type="string" calcext:value-type="string">
            <text:p>x</text:p>
          </table:table-cell>
          <table:table-cell table:style-name="ce514" office:value-type="string" calcext:value-type="string">
            <text:p>閉</text:p>
          </table:table-cell>
          <table:table-cell table:style-name="ce514" table:number-columns-repeated="2"/>
          <table:table-cell table:number-columns-repeated="3" table:style-name="ce514" office:value-type="string" calcext:value-type="string">
            <text:p>x</text:p>
          </table:table-cell>
          <table:table-cell table:style-name="ce514" office:value-type="string" calcext:value-type="string">
            <text:p>3F</text:p>
          </table:table-cell>
          <table:table-cell table:style-name="ce514" table:number-columns-repeated="3"/>
          <table:table-cell table:number-columns-repeated="3" table:style-name="ce514" office:value-type="string" calcext:value-type="string">
            <text:p>x</text:p>
          </table:table-cell>
          <table:table-cell table:style-name="ce514" table:number-columns-repeated="3"/>
          <table:table-cell table:style-name="ce514" office:value-type="string" calcext:value-type="string">
            <text:p>閉</text:p>
          </table:table-cell>
          <table:table-cell table:number-columns-repeated="6" table:style-name="ce514" office:value-type="string" calcext:value-type="string">
            <text:p>x</text:p>
          </table:table-cell>
          <table:table-cell table:style-name="ce514" office:value-type="string" calcext:value-type="string">
            <text:p>閉</text:p>
          </table:table-cell>
          <table:table-cell table:number-columns-repeated="3" table:style-name="ce514" office:value-type="string" calcext:value-type="string">
            <text:p>x</text:p>
          </table:table-cell>
          <table:table-cell table:style-name="ce534" table:number-columns-repeated="16"/>
          <table:table-cell table:style-name="ce507" office:value-type="time" office:time-value="PT16H00M00S" calcext:value-type="time">
            <text:p>16:00</text:p>
          </table:table-cell>
          <table:table-cell table:style-name="ce514" table:number-columns-repeated="2"/>
          <table:table-cell table:style-name="ce514" office:value-type="string" calcext:value-type="string">
            <text:p>x</text:p>
          </table:table-cell>
          <table:table-cell table:style-name="ce514" table:number-columns-repeated="4"/>
          <table:table-cell table:number-columns-repeated="2" table:style-name="ce514" office:value-type="string" calcext:value-type="string">
            <text:p>x</text:p>
          </table:table-cell>
          <table:table-cell table:style-name="ce534" table:number-columns-repeated="968"/>
        </table:table-row>
        <table:table-row table:style-name="ro3">
          <table:table-cell table:style-name="ce507" office:value-type="time" office:time-value="PT16H30M00S" calcext:value-type="time">
            <text:p>16:30</text:p>
          </table:table-cell>
          <table:table-cell table:number-columns-repeated="2" table:style-name="ce514" office:value-type="string" calcext:value-type="string">
            <text:p>x</text:p>
          </table:table-cell>
          <table:table-cell table:number-columns-repeated="3" table:style-name="ce514" office:value-type="string" calcext:value-type="string">
            <text:p>/</text:p>
          </table:table-cell>
          <table:table-cell table:number-columns-repeated="3" table:style-name="ce514" office:value-type="string" calcext:value-type="string">
            <text:p>x</text:p>
          </table:table-cell>
          <table:table-cell table:number-columns-repeated="4" table:style-name="ce514" office:value-type="string" calcext:value-type="string">
            <text:p>/</text:p>
          </table:table-cell>
          <table:table-cell table:number-columns-repeated="3" table:style-name="ce514" office:value-type="string" calcext:value-type="string">
            <text:p>x</text:p>
          </table:table-cell>
          <table:table-cell table:number-columns-repeated="4" table:style-name="ce514" office:value-type="string" calcext:value-type="string">
            <text:p>/</text:p>
          </table:table-cell>
          <table:table-cell table:number-columns-repeated="6" table:style-name="ce514" office:value-type="string" calcext:value-type="string">
            <text:p>x</text:p>
          </table:table-cell>
          <table:table-cell table:style-name="ce514" office:value-type="string" calcext:value-type="string">
            <text:p>/</text:p>
          </table:table-cell>
          <table:table-cell table:number-columns-repeated="3" table:style-name="ce514" office:value-type="string" calcext:value-type="string">
            <text:p>x</text:p>
          </table:table-cell>
          <table:table-cell table:style-name="ce536" table:number-columns-repeated="16"/>
          <table:table-cell table:style-name="ce100" office:value-type="string" calcext:value-type="string">
            <text:p>16:30</text:p>
          </table:table-cell>
          <table:table-cell table:number-columns-repeated="2" table:style-name="ce514" office:value-type="string" calcext:value-type="string">
            <text:p>/</text:p>
          </table:table-cell>
          <table:table-cell table:style-name="ce514" office:value-type="string" calcext:value-type="string">
            <text:p>x</text:p>
          </table:table-cell>
          <table:table-cell table:number-columns-repeated="4" table:style-name="ce514" office:value-type="string" calcext:value-type="string">
            <text:p>/</text:p>
          </table:table-cell>
          <table:table-cell table:number-columns-repeated="2" table:style-name="ce514" office:value-type="string" calcext:value-type="string">
            <text:p>x</text:p>
          </table:table-cell>
          <table:table-cell table:style-name="ce536" table:number-columns-repeated="968"/>
        </table:table-row>
        <table:table-row table:style-name="ro3">
          <table:table-cell table:style-name="ce506" office:value-type="time" office:time-value="PT17H00M00S" calcext:value-type="time">
            <text:p>17:00</text:p>
          </table:table-cell>
          <table:table-cell table:number-columns-repeated="29" table:style-name="ce514" office:value-type="string" calcext:value-type="string">
            <text:p>x</text:p>
          </table:table-cell>
          <table:table-cell table:number-columns-repeated="16"/>
          <table:table-cell table:style-name="ce506" office:value-type="time" office:time-value="PT17H00M00S" calcext:value-type="time">
            <text:p>17:00</text:p>
          </table:table-cell>
          <table:table-cell table:number-columns-repeated="9" table:style-name="ce514" office:value-type="string" calcext:value-type="string">
            <text:p>x</text:p>
          </table:table-cell>
          <table:table-cell table:number-columns-repeated="968"/>
        </table:table-row>
        <table:table-row table:style-name="ro3">
          <table:table-cell table:style-name="ce506" office:value-type="time" office:time-value="PT17H30M00S" calcext:value-type="time">
            <text:p>17:30</text:p>
          </table:table-cell>
          <table:table-cell table:number-columns-repeated="29" table:style-name="ce514" office:value-type="string" calcext:value-type="string">
            <text:p>x</text:p>
          </table:table-cell>
          <table:table-cell table:number-columns-repeated="16"/>
          <table:table-cell table:style-name="ce506" office:value-type="time" office:time-value="PT17H30M00S" calcext:value-type="time">
            <text:p>17:30</text:p>
          </table:table-cell>
          <table:table-cell table:number-columns-repeated="9" table:style-name="ce514" office:value-type="string" calcext:value-type="string">
            <text:p>x</text:p>
          </table:table-cell>
          <table:table-cell table:number-columns-repeated="968"/>
        </table:table-row>
        <table:table-row table:style-name="ro3">
          <table:table-cell table:style-name="ce506" office:value-type="time" office:time-value="PT18H00M00S" calcext:value-type="time">
            <text:p>18:00</text:p>
          </table:table-cell>
          <table:table-cell table:number-columns-repeated="29" table:style-name="ce514" office:value-type="string" calcext:value-type="string">
            <text:p>x</text:p>
          </table:table-cell>
          <table:table-cell table:number-columns-repeated="16"/>
          <table:table-cell table:style-name="ce506" office:value-type="time" office:time-value="PT18H00M00S" calcext:value-type="time">
            <text:p>18:00</text:p>
          </table:table-cell>
          <table:table-cell table:number-columns-repeated="9" table:style-name="ce514" office:value-type="string" calcext:value-type="string">
            <text:p>x</text:p>
          </table:table-cell>
          <table:table-cell table:number-columns-repeated="968"/>
        </table:table-row>
        <table:table-row table:style-name="ro3">
          <table:table-cell table:style-name="ce506" office:value-type="time" office:time-value="PT18H30M00S" calcext:value-type="time">
            <text:p>18:30</text:p>
          </table:table-cell>
          <table:table-cell table:number-columns-repeated="29" table:style-name="ce514" office:value-type="string" calcext:value-type="string">
            <text:p>x</text:p>
          </table:table-cell>
          <table:table-cell table:number-columns-repeated="16"/>
          <table:table-cell table:style-name="ce506" office:value-type="time" office:time-value="PT18H30M00S" calcext:value-type="time">
            <text:p>18:30</text:p>
          </table:table-cell>
          <table:table-cell table:number-columns-repeated="9" table:style-name="ce514" office:value-type="string" calcext:value-type="string">
            <text:p>x</text:p>
          </table:table-cell>
          <table:table-cell table:number-columns-repeated="968"/>
        </table:table-row>
        <table:table-row table:style-name="ro3">
          <table:table-cell table:style-name="ce506" office:value-type="time" office:time-value="PT19H00M00S" calcext:value-type="time">
            <text:p>19:00</text:p>
          </table:table-cell>
          <table:table-cell table:number-columns-repeated="29" table:style-name="ce514" office:value-type="string" calcext:value-type="string">
            <text:p>x</text:p>
          </table:table-cell>
          <table:table-cell table:style-name="ce533" table:number-columns-repeated="16"/>
          <table:table-cell table:style-name="ce506" office:value-type="time" office:time-value="PT19H00M00S" calcext:value-type="time">
            <text:p>19:00</text:p>
          </table:table-cell>
          <table:table-cell table:number-columns-repeated="9" table:style-name="ce514" office:value-type="string" calcext:value-type="string">
            <text:p>x</text:p>
          </table:table-cell>
          <table:table-cell table:style-name="ce533" table:number-columns-repeated="968"/>
        </table:table-row>
        <table:table-row table:style-name="ro3" table:number-rows-repeated="3">
          <table:table-cell table:style-name="ce508"/>
          <table:table-cell table:number-columns-repeated="1023"/>
        </table:table-row>
        <table:table-row table:style-name="ro3">
          <table:table-cell table:style-name="ce508"/>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508"/>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table:table-column table:style-name="co19" table:default-cell-style-name="ce547"/>
        <table:table-column table:style-name="co20" table:default-cell-style-name="ce550"/>
        <table:table-column table:style-name="co21" table:default-cell-style-name="ce550"/>
        <table:table-column table:style-name="co22" table:default-cell-style-name="ce553"/>
        <table:table-column table:style-name="co22" table:default-cell-style-name="ce556"/>
        <table:table-column table:style-name="co23" table:default-cell-style-name="ce556"/>
        <table:table-column table:style-name="co24" table:default-cell-style-name="ce560"/>
        <table:table-column table:style-name="co25" table:number-columns-repeated="4" table:default-cell-style-name="ce560"/>
        <table:table-column table:style-name="co13" table:number-columns-repeated="246" table:default-cell-style-name="ce560"/>
        <table:table-column table:style-name="co13" table:number-columns-repeated="767" table:default-cell-style-name="ce490"/>
        <table:table-row table:style-name="ro4">
          <table:table-cell table:style-name="ce545" office:value-type="string" calcext:value-type="string">
            <text:p>ID</text:p>
          </table:table-cell>
          <table:table-cell table:style-name="ce548" office:value-type="string" calcext:value-type="string">
            <text:p>漢字名</text:p>
          </table:table-cell>
          <table:table-cell table:style-name="ce548" office:value-type="string" calcext:value-type="string">
            <text:p>ｶﾅ名</text:p>
          </table:table-cell>
          <table:table-cell table:style-name="ce551" office:value-type="string" calcext:value-type="string">
            <text:p>入院日</text:p>
          </table:table-cell>
          <table:table-cell table:style-name="ce554" office:value-type="string" calcext:value-type="string">
            <text:p>ﾘｽﾄ消去日</text:p>
          </table:table-cell>
          <table:table-cell table:style-name="ce554" office:value-type="string" calcext:value-type="string">
            <text:p>経過</text:p>
          </table:table-cell>
          <table:table-cell table:style-name="ce558" office:value-type="string" calcext:value-type="string">
            <text:p>ﾘｽﾄに戻る</text:p>
          </table:table-cell>
          <table:table-cell table:style-name="ce561"/>
          <table:table-cell table:style-name="ce562"/>
          <table:table-cell table:style-name="ce561" table:number-columns-repeated="2"/>
          <table:table-cell table:style-name="ce563"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2">
          <table:table-cell table:style-name="ce546" office:value-type="string" calcext:value-type="string">
            <text:p>00171072</text:p>
          </table:table-cell>
          <table:table-cell table:style-name="ce549" office:value-type="string" calcext:value-type="string">
            <text:p>患者 五</text:p>
          </table:table-cell>
          <table:table-cell table:style-name="ce549" office:value-type="string" calcext:value-type="string">
            <text:p>ｶﾝｼﾞｬ ｺﾞ</text:p>
          </table:table-cell>
          <table:table-cell table:style-name="ce552" office:value-type="date" office:date-value="2012-07-28" calcext:value-type="date">
            <text:p>2012/07/28</text:p>
          </table:table-cell>
          <table:table-cell table:style-name="ce555" office:value-type="date" office:date-value="2012-07-31" calcext:value-type="date">
            <text:p>2012/07/31</text:p>
          </table:table-cell>
          <table:table-cell table:style-name="ce557" office:value-type="string" calcext:value-type="string">
            <text:p>経過</text:p>
          </table:table-cell>
          <table:table-cell table:style-name="ce559" table:number-columns-repeated="251"/>
          <table:table-cell table:style-name="ce498" table:number-columns-repeated="767"/>
        </table:table-row>
        <table:table-row table:style-name="ro2" table:number-rows-repeated="1048573">
          <table:table-cell table:number-columns-repeated="1024"/>
        </table:table-row>
        <table:table-row table:style-name="ro2">
          <table:table-cell table:number-columns-repeated="1024"/>
        </table:table-row>
      </table:table>
      <table:table table:name="定型句" table:style-name="ta1">
        <table:table-column table:style-name="co26" table:default-cell-style-name="Default"/>
        <table:table-row table:style-name="ro5">
          <table:table-cell/>
        </table:table-row>
      </table:table>
      <table:table table:name="履歴" table:style-name="ta1">
        <table:table-column table:style-name="co26" table:default-cell-style-name="Default"/>
        <table:table-row table:style-name="ro5">
          <table:table-cell/>
        </table:table-row>
      </table:table>
      <table:table table:name="ｺﾋﾟｰ用" table:style-name="ta1">
        <table:table-column table:style-name="co27" table:default-cell-style-name="Default"/>
        <table:table-column table:style-name="co28" table:number-columns-repeated="1023" table:default-cell-style-name="Default"/>
        <table:table-row table:style-name="ro5">
          <table:table-cell table:style-name="ce564" office:value-type="string" calcext:value-type="string">
            <text:p>****退院ｻﾏﾘ****</text:p>
          </table:table-cell>
          <table:table-cell table:number-columns-repeated="1023"/>
        </table:table-row>
        <table:table-row table:style-name="ro6">
          <table:table-cell table:style-name="ce564"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7">
          <table:table-cell table:style-name="ce564"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5">
          <table:table-cell table:style-name="ce564" office:value-type="string" calcext:value-type="string">
            <text:p>求めて叫んでいたんだ｣と語った｡</text:p>
          </table:table-cell>
          <table:table-cell table:number-columns-repeated="1023"/>
        </table:table-row>
        <table:table-row table:style-name="ro5">
          <table:table-cell table:style-name="ce564" office:value-type="string" calcext:value-type="string">
            <text:p>#入院時ECG: aaaaaaaaaaaaa</text:p>
          </table:table-cell>
          <table:table-cell table:number-columns-repeated="1023"/>
        </table:table-row>
        <table:table-row table:style-name="ro8">
          <table:table-cell table:style-name="ce564" office:value-type="string" calcext:value-type="string">
            <text:p>#面談記録: 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number-columns-repeated="1023"/>
        </table:table-row>
        <table:table-row table:style-name="ro5">
          <table:table-cell table:style-name="ce564" office:value-type="string" calcext:value-type="string">
            <text:p>2]｡</text:p>
          </table:table-cell>
          <table:table-cell table:number-columns-repeated="1023"/>
        </table:table-row>
        <table:table-row table:style-name="ro9">
          <table:table-cell table:style-name="ce564"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6">
          <table:table-cell table:style-name="ce564"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5" table:number-rows-repeated="14">
          <table:table-cell table:number-columns-repeated="1024"/>
        </table:table-row>
        <table:table-row table:style-name="ro10" table:number-rows-repeated="1048552">
          <table:table-cell table:number-columns-repeated="1024"/>
        </table:table-row>
        <table:table-row table:style-name="ro10">
          <table:table-cell table:number-columns-repeated="1024"/>
        </table:table-row>
      </table:table>
      <table:table table:name="00000000" table:style-name="ta1">
        <table:table-column table:style-name="co29" table:default-cell-style-name="ce534"/>
        <table:table-column table:style-name="co30" table:default-cell-style-name="ce534"/>
        <table:table-column table:style-name="co31" table:default-cell-style-name="ce534"/>
        <table:table-column table:style-name="co32" table:default-cell-style-name="ce602"/>
        <table:table-column table:style-name="co33" table:default-cell-style-name="ce534"/>
        <table:table-column table:style-name="co27" table:default-cell-style-name="ce640"/>
        <table:table-column table:style-name="co34" table:number-columns-repeated="3" table:default-cell-style-name="ce640"/>
        <table:table-column table:style-name="co35" table:default-cell-style-name="ce534"/>
        <table:table-column table:style-name="co36" table:default-cell-style-name="ce534"/>
        <table:table-column table:style-name="co37" table:default-cell-style-name="ce534"/>
        <table:table-column table:style-name="co38" table:default-cell-style-name="ce534"/>
        <table:table-column table:style-name="co13" table:number-columns-repeated="243" table:default-cell-style-name="ce534"/>
        <table:table-column table:style-name="co13" table:number-columns-repeated="767" table:default-cell-style-name="ce701"/>
        <table:table-column table:style-name="co13" table:default-cell-style-name="Default"/>
        <table:table-row table:style-name="ro11">
          <table:table-cell table:style-name="ce565" office:value-type="string" calcext:value-type="string" table:number-columns-spanned="1" table:number-rows-spanned="2">
            <text:p>行追加</text:p>
          </table:table-cell>
          <table:table-cell table:style-name="ce565" office:value-type="string" calcext:value-type="string" table:number-columns-spanned="1" table:number-rows-spanned="2">
            <text:p>行区切</text:p>
          </table:table-cell>
          <table:table-cell table:style-name="ce579" office:value-type="string" calcext:value-type="string">
            <text:p>一覧へ</text:p>
          </table:table-cell>
          <table:table-cell table:style-name="ce595" office:value-type="string" calcext:value-type="string">
            <text:p>経過へ</text:p>
          </table:table-cell>
          <table:table-cell table:style-name="ce614" office:value-type="string" calcext:value-type="string" table:number-columns-spanned="1" table:number-rows-spanned="2">
            <text:p>定型句</text:p>
          </table:table-cell>
          <table:table-cell table:style-name="ce625" office:value-type="string" calcext:value-type="string">
            <text:p>2012/8/29 17:31:50Copied</text:p>
          </table:table-cell>
          <table:table-cell table:style-name="ce648" office:value-type="string" calcext:value-type="string" table:number-columns-spanned="1" table:number-rows-spanned="2">
            <text:p>履歴</text:p>
          </table:table-cell>
          <table:table-cell table:style-name="ce648" office:value-type="string" calcext:value-type="string" table:number-columns-spanned="1" table:number-rows-spanned="2">
            <text:p>日付挿入</text:p>
          </table:table-cell>
          <table:table-cell table:style-name="ce648" office:value-type="string" calcext:value-type="string" table:number-columns-spanned="1" table:number-rows-spanned="2">
            <text:p>日付前へ</text:p>
          </table:table-cell>
          <table:table-cell table:style-name="ce686" office:value-type="string" calcext:value-type="string">
            <text:p>COPY</text:p>
          </table:table-cell>
          <table:table-cell table:style-name="ce693" office:value-type="string" calcext:value-type="string">
            <text:p>退院ｻﾏﾘ</text:p>
          </table:table-cell>
          <table:table-cell table:style-name="ce693" office:value-type="string" calcext:value-type="string">
            <text:p>#分離</text:p>
          </table:table-cell>
          <table:table-cell table:number-columns-repeated="242"/>
          <table:table-cell table:style-name="ce701" table:number-columns-repeated="2"/>
          <table:table-cell table:number-columns-repeated="765"/>
          <table:table-cell table:style-name="ce490" table:number-columns-repeated="2"/>
          <table:table-cell/>
        </table:table-row>
        <table:table-row table:style-name="ro12">
          <table:covered-table-cell table:style-name="ce566"/>
          <table:covered-table-cell table:style-name="ce503"/>
          <table:table-cell table:style-name="ce541" office:value-type="string" calcext:value-type="string">
            <text:p>日付</text:p>
          </table:table-cell>
          <table:table-cell table:style-name="ce595" office:value-type="string" calcext:value-type="string">
            <text:p>ﾌﾟﾛﾌﾞﾚﾑ</text:p>
          </table:table-cell>
          <table:covered-table-cell table:style-name="ce615"/>
          <table:table-cell table:style-name="ce625" office:value-type="string" calcext:value-type="string">
            <text:p>ID+漢字名+ｶﾀｶﾅ</text:p>
          </table:table-cell>
          <table:covered-table-cell table:style-name="ce663"/>
          <table:covered-table-cell table:style-name="ce625"/>
          <table:covered-table-cell table:style-name="ce663"/>
          <table:table-cell table:style-name="ce503" table:number-columns-repeated="1014"/>
          <table:table-cell/>
        </table:table-row>
        <table:table-row table:style-name="ro8">
          <table:table-cell table:style-name="ce503"/>
          <table:table-cell table:style-name="ce503" office:value-type="string" calcext:value-type="string">
            <text:p>#</text:p>
          </table:table-cell>
          <table:table-cell table:style-name="ce580" office:value-type="date" office:date-value="2018-05-03" calcext:value-type="date">
            <text:p>2018/05/03</text:p>
          </table:table-cell>
          <table:table-cell table:style-name="ce596" office:value-type="string" calcext:value-type="string">
            <text:p>入院</text:p>
          </table:table-cell>
          <table:table-cell table:style-name="ce617"/>
          <table:table-cell table:style-name="ce626"/>
          <table:table-cell table:style-name="ce665" office:value-type="string" calcext:value-type="string">
            <text:p>2018/5/25</text:p>
          </table:table-cell>
          <table:table-cell table:style-name="ce666"/>
          <table:table-cell table:style-name="ce625"/>
          <table:table-cell table:style-name="ce503"/>
          <table:table-cell table:style-name="ce694"/>
          <table:table-cell table:style-name="ce503" table:number-columns-repeated="1012"/>
          <table:table-cell/>
        </table:table-row>
        <table:table-row table:style-name="ro2">
          <table:table-cell/>
          <table:table-cell table:style-name="ce503" office:value-type="string" calcext:value-type="string">
            <text:p>#</text:p>
          </table:table-cell>
          <table:table-cell table:style-name="ce581"/>
          <table:table-cell table:style-name="ce597" office:value-type="string" calcext:value-type="string">
            <text:p>入院時ECG</text:p>
          </table:table-cell>
          <table:table-cell table:style-name="ce618"/>
          <table:table-cell table:style-name="ce627"/>
          <table:table-cell table:style-name="ce665"/>
          <table:table-cell table:style-name="ce666"/>
          <table:table-cell table:style-name="ce490"/>
          <table:table-cell/>
          <table:table-cell table:style-name="ce533"/>
          <table:table-cell table:number-columns-repeated="1013"/>
        </table:table-row>
        <table:table-row table:style-name="ro2">
          <table:table-cell/>
          <table:table-cell office:value-type="string" calcext:value-type="string">
            <text:p>#</text:p>
          </table:table-cell>
          <table:table-cell table:style-name="ce581"/>
          <table:table-cell table:style-name="ce597" office:value-type="string" calcext:value-type="string">
            <text:p>面談記録</text:p>
          </table:table-cell>
          <table:table-cell table:style-name="ce618"/>
          <table:table-cell table:style-name="ce628" office:value-type="string" calcext:value-type="string">
            <text:p>未</text:p>
          </table:table-cell>
          <table:table-cell table:style-name="ce666" table:number-columns-repeated="2"/>
          <table:table-cell table:style-name="ce490"/>
          <table:table-cell table:style-name="ce533"/>
          <table:table-cell table:number-columns-repeated="1014"/>
        </table:table-row>
        <table:table-row table:style-name="ro2">
          <table:table-cell table:style-name="ce533"/>
          <table:table-cell table:style-name="ce533" office:value-type="string" calcext:value-type="string">
            <text:p>#</text:p>
          </table:table-cell>
          <table:table-cell table:style-name="ce582"/>
          <table:table-cell table:style-name="ce597" office:value-type="string" calcext:value-type="string">
            <text:p>心肺機能低下時</text:p>
          </table:table-cell>
          <table:table-cell table:style-name="ce597"/>
          <table:table-cell table:style-name="ce629" office:value-type="string" calcext:value-type="string">
            <text:p>説明未</text:p>
          </table:table-cell>
          <table:table-cell table:style-name="ce666" table:number-columns-repeated="2"/>
          <table:table-cell table:style-name="ce680"/>
          <table:table-cell table:style-name="ce533" table:number-columns-repeated="1014"/>
          <table:table-cell/>
        </table:table-row>
        <table:table-row table:style-name="ro2">
          <table:table-cell table:style-name="ce568"/>
          <table:table-cell table:style-name="ce568" office:value-type="string" calcext:value-type="string">
            <text:p>#</text:p>
          </table:table-cell>
          <table:table-cell table:style-name="ce585"/>
          <table:table-cell table:style-name="ce598" office:value-type="string" calcext:value-type="string">
            <text:p>4F転床説明</text:p>
          </table:table-cell>
          <table:table-cell table:style-name="ce620"/>
          <table:table-cell table:style-name="ce630" office:value-type="string" calcext:value-type="string">
            <text:p>未</text:p>
          </table:table-cell>
          <table:table-cell table:style-name="ce665"/>
          <table:table-cell table:style-name="ce666"/>
          <table:table-cell table:style-name="ce684"/>
          <table:table-cell table:style-name="ce688"/>
          <table:table-cell table:style-name="ce568" table:number-columns-repeated="246"/>
          <table:table-cell table:style-name="ce702" table:number-columns-repeated="767"/>
          <table:table-cell/>
        </table:table-row>
        <table:table-row table:style-name="ro2">
          <table:table-cell table:number-columns-repeated="2"/>
          <table:table-cell table:style-name="ce586"/>
          <table:table-cell table:style-name="ce597"/>
          <table:table-cell table:style-name="ce618"/>
          <table:table-cell table:style-name="ce628"/>
          <table:table-cell table:style-name="ce490" table:number-columns-repeated="3"/>
          <table:table-cell/>
          <table:table-cell table:style-name="ce533"/>
          <table:table-cell table:number-columns-repeated="1013"/>
        </table:table-row>
        <table:table-row table:style-name="ro2">
          <table:table-cell table:number-columns-repeated="2"/>
          <table:table-cell table:style-name="ce586"/>
          <table:table-cell table:style-name="ce597"/>
          <table:table-cell table:style-name="ce618"/>
          <table:table-cell table:style-name="ce628"/>
          <table:table-cell table:style-name="ce666" table:number-columns-repeated="2"/>
          <table:table-cell table:style-name="ce684"/>
          <table:table-cell/>
          <table:table-cell table:style-name="ce533"/>
          <table:table-cell table:number-columns-repeated="1013"/>
        </table:table-row>
        <table:table-row table:style-name="ro2">
          <table:table-cell table:number-columns-repeated="2"/>
          <table:table-cell table:style-name="ce586"/>
          <table:table-cell table:style-name="ce597"/>
          <table:table-cell table:style-name="ce618"/>
          <table:table-cell table:style-name="ce628"/>
          <table:table-cell table:style-name="ce666" table:number-columns-repeated="2"/>
          <table:table-cell table:style-name="ce490"/>
          <table:table-cell/>
          <table:table-cell table:style-name="ce533"/>
          <table:table-cell table:number-columns-repeated="1013"/>
        </table:table-row>
        <table:table-row table:style-name="ro2">
          <table:table-cell table:number-columns-repeated="2"/>
          <table:table-cell table:style-name="ce586"/>
          <table:table-cell table:style-name="ce597"/>
          <table:table-cell table:style-name="ce618"/>
          <table:table-cell table:style-name="ce628"/>
          <table:table-cell table:style-name="Default" table:number-columns-repeated="3"/>
          <table:table-cell/>
          <table:table-cell table:style-name="ce533"/>
          <table:table-cell table:number-columns-repeated="1013"/>
        </table:table-row>
        <table:table-row table:style-name="ro2" table:number-rows-repeated="3">
          <table:table-cell table:number-columns-repeated="2"/>
          <table:table-cell table:style-name="ce586"/>
          <table:table-cell table:style-name="ce597"/>
          <table:table-cell table:style-name="ce618"/>
          <table:table-cell table:style-name="ce628"/>
          <table:table-cell table:style-name="ce490" table:number-columns-repeated="3"/>
          <table:table-cell/>
          <table:table-cell table:style-name="ce533"/>
          <table:table-cell table:number-columns-repeated="1013"/>
        </table:table-row>
        <table:table-row table:style-name="ro2">
          <table:table-cell table:style-name="ce570" table:number-columns-repeated="2"/>
          <table:table-cell table:style-name="ce587"/>
          <table:table-cell table:style-name="ce600"/>
          <table:table-cell table:style-name="ce621"/>
          <table:table-cell table:style-name="ce637"/>
          <table:table-cell table:style-name="ce490" table:number-columns-repeated="3"/>
          <table:table-cell table:style-name="ce570"/>
          <table:table-cell table:style-name="ce696"/>
          <table:table-cell table:style-name="ce570" table:number-columns-repeated="245"/>
          <table:table-cell table:style-name="ce704" table:number-columns-repeated="767"/>
          <table:table-cell/>
        </table:table-row>
        <table:table-row table:style-name="ro2">
          <table:table-cell table:style-name="ce573" table:number-columns-repeated="2"/>
          <table:table-cell table:style-name="ce588" office:value-type="string" calcext:value-type="string">
            <text:p>本日の記事</text:p>
          </table:table-cell>
          <table:table-cell table:style-name="ce601"/>
          <table:table-cell table:style-name="ce623"/>
          <table:table-cell table:style-name="ce638"/>
          <table:table-cell table:style-name="ce668" table:number-columns-repeated="2"/>
          <table:table-cell table:style-name="ce638"/>
          <table:table-cell table:style-name="ce573" table:number-columns-repeated="1014"/>
          <table:table-cell/>
        </table:table-row>
        <table:table-row table:style-name="ro2">
          <table:table-cell table:number-columns-repeated="2"/>
          <table:table-cell table:style-name="ce589"/>
          <table:table-cell/>
          <table:table-cell table:style-name="ce624"/>
          <table:table-cell/>
          <table:table-cell table:style-name="ce490" table:number-columns-repeated="3"/>
          <table:table-cell table:number-columns-repeated="1015"/>
        </table:table-row>
        <table:table-row table:style-name="ro2">
          <table:table-cell table:number-columns-repeated="2"/>
          <table:table-cell table:style-name="ce590"/>
          <table:table-cell/>
          <table:table-cell table:style-name="ce624"/>
          <table:table-cell/>
          <table:table-cell table:style-name="ce490" table:number-columns-repeated="3"/>
          <table:table-cell table:number-columns-repeated="1015"/>
        </table:table-row>
        <table:table-row table:style-name="ro2" table:number-rows-repeated="18">
          <table:table-cell table:number-columns-repeated="2"/>
          <table:table-cell table:style-name="ce590"/>
          <table:table-cell table:number-columns-repeated="3"/>
          <table:table-cell table:style-name="ce490" table:number-columns-repeated="3"/>
          <table:table-cell table:number-columns-repeated="1015"/>
        </table:table-row>
        <table:table-row table:style-name="ro2">
          <table:table-cell table:number-columns-repeated="6"/>
          <table:table-cell table:style-name="ce490" table:number-columns-repeated="3"/>
          <table:table-cell table:style-name="ce503"/>
          <table:table-cell/>
          <table:table-cell table:style-name="ce533" table:number-columns-repeated="2"/>
          <table:table-cell table:number-columns-repeated="1011"/>
        </table:table-row>
        <table:table-row table:style-name="ro2">
          <table:table-cell table:style-name="ce574" table:number-columns-repeated="2"/>
          <table:table-cell table:style-name="ce591" office:value-type="string" calcext:value-type="string">
            <text:p>過去の問題ﾘｽﾄ</text:p>
          </table:table-cell>
          <table:table-cell table:style-name="ce605"/>
          <table:table-cell table:style-name="ce574"/>
          <table:table-cell table:style-name="ce641" table:number-columns-repeated="4"/>
          <table:table-cell table:style-name="ce574"/>
          <table:table-cell table:style-name="ce697"/>
          <table:table-cell table:style-name="ce574" table:number-columns-repeated="1012"/>
          <table:table-cell/>
        </table:table-row>
        <table:table-row table:style-name="ro2">
          <table:table-cell/>
          <table:table-cell table:style-name="ce543" office:value-type="string" calcext:value-type="string">
            <text:p>#</text:p>
          </table:table-cell>
          <table:table-cell table:style-name="ce593"/>
          <table:table-cell table:style-name="ce609" office:value-type="string" calcext:value-type="string">
            <text:p>ﾄﾗﾍﾙﾊﾟｰ確認</text:p>
          </table:table-cell>
          <table:table-cell table:style-name="ce618"/>
          <table:table-cell table:style-name="ce647" office:value-type="string" calcext:value-type="string">
            <text:p>未</text:p>
          </table:table-cell>
          <table:table-cell table:style-name="ce647" table:number-columns-repeated="2"/>
          <table:table-cell table:style-name="ce684"/>
          <table:table-cell/>
          <table:table-cell table:style-name="ce533"/>
          <table:table-cell table:number-columns-repeated="1013"/>
        </table:table-row>
        <table:table-row table:style-name="ro13">
          <table:table-cell/>
          <table:table-cell table:style-name="ce543" office:value-type="string" calcext:value-type="string">
            <text:p>#</text:p>
          </table:table-cell>
          <table:table-cell table:style-name="ce593"/>
          <table:table-cell table:style-name="ce612" office:value-type="string" calcext:value-type="string">
            <text:p>CVﾎﾟｰﾄ,胃瘻説明</text:p>
          </table:table-cell>
          <table:table-cell table:style-name="ce618"/>
          <table:table-cell table:style-name="ce647" office:value-type="string" calcext:value-type="string">
            <text:p>未</text:p>
          </table:table-cell>
          <table:table-cell table:style-name="ce647" table:number-columns-repeated="2"/>
          <table:table-cell table:style-name="ce684" office:value-type="string" calcext:value-type="string">
            <text:p>未</text:p>
          </table:table-cell>
          <table:table-cell/>
          <table:table-cell table:style-name="ce533"/>
          <table:table-cell table:number-columns-repeated="1013"/>
        </table:table-row>
        <table:table-row table:style-name="ro2">
          <table:table-cell table:style-name="ce575" table:number-columns-repeated="2"/>
          <table:table-cell table:style-name="ce594" office:value-type="string" calcext:value-type="string">
            <text:p>過去の記事</text:p>
          </table:table-cell>
          <table:table-cell table:style-name="ce613"/>
          <table:table-cell table:style-name="ce575"/>
          <table:table-cell table:style-name="ce594" office:value-type="string" calcext:value-type="string">
            <text:p>問題ﾘｽﾄへ変換</text:p>
          </table:table-cell>
          <table:table-cell table:style-name="ce672" table:number-columns-repeated="2"/>
          <table:table-cell table:style-name="ce685"/>
          <table:table-cell table:style-name="ce575" table:number-columns-repeated="1014"/>
          <table:table-cell/>
        </table:table-row>
        <table:table-row table:style-name="ro2">
          <table:table-cell table:number-columns-repeated="6"/>
          <table:table-cell table:style-name="ce666" table:number-columns-repeated="2"/>
          <table:table-cell table:style-name="ce490"/>
          <table:table-cell table:number-columns-repeated="1015"/>
        </table:table-row>
        <table:table-row table:style-name="ro2">
          <table:table-cell table:number-columns-repeated="6"/>
          <table:table-cell table:style-name="ce673" table:number-columns-repeated="2"/>
          <table:table-cell table:style-name="ce490"/>
          <table:table-cell table:number-columns-repeated="1015"/>
        </table:table-row>
        <table:table-row table:style-name="ro2" table:number-rows-repeated="36">
          <table:table-cell table:number-columns-repeated="6"/>
          <table:table-cell table:style-name="ce666" table:number-columns-repeated="2"/>
          <table:table-cell table:style-name="ce490"/>
          <table:table-cell table:number-columns-repeated="1015"/>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3" table:number-columns-repeated="5" table:default-cell-style-name="ce210"/>
        <table:table-column table:style-name="co39" table:default-cell-style-name="ce800"/>
        <table:table-column table:style-name="co40" table:default-cell-style-name="ce210"/>
        <table:table-column table:style-name="co23" table:default-cell-style-name="ce210"/>
        <table:table-column table:style-name="co41" table:default-cell-style-name="ce210"/>
        <table:table-column table:style-name="co17" table:number-columns-repeated="111" table:default-cell-style-name="ce210"/>
        <table:table-column table:style-name="co17" table:default-cell-style-name="ce886"/>
        <table:table-column table:style-name="co17" table:number-columns-repeated="137" table:default-cell-style-name="ce210"/>
        <table:table-column table:style-name="co17" table:number-columns-repeated="766" table:default-cell-style-name="ce902"/>
        <table:table-row table:style-name="ro14">
          <table:table-cell table:style-name="ce707" office:value-type="string" calcext:value-type="string" table:number-columns-spanned="5" table:number-rows-spanned="1">
            <text:p>履歴</text:p>
          </table:table-cell>
          <table:covered-table-cell table:number-columns-repeated="4" table:style-name="ce208"/>
          <table:table-cell table:style-name="ce754" office:value-type="string" calcext:value-type="string">
            <text:p>一覧へ</text:p>
          </table:table-cell>
          <table:table-cell table:style-name="ce806" office:value-type="string" calcext:value-type="string" table:number-columns-spanned="2" table:number-rows-spanned="1">
            <text:p>ｶﾙﾃへ</text:p>
          </table:table-cell>
          <table:covered-table-cell/>
          <table:table-cell/>
          <table:table-cell table:style-name="ce830" office:value-type="string" calcext:value-type="string">
            <text:p>11月</text:p>
          </table:table-cell>
          <table:table-cell table:number-columns-repeated="2"/>
          <table:table-cell table:style-name="ce830"/>
          <table:table-cell table:style-name="ce886"/>
          <table:table-cell table:style-name="ce887"/>
          <table:table-cell/>
          <table:table-cell table:style-name="ce830"/>
          <table:table-cell table:number-columns-repeated="2"/>
          <table:table-cell table:style-name="ce889"/>
          <table:table-cell table:style-name="ce895"/>
          <table:table-cell table:style-name="ce897"/>
          <table:table-cell table:style-name="ce898" table:number-columns-repeated="10"/>
          <table:table-cell table:style-name="ce895" office:value-type="string" calcext:value-type="string">
            <text:p>12月</text:p>
          </table:table-cell>
          <table:table-cell table:style-name="ce898" table:number-columns-repeated="7"/>
          <table:table-cell table:style-name="ce830"/>
          <table:table-cell table:number-columns-repeated="2"/>
          <table:table-cell table:style-name="ce830"/>
          <table:table-cell table:number-columns-repeated="3"/>
          <table:table-cell table:style-name="ce830"/>
          <table:table-cell table:number-columns-repeated="3"/>
          <table:table-cell table:style-name="ce830"/>
          <table:table-cell table:number-columns-repeated="11"/>
          <table:table-cell table:style-name="ce830" office:value-type="string" calcext:value-type="string">
            <text:p>1月</text:p>
          </table:table-cell>
          <table:table-cell table:number-columns-repeated="7"/>
          <table:table-cell table:style-name="ce830"/>
          <table:table-cell table:number-columns-repeated="2"/>
          <table:table-cell table:style-name="ce830"/>
          <table:table-cell table:number-columns-repeated="3"/>
          <table:table-cell table:style-name="ce830" table:number-columns-repeated="2"/>
          <table:table-cell table:number-columns-repeated="14"/>
          <table:table-cell table:style-name="ce830" office:value-type="string" calcext:value-type="string">
            <text:p>2月</text:p>
          </table:table-cell>
          <table:table-cell table:number-columns-repeated="4"/>
          <table:table-cell table:style-name="ce830"/>
          <table:table-cell table:number-columns-repeated="4"/>
          <table:table-cell table:style-name="ce830"/>
          <table:table-cell table:number-columns-repeated="3"/>
          <table:table-cell table:style-name="ce830"/>
          <table:table-cell/>
          <table:table-cell table:style-name="ce830"/>
          <table:table-cell table:number-columns-repeated="12"/>
          <table:table-cell table:style-name="ce830" office:value-type="string" calcext:value-type="string">
            <text:p>3月</text:p>
          </table:table-cell>
          <table:table-cell table:number-columns-repeated="6"/>
          <table:table-cell table:style-name="ce830"/>
          <table:table-cell table:number-columns-repeated="4"/>
          <table:table-cell table:style-name="ce830"/>
          <table:table-cell table:number-columns-repeated="3"/>
          <table:table-cell table:style-name="ce830" table:number-columns-repeated="2"/>
          <table:table-cell table:number-columns-repeated="13"/>
          <table:table-cell table:style-name="ce830" office:value-type="string" calcext:value-type="string">
            <text:p>4月</text:p>
          </table:table-cell>
          <table:table-cell table:number-columns-repeated="5"/>
          <table:table-cell table:style-name="ce830"/>
          <table:table-cell table:number-columns-repeated="4"/>
          <table:table-cell table:style-name="ce830"/>
          <table:table-cell table:number-columns-repeated="3"/>
          <table:table-cell table:style-name="ce830"/>
          <table:table-cell/>
          <table:table-cell table:style-name="ce830"/>
          <table:table-cell table:number-columns-repeated="12"/>
          <table:table-cell table:style-name="ce830" office:value-type="string" calcext:value-type="string">
            <text:p>5月</text:p>
          </table:table-cell>
          <table:table-cell table:number-columns-repeated="6"/>
          <table:table-cell table:style-name="ce830"/>
          <table:table-cell table:number-columns-repeated="4"/>
          <table:table-cell table:style-name="ce830"/>
          <table:table-cell table:number-columns-repeated="3"/>
          <table:table-cell table:style-name="ce830" table:number-columns-repeated="2"/>
          <table:table-cell table:number-columns-repeated="13"/>
          <table:table-cell table:style-name="ce830" office:value-type="string" calcext:value-type="string">
            <text:p>6月</text:p>
          </table:table-cell>
          <table:table-cell table:number-columns-repeated="5"/>
          <table:table-cell table:style-name="ce830"/>
          <table:table-cell table:number-columns-repeated="5"/>
          <table:table-cell table:style-name="ce830"/>
          <table:table-cell table:number-columns-repeated="3"/>
          <table:table-cell table:style-name="ce830" table:number-columns-repeated="2"/>
          <table:table-cell table:number-columns-repeated="12"/>
          <table:table-cell table:style-name="ce830" office:value-type="string" calcext:value-type="string">
            <text:p>7月</text:p>
          </table:table-cell>
          <table:table-cell table:number-columns-repeated="6"/>
          <table:table-cell table:style-name="ce830"/>
          <table:table-cell table:number-columns-repeated="2"/>
          <table:table-cell table:style-name="ce830"/>
          <table:table-cell table:number-columns-repeated="768"/>
        </table:table-row>
        <table:table-row table:style-name="ro14">
          <table:table-cell table:style-name="ce208" office:value-type="string" calcext:value-type="string" table:number-columns-spanned="1" table:number-rows-spanned="3">
            <text:p>点滴</text:p>
          </table:table-cell>
          <table:table-cell table:style-name="ce208" office:value-type="string" calcext:value-type="string" table:number-columns-spanned="1" table:number-rows-spanned="3">
            <text:p>内服</text:p>
          </table:table-cell>
          <table:table-cell table:style-name="ce208" office:value-type="string" calcext:value-type="string" table:number-columns-spanned="1" table:number-rows-spanned="3">
            <text:p>その他</text:p>
          </table:table-cell>
          <table:table-cell table:style-name="ce208" office:value-type="string" calcext:value-type="string" table:number-columns-spanned="1" table:number-rows-spanned="3">
            <text:p>検査値</text:p>
          </table:table-cell>
          <table:table-cell table:style-name="ce208" office:value-type="string" calcext:value-type="string" table:number-columns-spanned="1" table:number-rows-spanned="3">
            <text:p>採用外</text:p>
          </table:table-cell>
          <table:table-cell table:style-name="ce756" office:value-type="string" calcext:value-type="string">
            <text:p>ID+漢字名+ｶﾀｶﾅ</text:p>
          </table:table-cell>
          <table:table-cell table:style-name="ce809" office:value-type="string" calcext:value-type="string">
            <text:p>用法</text:p>
          </table:table-cell>
          <table:table-cell table:style-name="ce818" office:value-type="string" calcext:value-type="string">
            <text:p>回数</text:p>
          </table:table-cell>
          <table:table-cell table:style-name="ce828" office:value-type="string" calcext:value-type="string">
            <text:p>限定</text:p>
          </table:table-cell>
          <table:table-cell table:style-name="ce831" office:value-type="date" office:date-value="2015-11-08" calcext:value-type="date">
            <text:p>8</text:p>
          </table:table-cell>
          <table:table-cell table:style-name="ce882" office:value-type="date" office:date-value="2015-11-09" calcext:value-type="date">
            <text:p>9</text:p>
          </table:table-cell>
          <table:table-cell table:style-name="ce882" office:value-type="date" office:date-value="2015-11-10" calcext:value-type="date">
            <text:p>10</text:p>
          </table:table-cell>
          <table:table-cell table:style-name="ce882" office:value-type="date" office:date-value="2015-11-11" calcext:value-type="date">
            <text:p>11</text:p>
          </table:table-cell>
          <table:table-cell table:style-name="ce882" office:value-type="date" office:date-value="2015-11-12" calcext:value-type="date">
            <text:p>12</text:p>
          </table:table-cell>
          <table:table-cell table:style-name="ce882" office:value-type="date" office:date-value="2015-11-13" calcext:value-type="date">
            <text:p>13</text:p>
          </table:table-cell>
          <table:table-cell table:style-name="ce888" office:value-type="date" office:date-value="2015-11-14" calcext:value-type="date">
            <text:p>14</text:p>
          </table:table-cell>
          <table:table-cell table:style-name="ce831" office:value-type="date" office:date-value="2015-11-15" calcext:value-type="date">
            <text:p>15</text:p>
          </table:table-cell>
          <table:table-cell table:style-name="ce882" office:value-type="date" office:date-value="2015-11-16" calcext:value-type="date">
            <text:p>16</text:p>
          </table:table-cell>
          <table:table-cell table:style-name="ce882" office:value-type="date" office:date-value="2015-11-17" calcext:value-type="date">
            <text:p>17</text:p>
          </table:table-cell>
          <table:table-cell table:style-name="ce890" office:value-type="date" office:date-value="2015-11-18" calcext:value-type="date">
            <text:p>18</text:p>
          </table:table-cell>
          <table:table-cell table:style-name="ce882" office:value-type="date" office:date-value="2015-11-19" calcext:value-type="date">
            <text:p>19</text:p>
          </table:table-cell>
          <table:table-cell table:style-name="ce882" office:value-type="date" office:date-value="2015-11-21" calcext:value-type="date">
            <text:p>21</text:p>
          </table:table-cell>
          <table:table-cell table:style-name="ce888" office:value-type="date" office:date-value="2015-11-21" calcext:value-type="date">
            <text:p>21</text:p>
          </table:table-cell>
          <table:table-cell table:style-name="ce831" office:value-type="date" office:date-value="2015-11-22" calcext:value-type="date">
            <text:p>22</text:p>
          </table:table-cell>
          <table:table-cell table:style-name="ce899" office:value-type="date" office:date-value="2015-11-23" calcext:value-type="date">
            <text:p>23</text:p>
          </table:table-cell>
          <table:table-cell table:style-name="ce882" office:value-type="date" office:date-value="2015-11-24" calcext:value-type="date">
            <text:p>24</text:p>
          </table:table-cell>
          <table:table-cell table:style-name="ce882" office:value-type="date" office:date-value="2015-11-25" calcext:value-type="date">
            <text:p>25</text:p>
          </table:table-cell>
          <table:table-cell table:style-name="ce882" office:value-type="date" office:date-value="2015-11-26" calcext:value-type="date">
            <text:p>26</text:p>
          </table:table-cell>
          <table:table-cell table:style-name="ce882" office:value-type="date" office:date-value="2015-11-27" calcext:value-type="date">
            <text:p>27</text:p>
          </table:table-cell>
          <table:table-cell table:style-name="ce888" office:value-type="date" office:date-value="2015-11-28" calcext:value-type="date">
            <text:p>28</text:p>
          </table:table-cell>
          <table:table-cell table:style-name="ce831" office:value-type="date" office:date-value="2015-11-29" calcext:value-type="date">
            <text:p>29</text:p>
          </table:table-cell>
          <table:table-cell table:style-name="ce882" office:value-type="date" office:date-value="2015-11-30" calcext:value-type="date">
            <text:p>30</text:p>
          </table:table-cell>
          <table:table-cell table:style-name="ce882" office:value-type="date" office:date-value="2015-12-01" calcext:value-type="date">
            <text:p>1</text:p>
          </table:table-cell>
          <table:table-cell table:style-name="ce882" office:value-type="date" office:date-value="2015-12-02" calcext:value-type="date">
            <text:p>2</text:p>
          </table:table-cell>
          <table:table-cell table:style-name="ce882" office:value-type="date" office:date-value="2015-12-03" calcext:value-type="date">
            <text:p>3</text:p>
          </table:table-cell>
          <table:table-cell table:style-name="ce882" office:value-type="date" office:date-value="2015-12-04" calcext:value-type="date">
            <text:p>4</text:p>
          </table:table-cell>
          <table:table-cell table:style-name="ce888" office:value-type="date" office:date-value="2015-12-05" calcext:value-type="date">
            <text:p>5</text:p>
          </table:table-cell>
          <table:table-cell table:style-name="ce831" office:value-type="date" office:date-value="2015-12-06" calcext:value-type="date">
            <text:p>6</text:p>
          </table:table-cell>
          <table:table-cell table:style-name="ce882" office:value-type="date" office:date-value="2015-12-07" calcext:value-type="date">
            <text:p>7</text:p>
          </table:table-cell>
          <table:table-cell table:style-name="ce882" office:value-type="date" office:date-value="2015-12-08" calcext:value-type="date">
            <text:p>8</text:p>
          </table:table-cell>
          <table:table-cell table:style-name="ce882" office:value-type="date" office:date-value="2015-12-09" calcext:value-type="date">
            <text:p>9</text:p>
          </table:table-cell>
          <table:table-cell table:style-name="ce882" office:value-type="date" office:date-value="2015-12-10" calcext:value-type="date">
            <text:p>10</text:p>
          </table:table-cell>
          <table:table-cell table:style-name="ce882" office:value-type="date" office:date-value="2015-12-11" calcext:value-type="date">
            <text:p>11</text:p>
          </table:table-cell>
          <table:table-cell table:style-name="ce888" office:value-type="date" office:date-value="2015-12-12" calcext:value-type="date">
            <text:p>12</text:p>
          </table:table-cell>
          <table:table-cell table:style-name="ce831" office:value-type="date" office:date-value="2015-12-13" calcext:value-type="date">
            <text:p>13</text:p>
          </table:table-cell>
          <table:table-cell table:style-name="ce882" office:value-type="date" office:date-value="2015-12-14" calcext:value-type="date">
            <text:p>14</text:p>
          </table:table-cell>
          <table:table-cell table:style-name="ce882" office:value-type="date" office:date-value="2015-12-15" calcext:value-type="date">
            <text:p>15</text:p>
          </table:table-cell>
          <table:table-cell table:style-name="ce882" office:value-type="date" office:date-value="2015-12-16" calcext:value-type="date">
            <text:p>16</text:p>
          </table:table-cell>
          <table:table-cell table:style-name="ce882" office:value-type="date" office:date-value="2015-12-17" calcext:value-type="date">
            <text:p>17</text:p>
          </table:table-cell>
          <table:table-cell table:style-name="ce882" office:value-type="date" office:date-value="2015-12-18" calcext:value-type="date">
            <text:p>18</text:p>
          </table:table-cell>
          <table:table-cell table:style-name="ce888" office:value-type="date" office:date-value="2015-12-19" calcext:value-type="date">
            <text:p>19</text:p>
          </table:table-cell>
          <table:table-cell table:style-name="ce831" office:value-type="date" office:date-value="2015-12-20" calcext:value-type="date">
            <text:p>20</text:p>
          </table:table-cell>
          <table:table-cell table:style-name="ce882" office:value-type="date" office:date-value="2015-12-21" calcext:value-type="date">
            <text:p>21</text:p>
          </table:table-cell>
          <table:table-cell table:style-name="ce882" office:value-type="date" office:date-value="2015-12-22" calcext:value-type="date">
            <text:p>22</text:p>
          </table:table-cell>
          <table:table-cell table:style-name="ce899" office:value-type="date" office:date-value="2015-12-23" calcext:value-type="date">
            <text:p>23</text:p>
          </table:table-cell>
          <table:table-cell table:style-name="ce882" office:value-type="date" office:date-value="2015-12-24" calcext:value-type="date">
            <text:p>24</text:p>
          </table:table-cell>
          <table:table-cell table:style-name="ce882" office:value-type="date" office:date-value="2015-12-25" calcext:value-type="date">
            <text:p>25</text:p>
          </table:table-cell>
          <table:table-cell table:style-name="ce888" office:value-type="date" office:date-value="2015-12-26" calcext:value-type="date">
            <text:p>26</text:p>
          </table:table-cell>
          <table:table-cell table:style-name="ce831" office:value-type="date" office:date-value="2015-12-27" calcext:value-type="date">
            <text:p>27</text:p>
          </table:table-cell>
          <table:table-cell table:style-name="ce882" office:value-type="date" office:date-value="2015-12-28" calcext:value-type="date">
            <text:p>28</text:p>
          </table:table-cell>
          <table:table-cell table:style-name="ce882" office:value-type="date" office:date-value="2015-12-29" calcext:value-type="date">
            <text:p>29</text:p>
          </table:table-cell>
          <table:table-cell table:style-name="ce899" office:value-type="date" office:date-value="2015-12-30" calcext:value-type="date">
            <text:p>30</text:p>
          </table:table-cell>
          <table:table-cell table:style-name="ce899" office:value-type="date" office:date-value="2015-12-31" calcext:value-type="date">
            <text:p>31</text:p>
          </table:table-cell>
          <table:table-cell table:style-name="ce882" office:value-type="date" office:date-value="2016-01-01" calcext:value-type="date">
            <text:p>1</text:p>
          </table:table-cell>
          <table:table-cell table:style-name="ce888" office:value-type="date" office:date-value="2016-01-02" calcext:value-type="date">
            <text:p>2</text:p>
          </table:table-cell>
          <table:table-cell table:style-name="ce831" office:value-type="date" office:date-value="2016-01-03" calcext:value-type="date">
            <text:p>3</text:p>
          </table:table-cell>
          <table:table-cell table:style-name="ce882" office:value-type="date" office:date-value="2016-01-04" calcext:value-type="date">
            <text:p>4</text:p>
          </table:table-cell>
          <table:table-cell table:style-name="ce882" office:value-type="date" office:date-value="2016-01-05" calcext:value-type="date">
            <text:p>5</text:p>
          </table:table-cell>
          <table:table-cell table:style-name="ce882" office:value-type="date" office:date-value="2016-01-06" calcext:value-type="date">
            <text:p>6</text:p>
          </table:table-cell>
          <table:table-cell table:style-name="ce882" office:value-type="date" office:date-value="2016-01-07" calcext:value-type="date">
            <text:p>7</text:p>
          </table:table-cell>
          <table:table-cell table:style-name="ce882" office:value-type="date" office:date-value="2016-01-08" calcext:value-type="date">
            <text:p>8</text:p>
          </table:table-cell>
          <table:table-cell table:style-name="ce888" office:value-type="date" office:date-value="2016-01-09" calcext:value-type="date">
            <text:p>9</text:p>
          </table:table-cell>
          <table:table-cell table:style-name="ce831" office:value-type="date" office:date-value="2016-01-10" calcext:value-type="date">
            <text:p>10</text:p>
          </table:table-cell>
          <table:table-cell table:style-name="ce882" office:value-type="date" office:date-value="2016-01-11" calcext:value-type="date">
            <text:p>11</text:p>
          </table:table-cell>
          <table:table-cell table:style-name="ce882" office:value-type="date" office:date-value="2016-01-12" calcext:value-type="date">
            <text:p>12</text:p>
          </table:table-cell>
          <table:table-cell table:style-name="ce882" office:value-type="date" office:date-value="2016-01-13" calcext:value-type="date">
            <text:p>13</text:p>
          </table:table-cell>
          <table:table-cell table:style-name="ce882" office:value-type="date" office:date-value="2016-01-14" calcext:value-type="date">
            <text:p>14</text:p>
          </table:table-cell>
          <table:table-cell table:style-name="ce882" office:value-type="date" office:date-value="2016-01-15" calcext:value-type="date">
            <text:p>15</text:p>
          </table:table-cell>
          <table:table-cell table:style-name="ce888" office:value-type="date" office:date-value="2016-01-16" calcext:value-type="date">
            <text:p>16</text:p>
          </table:table-cell>
          <table:table-cell table:style-name="ce831" office:value-type="date" office:date-value="2016-01-17" calcext:value-type="date">
            <text:p>17</text:p>
          </table:table-cell>
          <table:table-cell table:style-name="ce882" office:value-type="date" office:date-value="2016-01-18" calcext:value-type="date">
            <text:p>18</text:p>
          </table:table-cell>
          <table:table-cell table:style-name="ce882" office:value-type="date" office:date-value="2016-01-19" calcext:value-type="date">
            <text:p>19</text:p>
          </table:table-cell>
          <table:table-cell table:style-name="ce882" office:value-type="date" office:date-value="2016-01-20" calcext:value-type="date">
            <text:p>20</text:p>
          </table:table-cell>
          <table:table-cell table:style-name="ce882" office:value-type="date" office:date-value="2016-01-21" calcext:value-type="date">
            <text:p>21</text:p>
          </table:table-cell>
          <table:table-cell table:style-name="ce882" office:value-type="date" office:date-value="2016-01-22" calcext:value-type="date">
            <text:p>22</text:p>
          </table:table-cell>
          <table:table-cell table:style-name="ce888" office:value-type="date" office:date-value="2016-01-23" calcext:value-type="date">
            <text:p>23</text:p>
          </table:table-cell>
          <table:table-cell table:style-name="ce831" office:value-type="date" office:date-value="2016-01-24" calcext:value-type="date">
            <text:p>24</text:p>
          </table:table-cell>
          <table:table-cell table:style-name="ce882" office:value-type="date" office:date-value="2016-01-25" calcext:value-type="date">
            <text:p>25</text:p>
          </table:table-cell>
          <table:table-cell table:style-name="ce882" office:value-type="date" office:date-value="2016-01-26" calcext:value-type="date">
            <text:p>26</text:p>
          </table:table-cell>
          <table:table-cell table:style-name="ce882" office:value-type="date" office:date-value="2016-01-27" calcext:value-type="date">
            <text:p>27</text:p>
          </table:table-cell>
          <table:table-cell table:style-name="ce882" office:value-type="date" office:date-value="2016-01-28" calcext:value-type="date">
            <text:p>28</text:p>
          </table:table-cell>
          <table:table-cell table:style-name="ce882" office:value-type="date" office:date-value="2016-01-29" calcext:value-type="date">
            <text:p>29</text:p>
          </table:table-cell>
          <table:table-cell table:style-name="ce888" office:value-type="date" office:date-value="2016-01-30" calcext:value-type="date">
            <text:p>30</text:p>
          </table:table-cell>
          <table:table-cell table:style-name="ce831" office:value-type="date" office:date-value="2016-01-31" calcext:value-type="date">
            <text:p>31</text:p>
          </table:table-cell>
          <table:table-cell table:style-name="ce882" office:value-type="date" office:date-value="2016-02-01" calcext:value-type="date">
            <text:p>1</text:p>
          </table:table-cell>
          <table:table-cell table:style-name="ce882" office:value-type="date" office:date-value="2016-02-02" calcext:value-type="date">
            <text:p>2</text:p>
          </table:table-cell>
          <table:table-cell table:style-name="ce882" office:value-type="date" office:date-value="2016-02-03" calcext:value-type="date">
            <text:p>3</text:p>
          </table:table-cell>
          <table:table-cell table:style-name="ce882" office:value-type="date" office:date-value="2016-02-04" calcext:value-type="date">
            <text:p>4</text:p>
          </table:table-cell>
          <table:table-cell table:style-name="ce882" office:value-type="date" office:date-value="2016-02-05" calcext:value-type="date">
            <text:p>5</text:p>
          </table:table-cell>
          <table:table-cell table:style-name="ce888" office:value-type="date" office:date-value="2016-02-06" calcext:value-type="date">
            <text:p>6</text:p>
          </table:table-cell>
          <table:table-cell table:style-name="ce831" office:value-type="date" office:date-value="2016-02-07" calcext:value-type="date">
            <text:p>7</text:p>
          </table:table-cell>
          <table:table-cell table:style-name="ce882" office:value-type="date" office:date-value="2016-02-08" calcext:value-type="date">
            <text:p>8</text:p>
          </table:table-cell>
          <table:table-cell table:style-name="ce882" office:value-type="date" office:date-value="2016-02-09" calcext:value-type="date">
            <text:p>9</text:p>
          </table:table-cell>
          <table:table-cell table:style-name="ce882" office:value-type="date" office:date-value="2016-02-10" calcext:value-type="date">
            <text:p>10</text:p>
          </table:table-cell>
          <table:table-cell table:style-name="ce882" office:value-type="date" office:date-value="2016-02-11" calcext:value-type="date">
            <text:p>11</text:p>
          </table:table-cell>
          <table:table-cell table:style-name="ce882" office:value-type="date" office:date-value="2016-02-12" calcext:value-type="date">
            <text:p>12</text:p>
          </table:table-cell>
          <table:table-cell table:style-name="ce888" office:value-type="date" office:date-value="2016-02-13" calcext:value-type="date">
            <text:p>13</text:p>
          </table:table-cell>
          <table:table-cell table:style-name="ce831" office:value-type="date" office:date-value="2016-02-14" calcext:value-type="date">
            <text:p>14</text:p>
          </table:table-cell>
          <table:table-cell table:style-name="ce882" office:value-type="date" office:date-value="2016-02-15" calcext:value-type="date">
            <text:p>15</text:p>
          </table:table-cell>
          <table:table-cell table:style-name="ce882" office:value-type="date" office:date-value="2016-02-16" calcext:value-type="date">
            <text:p>16</text:p>
          </table:table-cell>
          <table:table-cell table:style-name="ce882" office:value-type="date" office:date-value="2016-02-17" calcext:value-type="date">
            <text:p>17</text:p>
          </table:table-cell>
          <table:table-cell table:style-name="ce882" office:value-type="date" office:date-value="2016-02-18" calcext:value-type="date">
            <text:p>18</text:p>
          </table:table-cell>
          <table:table-cell table:style-name="ce882" office:value-type="date" office:date-value="2016-02-19" calcext:value-type="date">
            <text:p>19</text:p>
          </table:table-cell>
          <table:table-cell table:style-name="ce888" office:value-type="date" office:date-value="2016-02-20" calcext:value-type="date">
            <text:p>20</text:p>
          </table:table-cell>
          <table:table-cell table:style-name="ce831" office:value-type="date" office:date-value="2016-02-21" calcext:value-type="date">
            <text:p>21</text:p>
          </table:table-cell>
          <table:table-cell table:style-name="ce882" office:value-type="date" office:date-value="2016-02-22" calcext:value-type="date">
            <text:p>22</text:p>
          </table:table-cell>
          <table:table-cell table:style-name="ce882" office:value-type="date" office:date-value="2016-02-23" calcext:value-type="date">
            <text:p>23</text:p>
          </table:table-cell>
          <table:table-cell table:style-name="ce882" office:value-type="date" office:date-value="2016-02-24" calcext:value-type="date">
            <text:p>24</text:p>
          </table:table-cell>
          <table:table-cell table:style-name="ce882" office:value-type="date" office:date-value="2016-02-25" calcext:value-type="date">
            <text:p>25</text:p>
          </table:table-cell>
          <table:table-cell table:style-name="ce882" office:value-type="date" office:date-value="2016-02-26" calcext:value-type="date">
            <text:p>26</text:p>
          </table:table-cell>
          <table:table-cell table:style-name="ce888" office:value-type="date" office:date-value="2016-02-27" calcext:value-type="date">
            <text:p>27</text:p>
          </table:table-cell>
          <table:table-cell table:style-name="ce831" office:value-type="date" office:date-value="2016-02-28" calcext:value-type="date">
            <text:p>28</text:p>
          </table:table-cell>
          <table:table-cell table:style-name="ce882" office:value-type="date" office:date-value="2016-02-29" calcext:value-type="date">
            <text:p>29</text:p>
          </table:table-cell>
          <table:table-cell table:style-name="ce882" office:value-type="date" office:date-value="2016-03-01" calcext:value-type="date">
            <text:p>1</text:p>
          </table:table-cell>
          <table:table-cell table:style-name="ce882" office:value-type="date" office:date-value="2016-03-02" calcext:value-type="date">
            <text:p>2</text:p>
          </table:table-cell>
          <table:table-cell table:style-name="ce882" office:value-type="date" office:date-value="2016-03-03" calcext:value-type="date">
            <text:p>3</text:p>
          </table:table-cell>
          <table:table-cell table:style-name="ce882" office:value-type="date" office:date-value="2016-03-04" calcext:value-type="date">
            <text:p>4</text:p>
          </table:table-cell>
          <table:table-cell table:style-name="ce888" office:value-type="date" office:date-value="2016-03-05" calcext:value-type="date">
            <text:p>5</text:p>
          </table:table-cell>
          <table:table-cell table:style-name="ce831" office:value-type="date" office:date-value="2016-03-06" calcext:value-type="date">
            <text:p>6</text:p>
          </table:table-cell>
          <table:table-cell table:style-name="ce882" office:value-type="date" office:date-value="2016-03-07" calcext:value-type="date">
            <text:p>7</text:p>
          </table:table-cell>
          <table:table-cell table:style-name="ce882" office:value-type="date" office:date-value="2016-03-08" calcext:value-type="date">
            <text:p>8</text:p>
          </table:table-cell>
          <table:table-cell table:style-name="ce882" office:value-type="date" office:date-value="2016-03-09" calcext:value-type="date">
            <text:p>9</text:p>
          </table:table-cell>
          <table:table-cell table:style-name="ce882" office:value-type="date" office:date-value="2016-03-10" calcext:value-type="date">
            <text:p>10</text:p>
          </table:table-cell>
          <table:table-cell table:style-name="ce882" office:value-type="date" office:date-value="2016-03-11" calcext:value-type="date">
            <text:p>11</text:p>
          </table:table-cell>
          <table:table-cell table:style-name="ce888" office:value-type="date" office:date-value="2016-03-12" calcext:value-type="date">
            <text:p>12</text:p>
          </table:table-cell>
          <table:table-cell table:style-name="ce831" office:value-type="date" office:date-value="2016-03-13" calcext:value-type="date">
            <text:p>13</text:p>
          </table:table-cell>
          <table:table-cell table:style-name="ce882" office:value-type="date" office:date-value="2016-03-14" calcext:value-type="date">
            <text:p>14</text:p>
          </table:table-cell>
          <table:table-cell table:style-name="ce882" office:value-type="date" office:date-value="2016-03-15" calcext:value-type="date">
            <text:p>15</text:p>
          </table:table-cell>
          <table:table-cell table:style-name="ce882" office:value-type="date" office:date-value="2016-03-16" calcext:value-type="date">
            <text:p>16</text:p>
          </table:table-cell>
          <table:table-cell table:style-name="ce882" office:value-type="date" office:date-value="2016-03-17" calcext:value-type="date">
            <text:p>17</text:p>
          </table:table-cell>
          <table:table-cell table:style-name="ce882" office:value-type="date" office:date-value="2016-03-18" calcext:value-type="date">
            <text:p>18</text:p>
          </table:table-cell>
          <table:table-cell table:style-name="ce888" office:value-type="date" office:date-value="2016-03-19" calcext:value-type="date">
            <text:p>19</text:p>
          </table:table-cell>
          <table:table-cell table:style-name="ce831" office:value-type="date" office:date-value="2016-03-20" calcext:value-type="date">
            <text:p>20</text:p>
          </table:table-cell>
          <table:table-cell table:style-name="ce882" office:value-type="date" office:date-value="2016-03-21" calcext:value-type="date">
            <text:p>21</text:p>
          </table:table-cell>
          <table:table-cell table:style-name="ce882" office:value-type="date" office:date-value="2016-03-22" calcext:value-type="date">
            <text:p>22</text:p>
          </table:table-cell>
          <table:table-cell table:style-name="ce882" office:value-type="date" office:date-value="2016-03-23" calcext:value-type="date">
            <text:p>23</text:p>
          </table:table-cell>
          <table:table-cell table:style-name="ce882" office:value-type="date" office:date-value="2016-03-24" calcext:value-type="date">
            <text:p>24</text:p>
          </table:table-cell>
          <table:table-cell table:style-name="ce882" office:value-type="date" office:date-value="2016-03-25" calcext:value-type="date">
            <text:p>25</text:p>
          </table:table-cell>
          <table:table-cell table:style-name="ce888" office:value-type="date" office:date-value="2016-03-26" calcext:value-type="date">
            <text:p>26</text:p>
          </table:table-cell>
          <table:table-cell table:style-name="ce831" office:value-type="date" office:date-value="2016-03-27" calcext:value-type="date">
            <text:p>27</text:p>
          </table:table-cell>
          <table:table-cell table:style-name="ce882" office:value-type="date" office:date-value="2016-03-28" calcext:value-type="date">
            <text:p>28</text:p>
          </table:table-cell>
          <table:table-cell table:style-name="ce882" office:value-type="date" office:date-value="2016-03-29" calcext:value-type="date">
            <text:p>29</text:p>
          </table:table-cell>
          <table:table-cell table:style-name="ce882" office:value-type="date" office:date-value="2016-03-30" calcext:value-type="date">
            <text:p>30</text:p>
          </table:table-cell>
          <table:table-cell table:style-name="ce882" office:value-type="date" office:date-value="2016-03-31" calcext:value-type="date">
            <text:p>31</text:p>
          </table:table-cell>
          <table:table-cell table:style-name="ce882" office:value-type="date" office:date-value="2016-04-01" calcext:value-type="date">
            <text:p>1</text:p>
          </table:table-cell>
          <table:table-cell table:style-name="ce888" office:value-type="date" office:date-value="2016-04-02" calcext:value-type="date">
            <text:p>2</text:p>
          </table:table-cell>
          <table:table-cell table:style-name="ce831" office:value-type="date" office:date-value="2016-04-03" calcext:value-type="date">
            <text:p>3</text:p>
          </table:table-cell>
          <table:table-cell table:style-name="ce882" office:value-type="date" office:date-value="2016-04-04" calcext:value-type="date">
            <text:p>4</text:p>
          </table:table-cell>
          <table:table-cell table:style-name="ce882" office:value-type="date" office:date-value="2016-04-05" calcext:value-type="date">
            <text:p>5</text:p>
          </table:table-cell>
          <table:table-cell table:style-name="ce882" office:value-type="date" office:date-value="2016-04-06" calcext:value-type="date">
            <text:p>6</text:p>
          </table:table-cell>
          <table:table-cell table:style-name="ce882" office:value-type="date" office:date-value="2016-04-07" calcext:value-type="date">
            <text:p>7</text:p>
          </table:table-cell>
          <table:table-cell table:style-name="ce882" office:value-type="date" office:date-value="2016-04-08" calcext:value-type="date">
            <text:p>8</text:p>
          </table:table-cell>
          <table:table-cell table:style-name="ce888" office:value-type="date" office:date-value="2016-04-09" calcext:value-type="date">
            <text:p>9</text:p>
          </table:table-cell>
          <table:table-cell table:style-name="ce831" office:value-type="date" office:date-value="2016-04-10" calcext:value-type="date">
            <text:p>10</text:p>
          </table:table-cell>
          <table:table-cell table:style-name="ce882" office:value-type="date" office:date-value="2016-04-11" calcext:value-type="date">
            <text:p>11</text:p>
          </table:table-cell>
          <table:table-cell table:style-name="ce882" office:value-type="date" office:date-value="2016-04-12" calcext:value-type="date">
            <text:p>12</text:p>
          </table:table-cell>
          <table:table-cell table:style-name="ce882" office:value-type="date" office:date-value="2016-04-13" calcext:value-type="date">
            <text:p>13</text:p>
          </table:table-cell>
          <table:table-cell table:style-name="ce882" office:value-type="date" office:date-value="2016-04-14" calcext:value-type="date">
            <text:p>14</text:p>
          </table:table-cell>
          <table:table-cell table:style-name="ce882" office:value-type="date" office:date-value="2016-04-15" calcext:value-type="date">
            <text:p>15</text:p>
          </table:table-cell>
          <table:table-cell table:style-name="ce888" office:value-type="date" office:date-value="2016-04-16" calcext:value-type="date">
            <text:p>16</text:p>
          </table:table-cell>
          <table:table-cell table:style-name="ce831" office:value-type="date" office:date-value="2016-04-17" calcext:value-type="date">
            <text:p>17</text:p>
          </table:table-cell>
          <table:table-cell table:style-name="ce882" office:value-type="date" office:date-value="2016-04-18" calcext:value-type="date">
            <text:p>18</text:p>
          </table:table-cell>
          <table:table-cell table:style-name="ce882" office:value-type="date" office:date-value="2016-04-19" calcext:value-type="date">
            <text:p>19</text:p>
          </table:table-cell>
          <table:table-cell table:style-name="ce882" office:value-type="date" office:date-value="2016-04-20" calcext:value-type="date">
            <text:p>20</text:p>
          </table:table-cell>
          <table:table-cell table:style-name="ce882" office:value-type="date" office:date-value="2016-04-21" calcext:value-type="date">
            <text:p>21</text:p>
          </table:table-cell>
          <table:table-cell table:style-name="ce882" office:value-type="date" office:date-value="2016-04-22" calcext:value-type="date">
            <text:p>22</text:p>
          </table:table-cell>
          <table:table-cell table:style-name="ce888" office:value-type="date" office:date-value="2016-04-23" calcext:value-type="date">
            <text:p>23</text:p>
          </table:table-cell>
          <table:table-cell table:style-name="ce831" office:value-type="date" office:date-value="2016-04-24" calcext:value-type="date">
            <text:p>24</text:p>
          </table:table-cell>
          <table:table-cell table:style-name="ce882" office:value-type="date" office:date-value="2016-04-25" calcext:value-type="date">
            <text:p>25</text:p>
          </table:table-cell>
          <table:table-cell table:style-name="ce882" office:value-type="date" office:date-value="2016-04-26" calcext:value-type="date">
            <text:p>26</text:p>
          </table:table-cell>
          <table:table-cell table:style-name="ce882" office:value-type="date" office:date-value="2016-04-27" calcext:value-type="date">
            <text:p>27</text:p>
          </table:table-cell>
          <table:table-cell table:style-name="ce882" office:value-type="date" office:date-value="2016-04-28" calcext:value-type="date">
            <text:p>28</text:p>
          </table:table-cell>
          <table:table-cell table:style-name="ce882" office:value-type="date" office:date-value="2016-04-29" calcext:value-type="date">
            <text:p>29</text:p>
          </table:table-cell>
          <table:table-cell table:style-name="ce888" office:value-type="date" office:date-value="2016-04-30" calcext:value-type="date">
            <text:p>30</text:p>
          </table:table-cell>
          <table:table-cell table:style-name="ce831" office:value-type="date" office:date-value="2016-05-01" calcext:value-type="date">
            <text:p>1</text:p>
          </table:table-cell>
          <table:table-cell table:style-name="ce882" office:value-type="date" office:date-value="2016-05-02" calcext:value-type="date">
            <text:p>2</text:p>
          </table:table-cell>
          <table:table-cell table:style-name="ce882" office:value-type="date" office:date-value="2016-05-03" calcext:value-type="date">
            <text:p>3</text:p>
          </table:table-cell>
          <table:table-cell table:style-name="ce882" office:value-type="date" office:date-value="2016-05-04" calcext:value-type="date">
            <text:p>4</text:p>
          </table:table-cell>
          <table:table-cell table:style-name="ce882" office:value-type="date" office:date-value="2016-05-05" calcext:value-type="date">
            <text:p>5</text:p>
          </table:table-cell>
          <table:table-cell table:style-name="ce882" office:value-type="date" office:date-value="2016-05-06" calcext:value-type="date">
            <text:p>6</text:p>
          </table:table-cell>
          <table:table-cell table:style-name="ce888" office:value-type="date" office:date-value="2016-05-07" calcext:value-type="date">
            <text:p>7</text:p>
          </table:table-cell>
          <table:table-cell table:style-name="ce831" office:value-type="date" office:date-value="2016-05-08" calcext:value-type="date">
            <text:p>8</text:p>
          </table:table-cell>
          <table:table-cell table:style-name="ce882" office:value-type="date" office:date-value="2016-05-09" calcext:value-type="date">
            <text:p>9</text:p>
          </table:table-cell>
          <table:table-cell table:style-name="ce882" office:value-type="date" office:date-value="2016-05-10" calcext:value-type="date">
            <text:p>10</text:p>
          </table:table-cell>
          <table:table-cell table:style-name="ce882" office:value-type="date" office:date-value="2016-05-11" calcext:value-type="date">
            <text:p>11</text:p>
          </table:table-cell>
          <table:table-cell table:style-name="ce882" office:value-type="date" office:date-value="2016-05-12" calcext:value-type="date">
            <text:p>12</text:p>
          </table:table-cell>
          <table:table-cell table:style-name="ce882" office:value-type="date" office:date-value="2016-05-13" calcext:value-type="date">
            <text:p>13</text:p>
          </table:table-cell>
          <table:table-cell table:style-name="ce888" office:value-type="date" office:date-value="2016-05-14" calcext:value-type="date">
            <text:p>14</text:p>
          </table:table-cell>
          <table:table-cell table:style-name="ce831" office:value-type="date" office:date-value="2016-05-15" calcext:value-type="date">
            <text:p>15</text:p>
          </table:table-cell>
          <table:table-cell table:style-name="ce882" office:value-type="date" office:date-value="2016-05-16" calcext:value-type="date">
            <text:p>16</text:p>
          </table:table-cell>
          <table:table-cell table:style-name="ce882" office:value-type="date" office:date-value="2016-05-17" calcext:value-type="date">
            <text:p>17</text:p>
          </table:table-cell>
          <table:table-cell table:style-name="ce882" office:value-type="date" office:date-value="2016-05-18" calcext:value-type="date">
            <text:p>18</text:p>
          </table:table-cell>
          <table:table-cell table:style-name="ce882" office:value-type="date" office:date-value="2016-05-19" calcext:value-type="date">
            <text:p>19</text:p>
          </table:table-cell>
          <table:table-cell table:style-name="ce882" office:value-type="date" office:date-value="2016-05-20" calcext:value-type="date">
            <text:p>20</text:p>
          </table:table-cell>
          <table:table-cell table:style-name="ce888" office:value-type="date" office:date-value="2016-05-21" calcext:value-type="date">
            <text:p>21</text:p>
          </table:table-cell>
          <table:table-cell table:style-name="ce831" office:value-type="date" office:date-value="2016-05-22" calcext:value-type="date">
            <text:p>22</text:p>
          </table:table-cell>
          <table:table-cell table:style-name="ce882" office:value-type="date" office:date-value="2016-05-23" calcext:value-type="date">
            <text:p>23</text:p>
          </table:table-cell>
          <table:table-cell table:style-name="ce882" office:value-type="date" office:date-value="2016-05-24" calcext:value-type="date">
            <text:p>24</text:p>
          </table:table-cell>
          <table:table-cell table:style-name="ce882" office:value-type="date" office:date-value="2016-05-25" calcext:value-type="date">
            <text:p>25</text:p>
          </table:table-cell>
          <table:table-cell table:style-name="ce882" office:value-type="date" office:date-value="2016-05-26" calcext:value-type="date">
            <text:p>26</text:p>
          </table:table-cell>
          <table:table-cell table:style-name="ce882" office:value-type="date" office:date-value="2016-05-27" calcext:value-type="date">
            <text:p>27</text:p>
          </table:table-cell>
          <table:table-cell table:style-name="ce888" office:value-type="date" office:date-value="2016-05-28" calcext:value-type="date">
            <text:p>28</text:p>
          </table:table-cell>
          <table:table-cell table:style-name="ce831" office:value-type="date" office:date-value="2016-05-29" calcext:value-type="date">
            <text:p>29</text:p>
          </table:table-cell>
          <table:table-cell table:style-name="ce882" office:value-type="date" office:date-value="2016-05-30" calcext:value-type="date">
            <text:p>30</text:p>
          </table:table-cell>
          <table:table-cell table:style-name="ce882" office:value-type="date" office:date-value="2016-05-31" calcext:value-type="date">
            <text:p>31</text:p>
          </table:table-cell>
          <table:table-cell table:style-name="ce882" office:value-type="date" office:date-value="2016-06-01" calcext:value-type="date">
            <text:p>1</text:p>
          </table:table-cell>
          <table:table-cell table:style-name="ce882" office:value-type="date" office:date-value="2016-06-02" calcext:value-type="date">
            <text:p>2</text:p>
          </table:table-cell>
          <table:table-cell table:style-name="ce882" office:value-type="date" office:date-value="2016-06-03" calcext:value-type="date">
            <text:p>3</text:p>
          </table:table-cell>
          <table:table-cell table:style-name="ce888" office:value-type="date" office:date-value="2016-06-04" calcext:value-type="date">
            <text:p>4</text:p>
          </table:table-cell>
          <table:table-cell table:style-name="ce831" office:value-type="date" office:date-value="2016-06-05" calcext:value-type="date">
            <text:p>5</text:p>
          </table:table-cell>
          <table:table-cell table:style-name="ce882" office:value-type="date" office:date-value="2016-06-06" calcext:value-type="date">
            <text:p>6</text:p>
          </table:table-cell>
          <table:table-cell table:style-name="ce882" office:value-type="date" office:date-value="2016-06-07" calcext:value-type="date">
            <text:p>7</text:p>
          </table:table-cell>
          <table:table-cell table:style-name="ce882" office:value-type="date" office:date-value="2016-06-08" calcext:value-type="date">
            <text:p>8</text:p>
          </table:table-cell>
          <table:table-cell table:style-name="ce882" office:value-type="date" office:date-value="2016-06-09" calcext:value-type="date">
            <text:p>9</text:p>
          </table:table-cell>
          <table:table-cell table:style-name="ce882" office:value-type="date" office:date-value="2016-06-10" calcext:value-type="date">
            <text:p>10</text:p>
          </table:table-cell>
          <table:table-cell table:style-name="ce888" office:value-type="date" office:date-value="2016-06-11" calcext:value-type="date">
            <text:p>11</text:p>
          </table:table-cell>
          <table:table-cell table:style-name="ce831" office:value-type="date" office:date-value="2016-06-12" calcext:value-type="date">
            <text:p>12</text:p>
          </table:table-cell>
          <table:table-cell table:style-name="ce882" office:value-type="date" office:date-value="2016-06-13" calcext:value-type="date">
            <text:p>13</text:p>
          </table:table-cell>
          <table:table-cell table:style-name="ce882" office:value-type="date" office:date-value="2016-06-14" calcext:value-type="date">
            <text:p>14</text:p>
          </table:table-cell>
          <table:table-cell table:style-name="ce882" office:value-type="date" office:date-value="2016-06-15" calcext:value-type="date">
            <text:p>15</text:p>
          </table:table-cell>
          <table:table-cell table:style-name="ce882" office:value-type="date" office:date-value="2016-06-16" calcext:value-type="date">
            <text:p>16</text:p>
          </table:table-cell>
          <table:table-cell table:style-name="ce882" office:value-type="date" office:date-value="2016-06-17" calcext:value-type="date">
            <text:p>17</text:p>
          </table:table-cell>
          <table:table-cell table:style-name="ce888" office:value-type="date" office:date-value="2016-06-18" calcext:value-type="date">
            <text:p>18</text:p>
          </table:table-cell>
          <table:table-cell table:style-name="ce831" office:value-type="date" office:date-value="2016-06-19" calcext:value-type="date">
            <text:p>19</text:p>
          </table:table-cell>
          <table:table-cell table:style-name="ce882" office:value-type="date" office:date-value="2016-06-20" calcext:value-type="date">
            <text:p>20</text:p>
          </table:table-cell>
          <table:table-cell table:style-name="ce882" office:value-type="date" office:date-value="2016-06-21" calcext:value-type="date">
            <text:p>21</text:p>
          </table:table-cell>
          <table:table-cell table:style-name="ce882" office:value-type="date" office:date-value="2016-06-22" calcext:value-type="date">
            <text:p>22</text:p>
          </table:table-cell>
          <table:table-cell table:style-name="ce882" office:value-type="date" office:date-value="2016-06-23" calcext:value-type="date">
            <text:p>23</text:p>
          </table:table-cell>
          <table:table-cell table:style-name="ce882" office:value-type="date" office:date-value="2016-06-24" calcext:value-type="date">
            <text:p>24</text:p>
          </table:table-cell>
          <table:table-cell table:style-name="ce888" office:value-type="date" office:date-value="2016-06-25" calcext:value-type="date">
            <text:p>25</text:p>
          </table:table-cell>
          <table:table-cell table:style-name="ce831" office:value-type="date" office:date-value="2016-06-26" calcext:value-type="date">
            <text:p>26</text:p>
          </table:table-cell>
          <table:table-cell table:style-name="ce882" office:value-type="date" office:date-value="2016-06-27" calcext:value-type="date">
            <text:p>27</text:p>
          </table:table-cell>
          <table:table-cell table:style-name="ce882" office:value-type="date" office:date-value="2016-06-28" calcext:value-type="date">
            <text:p>28</text:p>
          </table:table-cell>
          <table:table-cell table:style-name="ce882" office:value-type="date" office:date-value="2016-06-29" calcext:value-type="date">
            <text:p>29</text:p>
          </table:table-cell>
          <table:table-cell table:style-name="ce882" office:value-type="date" office:date-value="2016-06-30" calcext:value-type="date">
            <text:p>30</text:p>
          </table:table-cell>
          <table:table-cell table:style-name="ce882" office:value-type="date" office:date-value="2016-07-01" calcext:value-type="date">
            <text:p>1</text:p>
          </table:table-cell>
          <table:table-cell table:style-name="ce888" office:value-type="date" office:date-value="2016-07-02" calcext:value-type="date">
            <text:p>2</text:p>
          </table:table-cell>
          <table:table-cell table:style-name="ce831" office:value-type="date" office:date-value="2016-07-03" calcext:value-type="date">
            <text:p>3</text:p>
          </table:table-cell>
          <table:table-cell table:style-name="ce882" office:value-type="date" office:date-value="2016-07-04" calcext:value-type="date">
            <text:p>4</text:p>
          </table:table-cell>
          <table:table-cell table:style-name="ce882" office:value-type="date" office:date-value="2016-07-05" calcext:value-type="date">
            <text:p>5</text:p>
          </table:table-cell>
          <table:table-cell table:style-name="ce882" office:value-type="date" office:date-value="2016-07-06" calcext:value-type="date">
            <text:p>6</text:p>
          </table:table-cell>
          <table:table-cell table:style-name="ce882" office:value-type="date" office:date-value="2016-07-07" calcext:value-type="date">
            <text:p>7</text:p>
          </table:table-cell>
          <table:table-cell table:style-name="ce882" office:value-type="date" office:date-value="2016-07-08" calcext:value-type="date">
            <text:p>8</text:p>
          </table:table-cell>
          <table:table-cell table:style-name="ce888" office:value-type="date" office:date-value="2016-07-09" calcext:value-type="date">
            <text:p>9</text:p>
          </table:table-cell>
          <table:table-cell table:style-name="ce831" office:value-type="date" office:date-value="2016-07-10" calcext:value-type="date">
            <text:p>10</text:p>
          </table:table-cell>
          <table:table-cell table:style-name="ce882" office:value-type="date" office:date-value="2016-07-11" calcext:value-type="date">
            <text:p>11</text:p>
          </table:table-cell>
          <table:table-cell table:style-name="ce882" office:value-type="date" office:date-value="2016-07-12" calcext:value-type="date">
            <text:p>12</text:p>
          </table:table-cell>
          <table:table-cell table:style-name="ce901" table:number-columns-repeated="767"/>
        </table:table-row>
        <table:table-row table:style-name="ro14">
          <table:covered-table-cell table:number-columns-repeated="5" table:style-name="ce208"/>
          <table:table-cell table:style-name="ce214" office:value-type="string" calcext:value-type="string">
            <text:p>薬品整理</text:p>
          </table:table-cell>
          <table:table-cell table:style-name="ce215" office:value-type="string" calcext:value-type="string" table:number-columns-spanned="2" table:number-rows-spanned="1">
            <text:p>検血</text:p>
          </table:table-cell>
          <table:covered-table-cell table:style-name="ce215"/>
          <table:table-cell table:style-name="ce215"/>
          <table:table-cell table:style-name="ce832" office:value-type="string" calcext:value-type="string">
            <text:p>○</text:p>
          </table:table-cell>
          <table:table-cell table:style-name="ce883" table:number-columns-repeated="2"/>
          <table:table-cell table:style-name="ce828"/>
          <table:table-cell table:style-name="ce883" table:number-columns-repeated="3"/>
          <table:table-cell table:style-name="ce828"/>
          <table:table-cell table:style-name="ce883" table:number-columns-repeated="2"/>
          <table:table-cell table:style-name="ce891"/>
          <table:table-cell table:style-name="ce883" table:number-columns-repeated="100"/>
          <table:table-cell table:style-name="ce828"/>
          <table:table-cell table:style-name="ce883" table:number-columns-repeated="903"/>
        </table:table-row>
        <table:table-row table:style-name="ro14">
          <table:covered-table-cell table:number-columns-repeated="5" table:style-name="ce208"/>
          <table:table-cell table:style-name="ce215" office:value-type="string" calcext:value-type="string">
            <text:p>薬品名抽出</text:p>
          </table:table-cell>
          <table:table-cell table:style-name="ce214" office:value-type="string" calcext:value-type="string" table:number-columns-spanned="2" table:number-rows-spanned="1">
            <text:p>画像・処置</text:p>
          </table:table-cell>
          <table:covered-table-cell table:style-name="ce214"/>
          <table:table-cell table:style-name="ce214"/>
          <table:table-cell table:style-name="ce832" office:value-type="string" calcext:value-type="string">
            <text:p>胸Xp</text:p>
          </table:table-cell>
          <table:table-cell table:style-name="ce884" table:number-columns-repeated="2"/>
          <table:table-cell table:style-name="ce885"/>
          <table:table-cell table:style-name="ce884" table:number-columns-repeated="5"/>
          <table:table-cell table:style-name="ce883"/>
          <table:table-cell table:style-name="ce892"/>
          <table:table-cell table:style-name="ce896"/>
          <table:table-cell table:style-name="ce884"/>
          <table:table-cell table:style-name="ce883"/>
          <table:table-cell table:style-name="ce896"/>
          <table:table-cell table:style-name="ce883" table:number-columns-repeated="96"/>
          <table:table-cell table:style-name="ce828"/>
          <table:table-cell table:style-name="ce883" table:number-columns-repeated="105"/>
          <table:table-cell table:style-name="ce884" table:number-columns-repeated="15"/>
          <table:table-cell table:style-name="ce883" table:number-columns-repeated="783"/>
        </table:table-row>
        <table:table-row table:style-name="ro14">
          <table:table-cell table:style-name="ce713" table:number-columns-repeated="5"/>
          <table:table-cell table:style-name="ce799" office:value-type="string" calcext:value-type="string">
            <text:p>黒</text:p>
          </table:table-cell>
          <table:table-cell table:style-name="ce811" table:number-columns-repeated="3"/>
          <table:table-cell table:style-name="ce833" table:number-columns-repeated="10"/>
          <table:table-cell table:style-name="ce893"/>
          <table:table-cell table:style-name="ce833" table:number-columns-repeated="1004"/>
        </table:table-row>
        <table:table-row table:style-name="ro14" table:number-rows-repeated="6">
          <table:table-cell table:number-columns-repeated="19"/>
          <table:table-cell table:style-name="ce889"/>
          <table:table-cell table:number-columns-repeated="1004"/>
        </table:table-row>
        <table:table-row table:style-name="ro14">
          <table:table-cell table:style-name="ce724" table:number-columns-repeated="5"/>
          <table:table-cell table:style-name="ce801"/>
          <table:table-cell table:style-name="ce724" table:number-columns-repeated="13"/>
          <table:table-cell table:style-name="ce894"/>
          <table:table-cell table:style-name="ce724" table:number-columns-repeated="100"/>
          <table:table-cell table:style-name="ce900"/>
          <table:table-cell table:style-name="ce724" table:number-columns-repeated="903"/>
        </table:table-row>
        <table:table-row table:style-name="ro14">
          <table:table-cell table:number-columns-repeated="13"/>
          <table:table-cell table:style-name="ce886"/>
          <table:table-cell table:number-columns-repeated="5"/>
          <table:table-cell table:style-name="ce889"/>
          <table:table-cell table:number-columns-repeated="1004"/>
        </table:table-row>
        <table:table-row table:style-name="ro14" table:number-rows-repeated="42">
          <table:table-cell table:number-columns-repeated="19"/>
          <table:table-cell table:style-name="ce889"/>
          <table:table-cell table:number-columns-repeated="1004"/>
        </table:table-row>
        <table:table-row table:style-name="ro14" table:number-rows-repeated="1048519">
          <table:table-cell table:number-columns-repeated="1024"/>
        </table:table-row>
        <table:table-row table:style-name="ro15">
          <table:table-cell table:number-columns-repeated="1024"/>
        </table:table-row>
        <table:table-row table:style-name="ro15">
          <table:table-cell table:number-columns-repeated="1024"/>
        </table:table-row>
      </table:table>
      <table:table table:name="00000000copy" table:style-name="ta1">
        <table:table-column table:style-name="co29" table:default-cell-style-name="ce534"/>
        <table:table-column table:style-name="co30" table:default-cell-style-name="ce534"/>
        <table:table-column table:style-name="co42" table:default-cell-style-name="ce534"/>
        <table:table-column table:style-name="co43" table:default-cell-style-name="ce534"/>
        <table:table-column table:style-name="co32" table:default-cell-style-name="ce602"/>
        <table:table-column table:style-name="co43" table:default-cell-style-name="ce534"/>
        <table:table-column table:style-name="co27" table:default-cell-style-name="ce640"/>
        <table:table-column table:style-name="co30" table:default-cell-style-name="ce640"/>
        <table:table-column table:style-name="co44" table:default-cell-style-name="ce640"/>
        <table:table-column table:style-name="co45" table:default-cell-style-name="ce534"/>
        <table:table-column table:style-name="co35" table:default-cell-style-name="ce534"/>
        <table:table-column table:style-name="co36" table:default-cell-style-name="ce534"/>
        <table:table-column table:style-name="co46" table:default-cell-style-name="ce534"/>
        <table:table-column table:style-name="co47" table:default-cell-style-name="ce534"/>
        <table:table-column table:style-name="co13" table:number-columns-repeated="243" table:default-cell-style-name="ce534"/>
        <table:table-column table:style-name="co13" table:number-columns-repeated="767" table:default-cell-style-name="ce544"/>
        <table:table-row table:style-name="ro14">
          <table:table-cell table:style-name="ce566" office:value-type="string" calcext:value-type="string" table:number-columns-spanned="1" table:number-rows-spanned="2">
            <text:p>行挿</text:p>
          </table:table-cell>
          <table:table-cell table:style-name="ce503" office:value-type="string" calcext:value-type="string" table:number-columns-spanned="1" table:number-rows-spanned="2">
            <text:p>#</text:p>
          </table:table-cell>
          <table:table-cell table:style-name="ce903"/>
          <table:table-cell table:style-name="ce566" office:value-type="string" calcext:value-type="string" table:number-columns-spanned="1" table:number-rows-spanned="2">
            <text:p>日付</text:p>
          </table:table-cell>
          <table:table-cell table:style-name="ce595" office:value-type="string" calcext:value-type="string">
            <text:p>ﾘｽﾄに戻る</text:p>
          </table:table-cell>
          <table:table-cell table:style-name="ce615" office:value-type="string" calcext:value-type="string" table:number-columns-spanned="1" table:number-rows-spanned="2">
            <text:p>sbj</text:p>
          </table:table-cell>
          <table:table-cell table:style-name="ce625" office:value-type="string" calcext:value-type="string">
            <text:p>経過</text:p>
          </table:table-cell>
          <table:table-cell table:style-name="ce663" office:value-type="string" calcext:value-type="string" table:number-columns-spanned="1" table:number-rows-spanned="2">
            <text:p>記事</text:p>
          </table:table-cell>
          <table:table-cell table:style-name="ce907" office:value-type="date" office:date-value="2012-08-29" calcext:value-type="date">
            <text:p>8.29(水)</text:p>
          </table:table-cell>
          <table:table-cell table:style-name="ce111" office:value-type="string" calcext:value-type="string" table:number-columns-spanned="1" table:number-rows-spanned="2">
            <text:p>COPY</text:p>
          </table:table-cell>
          <table:table-cell table:style-name="ce255" office:value-type="string" calcext:value-type="string" table:number-columns-spanned="1" table:number-rows-spanned="2">
            <text:p>Sbj　　並替</text:p>
          </table:table-cell>
          <table:table-cell table:style-name="ce256" office:value-type="string" calcext:value-type="string" table:number-columns-spanned="1" table:number-rows-spanned="2">
            <text:p>退院　　ｻﾏﾘ</text:p>
          </table:table-cell>
          <table:table-cell table:style-name="ce257" office:value-type="string" calcext:value-type="string" table:number-columns-spanned="1" table:number-rows-spanned="2">
            <text:p>分解　　処理</text:p>
          </table:table-cell>
          <table:table-cell table:style-name="ce255" office:value-type="string" calcext:value-type="string" table:number-columns-spanned="1" table:number-rows-spanned="2">
            <text:p>DS　　　切離</text:p>
          </table:table-cell>
          <table:table-cell table:number-columns-repeated="1010"/>
        </table:table-row>
        <table:table-row table:style-name="ro12">
          <table:covered-table-cell table:style-name="ce566"/>
          <table:covered-table-cell table:style-name="ce503"/>
          <table:table-cell table:style-name="ce541" office:value-type="string" calcext:value-type="string">
            <text:p>Date</text:p>
          </table:table-cell>
          <table:covered-table-cell table:style-name="ce566"/>
          <table:table-cell table:style-name="ce595" office:value-type="string" calcext:value-type="string">
            <text:p>Subject</text:p>
          </table:table-cell>
          <table:covered-table-cell table:style-name="ce615"/>
          <table:table-cell table:style-name="ce625" office:value-type="string" calcext:value-type="string">
            <text:p>ID+漢字名+ｶﾀｶﾅ</text:p>
          </table:table-cell>
          <table:covered-table-cell table:style-name="ce663"/>
          <table:table-cell table:style-name="ce908" office:value-type="time" office:time-value="PT987617H31M49.99999973S" calcext:value-type="time">
            <text:p>17:31</text:p>
          </table:table-cell>
          <table:covered-table-cell table:style-name="ce111"/>
          <table:covered-table-cell table:style-name="ce255"/>
          <table:covered-table-cell table:style-name="ce256"/>
          <table:covered-table-cell table:style-name="ce257"/>
          <table:covered-table-cell table:style-name="ce255"/>
          <table:table-cell table:style-name="ce503" table:number-columns-repeated="1010"/>
        </table:table-row>
        <table:table-row table:style-name="ro12">
          <table:table-cell table:style-name="ce566"/>
          <table:table-cell table:style-name="ce503"/>
          <table:table-cell table:style-name="ce541"/>
          <table:table-cell table:style-name="ce566"/>
          <table:table-cell table:style-name="ce595"/>
          <table:table-cell table:style-name="ce615"/>
          <table:table-cell table:style-name="ce625"/>
          <table:table-cell table:style-name="ce663"/>
          <table:table-cell table:style-name="ce111"/>
          <table:table-cell table:style-name="ce255"/>
          <table:table-cell table:style-name="ce256"/>
          <table:table-cell table:style-name="ce257"/>
          <table:table-cell table:style-name="ce255"/>
          <table:table-cell table:style-name="ce503" table:number-columns-repeated="1010"/>
          <table:table-cell table:style-name="Default"/>
        </table:table-row>
        <table:table-row table:style-name="ro2">
          <table:table-cell table:style-name="ce503"/>
          <table:table-cell table:style-name="ce503" office:value-type="string" calcext:value-type="string">
            <text:p>#</text:p>
          </table:table-cell>
          <table:table-cell table:style-name="ce904"/>
          <table:table-cell table:style-name="ce905"/>
          <table:table-cell table:style-name="ce596" office:value-type="string" calcext:value-type="string">
            <text:p>入院</text:p>
          </table:table-cell>
          <table:table-cell table:style-name="ce617"/>
          <table:table-cell table:style-name="ce626"/>
          <table:table-cell table:style-name="ce625" table:number-columns-repeated="2"/>
          <table:table-cell table:style-name="ce503" table:number-columns-repeated="2"/>
          <table:table-cell table:style-name="ce694"/>
          <table:table-cell table:style-name="ce503" table:number-columns-repeated="1012"/>
        </table:table-row>
        <table:table-row table:style-name="ro2">
          <table:table-cell/>
          <table:table-cell table:style-name="ce503" office:value-type="string" calcext:value-type="string">
            <text:p>#</text:p>
          </table:table-cell>
          <table:table-cell table:style-name="ce581"/>
          <table:table-cell/>
          <table:table-cell table:style-name="ce597" office:value-type="string" calcext:value-type="string">
            <text:p>入院時ECG</text:p>
          </table:table-cell>
          <table:table-cell table:style-name="ce618"/>
          <table:table-cell table:style-name="ce627"/>
          <table:table-cell table:style-name="ce680"/>
          <table:table-cell/>
          <table:table-cell table:style-name="ce533"/>
          <table:table-cell/>
          <table:table-cell table:style-name="ce533"/>
          <table:table-cell table:number-columns-repeated="1012"/>
        </table:table-row>
        <table:table-row table:style-name="ro2">
          <table:table-cell/>
          <table:table-cell office:value-type="string" calcext:value-type="string">
            <text:p>#</text:p>
          </table:table-cell>
          <table:table-cell table:style-name="ce581"/>
          <table:table-cell/>
          <table:table-cell table:style-name="ce597" office:value-type="string" calcext:value-type="string">
            <text:p>面談記録</text:p>
          </table:table-cell>
          <table:table-cell table:style-name="ce618"/>
          <table:table-cell table:style-name="ce628" office:value-type="string" calcext:value-type="string">
            <text:p>未</text:p>
          </table:table-cell>
          <table:table-cell table:style-name="ce684" office:value-type="string" calcext:value-type="string">
            <text:p>未</text:p>
          </table:table-cell>
          <table:table-cell/>
          <table:table-cell table:style-name="ce533" table:number-columns-repeated="2"/>
          <table:table-cell table:number-columns-repeated="1013"/>
        </table:table-row>
        <table:table-row table:style-name="ro2">
          <table:table-cell table:style-name="ce533"/>
          <table:table-cell table:style-name="ce533" office:value-type="string" calcext:value-type="string">
            <text:p>#</text:p>
          </table:table-cell>
          <table:table-cell table:style-name="ce582"/>
          <table:table-cell table:style-name="ce906"/>
          <table:table-cell table:style-name="ce597" office:value-type="string" calcext:value-type="string">
            <text:p>心肺機能低下時</text:p>
          </table:table-cell>
          <table:table-cell table:style-name="ce597"/>
          <table:table-cell table:style-name="ce629" office:value-type="string" calcext:value-type="string">
            <text:p>説明未</text:p>
          </table:table-cell>
          <table:table-cell table:style-name="ce684" office:value-type="string" calcext:value-type="string">
            <text:p>説明未</text:p>
          </table:table-cell>
          <table:table-cell table:style-name="ce597"/>
          <table:table-cell table:style-name="ce533" table:number-columns-repeated="1015"/>
        </table:table-row>
        <table:table-row table:style-name="ro2">
          <table:table-cell/>
          <table:table-cell office:value-type="string" calcext:value-type="string">
            <text:p>#</text:p>
          </table:table-cell>
          <table:table-cell table:style-name="ce586"/>
          <table:table-cell table:style-name="ce590"/>
          <table:table-cell table:style-name="ce597" office:value-type="string" calcext:value-type="string">
            <text:p>4F転床説明</text:p>
          </table:table-cell>
          <table:table-cell table:style-name="ce618"/>
          <table:table-cell table:style-name="ce628" office:value-type="string" calcext:value-type="string">
            <text:p>未</text:p>
          </table:table-cell>
          <table:table-cell table:style-name="ce684" office:value-type="string" calcext:value-type="string">
            <text:p>未</text:p>
          </table:table-cell>
          <table:table-cell/>
          <table:table-cell table:style-name="ce533" table:number-columns-repeated="2"/>
          <table:table-cell table:number-columns-repeated="1013"/>
        </table:table-row>
        <table:table-row table:style-name="ro2" table:number-rows-repeated="8">
          <table:table-cell table:number-columns-repeated="2"/>
          <table:table-cell table:style-name="ce586"/>
          <table:table-cell table:style-name="ce590"/>
          <table:table-cell table:style-name="ce597"/>
          <table:table-cell table:style-name="ce618"/>
          <table:table-cell table:style-name="ce628"/>
          <table:table-cell table:style-name="ce684"/>
          <table:table-cell/>
          <table:table-cell table:style-name="ce503"/>
          <table:table-cell/>
          <table:table-cell table:style-name="ce533"/>
          <table:table-cell table:number-columns-repeated="1012"/>
        </table:table-row>
        <table:table-row table:style-name="ro2">
          <table:table-cell table:style-name="ce573" table:number-columns-repeated="2"/>
          <table:table-cell table:style-name="ce588" office:value-type="string" calcext:value-type="string">
            <text:p>本日の記事</text:p>
          </table:table-cell>
          <table:table-cell table:style-name="ce588"/>
          <table:table-cell table:style-name="ce601"/>
          <table:table-cell table:style-name="ce623" office:value-type="date" office:date-value="2012-07-07" calcext:value-type="date">
            <text:p>H24.7.7</text:p>
          </table:table-cell>
          <table:table-cell table:style-name="ce638" table:number-columns-repeated="3"/>
          <table:table-cell table:style-name="ce573" table:number-columns-repeated="1015"/>
        </table:table-row>
        <table:table-row table:style-name="ro2">
          <table:table-cell table:number-columns-repeated="2"/>
          <table:table-cell table:style-name="ce589"/>
          <table:table-cell table:style-name="ce590"/>
          <table:table-cell/>
          <table:table-cell table:style-name="ce624"/>
          <table:table-cell table:number-columns-repeated="1018"/>
        </table:table-row>
        <table:table-row table:style-name="ro2">
          <table:table-cell table:number-columns-repeated="2"/>
          <table:table-cell table:style-name="ce590" table:number-columns-repeated="2"/>
          <table:table-cell/>
          <table:table-cell table:style-name="ce624"/>
          <table:table-cell table:number-columns-repeated="1018"/>
        </table:table-row>
        <table:table-row table:style-name="ro2" table:number-rows-repeated="18">
          <table:table-cell table:number-columns-repeated="2"/>
          <table:table-cell table:style-name="ce590" table:number-columns-repeated="2"/>
          <table:table-cell table:number-columns-repeated="1020"/>
        </table:table-row>
        <table:table-row table:style-name="ro2">
          <table:table-cell table:number-columns-repeated="10"/>
          <table:table-cell table:style-name="ce503"/>
          <table:table-cell/>
          <table:table-cell table:style-name="ce533" table:number-columns-repeated="2"/>
          <table:table-cell table:number-columns-repeated="1010"/>
        </table:table-row>
        <table:table-row table:style-name="ro2">
          <table:table-cell table:style-name="ce574" table:number-columns-repeated="2"/>
          <table:table-cell table:style-name="ce591" office:value-type="string" calcext:value-type="string">
            <text:p>過去の問題ﾘｽﾄ</text:p>
          </table:table-cell>
          <table:table-cell table:style-name="ce591"/>
          <table:table-cell table:style-name="ce605"/>
          <table:table-cell table:style-name="ce574"/>
          <table:table-cell table:style-name="ce641" table:number-columns-repeated="3"/>
          <table:table-cell table:style-name="ce697"/>
          <table:table-cell table:style-name="ce574"/>
          <table:table-cell table:style-name="ce697"/>
          <table:table-cell table:style-name="ce574" table:number-columns-repeated="1012"/>
        </table:table-row>
        <table:table-row table:style-name="ro2">
          <table:table-cell/>
          <table:table-cell table:style-name="ce543" office:value-type="string" calcext:value-type="string">
            <text:p>#</text:p>
          </table:table-cell>
          <table:table-cell table:style-name="ce593"/>
          <table:table-cell table:style-name="ce590"/>
          <table:table-cell table:style-name="ce609" office:value-type="string" calcext:value-type="string">
            <text:p>ﾄﾗﾍﾙﾊﾟｰ確認</text:p>
          </table:table-cell>
          <table:table-cell table:style-name="ce618"/>
          <table:table-cell table:style-name="ce647" office:value-type="string" calcext:value-type="string">
            <text:p>未</text:p>
          </table:table-cell>
          <table:table-cell table:style-name="ce684"/>
          <table:table-cell/>
          <table:table-cell table:style-name="ce503"/>
          <table:table-cell/>
          <table:table-cell table:style-name="ce533"/>
          <table:table-cell table:number-columns-repeated="1012"/>
        </table:table-row>
        <table:table-row table:style-name="ro16">
          <table:table-cell/>
          <table:table-cell table:style-name="ce543" office:value-type="string" calcext:value-type="string">
            <text:p>#</text:p>
          </table:table-cell>
          <table:table-cell table:style-name="ce593"/>
          <table:table-cell table:style-name="ce590"/>
          <table:table-cell table:style-name="ce612" office:value-type="string" calcext:value-type="string">
            <text:p>CVﾎﾟｰﾄ,胃瘻説明</text:p>
          </table:table-cell>
          <table:table-cell table:style-name="ce618"/>
          <table:table-cell table:style-name="ce647" office:value-type="string" calcext:value-type="string">
            <text:p>未</text:p>
          </table:table-cell>
          <table:table-cell table:style-name="ce684" office:value-type="string" calcext:value-type="string">
            <text:p>未</text:p>
          </table:table-cell>
          <table:table-cell/>
          <table:table-cell table:style-name="ce503"/>
          <table:table-cell/>
          <table:table-cell table:style-name="ce533"/>
          <table:table-cell table:number-columns-repeated="1012"/>
        </table:table-row>
        <table:table-row table:style-name="ro2">
          <table:table-cell table:style-name="ce575" table:number-columns-repeated="2"/>
          <table:table-cell table:style-name="ce594" office:value-type="string" calcext:value-type="string">
            <text:p>過去の記事</text:p>
          </table:table-cell>
          <table:table-cell table:style-name="ce594"/>
          <table:table-cell table:style-name="ce613"/>
          <table:table-cell table:style-name="ce575"/>
          <table:table-cell table:style-name="ce685" table:number-columns-repeated="3"/>
          <table:table-cell table:style-name="ce575"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table:table-column table:style-name="co48" table:number-columns-repeated="5" table:default-cell-style-name="ce210"/>
        <table:table-column table:style-name="co49" table:default-cell-style-name="ce800"/>
        <table:table-column table:style-name="co40" table:default-cell-style-name="ce210"/>
        <table:table-column table:style-name="co50" table:default-cell-style-name="ce210"/>
        <table:table-column table:style-name="co17" table:number-columns-repeated="111" table:default-cell-style-name="ce210"/>
        <table:table-column table:style-name="co17" table:default-cell-style-name="ce886"/>
        <table:table-column table:style-name="co17" table:number-columns-repeated="137" table:default-cell-style-name="ce210"/>
        <table:table-column table:style-name="co17" table:number-columns-repeated="767" table:default-cell-style-name="ce902"/>
        <table:table-row table:style-name="ro14">
          <table:table-cell table:style-name="ce208" office:value-type="string" calcext:value-type="string" table:number-columns-spanned="1" table:number-rows-spanned="6">
            <text:p>点滴</text:p>
          </table:table-cell>
          <table:table-cell table:style-name="ce208" office:value-type="string" calcext:value-type="string" table:number-columns-spanned="1" table:number-rows-spanned="6">
            <text:p>内服</text:p>
          </table:table-cell>
          <table:table-cell table:style-name="ce208" office:value-type="string" calcext:value-type="string" table:number-columns-spanned="1" table:number-rows-spanned="6">
            <text:p>その他</text:p>
          </table:table-cell>
          <table:table-cell table:style-name="ce208" office:value-type="string" calcext:value-type="string" table:number-columns-spanned="1" table:number-rows-spanned="6">
            <text:p>検査値</text:p>
          </table:table-cell>
          <table:table-cell table:style-name="ce208" office:value-type="string" calcext:value-type="string" table:number-columns-spanned="1" table:number-rows-spanned="6">
            <text:p>採用外</text:p>
          </table:table-cell>
          <table:table-cell table:style-name="ce754" office:value-type="string" calcext:value-type="string">
            <text:p>一覧へ</text:p>
          </table:table-cell>
          <table:table-cell table:style-name="ce806" office:value-type="string" calcext:value-type="string">
            <text:p>ｶﾙﾃ</text:p>
          </table:table-cell>
          <table:table-cell table:style-name="ce754" office:value-type="string" calcext:value-type="string">
            <text:p>書式</text:p>
          </table:table-cell>
          <table:table-cell table:style-name="ce262" office:value-type="string" calcext:value-type="string" table:number-columns-spanned="2" table:number-rows-spanned="1">
            <text:p>入院日</text:p>
          </table:table-cell>
          <table:covered-table-cell table:style-name="ce262"/>
          <table:table-cell table:style-name="ce918" office:value-type="date" office:date-value="2015-11-08" calcext:value-type="date" table:number-columns-spanned="3" table:number-rows-spanned="1">
            <text:p>2015/11/8</text:p>
          </table:table-cell>
          <table:covered-table-cell table:number-columns-repeated="2" table:style-name="ce918"/>
          <table:table-cell table:style-name="ce898" office:value-type="string" calcext:value-type="string" table:number-columns-spanned="2" table:number-rows-spanned="1">
            <text:p>開始日</text:p>
          </table:table-cell>
          <table:covered-table-cell table:style-name="ce898"/>
          <table:table-cell table:style-name="ce918" office:value-type="date" office:date-value="2015-11-08" calcext:value-type="date" table:number-columns-spanned="3" table:number-rows-spanned="1">
            <text:p>2015/11/8</text:p>
          </table:table-cell>
          <table:covered-table-cell table:number-columns-repeated="2" table:style-name="ce918"/>
          <table:table-cell table:style-name="ce265" office:value-type="string" calcext:value-type="string" table:number-columns-spanned="4" table:number-rows-spanned="1">
            <text:p>本日を開始日</text:p>
          </table:table-cell>
          <table:covered-table-cell table:number-columns-repeated="3" table:style-name="ce265"/>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267" office:value-type="string" calcext:value-type="string" table:number-columns-spanned="3" table:number-rows-spanned="1">
            <text:p>輸液一覧</text:p>
          </table:table-cell>
          <table:covered-table-cell table:number-columns-repeated="2" table:style-name="ce267"/>
          <table:table-cell table:style-name="ce922" table:number-columns-repeated="8"/>
          <table:table-cell table:number-columns-repeated="79"/>
          <table:table-cell table:style-name="ce886"/>
          <table:table-cell table:style-name="ce210"/>
          <table:table-cell table:number-columns-repeated="904"/>
        </table:table-row>
        <table:table-row table:style-name="ro14">
          <table:covered-table-cell table:number-columns-repeated="5" table:style-name="ce208"/>
          <table:table-cell table:style-name="ce756"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830" office:value-type="string" calcext:value-type="string">
            <text:p>11月</text:p>
          </table:table-cell>
          <table:table-cell table:number-columns-repeated="2"/>
          <table:table-cell table:style-name="ce830"/>
          <table:table-cell/>
          <table:table-cell table:style-name="ce887"/>
          <table:table-cell/>
          <table:table-cell table:style-name="ce830"/>
          <table:table-cell table:number-columns-repeated="2"/>
          <table:table-cell table:style-name="ce889"/>
          <table:table-cell table:style-name="ce895"/>
          <table:table-cell table:style-name="ce897"/>
          <table:table-cell table:style-name="ce898" table:number-columns-repeated="10"/>
          <table:table-cell table:style-name="ce895" office:value-type="string" calcext:value-type="string">
            <text:p>12月</text:p>
          </table:table-cell>
          <table:table-cell table:style-name="ce898" table:number-columns-repeated="7"/>
          <table:table-cell table:style-name="ce830"/>
          <table:table-cell table:number-columns-repeated="2"/>
          <table:table-cell table:style-name="ce830"/>
          <table:table-cell table:number-columns-repeated="3"/>
          <table:table-cell table:style-name="ce830"/>
          <table:table-cell table:number-columns-repeated="3"/>
          <table:table-cell table:style-name="ce830"/>
          <table:table-cell table:number-columns-repeated="11"/>
          <table:table-cell table:style-name="ce830" office:value-type="string" calcext:value-type="string">
            <text:p>1月</text:p>
          </table:table-cell>
          <table:table-cell table:number-columns-repeated="7"/>
          <table:table-cell table:style-name="ce830"/>
          <table:table-cell table:number-columns-repeated="2"/>
          <table:table-cell table:style-name="ce830"/>
          <table:table-cell table:number-columns-repeated="3"/>
          <table:table-cell table:style-name="ce830" table:number-columns-repeated="2"/>
          <table:table-cell table:number-columns-repeated="14"/>
          <table:table-cell table:style-name="ce830" office:value-type="string" calcext:value-type="string">
            <text:p>2月</text:p>
          </table:table-cell>
          <table:table-cell table:number-columns-repeated="4"/>
          <table:table-cell table:style-name="ce830"/>
          <table:table-cell table:number-columns-repeated="4"/>
          <table:table-cell table:style-name="ce830"/>
          <table:table-cell table:number-columns-repeated="3"/>
          <table:table-cell table:style-name="ce830"/>
          <table:table-cell/>
          <table:table-cell table:style-name="ce830"/>
          <table:table-cell table:number-columns-repeated="12"/>
          <table:table-cell table:style-name="ce830" office:value-type="string" calcext:value-type="string">
            <text:p>3月</text:p>
          </table:table-cell>
          <table:table-cell table:number-columns-repeated="6"/>
          <table:table-cell table:style-name="ce830"/>
          <table:table-cell table:number-columns-repeated="4"/>
          <table:table-cell table:style-name="ce830"/>
          <table:table-cell table:number-columns-repeated="3"/>
          <table:table-cell table:style-name="ce830" table:number-columns-repeated="2"/>
          <table:table-cell table:number-columns-repeated="13"/>
          <table:table-cell table:style-name="ce830" office:value-type="string" calcext:value-type="string">
            <text:p>4月</text:p>
          </table:table-cell>
          <table:table-cell table:number-columns-repeated="5"/>
          <table:table-cell table:style-name="ce830"/>
          <table:table-cell table:number-columns-repeated="4"/>
          <table:table-cell table:style-name="ce830"/>
          <table:table-cell table:number-columns-repeated="3"/>
          <table:table-cell table:style-name="ce830"/>
          <table:table-cell/>
          <table:table-cell table:style-name="ce830"/>
          <table:table-cell table:number-columns-repeated="12"/>
          <table:table-cell table:style-name="ce830" office:value-type="string" calcext:value-type="string">
            <text:p>5月</text:p>
          </table:table-cell>
          <table:table-cell table:number-columns-repeated="6"/>
          <table:table-cell table:style-name="ce830"/>
          <table:table-cell table:number-columns-repeated="4"/>
          <table:table-cell table:style-name="ce830"/>
          <table:table-cell table:number-columns-repeated="3"/>
          <table:table-cell table:style-name="ce830" table:number-columns-repeated="2"/>
          <table:table-cell table:number-columns-repeated="13"/>
          <table:table-cell table:style-name="ce830" office:value-type="string" calcext:value-type="string">
            <text:p>6月</text:p>
          </table:table-cell>
          <table:table-cell table:number-columns-repeated="5"/>
          <table:table-cell table:style-name="ce830"/>
          <table:table-cell table:number-columns-repeated="5"/>
          <table:table-cell table:style-name="ce830"/>
          <table:table-cell table:number-columns-repeated="3"/>
          <table:table-cell table:style-name="ce830" table:number-columns-repeated="2"/>
          <table:table-cell table:number-columns-repeated="12"/>
          <table:table-cell table:style-name="ce830" office:value-type="string" calcext:value-type="string">
            <text:p>7月</text:p>
          </table:table-cell>
          <table:table-cell table:number-columns-repeated="6"/>
          <table:table-cell table:style-name="ce830"/>
          <table:table-cell table:number-columns-repeated="2"/>
          <table:table-cell table:style-name="ce830"/>
          <table:table-cell table:number-columns-repeated="769"/>
        </table:table-row>
        <table:table-row table:style-name="ro14">
          <table:covered-table-cell table:number-columns-repeated="5" table:style-name="ce208"/>
          <table:table-cell table:style-name="ce912" office:value-type="string" calcext:value-type="string">
            <text:p>同薬品検索</text:p>
          </table:table-cell>
          <table:table-cell table:style-name="ce914" office:value-type="string" calcext:value-type="string" table:number-columns-spanned="2" table:number-rows-spanned="1">
            <text:p>在院日数</text:p>
          </table:table-cell>
          <table:covered-table-cell table:style-name="ce915"/>
          <table:table-cell table:style-name="ce917" office:value-type="float" office:value="1" calcext:value-type="float">
            <text:p>1</text:p>
          </table:table-cell>
          <table:table-cell table:style-name="ce917" office:value-type="float" office:value="2" calcext:value-type="float">
            <text:p>2</text:p>
          </table:table-cell>
          <table:table-cell table:style-name="ce917" office:value-type="float" office:value="3" calcext:value-type="float">
            <text:p>3</text:p>
          </table:table-cell>
          <table:table-cell table:style-name="ce917" office:value-type="float" office:value="4" calcext:value-type="float">
            <text:p>4</text:p>
          </table:table-cell>
          <table:table-cell table:style-name="ce917" office:value-type="float" office:value="5" calcext:value-type="float">
            <text:p>5</text:p>
          </table:table-cell>
          <table:table-cell table:style-name="ce917" office:value-type="float" office:value="6" calcext:value-type="float">
            <text:p>6</text:p>
          </table:table-cell>
          <table:table-cell table:style-name="ce917" office:value-type="float" office:value="7" calcext:value-type="float">
            <text:p>7</text:p>
          </table:table-cell>
          <table:table-cell table:style-name="ce917" office:value-type="float" office:value="8" calcext:value-type="float">
            <text:p>8</text:p>
          </table:table-cell>
          <table:table-cell table:style-name="ce917" office:value-type="float" office:value="9" calcext:value-type="float">
            <text:p>9</text:p>
          </table:table-cell>
          <table:table-cell table:style-name="ce917" office:value-type="float" office:value="10" calcext:value-type="float">
            <text:p>10</text:p>
          </table:table-cell>
          <table:table-cell table:style-name="ce920" office:value-type="float" office:value="11" calcext:value-type="float">
            <text:p>11</text:p>
          </table:table-cell>
          <table:table-cell table:style-name="ce917" office:value-type="float" office:value="12" calcext:value-type="float">
            <text:p>12</text:p>
          </table:table-cell>
          <table:table-cell table:style-name="ce917" office:value-type="float" office:value="13" calcext:value-type="float">
            <text:p>13</text:p>
          </table:table-cell>
          <table:table-cell table:style-name="ce917" office:value-type="float" office:value="14" calcext:value-type="float">
            <text:p>14</text:p>
          </table:table-cell>
          <table:table-cell table:style-name="ce917" office:value-type="float" office:value="15" calcext:value-type="float">
            <text:p>15</text:p>
          </table:table-cell>
          <table:table-cell table:style-name="ce917" office:value-type="float" office:value="16" calcext:value-type="float">
            <text:p>16</text:p>
          </table:table-cell>
          <table:table-cell table:style-name="ce917" office:value-type="float" office:value="17" calcext:value-type="float">
            <text:p>17</text:p>
          </table:table-cell>
          <table:table-cell table:style-name="ce917" office:value-type="float" office:value="18" calcext:value-type="float">
            <text:p>18</text:p>
          </table:table-cell>
          <table:table-cell table:style-name="ce917" office:value-type="float" office:value="19" calcext:value-type="float">
            <text:p>19</text:p>
          </table:table-cell>
          <table:table-cell table:style-name="ce917" office:value-type="float" office:value="20" calcext:value-type="float">
            <text:p>20</text:p>
          </table:table-cell>
          <table:table-cell table:style-name="ce917" office:value-type="float" office:value="21" calcext:value-type="float">
            <text:p>21</text:p>
          </table:table-cell>
          <table:table-cell table:style-name="ce917" office:value-type="float" office:value="22" calcext:value-type="float">
            <text:p>22</text:p>
          </table:table-cell>
          <table:table-cell table:style-name="ce917" office:value-type="float" office:value="23" calcext:value-type="float">
            <text:p>23</text:p>
          </table:table-cell>
          <table:table-cell table:style-name="ce917" office:value-type="float" office:value="24" calcext:value-type="float">
            <text:p>24</text:p>
          </table:table-cell>
          <table:table-cell table:style-name="ce917" office:value-type="float" office:value="25" calcext:value-type="float">
            <text:p>25</text:p>
          </table:table-cell>
          <table:table-cell table:style-name="ce917" office:value-type="float" office:value="26" calcext:value-type="float">
            <text:p>26</text:p>
          </table:table-cell>
          <table:table-cell table:style-name="ce917" office:value-type="float" office:value="27" calcext:value-type="float">
            <text:p>27</text:p>
          </table:table-cell>
          <table:table-cell table:style-name="ce917" office:value-type="float" office:value="28" calcext:value-type="float">
            <text:p>28</text:p>
          </table:table-cell>
          <table:table-cell table:style-name="ce917" office:value-type="float" office:value="29" calcext:value-type="float">
            <text:p>29</text:p>
          </table:table-cell>
          <table:table-cell table:style-name="ce917" office:value-type="float" office:value="30" calcext:value-type="float">
            <text:p>30</text:p>
          </table:table-cell>
          <table:table-cell table:style-name="ce917" office:value-type="float" office:value="31" calcext:value-type="float">
            <text:p>31</text:p>
          </table:table-cell>
          <table:table-cell table:style-name="ce917" office:value-type="float" office:value="32" calcext:value-type="float">
            <text:p>32</text:p>
          </table:table-cell>
          <table:table-cell table:style-name="ce917" office:value-type="float" office:value="33" calcext:value-type="float">
            <text:p>33</text:p>
          </table:table-cell>
          <table:table-cell table:style-name="ce917" office:value-type="float" office:value="34" calcext:value-type="float">
            <text:p>34</text:p>
          </table:table-cell>
          <table:table-cell table:style-name="ce917" office:value-type="float" office:value="35" calcext:value-type="float">
            <text:p>35</text:p>
          </table:table-cell>
          <table:table-cell table:style-name="ce917" office:value-type="float" office:value="36" calcext:value-type="float">
            <text:p>36</text:p>
          </table:table-cell>
          <table:table-cell table:style-name="ce917" office:value-type="float" office:value="37" calcext:value-type="float">
            <text:p>37</text:p>
          </table:table-cell>
          <table:table-cell table:style-name="ce917" office:value-type="float" office:value="38" calcext:value-type="float">
            <text:p>38</text:p>
          </table:table-cell>
          <table:table-cell table:style-name="ce917" office:value-type="float" office:value="39" calcext:value-type="float">
            <text:p>39</text:p>
          </table:table-cell>
          <table:table-cell table:style-name="ce917" office:value-type="float" office:value="40" calcext:value-type="float">
            <text:p>40</text:p>
          </table:table-cell>
          <table:table-cell table:style-name="ce917" office:value-type="float" office:value="41" calcext:value-type="float">
            <text:p>41</text:p>
          </table:table-cell>
          <table:table-cell table:style-name="ce917" office:value-type="float" office:value="42" calcext:value-type="float">
            <text:p>42</text:p>
          </table:table-cell>
          <table:table-cell table:style-name="ce917" office:value-type="float" office:value="43" calcext:value-type="float">
            <text:p>43</text:p>
          </table:table-cell>
          <table:table-cell table:style-name="ce917" office:value-type="float" office:value="44" calcext:value-type="float">
            <text:p>44</text:p>
          </table:table-cell>
          <table:table-cell table:style-name="ce917" office:value-type="float" office:value="45" calcext:value-type="float">
            <text:p>45</text:p>
          </table:table-cell>
          <table:table-cell table:style-name="ce917" office:value-type="float" office:value="46" calcext:value-type="float">
            <text:p>46</text:p>
          </table:table-cell>
          <table:table-cell table:style-name="ce917" office:value-type="float" office:value="47" calcext:value-type="float">
            <text:p>47</text:p>
          </table:table-cell>
          <table:table-cell table:style-name="ce917" office:value-type="float" office:value="48" calcext:value-type="float">
            <text:p>48</text:p>
          </table:table-cell>
          <table:table-cell table:style-name="ce917" office:value-type="float" office:value="49" calcext:value-type="float">
            <text:p>49</text:p>
          </table:table-cell>
          <table:table-cell table:style-name="ce917" office:value-type="float" office:value="50" calcext:value-type="float">
            <text:p>50</text:p>
          </table:table-cell>
          <table:table-cell table:style-name="ce917" office:value-type="float" office:value="51" calcext:value-type="float">
            <text:p>51</text:p>
          </table:table-cell>
          <table:table-cell table:style-name="ce917" office:value-type="float" office:value="52" calcext:value-type="float">
            <text:p>52</text:p>
          </table:table-cell>
          <table:table-cell table:style-name="ce917" office:value-type="float" office:value="53" calcext:value-type="float">
            <text:p>53</text:p>
          </table:table-cell>
          <table:table-cell table:style-name="ce917" office:value-type="float" office:value="54" calcext:value-type="float">
            <text:p>54</text:p>
          </table:table-cell>
          <table:table-cell table:style-name="ce917" office:value-type="float" office:value="55" calcext:value-type="float">
            <text:p>55</text:p>
          </table:table-cell>
          <table:table-cell table:style-name="ce917" office:value-type="float" office:value="56" calcext:value-type="float">
            <text:p>56</text:p>
          </table:table-cell>
          <table:table-cell table:style-name="ce917" office:value-type="float" office:value="57" calcext:value-type="float">
            <text:p>57</text:p>
          </table:table-cell>
          <table:table-cell table:style-name="ce917" office:value-type="float" office:value="58" calcext:value-type="float">
            <text:p>58</text:p>
          </table:table-cell>
          <table:table-cell table:style-name="ce917" office:value-type="float" office:value="59" calcext:value-type="float">
            <text:p>59</text:p>
          </table:table-cell>
          <table:table-cell table:style-name="ce917" office:value-type="float" office:value="60" calcext:value-type="float">
            <text:p>60</text:p>
          </table:table-cell>
          <table:table-cell table:style-name="ce917" office:value-type="float" office:value="61" calcext:value-type="float">
            <text:p>61</text:p>
          </table:table-cell>
          <table:table-cell table:style-name="ce917" office:value-type="float" office:value="62" calcext:value-type="float">
            <text:p>62</text:p>
          </table:table-cell>
          <table:table-cell table:style-name="ce917" office:value-type="float" office:value="63" calcext:value-type="float">
            <text:p>63</text:p>
          </table:table-cell>
          <table:table-cell table:style-name="ce917" office:value-type="float" office:value="64" calcext:value-type="float">
            <text:p>64</text:p>
          </table:table-cell>
          <table:table-cell table:style-name="ce917" office:value-type="float" office:value="65" calcext:value-type="float">
            <text:p>65</text:p>
          </table:table-cell>
          <table:table-cell table:style-name="ce917" office:value-type="float" office:value="66" calcext:value-type="float">
            <text:p>66</text:p>
          </table:table-cell>
          <table:table-cell table:style-name="ce917" office:value-type="float" office:value="67" calcext:value-type="float">
            <text:p>67</text:p>
          </table:table-cell>
          <table:table-cell table:style-name="ce917" office:value-type="float" office:value="68" calcext:value-type="float">
            <text:p>68</text:p>
          </table:table-cell>
          <table:table-cell table:style-name="ce917" office:value-type="float" office:value="69" calcext:value-type="float">
            <text:p>69</text:p>
          </table:table-cell>
          <table:table-cell table:style-name="ce917" office:value-type="float" office:value="70" calcext:value-type="float">
            <text:p>70</text:p>
          </table:table-cell>
          <table:table-cell table:style-name="ce917" office:value-type="float" office:value="71" calcext:value-type="float">
            <text:p>71</text:p>
          </table:table-cell>
          <table:table-cell table:style-name="ce917" office:value-type="float" office:value="72" calcext:value-type="float">
            <text:p>72</text:p>
          </table:table-cell>
          <table:table-cell table:style-name="ce917" office:value-type="float" office:value="73" calcext:value-type="float">
            <text:p>73</text:p>
          </table:table-cell>
          <table:table-cell table:style-name="ce917" office:value-type="float" office:value="74" calcext:value-type="float">
            <text:p>74</text:p>
          </table:table-cell>
          <table:table-cell table:style-name="ce917" office:value-type="float" office:value="75" calcext:value-type="float">
            <text:p>75</text:p>
          </table:table-cell>
          <table:table-cell table:style-name="ce917" office:value-type="float" office:value="76" calcext:value-type="float">
            <text:p>76</text:p>
          </table:table-cell>
          <table:table-cell table:style-name="ce917" office:value-type="float" office:value="77" calcext:value-type="float">
            <text:p>77</text:p>
          </table:table-cell>
          <table:table-cell table:style-name="ce917" office:value-type="float" office:value="78" calcext:value-type="float">
            <text:p>78</text:p>
          </table:table-cell>
          <table:table-cell table:style-name="ce917" office:value-type="float" office:value="79" calcext:value-type="float">
            <text:p>79</text:p>
          </table:table-cell>
          <table:table-cell table:style-name="ce917" office:value-type="float" office:value="80" calcext:value-type="float">
            <text:p>80</text:p>
          </table:table-cell>
          <table:table-cell table:style-name="ce917" office:value-type="float" office:value="81" calcext:value-type="float">
            <text:p>81</text:p>
          </table:table-cell>
          <table:table-cell table:style-name="ce917" office:value-type="float" office:value="82" calcext:value-type="float">
            <text:p>82</text:p>
          </table:table-cell>
          <table:table-cell table:style-name="ce917" office:value-type="float" office:value="83" calcext:value-type="float">
            <text:p>83</text:p>
          </table:table-cell>
          <table:table-cell table:style-name="ce917" office:value-type="float" office:value="84" calcext:value-type="float">
            <text:p>84</text:p>
          </table:table-cell>
          <table:table-cell table:style-name="ce917" office:value-type="float" office:value="85" calcext:value-type="float">
            <text:p>85</text:p>
          </table:table-cell>
          <table:table-cell table:style-name="ce917" office:value-type="float" office:value="86" calcext:value-type="float">
            <text:p>86</text:p>
          </table:table-cell>
          <table:table-cell table:style-name="ce917" office:value-type="float" office:value="87" calcext:value-type="float">
            <text:p>87</text:p>
          </table:table-cell>
          <table:table-cell table:style-name="ce917" office:value-type="float" office:value="88" calcext:value-type="float">
            <text:p>88</text:p>
          </table:table-cell>
          <table:table-cell table:style-name="ce917" office:value-type="float" office:value="89" calcext:value-type="float">
            <text:p>89</text:p>
          </table:table-cell>
          <table:table-cell table:style-name="ce917" office:value-type="float" office:value="90" calcext:value-type="float">
            <text:p>90</text:p>
          </table:table-cell>
          <table:table-cell table:style-name="ce917" office:value-type="float" office:value="91" calcext:value-type="float">
            <text:p>91</text:p>
          </table:table-cell>
          <table:table-cell table:style-name="ce917" office:value-type="float" office:value="92" calcext:value-type="float">
            <text:p>92</text:p>
          </table:table-cell>
          <table:table-cell table:style-name="ce917" office:value-type="float" office:value="93" calcext:value-type="float">
            <text:p>93</text:p>
          </table:table-cell>
          <table:table-cell table:style-name="ce917" office:value-type="float" office:value="94" calcext:value-type="float">
            <text:p>94</text:p>
          </table:table-cell>
          <table:table-cell table:style-name="ce917" office:value-type="float" office:value="95" calcext:value-type="float">
            <text:p>95</text:p>
          </table:table-cell>
          <table:table-cell table:style-name="ce917" office:value-type="float" office:value="96" calcext:value-type="float">
            <text:p>96</text:p>
          </table:table-cell>
          <table:table-cell table:style-name="ce917" office:value-type="float" office:value="97" calcext:value-type="float">
            <text:p>97</text:p>
          </table:table-cell>
          <table:table-cell table:style-name="ce917" office:value-type="float" office:value="98" calcext:value-type="float">
            <text:p>98</text:p>
          </table:table-cell>
          <table:table-cell table:style-name="ce917" office:value-type="float" office:value="99" calcext:value-type="float">
            <text:p>99</text:p>
          </table:table-cell>
          <table:table-cell table:style-name="ce917" office:value-type="float" office:value="100" calcext:value-type="float">
            <text:p>100</text:p>
          </table:table-cell>
          <table:table-cell table:style-name="ce917" office:value-type="float" office:value="101" calcext:value-type="float">
            <text:p>101</text:p>
          </table:table-cell>
          <table:table-cell table:style-name="ce917" office:value-type="float" office:value="102" calcext:value-type="float">
            <text:p>102</text:p>
          </table:table-cell>
          <table:table-cell table:style-name="ce917" office:value-type="float" office:value="103" calcext:value-type="float">
            <text:p>103</text:p>
          </table:table-cell>
          <table:table-cell table:style-name="ce917" office:value-type="float" office:value="104" calcext:value-type="float">
            <text:p>104</text:p>
          </table:table-cell>
          <table:table-cell table:style-name="ce917" office:value-type="float" office:value="105" calcext:value-type="float">
            <text:p>105</text:p>
          </table:table-cell>
          <table:table-cell table:style-name="ce917" office:value-type="float" office:value="106" calcext:value-type="float">
            <text:p>106</text:p>
          </table:table-cell>
          <table:table-cell table:style-name="ce917" office:value-type="float" office:value="107" calcext:value-type="float">
            <text:p>107</text:p>
          </table:table-cell>
          <table:table-cell table:style-name="ce917" office:value-type="float" office:value="108" calcext:value-type="float">
            <text:p>108</text:p>
          </table:table-cell>
          <table:table-cell table:style-name="ce917" office:value-type="float" office:value="109" calcext:value-type="float">
            <text:p>109</text:p>
          </table:table-cell>
          <table:table-cell table:style-name="ce917" office:value-type="float" office:value="110" calcext:value-type="float">
            <text:p>110</text:p>
          </table:table-cell>
          <table:table-cell table:style-name="ce917" office:value-type="float" office:value="111" calcext:value-type="float">
            <text:p>111</text:p>
          </table:table-cell>
          <table:table-cell table:style-name="ce917" office:value-type="float" office:value="112" calcext:value-type="float">
            <text:p>112</text:p>
          </table:table-cell>
          <table:table-cell table:style-name="ce917" office:value-type="float" office:value="113" calcext:value-type="float">
            <text:p>113</text:p>
          </table:table-cell>
          <table:table-cell table:style-name="ce917" office:value-type="float" office:value="114" calcext:value-type="float">
            <text:p>114</text:p>
          </table:table-cell>
          <table:table-cell table:style-name="ce917" office:value-type="float" office:value="115" calcext:value-type="float">
            <text:p>115</text:p>
          </table:table-cell>
          <table:table-cell table:style-name="ce917" office:value-type="float" office:value="116" calcext:value-type="float">
            <text:p>116</text:p>
          </table:table-cell>
          <table:table-cell table:style-name="ce917" office:value-type="float" office:value="117" calcext:value-type="float">
            <text:p>117</text:p>
          </table:table-cell>
          <table:table-cell table:style-name="ce917" office:value-type="float" office:value="118" calcext:value-type="float">
            <text:p>118</text:p>
          </table:table-cell>
          <table:table-cell table:style-name="ce917" office:value-type="float" office:value="119" calcext:value-type="float">
            <text:p>119</text:p>
          </table:table-cell>
          <table:table-cell table:style-name="ce917" office:value-type="float" office:value="120" calcext:value-type="float">
            <text:p>120</text:p>
          </table:table-cell>
          <table:table-cell table:style-name="ce917" office:value-type="float" office:value="121" calcext:value-type="float">
            <text:p>121</text:p>
          </table:table-cell>
          <table:table-cell table:style-name="ce917" office:value-type="float" office:value="122" calcext:value-type="float">
            <text:p>122</text:p>
          </table:table-cell>
          <table:table-cell table:style-name="ce917" office:value-type="float" office:value="123" calcext:value-type="float">
            <text:p>123</text:p>
          </table:table-cell>
          <table:table-cell table:style-name="ce917" office:value-type="float" office:value="124" calcext:value-type="float">
            <text:p>124</text:p>
          </table:table-cell>
          <table:table-cell table:style-name="ce917" office:value-type="float" office:value="125" calcext:value-type="float">
            <text:p>125</text:p>
          </table:table-cell>
          <table:table-cell table:style-name="ce917" office:value-type="float" office:value="126" calcext:value-type="float">
            <text:p>126</text:p>
          </table:table-cell>
          <table:table-cell table:style-name="ce917" office:value-type="float" office:value="127" calcext:value-type="float">
            <text:p>127</text:p>
          </table:table-cell>
          <table:table-cell table:style-name="ce917" office:value-type="float" office:value="128" calcext:value-type="float">
            <text:p>128</text:p>
          </table:table-cell>
          <table:table-cell table:style-name="ce917" office:value-type="float" office:value="129" calcext:value-type="float">
            <text:p>129</text:p>
          </table:table-cell>
          <table:table-cell table:style-name="ce917" office:value-type="float" office:value="130" calcext:value-type="float">
            <text:p>130</text:p>
          </table:table-cell>
          <table:table-cell table:style-name="ce917" office:value-type="float" office:value="131" calcext:value-type="float">
            <text:p>131</text:p>
          </table:table-cell>
          <table:table-cell table:style-name="ce917" office:value-type="float" office:value="132" calcext:value-type="float">
            <text:p>132</text:p>
          </table:table-cell>
          <table:table-cell table:style-name="ce917" office:value-type="float" office:value="133" calcext:value-type="float">
            <text:p>133</text:p>
          </table:table-cell>
          <table:table-cell table:style-name="ce917" office:value-type="float" office:value="134" calcext:value-type="float">
            <text:p>134</text:p>
          </table:table-cell>
          <table:table-cell table:style-name="ce917" office:value-type="float" office:value="135" calcext:value-type="float">
            <text:p>135</text:p>
          </table:table-cell>
          <table:table-cell table:style-name="ce917" office:value-type="float" office:value="136" calcext:value-type="float">
            <text:p>136</text:p>
          </table:table-cell>
          <table:table-cell table:style-name="ce917" office:value-type="float" office:value="137" calcext:value-type="float">
            <text:p>137</text:p>
          </table:table-cell>
          <table:table-cell table:style-name="ce917" office:value-type="float" office:value="138" calcext:value-type="float">
            <text:p>138</text:p>
          </table:table-cell>
          <table:table-cell table:style-name="ce917" office:value-type="float" office:value="139" calcext:value-type="float">
            <text:p>139</text:p>
          </table:table-cell>
          <table:table-cell table:style-name="ce917" office:value-type="float" office:value="140" calcext:value-type="float">
            <text:p>140</text:p>
          </table:table-cell>
          <table:table-cell table:style-name="ce917" office:value-type="float" office:value="141" calcext:value-type="float">
            <text:p>141</text:p>
          </table:table-cell>
          <table:table-cell table:style-name="ce917" office:value-type="float" office:value="142" calcext:value-type="float">
            <text:p>142</text:p>
          </table:table-cell>
          <table:table-cell table:style-name="ce917" office:value-type="float" office:value="143" calcext:value-type="float">
            <text:p>143</text:p>
          </table:table-cell>
          <table:table-cell table:style-name="ce917" office:value-type="float" office:value="144" calcext:value-type="float">
            <text:p>144</text:p>
          </table:table-cell>
          <table:table-cell table:style-name="ce917" office:value-type="float" office:value="145" calcext:value-type="float">
            <text:p>145</text:p>
          </table:table-cell>
          <table:table-cell table:style-name="ce917" office:value-type="float" office:value="146" calcext:value-type="float">
            <text:p>146</text:p>
          </table:table-cell>
          <table:table-cell table:style-name="ce917" office:value-type="float" office:value="147" calcext:value-type="float">
            <text:p>147</text:p>
          </table:table-cell>
          <table:table-cell table:style-name="ce917" office:value-type="float" office:value="148" calcext:value-type="float">
            <text:p>148</text:p>
          </table:table-cell>
          <table:table-cell table:style-name="ce917" office:value-type="float" office:value="149" calcext:value-type="float">
            <text:p>149</text:p>
          </table:table-cell>
          <table:table-cell table:style-name="ce917" office:value-type="float" office:value="150" calcext:value-type="float">
            <text:p>150</text:p>
          </table:table-cell>
          <table:table-cell table:style-name="ce917" office:value-type="float" office:value="151" calcext:value-type="float">
            <text:p>151</text:p>
          </table:table-cell>
          <table:table-cell table:style-name="ce917" office:value-type="float" office:value="152" calcext:value-type="float">
            <text:p>152</text:p>
          </table:table-cell>
          <table:table-cell table:style-name="ce917" office:value-type="float" office:value="153" calcext:value-type="float">
            <text:p>153</text:p>
          </table:table-cell>
          <table:table-cell table:style-name="ce917" office:value-type="float" office:value="154" calcext:value-type="float">
            <text:p>154</text:p>
          </table:table-cell>
          <table:table-cell table:style-name="ce917" office:value-type="float" office:value="155" calcext:value-type="float">
            <text:p>155</text:p>
          </table:table-cell>
          <table:table-cell table:style-name="ce917" office:value-type="float" office:value="156" calcext:value-type="float">
            <text:p>156</text:p>
          </table:table-cell>
          <table:table-cell table:style-name="ce917" office:value-type="float" office:value="157" calcext:value-type="float">
            <text:p>157</text:p>
          </table:table-cell>
          <table:table-cell table:style-name="ce917" office:value-type="float" office:value="158" calcext:value-type="float">
            <text:p>158</text:p>
          </table:table-cell>
          <table:table-cell table:style-name="ce917" office:value-type="float" office:value="159" calcext:value-type="float">
            <text:p>159</text:p>
          </table:table-cell>
          <table:table-cell table:style-name="ce917" office:value-type="float" office:value="160" calcext:value-type="float">
            <text:p>160</text:p>
          </table:table-cell>
          <table:table-cell table:style-name="ce917" office:value-type="float" office:value="161" calcext:value-type="float">
            <text:p>161</text:p>
          </table:table-cell>
          <table:table-cell table:style-name="ce917" office:value-type="float" office:value="162" calcext:value-type="float">
            <text:p>162</text:p>
          </table:table-cell>
          <table:table-cell table:style-name="ce917" office:value-type="float" office:value="163" calcext:value-type="float">
            <text:p>163</text:p>
          </table:table-cell>
          <table:table-cell table:style-name="ce917" office:value-type="float" office:value="164" calcext:value-type="float">
            <text:p>164</text:p>
          </table:table-cell>
          <table:table-cell table:style-name="ce917" office:value-type="float" office:value="165" calcext:value-type="float">
            <text:p>165</text:p>
          </table:table-cell>
          <table:table-cell table:style-name="ce917" office:value-type="float" office:value="166" calcext:value-type="float">
            <text:p>166</text:p>
          </table:table-cell>
          <table:table-cell table:style-name="ce917" office:value-type="float" office:value="167" calcext:value-type="float">
            <text:p>167</text:p>
          </table:table-cell>
          <table:table-cell table:style-name="ce917" office:value-type="float" office:value="168" calcext:value-type="float">
            <text:p>168</text:p>
          </table:table-cell>
          <table:table-cell table:style-name="ce917" office:value-type="float" office:value="169" calcext:value-type="float">
            <text:p>169</text:p>
          </table:table-cell>
          <table:table-cell table:style-name="ce917" office:value-type="float" office:value="170" calcext:value-type="float">
            <text:p>170</text:p>
          </table:table-cell>
          <table:table-cell table:style-name="ce917" office:value-type="float" office:value="171" calcext:value-type="float">
            <text:p>171</text:p>
          </table:table-cell>
          <table:table-cell table:style-name="ce917" office:value-type="float" office:value="172" calcext:value-type="float">
            <text:p>172</text:p>
          </table:table-cell>
          <table:table-cell table:style-name="ce917" office:value-type="float" office:value="173" calcext:value-type="float">
            <text:p>173</text:p>
          </table:table-cell>
          <table:table-cell table:style-name="ce917" office:value-type="float" office:value="174" calcext:value-type="float">
            <text:p>174</text:p>
          </table:table-cell>
          <table:table-cell table:style-name="ce917" office:value-type="float" office:value="175" calcext:value-type="float">
            <text:p>175</text:p>
          </table:table-cell>
          <table:table-cell table:style-name="ce917" office:value-type="float" office:value="176" calcext:value-type="float">
            <text:p>176</text:p>
          </table:table-cell>
          <table:table-cell table:style-name="ce917" office:value-type="float" office:value="177" calcext:value-type="float">
            <text:p>177</text:p>
          </table:table-cell>
          <table:table-cell table:style-name="ce917" office:value-type="float" office:value="178" calcext:value-type="float">
            <text:p>178</text:p>
          </table:table-cell>
          <table:table-cell table:style-name="ce917" office:value-type="float" office:value="179" calcext:value-type="float">
            <text:p>179</text:p>
          </table:table-cell>
          <table:table-cell table:style-name="ce917" office:value-type="float" office:value="180" calcext:value-type="float">
            <text:p>180</text:p>
          </table:table-cell>
          <table:table-cell table:style-name="ce917" office:value-type="float" office:value="181" calcext:value-type="float">
            <text:p>181</text:p>
          </table:table-cell>
          <table:table-cell table:style-name="ce917" office:value-type="float" office:value="182" calcext:value-type="float">
            <text:p>182</text:p>
          </table:table-cell>
          <table:table-cell table:style-name="ce917" office:value-type="float" office:value="183" calcext:value-type="float">
            <text:p>183</text:p>
          </table:table-cell>
          <table:table-cell table:style-name="ce917" office:value-type="float" office:value="184" calcext:value-type="float">
            <text:p>184</text:p>
          </table:table-cell>
          <table:table-cell table:style-name="ce917" office:value-type="float" office:value="185" calcext:value-type="float">
            <text:p>185</text:p>
          </table:table-cell>
          <table:table-cell table:style-name="ce917" office:value-type="float" office:value="186" calcext:value-type="float">
            <text:p>186</text:p>
          </table:table-cell>
          <table:table-cell table:style-name="ce917" office:value-type="float" office:value="187" calcext:value-type="float">
            <text:p>187</text:p>
          </table:table-cell>
          <table:table-cell table:style-name="ce917" office:value-type="float" office:value="188" calcext:value-type="float">
            <text:p>188</text:p>
          </table:table-cell>
          <table:table-cell table:style-name="ce917" office:value-type="float" office:value="189" calcext:value-type="float">
            <text:p>189</text:p>
          </table:table-cell>
          <table:table-cell table:style-name="ce917" office:value-type="float" office:value="190" calcext:value-type="float">
            <text:p>190</text:p>
          </table:table-cell>
          <table:table-cell table:style-name="ce917" office:value-type="float" office:value="191" calcext:value-type="float">
            <text:p>191</text:p>
          </table:table-cell>
          <table:table-cell table:style-name="ce917" office:value-type="float" office:value="192" calcext:value-type="float">
            <text:p>192</text:p>
          </table:table-cell>
          <table:table-cell table:style-name="ce917" office:value-type="float" office:value="193" calcext:value-type="float">
            <text:p>193</text:p>
          </table:table-cell>
          <table:table-cell table:style-name="ce917" office:value-type="float" office:value="194" calcext:value-type="float">
            <text:p>194</text:p>
          </table:table-cell>
          <table:table-cell table:style-name="ce917" office:value-type="float" office:value="195" calcext:value-type="float">
            <text:p>195</text:p>
          </table:table-cell>
          <table:table-cell table:style-name="ce917" office:value-type="float" office:value="196" calcext:value-type="float">
            <text:p>196</text:p>
          </table:table-cell>
          <table:table-cell table:style-name="ce917" office:value-type="float" office:value="197" calcext:value-type="float">
            <text:p>197</text:p>
          </table:table-cell>
          <table:table-cell table:style-name="ce917" office:value-type="float" office:value="198" calcext:value-type="float">
            <text:p>198</text:p>
          </table:table-cell>
          <table:table-cell table:style-name="ce917" office:value-type="float" office:value="199" calcext:value-type="float">
            <text:p>199</text:p>
          </table:table-cell>
          <table:table-cell table:style-name="ce917" office:value-type="float" office:value="200" calcext:value-type="float">
            <text:p>200</text:p>
          </table:table-cell>
          <table:table-cell table:style-name="ce917" office:value-type="float" office:value="201" calcext:value-type="float">
            <text:p>201</text:p>
          </table:table-cell>
          <table:table-cell table:style-name="ce917" office:value-type="float" office:value="202" calcext:value-type="float">
            <text:p>202</text:p>
          </table:table-cell>
          <table:table-cell table:style-name="ce917" office:value-type="float" office:value="203" calcext:value-type="float">
            <text:p>203</text:p>
          </table:table-cell>
          <table:table-cell table:style-name="ce917" office:value-type="float" office:value="204" calcext:value-type="float">
            <text:p>204</text:p>
          </table:table-cell>
          <table:table-cell table:style-name="ce917" office:value-type="float" office:value="205" calcext:value-type="float">
            <text:p>205</text:p>
          </table:table-cell>
          <table:table-cell table:style-name="ce917" office:value-type="float" office:value="206" calcext:value-type="float">
            <text:p>206</text:p>
          </table:table-cell>
          <table:table-cell table:style-name="ce917" office:value-type="float" office:value="207" calcext:value-type="float">
            <text:p>207</text:p>
          </table:table-cell>
          <table:table-cell table:style-name="ce917" office:value-type="float" office:value="208" calcext:value-type="float">
            <text:p>208</text:p>
          </table:table-cell>
          <table:table-cell table:style-name="ce917" office:value-type="float" office:value="209" calcext:value-type="float">
            <text:p>209</text:p>
          </table:table-cell>
          <table:table-cell table:style-name="ce917" office:value-type="float" office:value="210" calcext:value-type="float">
            <text:p>210</text:p>
          </table:table-cell>
          <table:table-cell table:style-name="ce917" office:value-type="float" office:value="211" calcext:value-type="float">
            <text:p>211</text:p>
          </table:table-cell>
          <table:table-cell table:style-name="ce917" office:value-type="float" office:value="212" calcext:value-type="float">
            <text:p>212</text:p>
          </table:table-cell>
          <table:table-cell table:style-name="ce917" office:value-type="float" office:value="213" calcext:value-type="float">
            <text:p>213</text:p>
          </table:table-cell>
          <table:table-cell table:style-name="ce917" office:value-type="float" office:value="214" calcext:value-type="float">
            <text:p>214</text:p>
          </table:table-cell>
          <table:table-cell table:style-name="ce917" office:value-type="float" office:value="215" calcext:value-type="float">
            <text:p>215</text:p>
          </table:table-cell>
          <table:table-cell table:style-name="ce917" office:value-type="float" office:value="216" calcext:value-type="float">
            <text:p>216</text:p>
          </table:table-cell>
          <table:table-cell table:style-name="ce917" office:value-type="float" office:value="217" calcext:value-type="float">
            <text:p>217</text:p>
          </table:table-cell>
          <table:table-cell table:style-name="ce917" office:value-type="float" office:value="218" calcext:value-type="float">
            <text:p>218</text:p>
          </table:table-cell>
          <table:table-cell table:style-name="ce917" office:value-type="float" office:value="219" calcext:value-type="float">
            <text:p>219</text:p>
          </table:table-cell>
          <table:table-cell table:style-name="ce917" office:value-type="float" office:value="220" calcext:value-type="float">
            <text:p>220</text:p>
          </table:table-cell>
          <table:table-cell table:style-name="ce917" office:value-type="float" office:value="221" calcext:value-type="float">
            <text:p>221</text:p>
          </table:table-cell>
          <table:table-cell table:style-name="ce917" office:value-type="float" office:value="222" calcext:value-type="float">
            <text:p>222</text:p>
          </table:table-cell>
          <table:table-cell table:style-name="ce917" office:value-type="float" office:value="223" calcext:value-type="float">
            <text:p>223</text:p>
          </table:table-cell>
          <table:table-cell table:style-name="ce917" office:value-type="float" office:value="224" calcext:value-type="float">
            <text:p>224</text:p>
          </table:table-cell>
          <table:table-cell table:style-name="ce917" office:value-type="float" office:value="225" calcext:value-type="float">
            <text:p>225</text:p>
          </table:table-cell>
          <table:table-cell table:style-name="ce917" office:value-type="float" office:value="226" calcext:value-type="float">
            <text:p>226</text:p>
          </table:table-cell>
          <table:table-cell table:style-name="ce917" office:value-type="float" office:value="227" calcext:value-type="float">
            <text:p>227</text:p>
          </table:table-cell>
          <table:table-cell table:style-name="ce917" office:value-type="float" office:value="228" calcext:value-type="float">
            <text:p>228</text:p>
          </table:table-cell>
          <table:table-cell table:style-name="ce917" office:value-type="float" office:value="229" calcext:value-type="float">
            <text:p>229</text:p>
          </table:table-cell>
          <table:table-cell table:style-name="ce917" office:value-type="float" office:value="230" calcext:value-type="float">
            <text:p>230</text:p>
          </table:table-cell>
          <table:table-cell table:style-name="ce917" office:value-type="float" office:value="231" calcext:value-type="float">
            <text:p>231</text:p>
          </table:table-cell>
          <table:table-cell table:style-name="ce917" office:value-type="float" office:value="232" calcext:value-type="float">
            <text:p>232</text:p>
          </table:table-cell>
          <table:table-cell table:style-name="ce917" office:value-type="float" office:value="233" calcext:value-type="float">
            <text:p>233</text:p>
          </table:table-cell>
          <table:table-cell table:style-name="ce917" office:value-type="float" office:value="234" calcext:value-type="float">
            <text:p>234</text:p>
          </table:table-cell>
          <table:table-cell table:style-name="ce917" office:value-type="float" office:value="235" calcext:value-type="float">
            <text:p>235</text:p>
          </table:table-cell>
          <table:table-cell table:style-name="ce917" office:value-type="float" office:value="236" calcext:value-type="float">
            <text:p>236</text:p>
          </table:table-cell>
          <table:table-cell table:style-name="ce917" office:value-type="float" office:value="237" calcext:value-type="float">
            <text:p>237</text:p>
          </table:table-cell>
          <table:table-cell table:style-name="ce917" office:value-type="float" office:value="238" calcext:value-type="float">
            <text:p>238</text:p>
          </table:table-cell>
          <table:table-cell table:style-name="ce917" office:value-type="float" office:value="239" calcext:value-type="float">
            <text:p>239</text:p>
          </table:table-cell>
          <table:table-cell table:style-name="ce917" office:value-type="float" office:value="240" calcext:value-type="float">
            <text:p>240</text:p>
          </table:table-cell>
          <table:table-cell table:style-name="ce917" office:value-type="float" office:value="241" calcext:value-type="float">
            <text:p>241</text:p>
          </table:table-cell>
          <table:table-cell table:style-name="ce917" office:value-type="float" office:value="242" calcext:value-type="float">
            <text:p>242</text:p>
          </table:table-cell>
          <table:table-cell table:style-name="ce917" office:value-type="float" office:value="243" calcext:value-type="float">
            <text:p>243</text:p>
          </table:table-cell>
          <table:table-cell table:style-name="ce917" office:value-type="float" office:value="244" calcext:value-type="float">
            <text:p>244</text:p>
          </table:table-cell>
          <table:table-cell table:style-name="ce917" office:value-type="float" office:value="245" calcext:value-type="float">
            <text:p>245</text:p>
          </table:table-cell>
          <table:table-cell table:style-name="ce917" office:value-type="float" office:value="246" calcext:value-type="float">
            <text:p>246</text:p>
          </table:table-cell>
          <table:table-cell table:style-name="ce917" office:value-type="float" office:value="247" calcext:value-type="float">
            <text:p>247</text:p>
          </table:table-cell>
          <table:table-cell table:style-name="ce917" office:value-type="float" office:value="248" calcext:value-type="float">
            <text:p>248</text:p>
          </table:table-cell>
          <table:table-cell table:style-name="ce923" table:number-columns-repeated="768"/>
        </table:table-row>
        <table:table-row table:style-name="ro14">
          <table:covered-table-cell table:number-columns-repeated="5" table:style-name="ce208"/>
          <table:table-cell table:style-name="ce883" office:value-type="string" calcext:value-type="string">
            <text:p>最下行2行を合体</text:p>
          </table:table-cell>
          <table:table-cell table:style-name="ce809" office:value-type="string" calcext:value-type="string">
            <text:p>内服</text:p>
          </table:table-cell>
          <table:table-cell table:style-name="ce818" office:value-type="string" calcext:value-type="string">
            <text:p>点滴</text:p>
          </table:table-cell>
          <table:table-cell table:style-name="ce831" office:value-type="date" office:date-value="2015-11-08" calcext:value-type="date">
            <text:p>8</text:p>
          </table:table-cell>
          <table:table-cell table:style-name="ce882" office:value-type="date" office:date-value="2015-11-09" calcext:value-type="date">
            <text:p>9</text:p>
          </table:table-cell>
          <table:table-cell table:style-name="ce882" office:value-type="date" office:date-value="2015-11-10" calcext:value-type="date">
            <text:p>10</text:p>
          </table:table-cell>
          <table:table-cell table:style-name="ce882" office:value-type="date" office:date-value="2015-11-11" calcext:value-type="date">
            <text:p>11</text:p>
          </table:table-cell>
          <table:table-cell table:style-name="ce882" office:value-type="date" office:date-value="2015-11-12" calcext:value-type="date">
            <text:p>12</text:p>
          </table:table-cell>
          <table:table-cell table:style-name="ce882" office:value-type="date" office:date-value="2015-11-13" calcext:value-type="date">
            <text:p>13</text:p>
          </table:table-cell>
          <table:table-cell table:style-name="ce888" office:value-type="date" office:date-value="2015-11-14" calcext:value-type="date">
            <text:p>14</text:p>
          </table:table-cell>
          <table:table-cell table:style-name="ce831" office:value-type="date" office:date-value="2015-11-15" calcext:value-type="date">
            <text:p>15</text:p>
          </table:table-cell>
          <table:table-cell table:style-name="ce882" office:value-type="date" office:date-value="2015-11-16" calcext:value-type="date">
            <text:p>16</text:p>
          </table:table-cell>
          <table:table-cell table:style-name="ce882" office:value-type="date" office:date-value="2015-11-17" calcext:value-type="date">
            <text:p>17</text:p>
          </table:table-cell>
          <table:table-cell table:style-name="ce890" office:value-type="date" office:date-value="2015-11-18" calcext:value-type="date">
            <text:p>18</text:p>
          </table:table-cell>
          <table:table-cell table:style-name="ce882" office:value-type="date" office:date-value="2015-11-19" calcext:value-type="date">
            <text:p>19</text:p>
          </table:table-cell>
          <table:table-cell table:style-name="ce882" office:value-type="date" office:date-value="2015-11-20" calcext:value-type="date">
            <text:p>20</text:p>
          </table:table-cell>
          <table:table-cell table:style-name="ce888" office:value-type="date" office:date-value="2015-11-21" calcext:value-type="date">
            <text:p>21</text:p>
          </table:table-cell>
          <table:table-cell table:style-name="ce831" office:value-type="date" office:date-value="2015-11-22" calcext:value-type="date">
            <text:p>22</text:p>
          </table:table-cell>
          <table:table-cell table:style-name="ce899" office:value-type="date" office:date-value="2015-11-23" calcext:value-type="date">
            <text:p>23</text:p>
          </table:table-cell>
          <table:table-cell table:style-name="ce882" office:value-type="date" office:date-value="2015-11-24" calcext:value-type="date">
            <text:p>24</text:p>
          </table:table-cell>
          <table:table-cell table:style-name="ce882" office:value-type="date" office:date-value="2015-11-25" calcext:value-type="date">
            <text:p>25</text:p>
          </table:table-cell>
          <table:table-cell table:style-name="ce882" office:value-type="date" office:date-value="2015-11-26" calcext:value-type="date">
            <text:p>26</text:p>
          </table:table-cell>
          <table:table-cell table:style-name="ce882" office:value-type="date" office:date-value="2015-11-27" calcext:value-type="date">
            <text:p>27</text:p>
          </table:table-cell>
          <table:table-cell table:style-name="ce888" office:value-type="date" office:date-value="2015-11-28" calcext:value-type="date">
            <text:p>28</text:p>
          </table:table-cell>
          <table:table-cell table:style-name="ce831" office:value-type="date" office:date-value="2015-11-29" calcext:value-type="date">
            <text:p>29</text:p>
          </table:table-cell>
          <table:table-cell table:style-name="ce882" office:value-type="date" office:date-value="2015-11-30" calcext:value-type="date">
            <text:p>30</text:p>
          </table:table-cell>
          <table:table-cell table:style-name="ce882" office:value-type="date" office:date-value="2015-12-01" calcext:value-type="date">
            <text:p>1</text:p>
          </table:table-cell>
          <table:table-cell table:style-name="ce882" office:value-type="date" office:date-value="2015-12-02" calcext:value-type="date">
            <text:p>2</text:p>
          </table:table-cell>
          <table:table-cell table:style-name="ce882" office:value-type="date" office:date-value="2015-12-03" calcext:value-type="date">
            <text:p>3</text:p>
          </table:table-cell>
          <table:table-cell table:style-name="ce882" office:value-type="date" office:date-value="2015-12-04" calcext:value-type="date">
            <text:p>4</text:p>
          </table:table-cell>
          <table:table-cell table:style-name="ce888" office:value-type="date" office:date-value="2015-12-05" calcext:value-type="date">
            <text:p>5</text:p>
          </table:table-cell>
          <table:table-cell table:style-name="ce831" office:value-type="date" office:date-value="2015-12-06" calcext:value-type="date">
            <text:p>6</text:p>
          </table:table-cell>
          <table:table-cell table:style-name="ce882" office:value-type="date" office:date-value="2015-12-07" calcext:value-type="date">
            <text:p>7</text:p>
          </table:table-cell>
          <table:table-cell table:style-name="ce882" office:value-type="date" office:date-value="2015-12-08" calcext:value-type="date">
            <text:p>8</text:p>
          </table:table-cell>
          <table:table-cell table:style-name="ce882" office:value-type="date" office:date-value="2015-12-09" calcext:value-type="date">
            <text:p>9</text:p>
          </table:table-cell>
          <table:table-cell table:style-name="ce882" office:value-type="date" office:date-value="2015-12-10" calcext:value-type="date">
            <text:p>10</text:p>
          </table:table-cell>
          <table:table-cell table:style-name="ce882" office:value-type="date" office:date-value="2015-12-11" calcext:value-type="date">
            <text:p>11</text:p>
          </table:table-cell>
          <table:table-cell table:style-name="ce888" office:value-type="date" office:date-value="2015-12-12" calcext:value-type="date">
            <text:p>12</text:p>
          </table:table-cell>
          <table:table-cell table:style-name="ce831" office:value-type="date" office:date-value="2015-12-13" calcext:value-type="date">
            <text:p>13</text:p>
          </table:table-cell>
          <table:table-cell table:style-name="ce882" office:value-type="date" office:date-value="2015-12-14" calcext:value-type="date">
            <text:p>14</text:p>
          </table:table-cell>
          <table:table-cell table:style-name="ce882" office:value-type="date" office:date-value="2015-12-15" calcext:value-type="date">
            <text:p>15</text:p>
          </table:table-cell>
          <table:table-cell table:style-name="ce882" office:value-type="date" office:date-value="2015-12-16" calcext:value-type="date">
            <text:p>16</text:p>
          </table:table-cell>
          <table:table-cell table:style-name="ce882" office:value-type="date" office:date-value="2015-12-17" calcext:value-type="date">
            <text:p>17</text:p>
          </table:table-cell>
          <table:table-cell table:style-name="ce882" office:value-type="date" office:date-value="2015-12-18" calcext:value-type="date">
            <text:p>18</text:p>
          </table:table-cell>
          <table:table-cell table:style-name="ce888" office:value-type="date" office:date-value="2015-12-19" calcext:value-type="date">
            <text:p>19</text:p>
          </table:table-cell>
          <table:table-cell table:style-name="ce831" office:value-type="date" office:date-value="2015-12-20" calcext:value-type="date">
            <text:p>20</text:p>
          </table:table-cell>
          <table:table-cell table:style-name="ce882" office:value-type="date" office:date-value="2015-12-21" calcext:value-type="date">
            <text:p>21</text:p>
          </table:table-cell>
          <table:table-cell table:style-name="ce882" office:value-type="date" office:date-value="2015-12-22" calcext:value-type="date">
            <text:p>22</text:p>
          </table:table-cell>
          <table:table-cell table:style-name="ce899" office:value-type="date" office:date-value="2015-12-23" calcext:value-type="date">
            <text:p>23</text:p>
          </table:table-cell>
          <table:table-cell table:style-name="ce882" office:value-type="date" office:date-value="2015-12-24" calcext:value-type="date">
            <text:p>24</text:p>
          </table:table-cell>
          <table:table-cell table:style-name="ce882" office:value-type="date" office:date-value="2015-12-25" calcext:value-type="date">
            <text:p>25</text:p>
          </table:table-cell>
          <table:table-cell table:style-name="ce888" office:value-type="date" office:date-value="2015-12-26" calcext:value-type="date">
            <text:p>26</text:p>
          </table:table-cell>
          <table:table-cell table:style-name="ce831" office:value-type="date" office:date-value="2015-12-27" calcext:value-type="date">
            <text:p>27</text:p>
          </table:table-cell>
          <table:table-cell table:style-name="ce882" office:value-type="date" office:date-value="2015-12-28" calcext:value-type="date">
            <text:p>28</text:p>
          </table:table-cell>
          <table:table-cell table:style-name="ce882" office:value-type="date" office:date-value="2015-12-29" calcext:value-type="date">
            <text:p>29</text:p>
          </table:table-cell>
          <table:table-cell table:style-name="ce899" office:value-type="date" office:date-value="2015-12-30" calcext:value-type="date">
            <text:p>30</text:p>
          </table:table-cell>
          <table:table-cell table:style-name="ce899" office:value-type="date" office:date-value="2015-12-31" calcext:value-type="date">
            <text:p>31</text:p>
          </table:table-cell>
          <table:table-cell table:style-name="ce882" office:value-type="date" office:date-value="2016-01-01" calcext:value-type="date">
            <text:p>1</text:p>
          </table:table-cell>
          <table:table-cell table:style-name="ce888" office:value-type="date" office:date-value="2016-01-02" calcext:value-type="date">
            <text:p>2</text:p>
          </table:table-cell>
          <table:table-cell table:style-name="ce831" office:value-type="date" office:date-value="2016-01-03" calcext:value-type="date">
            <text:p>3</text:p>
          </table:table-cell>
          <table:table-cell table:style-name="ce882" office:value-type="date" office:date-value="2016-01-04" calcext:value-type="date">
            <text:p>4</text:p>
          </table:table-cell>
          <table:table-cell table:style-name="ce882" office:value-type="date" office:date-value="2016-01-05" calcext:value-type="date">
            <text:p>5</text:p>
          </table:table-cell>
          <table:table-cell table:style-name="ce882" office:value-type="date" office:date-value="2016-01-06" calcext:value-type="date">
            <text:p>6</text:p>
          </table:table-cell>
          <table:table-cell table:style-name="ce882" office:value-type="date" office:date-value="2016-01-07" calcext:value-type="date">
            <text:p>7</text:p>
          </table:table-cell>
          <table:table-cell table:style-name="ce882" office:value-type="date" office:date-value="2016-01-08" calcext:value-type="date">
            <text:p>8</text:p>
          </table:table-cell>
          <table:table-cell table:style-name="ce888" office:value-type="date" office:date-value="2016-01-09" calcext:value-type="date">
            <text:p>9</text:p>
          </table:table-cell>
          <table:table-cell table:style-name="ce831" office:value-type="date" office:date-value="2016-01-10" calcext:value-type="date">
            <text:p>10</text:p>
          </table:table-cell>
          <table:table-cell table:style-name="ce882" office:value-type="date" office:date-value="2016-01-11" calcext:value-type="date">
            <text:p>11</text:p>
          </table:table-cell>
          <table:table-cell table:style-name="ce882" office:value-type="date" office:date-value="2016-01-12" calcext:value-type="date">
            <text:p>12</text:p>
          </table:table-cell>
          <table:table-cell table:style-name="ce882" office:value-type="date" office:date-value="2016-01-13" calcext:value-type="date">
            <text:p>13</text:p>
          </table:table-cell>
          <table:table-cell table:style-name="ce882" office:value-type="date" office:date-value="2016-01-14" calcext:value-type="date">
            <text:p>14</text:p>
          </table:table-cell>
          <table:table-cell table:style-name="ce882" office:value-type="date" office:date-value="2016-01-15" calcext:value-type="date">
            <text:p>15</text:p>
          </table:table-cell>
          <table:table-cell table:style-name="ce888" office:value-type="date" office:date-value="2016-01-16" calcext:value-type="date">
            <text:p>16</text:p>
          </table:table-cell>
          <table:table-cell table:style-name="ce831" office:value-type="date" office:date-value="2016-01-17" calcext:value-type="date">
            <text:p>17</text:p>
          </table:table-cell>
          <table:table-cell table:style-name="ce882" office:value-type="date" office:date-value="2016-01-18" calcext:value-type="date">
            <text:p>18</text:p>
          </table:table-cell>
          <table:table-cell table:style-name="ce882" office:value-type="date" office:date-value="2016-01-19" calcext:value-type="date">
            <text:p>19</text:p>
          </table:table-cell>
          <table:table-cell table:style-name="ce882" office:value-type="date" office:date-value="2016-01-20" calcext:value-type="date">
            <text:p>20</text:p>
          </table:table-cell>
          <table:table-cell table:style-name="ce882" office:value-type="date" office:date-value="2016-01-21" calcext:value-type="date">
            <text:p>21</text:p>
          </table:table-cell>
          <table:table-cell table:style-name="ce882" office:value-type="date" office:date-value="2016-01-22" calcext:value-type="date">
            <text:p>22</text:p>
          </table:table-cell>
          <table:table-cell table:style-name="ce888" office:value-type="date" office:date-value="2016-01-23" calcext:value-type="date">
            <text:p>23</text:p>
          </table:table-cell>
          <table:table-cell table:style-name="ce831" office:value-type="date" office:date-value="2016-01-24" calcext:value-type="date">
            <text:p>24</text:p>
          </table:table-cell>
          <table:table-cell table:style-name="ce882" office:value-type="date" office:date-value="2016-01-25" calcext:value-type="date">
            <text:p>25</text:p>
          </table:table-cell>
          <table:table-cell table:style-name="ce882" office:value-type="date" office:date-value="2016-01-26" calcext:value-type="date">
            <text:p>26</text:p>
          </table:table-cell>
          <table:table-cell table:style-name="ce882" office:value-type="date" office:date-value="2016-01-27" calcext:value-type="date">
            <text:p>27</text:p>
          </table:table-cell>
          <table:table-cell table:style-name="ce882" office:value-type="date" office:date-value="2016-01-28" calcext:value-type="date">
            <text:p>28</text:p>
          </table:table-cell>
          <table:table-cell table:style-name="ce882" office:value-type="date" office:date-value="2016-01-29" calcext:value-type="date">
            <text:p>29</text:p>
          </table:table-cell>
          <table:table-cell table:style-name="ce888" office:value-type="date" office:date-value="2016-01-30" calcext:value-type="date">
            <text:p>30</text:p>
          </table:table-cell>
          <table:table-cell table:style-name="ce831" office:value-type="date" office:date-value="2016-01-31" calcext:value-type="date">
            <text:p>31</text:p>
          </table:table-cell>
          <table:table-cell table:style-name="ce882" office:value-type="date" office:date-value="2016-02-01" calcext:value-type="date">
            <text:p>1</text:p>
          </table:table-cell>
          <table:table-cell table:style-name="ce882" office:value-type="date" office:date-value="2016-02-02" calcext:value-type="date">
            <text:p>2</text:p>
          </table:table-cell>
          <table:table-cell table:style-name="ce882" office:value-type="date" office:date-value="2016-02-03" calcext:value-type="date">
            <text:p>3</text:p>
          </table:table-cell>
          <table:table-cell table:style-name="ce882" office:value-type="date" office:date-value="2016-02-04" calcext:value-type="date">
            <text:p>4</text:p>
          </table:table-cell>
          <table:table-cell table:style-name="ce882" office:value-type="date" office:date-value="2016-02-05" calcext:value-type="date">
            <text:p>5</text:p>
          </table:table-cell>
          <table:table-cell table:style-name="ce888" office:value-type="date" office:date-value="2016-02-06" calcext:value-type="date">
            <text:p>6</text:p>
          </table:table-cell>
          <table:table-cell table:style-name="ce831" office:value-type="date" office:date-value="2016-02-07" calcext:value-type="date">
            <text:p>7</text:p>
          </table:table-cell>
          <table:table-cell table:style-name="ce882" office:value-type="date" office:date-value="2016-02-08" calcext:value-type="date">
            <text:p>8</text:p>
          </table:table-cell>
          <table:table-cell table:style-name="ce882" office:value-type="date" office:date-value="2016-02-09" calcext:value-type="date">
            <text:p>9</text:p>
          </table:table-cell>
          <table:table-cell table:style-name="ce882" office:value-type="date" office:date-value="2016-02-10" calcext:value-type="date">
            <text:p>10</text:p>
          </table:table-cell>
          <table:table-cell table:style-name="ce882" office:value-type="date" office:date-value="2016-02-11" calcext:value-type="date">
            <text:p>11</text:p>
          </table:table-cell>
          <table:table-cell table:style-name="ce882" office:value-type="date" office:date-value="2016-02-12" calcext:value-type="date">
            <text:p>12</text:p>
          </table:table-cell>
          <table:table-cell table:style-name="ce888" office:value-type="date" office:date-value="2016-02-13" calcext:value-type="date">
            <text:p>13</text:p>
          </table:table-cell>
          <table:table-cell table:style-name="ce831" office:value-type="date" office:date-value="2016-02-14" calcext:value-type="date">
            <text:p>14</text:p>
          </table:table-cell>
          <table:table-cell table:style-name="ce882" office:value-type="date" office:date-value="2016-02-15" calcext:value-type="date">
            <text:p>15</text:p>
          </table:table-cell>
          <table:table-cell table:style-name="ce882" office:value-type="date" office:date-value="2016-02-16" calcext:value-type="date">
            <text:p>16</text:p>
          </table:table-cell>
          <table:table-cell table:style-name="ce882" office:value-type="date" office:date-value="2016-02-17" calcext:value-type="date">
            <text:p>17</text:p>
          </table:table-cell>
          <table:table-cell table:style-name="ce882" office:value-type="date" office:date-value="2016-02-18" calcext:value-type="date">
            <text:p>18</text:p>
          </table:table-cell>
          <table:table-cell table:style-name="ce882" office:value-type="date" office:date-value="2016-02-19" calcext:value-type="date">
            <text:p>19</text:p>
          </table:table-cell>
          <table:table-cell table:style-name="ce888" office:value-type="date" office:date-value="2016-02-20" calcext:value-type="date">
            <text:p>20</text:p>
          </table:table-cell>
          <table:table-cell table:style-name="ce831" office:value-type="date" office:date-value="2016-02-21" calcext:value-type="date">
            <text:p>21</text:p>
          </table:table-cell>
          <table:table-cell table:style-name="ce882" office:value-type="date" office:date-value="2016-02-22" calcext:value-type="date">
            <text:p>22</text:p>
          </table:table-cell>
          <table:table-cell table:style-name="ce882" office:value-type="date" office:date-value="2016-02-23" calcext:value-type="date">
            <text:p>23</text:p>
          </table:table-cell>
          <table:table-cell table:style-name="ce882" office:value-type="date" office:date-value="2016-02-24" calcext:value-type="date">
            <text:p>24</text:p>
          </table:table-cell>
          <table:table-cell table:style-name="ce882" office:value-type="date" office:date-value="2016-02-25" calcext:value-type="date">
            <text:p>25</text:p>
          </table:table-cell>
          <table:table-cell table:style-name="ce882" office:value-type="date" office:date-value="2016-02-26" calcext:value-type="date">
            <text:p>26</text:p>
          </table:table-cell>
          <table:table-cell table:style-name="ce888" office:value-type="date" office:date-value="2016-02-27" calcext:value-type="date">
            <text:p>27</text:p>
          </table:table-cell>
          <table:table-cell table:style-name="ce831" office:value-type="date" office:date-value="2016-02-28" calcext:value-type="date">
            <text:p>28</text:p>
          </table:table-cell>
          <table:table-cell table:style-name="ce882" office:value-type="date" office:date-value="2016-02-29" calcext:value-type="date">
            <text:p>29</text:p>
          </table:table-cell>
          <table:table-cell table:style-name="ce882" office:value-type="date" office:date-value="2016-03-01" calcext:value-type="date">
            <text:p>1</text:p>
          </table:table-cell>
          <table:table-cell table:style-name="ce882" office:value-type="date" office:date-value="2016-03-02" calcext:value-type="date">
            <text:p>2</text:p>
          </table:table-cell>
          <table:table-cell table:style-name="ce882" office:value-type="date" office:date-value="2016-03-03" calcext:value-type="date">
            <text:p>3</text:p>
          </table:table-cell>
          <table:table-cell table:style-name="ce882" office:value-type="date" office:date-value="2016-03-04" calcext:value-type="date">
            <text:p>4</text:p>
          </table:table-cell>
          <table:table-cell table:style-name="ce888" office:value-type="date" office:date-value="2016-03-05" calcext:value-type="date">
            <text:p>5</text:p>
          </table:table-cell>
          <table:table-cell table:style-name="ce831" office:value-type="date" office:date-value="2016-03-06" calcext:value-type="date">
            <text:p>6</text:p>
          </table:table-cell>
          <table:table-cell table:style-name="ce882" office:value-type="date" office:date-value="2016-03-07" calcext:value-type="date">
            <text:p>7</text:p>
          </table:table-cell>
          <table:table-cell table:style-name="ce882" office:value-type="date" office:date-value="2016-03-08" calcext:value-type="date">
            <text:p>8</text:p>
          </table:table-cell>
          <table:table-cell table:style-name="ce882" office:value-type="date" office:date-value="2016-03-09" calcext:value-type="date">
            <text:p>9</text:p>
          </table:table-cell>
          <table:table-cell table:style-name="ce882" office:value-type="date" office:date-value="2016-03-10" calcext:value-type="date">
            <text:p>10</text:p>
          </table:table-cell>
          <table:table-cell table:style-name="ce882" office:value-type="date" office:date-value="2016-03-11" calcext:value-type="date">
            <text:p>11</text:p>
          </table:table-cell>
          <table:table-cell table:style-name="ce888" office:value-type="date" office:date-value="2016-03-12" calcext:value-type="date">
            <text:p>12</text:p>
          </table:table-cell>
          <table:table-cell table:style-name="ce831" office:value-type="date" office:date-value="2016-03-13" calcext:value-type="date">
            <text:p>13</text:p>
          </table:table-cell>
          <table:table-cell table:style-name="ce882" office:value-type="date" office:date-value="2016-03-14" calcext:value-type="date">
            <text:p>14</text:p>
          </table:table-cell>
          <table:table-cell table:style-name="ce882" office:value-type="date" office:date-value="2016-03-15" calcext:value-type="date">
            <text:p>15</text:p>
          </table:table-cell>
          <table:table-cell table:style-name="ce882" office:value-type="date" office:date-value="2016-03-16" calcext:value-type="date">
            <text:p>16</text:p>
          </table:table-cell>
          <table:table-cell table:style-name="ce882" office:value-type="date" office:date-value="2016-03-17" calcext:value-type="date">
            <text:p>17</text:p>
          </table:table-cell>
          <table:table-cell table:style-name="ce882" office:value-type="date" office:date-value="2016-03-18" calcext:value-type="date">
            <text:p>18</text:p>
          </table:table-cell>
          <table:table-cell table:style-name="ce888" office:value-type="date" office:date-value="2016-03-19" calcext:value-type="date">
            <text:p>19</text:p>
          </table:table-cell>
          <table:table-cell table:style-name="ce831" office:value-type="date" office:date-value="2016-03-20" calcext:value-type="date">
            <text:p>20</text:p>
          </table:table-cell>
          <table:table-cell table:style-name="ce882" office:value-type="date" office:date-value="2016-03-21" calcext:value-type="date">
            <text:p>21</text:p>
          </table:table-cell>
          <table:table-cell table:style-name="ce882" office:value-type="date" office:date-value="2016-03-22" calcext:value-type="date">
            <text:p>22</text:p>
          </table:table-cell>
          <table:table-cell table:style-name="ce882" office:value-type="date" office:date-value="2016-03-23" calcext:value-type="date">
            <text:p>23</text:p>
          </table:table-cell>
          <table:table-cell table:style-name="ce882" office:value-type="date" office:date-value="2016-03-24" calcext:value-type="date">
            <text:p>24</text:p>
          </table:table-cell>
          <table:table-cell table:style-name="ce882" office:value-type="date" office:date-value="2016-03-25" calcext:value-type="date">
            <text:p>25</text:p>
          </table:table-cell>
          <table:table-cell table:style-name="ce888" office:value-type="date" office:date-value="2016-03-26" calcext:value-type="date">
            <text:p>26</text:p>
          </table:table-cell>
          <table:table-cell table:style-name="ce831" office:value-type="date" office:date-value="2016-03-27" calcext:value-type="date">
            <text:p>27</text:p>
          </table:table-cell>
          <table:table-cell table:style-name="ce882" office:value-type="date" office:date-value="2016-03-28" calcext:value-type="date">
            <text:p>28</text:p>
          </table:table-cell>
          <table:table-cell table:style-name="ce882" office:value-type="date" office:date-value="2016-03-29" calcext:value-type="date">
            <text:p>29</text:p>
          </table:table-cell>
          <table:table-cell table:style-name="ce882" office:value-type="date" office:date-value="2016-03-30" calcext:value-type="date">
            <text:p>30</text:p>
          </table:table-cell>
          <table:table-cell table:style-name="ce882" office:value-type="date" office:date-value="2016-03-31" calcext:value-type="date">
            <text:p>31</text:p>
          </table:table-cell>
          <table:table-cell table:style-name="ce882" office:value-type="date" office:date-value="2016-04-01" calcext:value-type="date">
            <text:p>1</text:p>
          </table:table-cell>
          <table:table-cell table:style-name="ce888" office:value-type="date" office:date-value="2016-04-02" calcext:value-type="date">
            <text:p>2</text:p>
          </table:table-cell>
          <table:table-cell table:style-name="ce831" office:value-type="date" office:date-value="2016-04-03" calcext:value-type="date">
            <text:p>3</text:p>
          </table:table-cell>
          <table:table-cell table:style-name="ce882" office:value-type="date" office:date-value="2016-04-04" calcext:value-type="date">
            <text:p>4</text:p>
          </table:table-cell>
          <table:table-cell table:style-name="ce882" office:value-type="date" office:date-value="2016-04-05" calcext:value-type="date">
            <text:p>5</text:p>
          </table:table-cell>
          <table:table-cell table:style-name="ce882" office:value-type="date" office:date-value="2016-04-06" calcext:value-type="date">
            <text:p>6</text:p>
          </table:table-cell>
          <table:table-cell table:style-name="ce882" office:value-type="date" office:date-value="2016-04-07" calcext:value-type="date">
            <text:p>7</text:p>
          </table:table-cell>
          <table:table-cell table:style-name="ce882" office:value-type="date" office:date-value="2016-04-08" calcext:value-type="date">
            <text:p>8</text:p>
          </table:table-cell>
          <table:table-cell table:style-name="ce888" office:value-type="date" office:date-value="2016-04-09" calcext:value-type="date">
            <text:p>9</text:p>
          </table:table-cell>
          <table:table-cell table:style-name="ce831" office:value-type="date" office:date-value="2016-04-10" calcext:value-type="date">
            <text:p>10</text:p>
          </table:table-cell>
          <table:table-cell table:style-name="ce882" office:value-type="date" office:date-value="2016-04-11" calcext:value-type="date">
            <text:p>11</text:p>
          </table:table-cell>
          <table:table-cell table:style-name="ce882" office:value-type="date" office:date-value="2016-04-12" calcext:value-type="date">
            <text:p>12</text:p>
          </table:table-cell>
          <table:table-cell table:style-name="ce882" office:value-type="date" office:date-value="2016-04-13" calcext:value-type="date">
            <text:p>13</text:p>
          </table:table-cell>
          <table:table-cell table:style-name="ce882" office:value-type="date" office:date-value="2016-04-14" calcext:value-type="date">
            <text:p>14</text:p>
          </table:table-cell>
          <table:table-cell table:style-name="ce882" office:value-type="date" office:date-value="2016-04-15" calcext:value-type="date">
            <text:p>15</text:p>
          </table:table-cell>
          <table:table-cell table:style-name="ce888" office:value-type="date" office:date-value="2016-04-16" calcext:value-type="date">
            <text:p>16</text:p>
          </table:table-cell>
          <table:table-cell table:style-name="ce831" office:value-type="date" office:date-value="2016-04-17" calcext:value-type="date">
            <text:p>17</text:p>
          </table:table-cell>
          <table:table-cell table:style-name="ce882" office:value-type="date" office:date-value="2016-04-18" calcext:value-type="date">
            <text:p>18</text:p>
          </table:table-cell>
          <table:table-cell table:style-name="ce882" office:value-type="date" office:date-value="2016-04-19" calcext:value-type="date">
            <text:p>19</text:p>
          </table:table-cell>
          <table:table-cell table:style-name="ce882" office:value-type="date" office:date-value="2016-04-20" calcext:value-type="date">
            <text:p>20</text:p>
          </table:table-cell>
          <table:table-cell table:style-name="ce882" office:value-type="date" office:date-value="2016-04-21" calcext:value-type="date">
            <text:p>21</text:p>
          </table:table-cell>
          <table:table-cell table:style-name="ce882" office:value-type="date" office:date-value="2016-04-22" calcext:value-type="date">
            <text:p>22</text:p>
          </table:table-cell>
          <table:table-cell table:style-name="ce888" office:value-type="date" office:date-value="2016-04-23" calcext:value-type="date">
            <text:p>23</text:p>
          </table:table-cell>
          <table:table-cell table:style-name="ce831" office:value-type="date" office:date-value="2016-04-24" calcext:value-type="date">
            <text:p>24</text:p>
          </table:table-cell>
          <table:table-cell table:style-name="ce882" office:value-type="date" office:date-value="2016-04-25" calcext:value-type="date">
            <text:p>25</text:p>
          </table:table-cell>
          <table:table-cell table:style-name="ce882" office:value-type="date" office:date-value="2016-04-26" calcext:value-type="date">
            <text:p>26</text:p>
          </table:table-cell>
          <table:table-cell table:style-name="ce882" office:value-type="date" office:date-value="2016-04-27" calcext:value-type="date">
            <text:p>27</text:p>
          </table:table-cell>
          <table:table-cell table:style-name="ce882" office:value-type="date" office:date-value="2016-04-28" calcext:value-type="date">
            <text:p>28</text:p>
          </table:table-cell>
          <table:table-cell table:style-name="ce882" office:value-type="date" office:date-value="2016-04-29" calcext:value-type="date">
            <text:p>29</text:p>
          </table:table-cell>
          <table:table-cell table:style-name="ce888" office:value-type="date" office:date-value="2016-04-30" calcext:value-type="date">
            <text:p>30</text:p>
          </table:table-cell>
          <table:table-cell table:style-name="ce831" office:value-type="date" office:date-value="2016-05-01" calcext:value-type="date">
            <text:p>1</text:p>
          </table:table-cell>
          <table:table-cell table:style-name="ce882" office:value-type="date" office:date-value="2016-05-02" calcext:value-type="date">
            <text:p>2</text:p>
          </table:table-cell>
          <table:table-cell table:style-name="ce882" office:value-type="date" office:date-value="2016-05-03" calcext:value-type="date">
            <text:p>3</text:p>
          </table:table-cell>
          <table:table-cell table:style-name="ce882" office:value-type="date" office:date-value="2016-05-04" calcext:value-type="date">
            <text:p>4</text:p>
          </table:table-cell>
          <table:table-cell table:style-name="ce882" office:value-type="date" office:date-value="2016-05-05" calcext:value-type="date">
            <text:p>5</text:p>
          </table:table-cell>
          <table:table-cell table:style-name="ce882" office:value-type="date" office:date-value="2016-05-06" calcext:value-type="date">
            <text:p>6</text:p>
          </table:table-cell>
          <table:table-cell table:style-name="ce888" office:value-type="date" office:date-value="2016-05-07" calcext:value-type="date">
            <text:p>7</text:p>
          </table:table-cell>
          <table:table-cell table:style-name="ce831" office:value-type="date" office:date-value="2016-05-08" calcext:value-type="date">
            <text:p>8</text:p>
          </table:table-cell>
          <table:table-cell table:style-name="ce882" office:value-type="date" office:date-value="2016-05-09" calcext:value-type="date">
            <text:p>9</text:p>
          </table:table-cell>
          <table:table-cell table:style-name="ce882" office:value-type="date" office:date-value="2016-05-10" calcext:value-type="date">
            <text:p>10</text:p>
          </table:table-cell>
          <table:table-cell table:style-name="ce882" office:value-type="date" office:date-value="2016-05-11" calcext:value-type="date">
            <text:p>11</text:p>
          </table:table-cell>
          <table:table-cell table:style-name="ce882" office:value-type="date" office:date-value="2016-05-12" calcext:value-type="date">
            <text:p>12</text:p>
          </table:table-cell>
          <table:table-cell table:style-name="ce882" office:value-type="date" office:date-value="2016-05-13" calcext:value-type="date">
            <text:p>13</text:p>
          </table:table-cell>
          <table:table-cell table:style-name="ce888" office:value-type="date" office:date-value="2016-05-14" calcext:value-type="date">
            <text:p>14</text:p>
          </table:table-cell>
          <table:table-cell table:style-name="ce831" office:value-type="date" office:date-value="2016-05-15" calcext:value-type="date">
            <text:p>15</text:p>
          </table:table-cell>
          <table:table-cell table:style-name="ce882" office:value-type="date" office:date-value="2016-05-16" calcext:value-type="date">
            <text:p>16</text:p>
          </table:table-cell>
          <table:table-cell table:style-name="ce882" office:value-type="date" office:date-value="2016-05-17" calcext:value-type="date">
            <text:p>17</text:p>
          </table:table-cell>
          <table:table-cell table:style-name="ce882" office:value-type="date" office:date-value="2016-05-18" calcext:value-type="date">
            <text:p>18</text:p>
          </table:table-cell>
          <table:table-cell table:style-name="ce882" office:value-type="date" office:date-value="2016-05-19" calcext:value-type="date">
            <text:p>19</text:p>
          </table:table-cell>
          <table:table-cell table:style-name="ce882" office:value-type="date" office:date-value="2016-05-20" calcext:value-type="date">
            <text:p>20</text:p>
          </table:table-cell>
          <table:table-cell table:style-name="ce888" office:value-type="date" office:date-value="2016-05-21" calcext:value-type="date">
            <text:p>21</text:p>
          </table:table-cell>
          <table:table-cell table:style-name="ce831" office:value-type="date" office:date-value="2016-05-22" calcext:value-type="date">
            <text:p>22</text:p>
          </table:table-cell>
          <table:table-cell table:style-name="ce882" office:value-type="date" office:date-value="2016-05-23" calcext:value-type="date">
            <text:p>23</text:p>
          </table:table-cell>
          <table:table-cell table:style-name="ce882" office:value-type="date" office:date-value="2016-05-24" calcext:value-type="date">
            <text:p>24</text:p>
          </table:table-cell>
          <table:table-cell table:style-name="ce882" office:value-type="date" office:date-value="2016-05-25" calcext:value-type="date">
            <text:p>25</text:p>
          </table:table-cell>
          <table:table-cell table:style-name="ce882" office:value-type="date" office:date-value="2016-05-26" calcext:value-type="date">
            <text:p>26</text:p>
          </table:table-cell>
          <table:table-cell table:style-name="ce882" office:value-type="date" office:date-value="2016-05-27" calcext:value-type="date">
            <text:p>27</text:p>
          </table:table-cell>
          <table:table-cell table:style-name="ce888" office:value-type="date" office:date-value="2016-05-28" calcext:value-type="date">
            <text:p>28</text:p>
          </table:table-cell>
          <table:table-cell table:style-name="ce831" office:value-type="date" office:date-value="2016-05-29" calcext:value-type="date">
            <text:p>29</text:p>
          </table:table-cell>
          <table:table-cell table:style-name="ce882" office:value-type="date" office:date-value="2016-05-30" calcext:value-type="date">
            <text:p>30</text:p>
          </table:table-cell>
          <table:table-cell table:style-name="ce882" office:value-type="date" office:date-value="2016-05-31" calcext:value-type="date">
            <text:p>31</text:p>
          </table:table-cell>
          <table:table-cell table:style-name="ce882" office:value-type="date" office:date-value="2016-06-01" calcext:value-type="date">
            <text:p>1</text:p>
          </table:table-cell>
          <table:table-cell table:style-name="ce882" office:value-type="date" office:date-value="2016-06-02" calcext:value-type="date">
            <text:p>2</text:p>
          </table:table-cell>
          <table:table-cell table:style-name="ce882" office:value-type="date" office:date-value="2016-06-03" calcext:value-type="date">
            <text:p>3</text:p>
          </table:table-cell>
          <table:table-cell table:style-name="ce888" office:value-type="date" office:date-value="2016-06-04" calcext:value-type="date">
            <text:p>4</text:p>
          </table:table-cell>
          <table:table-cell table:style-name="ce831" office:value-type="date" office:date-value="2016-06-05" calcext:value-type="date">
            <text:p>5</text:p>
          </table:table-cell>
          <table:table-cell table:style-name="ce882" office:value-type="date" office:date-value="2016-06-06" calcext:value-type="date">
            <text:p>6</text:p>
          </table:table-cell>
          <table:table-cell table:style-name="ce882" office:value-type="date" office:date-value="2016-06-07" calcext:value-type="date">
            <text:p>7</text:p>
          </table:table-cell>
          <table:table-cell table:style-name="ce882" office:value-type="date" office:date-value="2016-06-08" calcext:value-type="date">
            <text:p>8</text:p>
          </table:table-cell>
          <table:table-cell table:style-name="ce882" office:value-type="date" office:date-value="2016-06-09" calcext:value-type="date">
            <text:p>9</text:p>
          </table:table-cell>
          <table:table-cell table:style-name="ce882" office:value-type="date" office:date-value="2016-06-10" calcext:value-type="date">
            <text:p>10</text:p>
          </table:table-cell>
          <table:table-cell table:style-name="ce888" office:value-type="date" office:date-value="2016-06-11" calcext:value-type="date">
            <text:p>11</text:p>
          </table:table-cell>
          <table:table-cell table:style-name="ce831" office:value-type="date" office:date-value="2016-06-12" calcext:value-type="date">
            <text:p>12</text:p>
          </table:table-cell>
          <table:table-cell table:style-name="ce882" office:value-type="date" office:date-value="2016-06-13" calcext:value-type="date">
            <text:p>13</text:p>
          </table:table-cell>
          <table:table-cell table:style-name="ce882" office:value-type="date" office:date-value="2016-06-14" calcext:value-type="date">
            <text:p>14</text:p>
          </table:table-cell>
          <table:table-cell table:style-name="ce882" office:value-type="date" office:date-value="2016-06-15" calcext:value-type="date">
            <text:p>15</text:p>
          </table:table-cell>
          <table:table-cell table:style-name="ce882" office:value-type="date" office:date-value="2016-06-16" calcext:value-type="date">
            <text:p>16</text:p>
          </table:table-cell>
          <table:table-cell table:style-name="ce882" office:value-type="date" office:date-value="2016-06-17" calcext:value-type="date">
            <text:p>17</text:p>
          </table:table-cell>
          <table:table-cell table:style-name="ce888" office:value-type="date" office:date-value="2016-06-18" calcext:value-type="date">
            <text:p>18</text:p>
          </table:table-cell>
          <table:table-cell table:style-name="ce831" office:value-type="date" office:date-value="2016-06-19" calcext:value-type="date">
            <text:p>19</text:p>
          </table:table-cell>
          <table:table-cell table:style-name="ce882" office:value-type="date" office:date-value="2016-06-20" calcext:value-type="date">
            <text:p>20</text:p>
          </table:table-cell>
          <table:table-cell table:style-name="ce882" office:value-type="date" office:date-value="2016-06-21" calcext:value-type="date">
            <text:p>21</text:p>
          </table:table-cell>
          <table:table-cell table:style-name="ce882" office:value-type="date" office:date-value="2016-06-22" calcext:value-type="date">
            <text:p>22</text:p>
          </table:table-cell>
          <table:table-cell table:style-name="ce882" office:value-type="date" office:date-value="2016-06-23" calcext:value-type="date">
            <text:p>23</text:p>
          </table:table-cell>
          <table:table-cell table:style-name="ce882" office:value-type="date" office:date-value="2016-06-24" calcext:value-type="date">
            <text:p>24</text:p>
          </table:table-cell>
          <table:table-cell table:style-name="ce888" office:value-type="date" office:date-value="2016-06-25" calcext:value-type="date">
            <text:p>25</text:p>
          </table:table-cell>
          <table:table-cell table:style-name="ce831" office:value-type="date" office:date-value="2016-06-26" calcext:value-type="date">
            <text:p>26</text:p>
          </table:table-cell>
          <table:table-cell table:style-name="ce882" office:value-type="date" office:date-value="2016-06-27" calcext:value-type="date">
            <text:p>27</text:p>
          </table:table-cell>
          <table:table-cell table:style-name="ce882" office:value-type="date" office:date-value="2016-06-28" calcext:value-type="date">
            <text:p>28</text:p>
          </table:table-cell>
          <table:table-cell table:style-name="ce882" office:value-type="date" office:date-value="2016-06-29" calcext:value-type="date">
            <text:p>29</text:p>
          </table:table-cell>
          <table:table-cell table:style-name="ce882" office:value-type="date" office:date-value="2016-06-30" calcext:value-type="date">
            <text:p>30</text:p>
          </table:table-cell>
          <table:table-cell table:style-name="ce882" office:value-type="date" office:date-value="2016-07-01" calcext:value-type="date">
            <text:p>1</text:p>
          </table:table-cell>
          <table:table-cell table:style-name="ce888" office:value-type="date" office:date-value="2016-07-02" calcext:value-type="date">
            <text:p>2</text:p>
          </table:table-cell>
          <table:table-cell table:style-name="ce831" office:value-type="date" office:date-value="2016-07-03" calcext:value-type="date">
            <text:p>3</text:p>
          </table:table-cell>
          <table:table-cell table:style-name="ce882" office:value-type="date" office:date-value="2016-07-04" calcext:value-type="date">
            <text:p>4</text:p>
          </table:table-cell>
          <table:table-cell table:style-name="ce882" office:value-type="date" office:date-value="2016-07-05" calcext:value-type="date">
            <text:p>5</text:p>
          </table:table-cell>
          <table:table-cell table:style-name="ce882" office:value-type="date" office:date-value="2016-07-06" calcext:value-type="date">
            <text:p>6</text:p>
          </table:table-cell>
          <table:table-cell table:style-name="ce882" office:value-type="date" office:date-value="2016-07-07" calcext:value-type="date">
            <text:p>7</text:p>
          </table:table-cell>
          <table:table-cell table:style-name="ce882" office:value-type="date" office:date-value="2016-07-08" calcext:value-type="date">
            <text:p>8</text:p>
          </table:table-cell>
          <table:table-cell table:style-name="ce888" office:value-type="date" office:date-value="2016-07-09" calcext:value-type="date">
            <text:p>9</text:p>
          </table:table-cell>
          <table:table-cell table:style-name="ce831" office:value-type="date" office:date-value="2016-07-10" calcext:value-type="date">
            <text:p>10</text:p>
          </table:table-cell>
          <table:table-cell table:style-name="ce882" office:value-type="date" office:date-value="2016-07-11" calcext:value-type="date">
            <text:p>11</text:p>
          </table:table-cell>
          <table:table-cell table:style-name="ce882" office:value-type="date" office:date-value="2016-07-12" calcext:value-type="date">
            <text:p>12</text:p>
          </table:table-cell>
          <table:table-cell table:style-name="ce901" table:number-columns-repeated="768"/>
        </table:table-row>
        <table:table-row table:style-name="ro14">
          <table:covered-table-cell table:number-columns-repeated="5" table:style-name="ce208"/>
          <table:table-cell table:style-name="ce214" office:value-type="string" calcext:value-type="string">
            <text:p>初使用順に並替</text:p>
          </table:table-cell>
          <table:table-cell table:style-name="ce215" office:value-type="string" calcext:value-type="string" table:number-columns-spanned="2" table:number-rows-spanned="1">
            <text:p>検査指示日</text:p>
          </table:table-cell>
          <table:covered-table-cell table:style-name="ce215"/>
          <table:table-cell table:style-name="ce832" office:value-type="string" calcext:value-type="string">
            <text:p>○</text:p>
          </table:table-cell>
          <table:table-cell table:style-name="ce883" table:number-columns-repeated="2"/>
          <table:table-cell table:style-name="ce828"/>
          <table:table-cell table:style-name="ce883" table:number-columns-repeated="3"/>
          <table:table-cell table:style-name="ce828"/>
          <table:table-cell table:style-name="ce883" table:number-columns-repeated="2"/>
          <table:table-cell table:style-name="ce891"/>
          <table:table-cell table:style-name="ce883" table:number-columns-repeated="100"/>
          <table:table-cell table:style-name="ce828"/>
          <table:table-cell table:style-name="ce883" table:number-columns-repeated="904"/>
        </table:table-row>
        <table:table-row table:style-name="ro14">
          <table:covered-table-cell table:number-columns-repeated="5" table:style-name="ce208"/>
          <table:table-cell table:style-name="ce215" office:value-type="string" calcext:value-type="string">
            <text:p>薬品名抽出</text:p>
          </table:table-cell>
          <table:table-cell table:style-name="ce214" office:value-type="string" calcext:value-type="string" table:number-columns-spanned="2" table:number-rows-spanned="1">
            <text:p>画像指示日</text:p>
          </table:table-cell>
          <table:covered-table-cell table:style-name="ce214"/>
          <table:table-cell table:style-name="ce832" office:value-type="string" calcext:value-type="string">
            <text:p>胸Xp</text:p>
          </table:table-cell>
          <table:table-cell table:style-name="ce884" table:number-columns-repeated="2"/>
          <table:table-cell table:style-name="ce896"/>
          <table:table-cell table:style-name="ce884" table:number-columns-repeated="5"/>
          <table:table-cell table:style-name="ce883"/>
          <table:table-cell table:style-name="ce892"/>
          <table:table-cell table:style-name="ce896"/>
          <table:table-cell table:style-name="ce884"/>
          <table:table-cell table:style-name="ce883"/>
          <table:table-cell table:style-name="ce896"/>
          <table:table-cell table:style-name="ce883" table:number-columns-repeated="96"/>
          <table:table-cell table:style-name="ce828"/>
          <table:table-cell table:style-name="ce883" table:number-columns-repeated="105"/>
          <table:table-cell table:style-name="ce884" table:number-columns-repeated="15"/>
          <table:table-cell table:style-name="ce883" table:number-columns-repeated="784"/>
        </table:table-row>
        <table:table-row table:style-name="ro14">
          <table:table-cell table:style-name="ce713" table:number-columns-repeated="5"/>
          <table:table-cell table:style-name="ce913" office:value-type="string" calcext:value-type="string">
            <text:p>黒</text:p>
          </table:table-cell>
          <table:table-cell table:style-name="ce811" table:number-columns-repeated="2"/>
          <table:table-cell table:style-name="ce833" table:number-columns-repeated="10"/>
          <table:table-cell table:style-name="ce893"/>
          <table:table-cell table:style-name="ce833" table:number-columns-repeated="1005"/>
        </table:table-row>
        <table:table-row table:style-name="ro14" table:number-rows-repeated="6">
          <table:table-cell table:number-columns-repeated="18"/>
          <table:table-cell table:style-name="ce889"/>
          <table:table-cell table:number-columns-repeated="1005"/>
        </table:table-row>
        <table:table-row table:style-name="ro14">
          <table:table-cell table:style-name="ce724" table:number-columns-repeated="5"/>
          <table:table-cell table:style-name="ce801"/>
          <table:table-cell table:style-name="ce724" table:number-columns-repeated="12"/>
          <table:table-cell table:style-name="ce894"/>
          <table:table-cell table:style-name="ce724" table:number-columns-repeated="100"/>
          <table:table-cell table:style-name="ce900"/>
          <table:table-cell table:style-name="ce724" table:number-columns-repeated="904"/>
        </table:table-row>
        <table:table-row table:style-name="ro14" table:number-rows-repeated="43">
          <table:table-cell table:number-columns-repeated="18"/>
          <table:table-cell table:style-name="ce889"/>
          <table:table-cell table:number-columns-repeated="1005"/>
        </table:table-row>
        <table:table-row table:style-name="ro14" table:number-rows-repeated="1048518">
          <table:table-cell table:number-columns-repeated="1024"/>
        </table:table-row>
        <table:table-row table:style-name="ro14">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table:table-column table:style-name="co29" table:default-cell-style-name="ce534"/>
        <table:table-column table:style-name="co30" table:default-cell-style-name="ce534"/>
        <table:table-column table:style-name="co42" table:default-cell-style-name="ce534"/>
        <table:table-column table:style-name="co43" table:default-cell-style-name="ce534"/>
        <table:table-column table:style-name="co32" table:default-cell-style-name="ce602"/>
        <table:table-column table:style-name="co43" table:default-cell-style-name="ce534"/>
        <table:table-column table:style-name="co27" table:default-cell-style-name="ce640"/>
        <table:table-column table:style-name="co30" table:default-cell-style-name="ce640"/>
        <table:table-column table:style-name="co45" table:default-cell-style-name="ce534"/>
        <table:table-column table:style-name="co35" table:default-cell-style-name="ce534"/>
        <table:table-column table:style-name="co36" table:default-cell-style-name="ce534"/>
        <table:table-column table:style-name="co37" table:default-cell-style-name="ce534"/>
        <table:table-column table:style-name="co38" table:default-cell-style-name="ce534"/>
        <table:table-column table:style-name="co13" table:number-columns-repeated="243" table:default-cell-style-name="ce534"/>
        <table:table-column table:style-name="co13" table:number-columns-repeated="767" table:default-cell-style-name="ce701"/>
        <table:table-column table:style-name="co13" table:default-cell-style-name="ce490"/>
        <table:table-row table:style-name="ro11">
          <table:table-cell table:style-name="ce566" office:value-type="string" calcext:value-type="string" table:number-columns-spanned="1" table:number-rows-spanned="2">
            <text:p>行挿</text:p>
          </table:table-cell>
          <table:table-cell table:style-name="ce503" office:value-type="string" calcext:value-type="string" table:number-columns-spanned="1" table:number-rows-spanned="2">
            <text:p>#</text:p>
          </table:table-cell>
          <table:table-cell table:style-name="ce579" office:value-type="string" calcext:value-type="string">
            <text:p>一覧へ</text:p>
          </table:table-cell>
          <table:table-cell table:style-name="ce566" office:value-type="string" calcext:value-type="string" table:number-columns-spanned="1" table:number-rows-spanned="2">
            <text:p>経過へ</text:p>
          </table:table-cell>
          <table:table-cell table:style-name="ce595" office:value-type="string" calcext:value-type="string">
            <text:p>経過へ</text:p>
          </table:table-cell>
          <table:table-cell table:style-name="ce615" office:value-type="string" calcext:value-type="string" table:number-columns-spanned="1" table:number-rows-spanned="2">
            <text:p>S履歴</text:p>
          </table:table-cell>
          <table:table-cell table:style-name="ce625" office:value-type="string" calcext:value-type="string">
            <text:p>2012/8/29 17:31:50Copied</text:p>
          </table:table-cell>
          <table:table-cell table:style-name="ce663" office:value-type="string" calcext:value-type="string" table:number-columns-spanned="1" table:number-rows-spanned="2">
            <text:p>R履歴</text:p>
          </table:table-cell>
          <table:table-cell table:number-columns-repeated="2" table:style-name="ce686" office:value-type="string" calcext:value-type="string">
            <text:p>COPY</text:p>
          </table:table-cell>
          <table:table-cell table:style-name="ce693" office:value-type="string" calcext:value-type="string">
            <text:p>退院ｻﾏﾘ</text:p>
          </table:table-cell>
          <table:table-cell table:style-name="ce693" office:value-type="string" calcext:value-type="string">
            <text:p>#分離</text:p>
          </table:table-cell>
          <table:table-cell office:value-type="string" calcext:value-type="string">
            <text:p>#分離</text:p>
          </table:table-cell>
          <table:table-cell table:number-columns-repeated="241"/>
          <table:table-cell table:style-name="ce701" table:number-columns-repeated="2"/>
          <table:table-cell table:number-columns-repeated="765"/>
          <table:table-cell table:style-name="ce490" table:number-columns-repeated="2"/>
          <table:table-cell/>
        </table:table-row>
        <table:table-row table:style-name="ro12">
          <table:covered-table-cell table:style-name="ce566"/>
          <table:covered-table-cell table:style-name="ce503"/>
          <table:table-cell table:style-name="ce541" office:value-type="string" calcext:value-type="string">
            <text:p>Date</text:p>
          </table:table-cell>
          <table:covered-table-cell table:style-name="ce566"/>
          <table:table-cell table:style-name="ce595" office:value-type="string" calcext:value-type="string">
            <text:p>Subject</text:p>
          </table:table-cell>
          <table:covered-table-cell table:style-name="ce615"/>
          <table:table-cell table:style-name="ce625" office:value-type="string" calcext:value-type="string">
            <text:p>ID+漢字名+ｶﾀｶﾅ</text:p>
          </table:table-cell>
          <table:covered-table-cell table:style-name="ce663"/>
          <table:table-cell table:style-name="ce503" office:value-type="string" calcext:value-type="string">
            <text:p>日付挿入</text:p>
          </table:table-cell>
          <table:table-cell table:style-name="ce503" office:value-type="string" calcext:value-type="string">
            <text:p>過去日付</text:p>
          </table:table-cell>
          <table:table-cell table:style-name="ce503" office:value-type="string" calcext:value-type="string">
            <text:p>UNDO</text:p>
          </table:table-cell>
          <table:table-cell table:style-name="ce503" table:number-columns-repeated="1012"/>
          <table:table-cell/>
        </table:table-row>
        <table:table-row table:style-name="ro2">
          <table:table-cell table:style-name="ce503"/>
          <table:table-cell table:style-name="ce503" office:value-type="string" calcext:value-type="string">
            <text:p>#</text:p>
          </table:table-cell>
          <table:table-cell table:style-name="ce904"/>
          <table:table-cell table:style-name="ce905"/>
          <table:table-cell table:style-name="ce596" office:value-type="string" calcext:value-type="string">
            <text:p>入院</text:p>
          </table:table-cell>
          <table:table-cell table:style-name="ce617"/>
          <table:table-cell table:style-name="ce626"/>
          <table:table-cell table:style-name="ce625"/>
          <table:table-cell table:style-name="ce503" table:number-columns-repeated="2"/>
          <table:table-cell table:style-name="ce694"/>
          <table:table-cell table:style-name="ce503" table:number-columns-repeated="1012"/>
          <table:table-cell/>
        </table:table-row>
        <table:table-row table:style-name="ro2">
          <table:table-cell/>
          <table:table-cell table:style-name="ce503" office:value-type="string" calcext:value-type="string">
            <text:p>#</text:p>
          </table:table-cell>
          <table:table-cell table:style-name="ce581"/>
          <table:table-cell/>
          <table:table-cell table:style-name="ce597" office:value-type="string" calcext:value-type="string">
            <text:p>入院時ECG</text:p>
          </table:table-cell>
          <table:table-cell table:style-name="ce618"/>
          <table:table-cell table:style-name="ce627"/>
          <table:table-cell table:style-name="ce680"/>
          <table:table-cell table:style-name="ce533"/>
          <table:table-cell/>
          <table:table-cell table:style-name="ce533"/>
          <table:table-cell table:number-columns-repeated="1013"/>
        </table:table-row>
        <table:table-row table:style-name="ro2">
          <table:table-cell/>
          <table:table-cell office:value-type="string" calcext:value-type="string">
            <text:p>#</text:p>
          </table:table-cell>
          <table:table-cell table:style-name="ce581"/>
          <table:table-cell/>
          <table:table-cell table:style-name="ce597" office:value-type="string" calcext:value-type="string">
            <text:p>面談記録</text:p>
          </table:table-cell>
          <table:table-cell table:style-name="ce618"/>
          <table:table-cell table:style-name="ce628" office:value-type="string" calcext:value-type="string">
            <text:p>未</text:p>
          </table:table-cell>
          <table:table-cell table:style-name="ce684" office:value-type="string" calcext:value-type="string">
            <text:p>未</text:p>
          </table:table-cell>
          <table:table-cell table:style-name="ce533" table:number-columns-repeated="2"/>
          <table:table-cell table:number-columns-repeated="1014"/>
        </table:table-row>
        <table:table-row table:style-name="ro2">
          <table:table-cell table:style-name="ce533"/>
          <table:table-cell table:style-name="ce533" office:value-type="string" calcext:value-type="string">
            <text:p>#</text:p>
          </table:table-cell>
          <table:table-cell table:style-name="ce582"/>
          <table:table-cell table:style-name="ce906"/>
          <table:table-cell table:style-name="ce597" office:value-type="string" calcext:value-type="string">
            <text:p>心肺機能低下時</text:p>
          </table:table-cell>
          <table:table-cell table:style-name="ce597"/>
          <table:table-cell table:style-name="ce629" office:value-type="string" calcext:value-type="string">
            <text:p>説明未</text:p>
          </table:table-cell>
          <table:table-cell table:style-name="ce684" office:value-type="string" calcext:value-type="string">
            <text:p>説明未</text:p>
          </table:table-cell>
          <table:table-cell table:style-name="ce533" table:number-columns-repeated="1015"/>
          <table:table-cell/>
        </table:table-row>
        <table:table-row table:style-name="ro2">
          <table:table-cell/>
          <table:table-cell office:value-type="string" calcext:value-type="string">
            <text:p>#</text:p>
          </table:table-cell>
          <table:table-cell table:style-name="ce586"/>
          <table:table-cell table:style-name="ce590"/>
          <table:table-cell table:style-name="ce597" office:value-type="string" calcext:value-type="string">
            <text:p>4F転床説明</text:p>
          </table:table-cell>
          <table:table-cell table:style-name="ce618"/>
          <table:table-cell table:style-name="ce628" office:value-type="string" calcext:value-type="string">
            <text:p>未</text:p>
          </table:table-cell>
          <table:table-cell table:style-name="ce684" office:value-type="string" calcext:value-type="string">
            <text:p>未</text:p>
          </table:table-cell>
          <table:table-cell table:style-name="ce533" table:number-columns-repeated="2"/>
          <table:table-cell table:number-columns-repeated="1014"/>
        </table:table-row>
        <table:table-row table:style-name="ro2" table:number-rows-repeated="8">
          <table:table-cell table:number-columns-repeated="2"/>
          <table:table-cell table:style-name="ce586"/>
          <table:table-cell table:style-name="ce590"/>
          <table:table-cell table:style-name="ce597"/>
          <table:table-cell table:style-name="ce618"/>
          <table:table-cell table:style-name="ce628"/>
          <table:table-cell table:style-name="ce684"/>
          <table:table-cell table:style-name="ce503"/>
          <table:table-cell/>
          <table:table-cell table:style-name="ce533"/>
          <table:table-cell table:number-columns-repeated="1013"/>
        </table:table-row>
        <table:table-row table:style-name="ro2">
          <table:table-cell table:style-name="ce573" table:number-columns-repeated="2"/>
          <table:table-cell table:style-name="ce588" office:value-type="string" calcext:value-type="string">
            <text:p>本日の記事</text:p>
          </table:table-cell>
          <table:table-cell table:style-name="ce588"/>
          <table:table-cell table:style-name="ce601"/>
          <table:table-cell table:style-name="ce928" office:value-type="string" calcext:value-type="string">
            <text:p>2018-05-21</text:p>
          </table:table-cell>
          <table:table-cell table:style-name="ce638" office:value-type="string" calcext:value-type="string">
            <text:p>****2018年05月21日(月)****</text:p>
          </table:table-cell>
          <table:table-cell table:style-name="ce638"/>
          <table:table-cell table:style-name="ce573" office:value-type="string" calcext:value-type="string">
            <text:p>血ガス</text:p>
          </table:table-cell>
          <table:table-cell table:style-name="ce573" table:number-columns-repeated="1014"/>
          <table:table-cell/>
        </table:table-row>
        <table:table-row table:style-name="ro2">
          <table:table-cell table:number-columns-repeated="2"/>
          <table:table-cell table:style-name="ce925"/>
          <table:table-cell table:style-name="ce590"/>
          <table:table-cell/>
          <table:table-cell table:style-name="ce624"/>
          <table:table-cell table:number-columns-repeated="1018"/>
        </table:table-row>
        <table:table-row table:style-name="ro2">
          <table:table-cell table:number-columns-repeated="2"/>
          <table:table-cell table:style-name="ce926"/>
          <table:table-cell table:style-name="ce590"/>
          <table:table-cell/>
          <table:table-cell table:style-name="ce624"/>
          <table:table-cell table:number-columns-repeated="1018"/>
        </table:table-row>
        <table:table-row table:style-name="ro2" table:number-rows-repeated="18">
          <table:table-cell table:number-columns-repeated="2"/>
          <table:table-cell table:style-name="ce926"/>
          <table:table-cell table:style-name="ce590"/>
          <table:table-cell table:number-columns-repeated="1020"/>
        </table:table-row>
        <table:table-row table:style-name="ro2">
          <table:table-cell table:number-columns-repeated="2"/>
          <table:table-cell table:style-name="ce927"/>
          <table:table-cell table:number-columns-repeated="6"/>
          <table:table-cell table:style-name="ce503"/>
          <table:table-cell/>
          <table:table-cell table:style-name="ce533" table:number-columns-repeated="2"/>
          <table:table-cell table:number-columns-repeated="1011"/>
        </table:table-row>
        <table:table-row table:style-name="ro2">
          <table:table-cell table:style-name="ce574" table:number-columns-repeated="2"/>
          <table:table-cell table:style-name="ce591" office:value-type="string" calcext:value-type="string">
            <text:p>過去の問題ﾘｽﾄ</text:p>
          </table:table-cell>
          <table:table-cell table:style-name="ce591"/>
          <table:table-cell table:style-name="ce605"/>
          <table:table-cell table:style-name="ce574"/>
          <table:table-cell table:style-name="ce641" table:number-columns-repeated="2"/>
          <table:table-cell table:style-name="ce697"/>
          <table:table-cell table:style-name="ce574"/>
          <table:table-cell table:style-name="ce697"/>
          <table:table-cell table:style-name="ce574" table:number-columns-repeated="1012"/>
          <table:table-cell/>
        </table:table-row>
        <table:table-row table:style-name="ro2">
          <table:table-cell/>
          <table:table-cell table:style-name="ce543" office:value-type="string" calcext:value-type="string">
            <text:p>#</text:p>
          </table:table-cell>
          <table:table-cell table:style-name="ce593"/>
          <table:table-cell table:style-name="ce590"/>
          <table:table-cell table:style-name="ce609" office:value-type="string" calcext:value-type="string">
            <text:p>ﾄﾗﾍﾙﾊﾟｰ確認</text:p>
          </table:table-cell>
          <table:table-cell table:style-name="ce618"/>
          <table:table-cell table:style-name="ce647" office:value-type="string" calcext:value-type="string">
            <text:p>未</text:p>
          </table:table-cell>
          <table:table-cell table:style-name="ce684"/>
          <table:table-cell table:style-name="ce503"/>
          <table:table-cell/>
          <table:table-cell table:style-name="ce533"/>
          <table:table-cell table:number-columns-repeated="1013"/>
        </table:table-row>
        <table:table-row table:style-name="ro13">
          <table:table-cell/>
          <table:table-cell table:style-name="ce543" office:value-type="string" calcext:value-type="string">
            <text:p>#</text:p>
          </table:table-cell>
          <table:table-cell table:style-name="ce593"/>
          <table:table-cell table:style-name="ce590"/>
          <table:table-cell table:style-name="ce612" office:value-type="string" calcext:value-type="string">
            <text:p>CVﾎﾟｰﾄ,胃瘻説明</text:p>
          </table:table-cell>
          <table:table-cell table:style-name="ce618"/>
          <table:table-cell table:style-name="ce647" office:value-type="string" calcext:value-type="string">
            <text:p>未</text:p>
          </table:table-cell>
          <table:table-cell table:style-name="ce684" office:value-type="string" calcext:value-type="string">
            <text:p>未</text:p>
          </table:table-cell>
          <table:table-cell table:style-name="ce503"/>
          <table:table-cell/>
          <table:table-cell table:style-name="ce533"/>
          <table:table-cell table:number-columns-repeated="1013"/>
        </table:table-row>
        <table:table-row table:style-name="ro2">
          <table:table-cell table:style-name="ce575" table:number-columns-repeated="2"/>
          <table:table-cell table:style-name="ce594" office:value-type="string" calcext:value-type="string">
            <text:p>過去の記事</text:p>
          </table:table-cell>
          <table:table-cell table:style-name="ce594"/>
          <table:table-cell table:style-name="ce613"/>
          <table:table-cell table:style-name="ce575"/>
          <table:table-cell table:style-name="ce594" office:value-type="string" calcext:value-type="string">
            <text:p>問題ﾘｽﾄへ変換</text:p>
          </table:table-cell>
          <table:table-cell table:style-name="ce685"/>
          <table:table-cell table:style-name="ce594" office:value-type="string" calcext:value-type="string">
            <text:p>DS分離</text:p>
          </table:table-cell>
          <table:table-cell table:style-name="ce575"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table:table-column table:style-name="co33" table:default-cell-style-name="ce534"/>
        <table:table-column table:style-name="co51" table:default-cell-style-name="ce534"/>
        <table:table-column table:style-name="co22" table:default-cell-style-name="ce534"/>
        <table:table-column table:style-name="co32" table:default-cell-style-name="ce602"/>
        <table:table-column table:style-name="co52" table:default-cell-style-name="ce534"/>
        <table:table-column table:style-name="co27" table:default-cell-style-name="ce640"/>
        <table:table-column table:style-name="co34" table:number-columns-repeated="2" table:default-cell-style-name="ce640"/>
        <table:table-column table:style-name="co51" table:default-cell-style-name="ce640"/>
        <table:table-column table:style-name="co45" table:default-cell-style-name="ce534"/>
        <table:table-column table:style-name="co53" table:default-cell-style-name="ce534"/>
        <table:table-column table:style-name="co36" table:default-cell-style-name="ce534"/>
        <table:table-column table:style-name="co54" table:default-cell-style-name="ce534"/>
        <table:table-column table:style-name="co38" table:default-cell-style-name="ce534"/>
        <table:table-column table:style-name="co13" table:number-columns-repeated="243" table:default-cell-style-name="ce534"/>
        <table:table-column table:style-name="co13" table:number-columns-repeated="766" table:default-cell-style-name="ce701"/>
        <table:table-column table:style-name="co13" table:default-cell-style-name="ce490"/>
        <table:table-row table:style-name="ro11">
          <table:table-cell table:style-name="ce565" office:value-type="string" calcext:value-type="string" table:number-columns-spanned="1" table:number-rows-spanned="2">
            <text:p>行追加</text:p>
          </table:table-cell>
          <table:table-cell table:style-name="ce565" office:value-type="string" calcext:value-type="string" table:number-columns-spanned="1" table:number-rows-spanned="2">
            <text:p>行区切</text:p>
          </table:table-cell>
          <table:table-cell table:style-name="ce579" office:value-type="string" calcext:value-type="string">
            <text:p>一覧へ</text:p>
          </table:table-cell>
          <table:table-cell table:style-name="ce595" office:value-type="string" calcext:value-type="string">
            <text:p>経過へ</text:p>
          </table:table-cell>
          <table:table-cell table:style-name="ce614" office:value-type="string" calcext:value-type="string" table:number-columns-spanned="1" table:number-rows-spanned="2">
            <text:p>定型句</text:p>
          </table:table-cell>
          <table:table-cell table:style-name="ce939" office:value-type="string" calcext:value-type="string">
            <text:p>2018/05/25 21:33:43 Copied</text:p>
          </table:table-cell>
          <table:table-cell table:style-name="ce648" office:value-type="string" calcext:value-type="string" table:number-columns-spanned="1" table:number-rows-spanned="2">
            <text:p>履歴</text:p>
          </table:table-cell>
          <table:table-cell table:style-name="ce648" office:value-type="string" calcext:value-type="string" table:number-columns-spanned="1" table:number-rows-spanned="2">
            <text:p>日付挿入</text:p>
          </table:table-cell>
          <table:table-cell table:style-name="ce648" office:value-type="string" calcext:value-type="string" table:number-columns-spanned="1" table:number-rows-spanned="2">
            <text:p>日付前へ</text:p>
          </table:table-cell>
          <table:table-cell table:style-name="ce686" office:value-type="string" calcext:value-type="string">
            <text:p>COPY</text:p>
          </table:table-cell>
          <table:table-cell table:style-name="ce693" office:value-type="string" calcext:value-type="string">
            <text:p>退院ｻﾏﾘ</text:p>
          </table:table-cell>
          <table:table-cell table:style-name="ce693" office:value-type="string" calcext:value-type="string">
            <text:p>#分離</text:p>
          </table:table-cell>
          <table:table-cell table:style-name="ce693"/>
          <table:table-cell table:number-columns-repeated="242"/>
          <table:table-cell table:style-name="ce701" table:number-columns-repeated="2"/>
          <table:table-cell table:number-columns-repeated="765"/>
          <table:table-cell table:style-name="ce490"/>
          <table:table-cell/>
        </table:table-row>
        <table:table-row table:style-name="ro12">
          <table:covered-table-cell table:style-name="ce566"/>
          <table:covered-table-cell table:style-name="ce503"/>
          <table:table-cell table:style-name="ce541" office:value-type="string" calcext:value-type="string">
            <text:p>日付</text:p>
          </table:table-cell>
          <table:table-cell table:style-name="ce595" office:value-type="string" calcext:value-type="string">
            <text:p>ﾌﾟﾛﾌﾞﾚﾑ</text:p>
          </table:table-cell>
          <table:covered-table-cell table:style-name="ce615"/>
          <table:table-cell table:style-name="ce625" office:value-type="string" calcext:value-type="string">
            <text:p>00171072 患者　五 ｶﾝｼﾞｬ ｺﾞ</text:p>
          </table:table-cell>
          <table:covered-table-cell table:style-name="ce663"/>
          <table:covered-table-cell table:style-name="ce625"/>
          <table:covered-table-cell table:style-name="ce663"/>
          <table:table-cell table:style-name="ce503" table:number-columns-repeated="1014"/>
          <table:table-cell/>
        </table:table-row>
        <table:table-row table:style-name="ro8">
          <table:table-cell table:style-name="ce503"/>
          <table:table-cell table:style-name="ce503" office:value-type="string" calcext:value-type="string">
            <text:p>#</text:p>
          </table:table-cell>
          <table:table-cell table:style-name="ce933" office:value-type="date" office:date-value="2018-07-06" calcext:value-type="date">
            <text:p>2018/07/06</text:p>
          </table:table-cell>
          <table:table-cell table:style-name="ce596" office:value-type="string" calcext:value-type="string">
            <text:p>入院</text:p>
          </table:table-cell>
          <table:table-cell table:style-name="ce617"/>
          <table:table-cell table:style-name="ce666"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625"/>
          <table:table-cell table:style-name="ce665" office:value-type="string" calcext:value-type="string">
            <text:p>2018/5/25</text:p>
          </table:table-cell>
          <table:table-cell table:style-name="ce625"/>
          <table:table-cell table:style-name="ce503" table:number-columns-repeated="2"/>
          <table:table-cell table:style-name="ce694"/>
          <table:table-cell table:style-name="ce503" table:number-columns-repeated="1011"/>
          <table:table-cell/>
        </table:table-row>
        <table:table-row table:style-name="ro7">
          <table:table-cell table:style-name="ce490"/>
          <table:table-cell table:style-name="ce929"/>
          <table:table-cell table:style-name="ce934"/>
          <table:table-cell table:style-name="ce937"/>
          <table:table-cell table:style-name="ce490"/>
          <table:table-cell table:style-name="ce666"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490"/>
          <table:table-cell table:style-name="ce665"/>
          <table:table-cell table:style-name="ce490" table:number-columns-repeated="1015"/>
          <table:table-cell/>
        </table:table-row>
        <table:table-row table:style-name="ro5">
          <table:table-cell table:style-name="ce490"/>
          <table:table-cell table:style-name="ce929" table:number-columns-repeated="2"/>
          <table:table-cell table:style-name="ce936"/>
          <table:table-cell table:style-name="ce490"/>
          <table:table-cell table:style-name="ce666" office:value-type="string" calcext:value-type="string">
            <text:p>求めて叫んでいたんだ｣と語った｡</text:p>
          </table:table-cell>
          <table:table-cell table:style-name="ce490"/>
          <table:table-cell table:style-name="ce666"/>
          <table:table-cell table:style-name="ce490" table:number-columns-repeated="1015"/>
          <table:table-cell/>
        </table:table-row>
        <table:table-row table:style-name="ro2">
          <table:table-cell/>
          <table:table-cell table:style-name="ce503" office:value-type="string" calcext:value-type="string">
            <text:p>#</text:p>
          </table:table-cell>
          <table:table-cell table:style-name="ce581"/>
          <table:table-cell table:style-name="ce597" office:value-type="string" calcext:value-type="string">
            <text:p>入院時ECG</text:p>
          </table:table-cell>
          <table:table-cell table:style-name="ce618"/>
          <table:table-cell table:style-name="ce666" office:value-type="string" calcext:value-type="string">
            <text:p>aaaaaaaaaaaaa</text:p>
          </table:table-cell>
          <table:table-cell table:style-name="ce680"/>
          <table:table-cell table:style-name="ce666"/>
          <table:table-cell table:style-name="ce680"/>
          <table:table-cell table:style-name="ce533"/>
          <table:table-cell/>
          <table:table-cell table:style-name="ce533"/>
          <table:table-cell table:number-columns-repeated="1012"/>
        </table:table-row>
        <table:table-row table:style-name="ro8">
          <table:table-cell/>
          <table:table-cell table:style-name="ce930" office:value-type="string" calcext:value-type="string">
            <text:p>#</text:p>
          </table:table-cell>
          <table:table-cell table:style-name="ce581"/>
          <table:table-cell table:style-name="ce597" office:value-type="string" calcext:value-type="string">
            <text:p>面談記録</text:p>
          </table:table-cell>
          <table:table-cell table:style-name="ce618"/>
          <table:table-cell table:style-name="ce666" office:value-type="string" calcext:value-type="string">
            <text:p>映画ではｵｰﾌﾟﾆﾝｸﾞとｴﾝﾃﾞｨﾝｸﾞ前で使用されている｡ 2018/7/9 2018/5/252018/5/25邪宗･ｶｲﾘ教の教祖ｸﾗﾝｸﾞが｢ﾍﾙﾌﾟ!｣を歌い演奏するﾋﾞｰﾄﾙｽﾞのﾌｨﾙﾑ映像(ﾓﾉｸﾛ)を眺めながらﾀﾞｰﾂを投げつけるｼｰﾝである[注釈</text:p>
          </table:table-cell>
          <table:table-cell table:style-name="ce684"/>
          <table:table-cell table:style-name="ce941" office:value-type="date" office:date-value="2018-07-08" calcext:value-type="date">
            <text:p>2018/7/8</text:p>
          </table:table-cell>
          <table:table-cell table:style-name="ce684"/>
          <table:table-cell table:style-name="ce533" table:number-columns-repeated="2"/>
          <table:table-cell table:number-columns-repeated="1013"/>
        </table:table-row>
        <table:table-row table:style-name="ro5">
          <table:table-cell table:style-name="ce490"/>
          <table:table-cell table:style-name="ce929" table:number-columns-repeated="2"/>
          <table:table-cell table:style-name="ce936"/>
          <table:table-cell table:style-name="ce490"/>
          <table:table-cell table:style-name="ce666" office:value-type="string" calcext:value-type="string">
            <text:p>2]｡</text:p>
          </table:table-cell>
          <table:table-cell table:style-name="ce490" table:number-columns-repeated="1017"/>
          <table:table-cell/>
        </table:table-row>
        <table:table-row table:style-name="ro8">
          <table:table-cell table:style-name="ce533"/>
          <table:table-cell table:style-name="ce931" office:value-type="string" calcext:value-type="string">
            <text:p>#</text:p>
          </table:table-cell>
          <table:table-cell table:style-name="ce582"/>
          <table:table-cell table:style-name="ce597" office:value-type="string" calcext:value-type="string">
            <text:p>心肺機能低下時</text:p>
          </table:table-cell>
          <table:table-cell table:style-name="ce597"/>
          <table:table-cell table:style-name="ce940" office:value-type="string" calcext:value-type="string">
            <text:p>ｼﾞｮﾝ･ﾚﾉﾝはこの曲を1969年の｢ｹﾞｯﾄ･ﾊﾞｯｸ･ｾｯｼｮﾝ｣でも即興で演奏｡2018/7/8 翌1970年には自宅ｽﾀｼﾞｵにて｢ｽﾄﾛﾍﾞﾘｰ･ﾌｨｰﾙｽﾞ･ﾌｫｰｴｳﾞｧｰ｣などとともにﾌﾞﾙｰｼﾞｰなｱﾚﾝｼﾞで再録音を試みている</text:p>
          </table:table-cell>
          <table:table-cell table:style-name="ce684"/>
          <table:table-cell table:style-name="ce941" office:value-type="date" office:date-value="2018-07-08" calcext:value-type="date">
            <text:p>2018/7/8</text:p>
          </table:table-cell>
          <table:table-cell table:style-name="ce684"/>
          <table:table-cell table:style-name="ce533" table:number-columns-repeated="1014"/>
          <table:table-cell/>
        </table:table-row>
        <table:table-row table:style-name="ro8">
          <table:table-cell table:style-name="ce490"/>
          <table:table-cell table:style-name="ce929"/>
          <table:table-cell table:style-name="ce490"/>
          <table:table-cell table:style-name="ce936"/>
          <table:table-cell table:style-name="ce938"/>
          <table:table-cell table:style-name="ce666" office:value-type="string" calcext:value-type="string">
            <text:p>ｳﾞｭｰでも｢これら2曲と｢ｱｲ･ｱﾑ･ｻﾞ･ｳｫﾙﾗｽ｣を再ﾚｺｰﾃﾞｨﾝｸﾞして､ﾘﾘｰｽしたい｡｣と答えている｡2018/7/12また､1981年に計画されていた来日公演の予定ｾｯﾄﾘｽﾄでは､ｵｰﾌﾟﾆﾝｸﾞ･ﾅﾝﾊﾞｰとしてこの曲が予定されていた｡</text:p>
          </table:table-cell>
          <table:table-cell table:style-name="ce490"/>
          <table:table-cell table:style-name="ce941" office:value-type="date" office:date-value="2018-07-12" calcext:value-type="date">
            <text:p>2018/7/12</text:p>
          </table:table-cell>
          <table:table-cell table:style-name="ce490" table:number-columns-repeated="1015"/>
          <table:table-cell/>
        </table:table-row>
        <table:table-row table:style-name="ro2">
          <table:table-cell table:style-name="ce573"/>
          <table:table-cell table:style-name="ce932"/>
          <table:table-cell table:style-name="ce935" office:value-type="string" calcext:value-type="string">
            <text:p>本日の記事</text:p>
          </table:table-cell>
          <table:table-cell table:style-name="ce601"/>
          <table:table-cell table:style-name="ce928" office:value-type="string" calcext:value-type="string">
            <text:p>2018-05-21</text:p>
          </table:table-cell>
          <table:table-cell table:style-name="ce668" office:value-type="string" calcext:value-type="string">
            <text:p>****2018年07月08日(日)****</text:p>
          </table:table-cell>
          <table:table-cell table:style-name="ce638"/>
          <table:table-cell table:style-name="ce668"/>
          <table:table-cell table:style-name="ce638"/>
          <table:table-cell table:style-name="ce573" table:number-columns-repeated="1014"/>
          <table:table-cell/>
        </table:table-row>
        <table:table-row table:style-name="ro5" table:number-rows-repeated="31">
          <table:table-cell table:style-name="ce490"/>
          <table:table-cell table:style-name="ce929"/>
          <table:table-cell table:style-name="ce936" table:number-columns-repeated="2"/>
          <table:table-cell table:style-name="ce490"/>
          <table:table-cell table:style-name="ce666"/>
          <table:table-cell table:style-name="ce490" table:number-columns-repeated="1017"/>
          <table:table-cell/>
        </table:table-row>
        <table:table-row table:style-name="ro5">
          <table:table-cell table:style-name="ce490" table:number-columns-repeated="2"/>
          <table:table-cell table:style-name="ce666" table:number-columns-repeated="2"/>
          <table:table-cell table:style-name="ce490"/>
          <table:table-cell table:style-name="ce666"/>
          <table:table-cell table:style-name="ce490" table:number-columns-repeated="1017"/>
          <table:table-cell/>
        </table:table-row>
        <table:table-row table:style-name="ro2">
          <table:table-cell table:style-name="ce574" table:number-columns-repeated="2"/>
          <table:table-cell table:style-name="ce591" office:value-type="string" calcext:value-type="string">
            <text:p>過去の問題ﾘｽﾄ</text:p>
          </table:table-cell>
          <table:table-cell table:style-name="ce605"/>
          <table:table-cell table:style-name="ce574"/>
          <table:table-cell table:style-name="ce641" table:number-columns-repeated="4"/>
          <table:table-cell table:style-name="ce697"/>
          <table:table-cell table:style-name="ce574"/>
          <table:table-cell table:style-name="ce697"/>
          <table:table-cell table:style-name="ce574" table:number-columns-repeated="1011"/>
          <table:table-cell/>
        </table:table-row>
        <table:table-row table:style-name="ro2">
          <table:table-cell/>
          <table:table-cell table:style-name="ce543" office:value-type="string" calcext:value-type="string">
            <text:p>#</text:p>
          </table:table-cell>
          <table:table-cell table:style-name="ce593"/>
          <table:table-cell table:style-name="ce609" office:value-type="string" calcext:value-type="string">
            <text:p>ﾄﾗﾍﾙﾊﾟｰ確認</text:p>
          </table:table-cell>
          <table:table-cell table:style-name="ce618"/>
          <table:table-cell table:style-name="ce647" office:value-type="string" calcext:value-type="string">
            <text:p>未</text:p>
          </table:table-cell>
          <table:table-cell table:style-name="ce684"/>
          <table:table-cell table:style-name="ce647"/>
          <table:table-cell table:style-name="ce684"/>
          <table:table-cell table:style-name="ce503"/>
          <table:table-cell/>
          <table:table-cell table:style-name="ce533"/>
          <table:table-cell table:number-columns-repeated="1012"/>
        </table:table-row>
        <table:table-row table:style-name="ro13">
          <table:table-cell/>
          <table:table-cell table:style-name="ce543" office:value-type="string" calcext:value-type="string">
            <text:p>#</text:p>
          </table:table-cell>
          <table:table-cell table:style-name="ce593"/>
          <table:table-cell table:style-name="ce612" office:value-type="string" calcext:value-type="string">
            <text:p>CVﾎﾟｰﾄ,胃瘻説明</text:p>
          </table:table-cell>
          <table:table-cell table:style-name="ce618"/>
          <table:table-cell table:style-name="ce647" office:value-type="string" calcext:value-type="string">
            <text:p>未</text:p>
          </table:table-cell>
          <table:table-cell table:style-name="ce684"/>
          <table:table-cell table:style-name="ce647"/>
          <table:table-cell table:style-name="ce684" office:value-type="string" calcext:value-type="string">
            <text:p>未</text:p>
          </table:table-cell>
          <table:table-cell table:style-name="ce503"/>
          <table:table-cell/>
          <table:table-cell table:style-name="ce533"/>
          <table:table-cell table:number-columns-repeated="1012"/>
        </table:table-row>
        <table:table-row table:style-name="ro2">
          <table:table-cell table:style-name="ce575" table:number-columns-repeated="2"/>
          <table:table-cell table:style-name="ce594" office:value-type="string" calcext:value-type="string">
            <text:p>過去の記事</text:p>
          </table:table-cell>
          <table:table-cell table:style-name="ce613"/>
          <table:table-cell table:style-name="ce575"/>
          <table:table-cell table:style-name="ce672" office:value-type="string" calcext:value-type="string">
            <text:p>問題ﾘｽﾄへ変換</text:p>
          </table:table-cell>
          <table:table-cell table:style-name="ce685"/>
          <table:table-cell table:style-name="ce672"/>
          <table:table-cell table:style-name="ce685"/>
          <table:table-cell table:style-name="ce594"/>
          <table:table-cell table:style-name="ce575" table:number-columns-repeated="1013"/>
          <table:table-cell/>
        </table:table-row>
        <table:table-row table:style-name="ro5">
          <table:table-cell table:style-name="ce490" table:number-columns-repeated="3"/>
          <table:table-cell table:style-name="ce666"/>
          <table:table-cell table:style-name="ce490"/>
          <table:table-cell table:style-name="ce666" office:value-type="string" calcext:value-type="string">
            <text:p>****2018年05月24日(木)****</text:p>
          </table:table-cell>
          <table:table-cell table:style-name="ce490"/>
          <table:table-cell table:style-name="ce666"/>
          <table:table-cell table:style-name="ce490" table:number-columns-repeated="1015"/>
          <table:table-cell/>
        </table:table-row>
        <table:table-row table:style-name="ro5">
          <table:table-cell table:style-name="ce490" table:number-columns-repeated="3"/>
          <table:table-cell table:style-name="ce666"/>
          <table:table-cell table:style-name="ce490"/>
          <table:table-cell table:style-name="ce673" office:value-type="string" calcext:value-type="string">
            <text:p>43228.0</text:p>
          </table:table-cell>
          <table:table-cell table:style-name="ce490"/>
          <table:table-cell table:style-name="ce673"/>
          <table:table-cell table:style-name="ce490" table:number-columns-repeated="1015"/>
          <table:table-cell/>
        </table:table-row>
        <table:table-row table:style-name="ro5">
          <table:table-cell table:style-name="ce490" table:number-columns-repeated="3"/>
          <table:table-cell table:style-name="ce666"/>
          <table:table-cell table:style-name="ce490"/>
          <table:table-cell table:style-name="ce666" office:value-type="string" calcext:value-type="string">
            <text:p>****2018年05月20日(日)****</text:p>
          </table:table-cell>
          <table:table-cell table:style-name="ce490"/>
          <table:table-cell table:style-name="ce666"/>
          <table:table-cell table:style-name="ce490" table:number-columns-repeated="1015"/>
          <table:table-cell/>
        </table:table-row>
        <table:table-row table:style-name="ro6">
          <table:table-cell table:style-name="ce490" table:number-columns-repeated="3"/>
          <table:table-cell table:style-name="ce666"/>
          <table:table-cell table:style-name="ce490"/>
          <table:table-cell table:style-name="ce666"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490"/>
          <table:table-cell table:style-name="ce666"/>
          <table:table-cell table:style-name="ce490" table:number-columns-repeated="1015"/>
          <table:table-cell/>
        </table:table-row>
        <table:table-row table:style-name="ro6">
          <table:table-cell table:style-name="ce490" table:number-columns-repeated="3"/>
          <table:table-cell table:style-name="ce666"/>
          <table:table-cell table:style-name="ce490"/>
          <table:table-cell table:style-name="ce666"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490"/>
          <table:table-cell table:style-name="ce666"/>
          <table:table-cell table:style-name="ce490" table:number-columns-repeated="1015"/>
          <table:table-cell/>
        </table:table-row>
        <table:table-row table:style-name="ro6">
          <table:table-cell table:style-name="ce490" table:number-columns-repeated="3"/>
          <table:table-cell table:style-name="ce666"/>
          <table:table-cell table:style-name="ce490"/>
          <table:table-cell table:style-name="ce666"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490"/>
          <table:table-cell table:style-name="ce666"/>
          <table:table-cell table:style-name="ce490" table:number-columns-repeated="1015"/>
          <table:table-cell/>
        </table:table-row>
        <table:table-row table:style-name="ro7">
          <table:table-cell table:style-name="ce490" table:number-columns-repeated="3"/>
          <table:table-cell table:style-name="ce666"/>
          <table:table-cell table:style-name="ce490"/>
          <table:table-cell table:style-name="ce666"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490"/>
          <table:table-cell table:style-name="ce666"/>
          <table:table-cell table:style-name="ce490" table:number-columns-repeated="1015"/>
          <table:table-cell/>
        </table:table-row>
        <table:table-row table:style-name="ro17">
          <table:table-cell table:style-name="ce490" table:number-columns-repeated="3"/>
          <table:table-cell table:style-name="ce666"/>
          <table:table-cell table:style-name="ce490"/>
          <table:table-cell table:style-name="ce666"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490"/>
          <table:table-cell table:style-name="ce666"/>
          <table:table-cell table:style-name="ce490" table:number-columns-repeated="1015"/>
          <table:table-cell/>
        </table:table-row>
        <table:table-row table:style-name="ro7">
          <table:table-cell table:style-name="ce490" table:number-columns-repeated="3"/>
          <table:table-cell table:style-name="ce666"/>
          <table:table-cell table:style-name="ce490"/>
          <table:table-cell table:style-name="ce666"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490"/>
          <table:table-cell table:style-name="ce666"/>
          <table:table-cell table:style-name="ce490" table:number-columns-repeated="1015"/>
          <table:table-cell/>
        </table:table-row>
        <table:table-row table:style-name="ro7">
          <table:table-cell table:style-name="ce490" table:number-columns-repeated="3"/>
          <table:table-cell table:style-name="ce666"/>
          <table:table-cell table:style-name="ce490"/>
          <table:table-cell table:style-name="ce666"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490"/>
          <table:table-cell table:style-name="ce666"/>
          <table:table-cell table:style-name="ce490" table:number-columns-repeated="1015"/>
          <table:table-cell/>
        </table:table-row>
        <table:table-row table:style-name="ro9">
          <table:table-cell table:style-name="ce490" table:number-columns-repeated="3"/>
          <table:table-cell table:style-name="ce666"/>
          <table:table-cell table:style-name="ce490"/>
          <table:table-cell table:style-name="ce666"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490"/>
          <table:table-cell table:style-name="ce666"/>
          <table:table-cell table:style-name="ce490" table:number-columns-repeated="1015"/>
          <table:table-cell/>
        </table:table-row>
        <table:table-row table:style-name="ro5">
          <table:table-cell table:style-name="ce490" table:number-columns-repeated="3"/>
          <table:table-cell table:style-name="ce666"/>
          <table:table-cell table:style-name="ce490"/>
          <table:table-cell table:style-name="ce666" office:value-type="string" calcext:value-type="string">
            <text:p>は､ｵｰﾌﾟﾆﾝｸﾞ･ﾅﾝﾊﾞｰとしてこの曲が予定されていた｡</text:p>
          </table:table-cell>
          <table:table-cell table:style-name="ce490"/>
          <table:table-cell table:style-name="ce666"/>
          <table:table-cell table:style-name="ce490" table:number-columns-repeated="1015"/>
          <table:table-cell/>
        </table:table-row>
        <table:table-row table:style-name="ro5">
          <table:table-cell table:style-name="ce490" table:number-columns-repeated="3"/>
          <table:table-cell table:style-name="ce666"/>
          <table:table-cell table:style-name="ce490"/>
          <table:table-cell table:style-name="ce666" office:value-type="string" calcext:value-type="string">
            <text:p>****2018年05月19日(土)****</text:p>
          </table:table-cell>
          <table:table-cell table:style-name="ce490"/>
          <table:table-cell table:style-name="ce666"/>
          <table:table-cell table:style-name="ce490" table:number-columns-repeated="1015"/>
          <table:table-cell/>
        </table:table-row>
        <table:table-row table:style-name="ro6">
          <table:table-cell table:style-name="ce490" table:number-columns-repeated="3"/>
          <table:table-cell table:style-name="ce666"/>
          <table:table-cell table:style-name="ce490"/>
          <table:table-cell table:style-name="ce666"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490"/>
          <table:table-cell table:style-name="ce666"/>
          <table:table-cell table:style-name="ce490" table:number-columns-repeated="1015"/>
          <table:table-cell/>
        </table:table-row>
        <table:table-row table:style-name="ro18">
          <table:table-cell table:style-name="ce490" table:number-columns-repeated="3"/>
          <table:table-cell table:style-name="ce666"/>
          <table:table-cell table:style-name="ce490"/>
          <table:table-cell table:style-name="ce666"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490"/>
          <table:table-cell table:style-name="ce666"/>
          <table:table-cell table:style-name="ce490" table:number-columns-repeated="1015"/>
          <table:table-cell/>
        </table:table-row>
        <table:table-row table:style-name="ro18">
          <table:table-cell table:style-name="ce490" table:number-columns-repeated="3"/>
          <table:table-cell table:style-name="ce666"/>
          <table:table-cell table:style-name="ce490"/>
          <table:table-cell table:style-name="ce666"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490"/>
          <table:table-cell table:style-name="ce666"/>
          <table:table-cell table:style-name="ce490" table:number-columns-repeated="1015"/>
          <table:table-cell/>
        </table:table-row>
        <table:table-row table:style-name="ro19">
          <table:table-cell table:style-name="ce490" table:number-columns-repeated="3"/>
          <table:table-cell table:style-name="ce666"/>
          <table:table-cell table:style-name="ce490"/>
          <table:table-cell table:style-name="ce666"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490"/>
          <table:table-cell table:style-name="ce666"/>
          <table:table-cell table:style-name="ce490" table:number-columns-repeated="1015"/>
          <table:table-cell/>
        </table:table-row>
        <table:table-row table:style-name="ro5">
          <table:table-cell table:style-name="ce490" table:number-columns-repeated="3"/>
          <table:table-cell table:style-name="ce666"/>
          <table:table-cell table:style-name="ce490"/>
          <table:table-cell table:style-name="ce666" office:value-type="string" calcext:value-type="string">
            <text:p>ｳｳｳｳｳｳｳｳｳｳｳｳｳｳｳｳｳｳｳｳｳｳｳｳｳｳｳｳｳｳｳｳ</text:p>
          </table:table-cell>
          <table:table-cell table:style-name="ce490"/>
          <table:table-cell table:style-name="ce666"/>
          <table:table-cell table:style-name="ce490" table:number-columns-repeated="1015"/>
          <table:table-cell/>
        </table:table-row>
        <table:table-row table:style-name="ro5">
          <table:table-cell table:style-name="ce490" table:number-columns-repeated="3"/>
          <table:table-cell table:style-name="ce666"/>
          <table:table-cell table:style-name="ce490"/>
          <table:table-cell table:style-name="ce666" office:value-type="string" calcext:value-type="string">
            <text:p>****2018年05月18日(金)****</text:p>
          </table:table-cell>
          <table:table-cell table:style-name="ce490"/>
          <table:table-cell table:style-name="ce666"/>
          <table:table-cell table:style-name="ce490" table:number-columns-repeated="1015"/>
          <table:table-cell/>
        </table:table-row>
        <table:table-row table:style-name="ro20">
          <table:table-cell table:style-name="ce490" table:number-columns-repeated="3"/>
          <table:table-cell table:style-name="ce666"/>
          <table:table-cell table:style-name="ce490"/>
          <table:table-cell table:style-name="ce666"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490"/>
          <table:table-cell table:style-name="ce666"/>
          <table:table-cell table:style-name="ce490" table:number-columns-repeated="1015"/>
          <table:table-cell/>
        </table:table-row>
        <table:table-row table:style-name="ro19">
          <table:table-cell table:style-name="ce490" table:number-columns-repeated="3"/>
          <table:table-cell table:style-name="ce666"/>
          <table:table-cell table:style-name="ce490"/>
          <table:table-cell table:style-name="ce666"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490"/>
          <table:table-cell table:style-name="ce666"/>
          <table:table-cell table:style-name="ce490" table:number-columns-repeated="1015"/>
          <table:table-cell/>
        </table:table-row>
        <table:table-row table:style-name="ro5">
          <table:table-cell table:style-name="ce490" table:number-columns-repeated="3"/>
          <table:table-cell table:style-name="ce666"/>
          <table:table-cell table:style-name="ce490"/>
          <table:table-cell table:style-name="ce666" office:value-type="string" calcext:value-type="string">
            <text:p>****2018年05月18日(金)****</text:p>
          </table:table-cell>
          <table:table-cell table:style-name="ce490"/>
          <table:table-cell table:style-name="ce666"/>
          <table:table-cell table:style-name="ce490" table:number-columns-repeated="1015"/>
          <table:table-cell/>
        </table:table-row>
        <table:table-row table:style-name="ro21">
          <table:table-cell table:style-name="ce490" table:number-columns-repeated="3"/>
          <table:table-cell table:style-name="ce666"/>
          <table:table-cell table:style-name="ce490"/>
          <table:table-cell table:style-name="ce666"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490"/>
          <table:table-cell table:style-name="ce666"/>
          <table:table-cell table:style-name="ce490" table:number-columns-repeated="1015"/>
          <table:table-cell/>
        </table:table-row>
        <table:table-row table:style-name="ro22">
          <table:table-cell table:style-name="ce490" table:number-columns-repeated="3"/>
          <table:table-cell table:style-name="ce666"/>
          <table:table-cell table:style-name="ce490"/>
          <table:table-cell table:style-name="ce666"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490"/>
          <table:table-cell table:style-name="ce666"/>
          <table:table-cell table:style-name="ce490" table:number-columns-repeated="1015"/>
          <table:table-cell/>
        </table:table-row>
        <table:table-row table:style-name="ro5">
          <table:table-cell table:style-name="ce490" table:number-columns-repeated="3"/>
          <table:table-cell table:style-name="ce666"/>
          <table:table-cell table:style-name="ce490"/>
          <table:table-cell table:style-name="ce666" office:value-type="string" calcext:value-type="string">
            <text:p>ｳｳｳｳｳｳｳｳｳｳｳｳｳｳｳｳｳｳｳｳｳｳｳｳ</text:p>
          </table:table-cell>
          <table:table-cell table:style-name="ce490"/>
          <table:table-cell table:style-name="ce666"/>
          <table:table-cell table:style-name="ce490" table:number-columns-repeated="1015"/>
          <table:table-cell/>
        </table:table-row>
        <table:table-row table:style-name="ro5">
          <table:table-cell table:style-name="ce490" table:number-columns-repeated="3"/>
          <table:table-cell table:style-name="ce666"/>
          <table:table-cell table:style-name="ce490"/>
          <table:table-cell table:style-name="ce666" office:value-type="string" calcext:value-type="string">
            <text:p>****2018年05月18日(金)****</text:p>
          </table:table-cell>
          <table:table-cell table:style-name="ce490"/>
          <table:table-cell table:style-name="ce666"/>
          <table:table-cell table:style-name="ce490" table:number-columns-repeated="1015"/>
          <table:table-cell/>
        </table:table-row>
        <table:table-row table:style-name="ro5">
          <table:table-cell table:style-name="ce490" table:number-columns-repeated="3"/>
          <table:table-cell table:style-name="ce666"/>
          <table:table-cell table:style-name="ce490"/>
          <table:table-cell table:style-name="ce666" office:value-type="string" calcext:value-type="string">
            <text:p>ｱｱｵｲｳﾓｵｳ</text:p>
          </table:table-cell>
          <table:table-cell table:style-name="ce490"/>
          <table:table-cell table:style-name="ce666"/>
          <table:table-cell table:style-name="ce490" table:number-columns-repeated="1015"/>
          <table:table-cell/>
        </table:table-row>
        <table:table-row table:style-name="ro5">
          <table:table-cell table:style-name="ce490" table:number-columns-repeated="3"/>
          <table:table-cell table:style-name="ce666"/>
          <table:table-cell table:style-name="ce490"/>
          <table:table-cell table:style-name="ce666" office:value-type="string" calcext:value-type="string">
            <text:p>****2018年05月18日(金)****</text:p>
          </table:table-cell>
          <table:table-cell table:style-name="ce490"/>
          <table:table-cell table:style-name="ce666"/>
          <table:table-cell table:style-name="ce490" table:number-columns-repeated="1015"/>
          <table:table-cell/>
        </table:table-row>
        <table:table-row table:style-name="ro23">
          <table:table-cell table:style-name="ce490" table:number-columns-repeated="3"/>
          <table:table-cell table:style-name="ce666"/>
          <table:table-cell table:style-name="ce490"/>
          <table:table-cell table:style-name="ce666" office:value-type="string" calcext:value-type="string">
            <text:p>sdfasasddddddddddddddddddddddddddddddddddddddddddddddddddddddddddddddddddddd</text:p>
          </table:table-cell>
          <table:table-cell table:style-name="ce490"/>
          <table:table-cell table:style-name="ce666"/>
          <table:table-cell table:style-name="ce490" table:number-columns-repeated="1015"/>
          <table:table-cell/>
        </table:table-row>
        <table:table-row table:style-name="ro5">
          <table:table-cell table:style-name="ce490" table:number-columns-repeated="3"/>
          <table:table-cell table:style-name="ce666"/>
          <table:table-cell table:style-name="ce490"/>
          <table:table-cell table:style-name="ce666" office:value-type="string" calcext:value-type="string">
            <text:p>＊＊＊＊2018年05月18日(金)＊＊＊＊</text:p>
          </table:table-cell>
          <table:table-cell table:style-name="ce490"/>
          <table:table-cell table:style-name="ce666"/>
          <table:table-cell table:style-name="ce490" table:number-columns-repeated="1015"/>
          <table:table-cell/>
        </table:table-row>
        <table:table-row table:style-name="ro23">
          <table:table-cell table:style-name="ce490" table:number-columns-repeated="3"/>
          <table:table-cell table:style-name="ce666"/>
          <table:table-cell table:style-name="ce490"/>
          <table:table-cell table:style-name="ce666" office:value-type="string" calcext:value-type="string">
            <text:p>asdfsadfffffffffffffffffffffffffffffffffffffffffffffffffffffffffffffffffffffffffffffffffffffffffffffffffffffffffffffffffffffffffffffffffffffffff</text:p>
          </table:table-cell>
          <table:table-cell table:style-name="ce490"/>
          <table:table-cell table:style-name="ce666"/>
          <table:table-cell table:style-name="ce490" table:number-columns-repeated="1015"/>
          <table:table-cell/>
        </table:table-row>
        <table:table-row table:style-name="ro5">
          <table:table-cell table:style-name="ce490" table:number-columns-repeated="3"/>
          <table:table-cell table:style-name="ce666"/>
          <table:table-cell table:style-name="ce490"/>
          <table:table-cell table:style-name="ce666" office:value-type="string" calcext:value-type="string">
            <text:p>＊＊＊＊2018年05月18日(金)＊＊＊＊****</text:p>
          </table:table-cell>
          <table:table-cell table:style-name="ce490"/>
          <table:table-cell table:style-name="ce666"/>
          <table:table-cell table:style-name="ce490" table:number-columns-repeated="1015"/>
          <table:table-cell/>
        </table:table-row>
        <table:table-row table:style-name="ro24">
          <table:table-cell table:style-name="ce490" table:number-columns-repeated="3"/>
          <table:table-cell table:style-name="ce666"/>
          <table:table-cell table:style-name="ce490"/>
          <table:table-cell table:style-name="ce666"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490"/>
          <table:table-cell table:style-name="ce666"/>
          <table:table-cell table:style-name="ce490" table:number-columns-repeated="1015"/>
          <table:table-cell/>
        </table:table-row>
        <table:table-row table:style-name="ro24">
          <table:table-cell table:style-name="ce490" table:number-columns-repeated="3"/>
          <table:table-cell table:style-name="ce666"/>
          <table:table-cell table:style-name="ce490"/>
          <table:table-cell table:style-name="ce666"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490"/>
          <table:table-cell table:style-name="ce666"/>
          <table:table-cell table:style-name="ce490" table:number-columns-repeated="1015"/>
          <table:table-cell/>
        </table:table-row>
        <table:table-row table:style-name="ro5" table:number-rows-repeated="3">
          <table:table-cell table:style-name="ce490" table:number-columns-repeated="3"/>
          <table:table-cell table:style-name="ce666"/>
          <table:table-cell table:style-name="ce490"/>
          <table:table-cell table:style-name="ce666"/>
          <table:table-cell table:style-name="ce490"/>
          <table:table-cell table:style-name="ce666"/>
          <table:table-cell table:style-name="ce490" table:number-columns-repeated="1015"/>
          <table:table-cell/>
        </table:table-row>
        <table:table-row table:style-name="ro5">
          <table:table-cell table:style-name="ce490" table:number-columns-repeated="3"/>
          <table:table-cell table:style-name="ce666"/>
          <table:table-cell table:style-name="ce490"/>
          <table:table-cell table:style-name="ce666" office:value-type="string" calcext:value-type="string">
            <text:p>hgjhgjgj,ghj,gjyglgiu uyvi8yytviyvi</text:p>
          </table:table-cell>
          <table:table-cell table:style-name="ce490"/>
          <table:table-cell table:style-name="ce666"/>
          <table:table-cell table:style-name="ce490" table:number-columns-repeated="1015"/>
          <table:table-cell/>
        </table:table-row>
        <table:table-row table:style-name="ro2" table:number-rows-repeated="1048490">
          <table:table-cell table:number-columns-repeated="1024"/>
        </table:table-row>
        <table:table-row table:style-name="ro2">
          <table:table-cell table:number-columns-repeated="1024"/>
        </table:table-row>
      </table:table>
      <table:table table:name="00171072_2" table:style-name="ta1">
        <table:table-column table:style-name="co29" table:default-cell-style-name="ce534"/>
        <table:table-column table:style-name="co30" table:default-cell-style-name="ce534"/>
        <table:table-column table:style-name="co55" table:default-cell-style-name="ce534"/>
        <table:table-column table:style-name="co43" table:default-cell-style-name="ce534"/>
        <table:table-column table:style-name="co32" table:default-cell-style-name="ce602"/>
        <table:table-column table:style-name="co43" table:default-cell-style-name="ce534"/>
        <table:table-column table:style-name="co27" table:default-cell-style-name="ce640"/>
        <table:table-column table:style-name="co30" table:default-cell-style-name="ce640"/>
        <table:table-column table:style-name="co45" table:default-cell-style-name="ce534"/>
        <table:table-column table:style-name="co56" table:default-cell-style-name="ce534"/>
        <table:table-column table:style-name="co36" table:default-cell-style-name="ce534"/>
        <table:table-column table:style-name="co54" table:default-cell-style-name="ce534"/>
        <table:table-column table:style-name="co38" table:default-cell-style-name="ce534"/>
        <table:table-column table:style-name="co13" table:number-columns-repeated="243" table:default-cell-style-name="ce534"/>
        <table:table-column table:style-name="co13" table:number-columns-repeated="767" table:default-cell-style-name="ce701"/>
        <table:table-column table:style-name="co13" table:default-cell-style-name="ce490"/>
        <table:table-row table:style-name="ro11">
          <table:table-cell table:style-name="ce566" office:value-type="string" calcext:value-type="string" table:number-columns-spanned="1" table:number-rows-spanned="2">
            <text:p>行挿</text:p>
          </table:table-cell>
          <table:table-cell table:style-name="ce503" office:value-type="string" calcext:value-type="string" table:number-columns-spanned="1" table:number-rows-spanned="2">
            <text:p>#</text:p>
          </table:table-cell>
          <table:table-cell table:style-name="ce579" office:value-type="string" calcext:value-type="string">
            <text:p>一覧へ</text:p>
          </table:table-cell>
          <table:table-cell table:style-name="ce566" office:value-type="string" calcext:value-type="string" table:number-columns-spanned="1" table:number-rows-spanned="2">
            <text:p>日付</text:p>
          </table:table-cell>
          <table:table-cell table:style-name="ce595" office:value-type="string" calcext:value-type="string">
            <text:p>経過へ</text:p>
          </table:table-cell>
          <table:table-cell table:style-name="ce615" office:value-type="string" calcext:value-type="string" table:number-columns-spanned="1" table:number-rows-spanned="2">
            <text:p>S履歴</text:p>
          </table:table-cell>
          <table:table-cell table:style-name="ce625" office:value-type="string" calcext:value-type="string">
            <text:p>2018/05/20 20:35Copied</text:p>
          </table:table-cell>
          <table:table-cell table:style-name="ce663" office:value-type="string" calcext:value-type="string" table:number-columns-spanned="1" table:number-rows-spanned="2">
            <text:p>R履歴</text:p>
          </table:table-cell>
          <table:table-cell table:style-name="ce686" office:value-type="string" calcext:value-type="string">
            <text:p>COPY</text:p>
          </table:table-cell>
          <table:table-cell table:style-name="ce686" office:value-type="string" calcext:value-type="string">
            <text:p>ｻﾏﾘ</text:p>
          </table:table-cell>
          <table:table-cell table:style-name="ce693" office:value-type="string" calcext:value-type="string">
            <text:p>退院ｻﾏﾘ</text:p>
          </table:table-cell>
          <table:table-cell table:style-name="ce693" office:value-type="string" calcext:value-type="string">
            <text:p>S整形</text:p>
          </table:table-cell>
          <table:table-cell table:number-columns-repeated="242"/>
          <table:table-cell table:style-name="ce701" table:number-columns-repeated="2"/>
          <table:table-cell table:number-columns-repeated="765"/>
          <table:table-cell table:style-name="ce490" table:number-columns-repeated="2"/>
          <table:table-cell/>
        </table:table-row>
        <table:table-row table:style-name="ro12">
          <table:covered-table-cell table:style-name="ce566"/>
          <table:covered-table-cell table:style-name="ce503"/>
          <table:table-cell table:style-name="ce541" office:value-type="string" calcext:value-type="string">
            <text:p>Date</text:p>
          </table:table-cell>
          <table:covered-table-cell table:style-name="ce566"/>
          <table:table-cell table:style-name="ce595" office:value-type="string" calcext:value-type="string">
            <text:p>Subject</text:p>
          </table:table-cell>
          <table:covered-table-cell table:style-name="ce615"/>
          <table:table-cell table:style-name="ce625" office:value-type="string" calcext:value-type="string">
            <text:p>00171072 患者　五 ｶﾝｼﾞｬ ｺﾞ</text:p>
          </table:table-cell>
          <table:covered-table-cell table:style-name="ce663"/>
          <table:table-cell table:style-name="ce503" office:value-type="string" calcext:value-type="string">
            <text:p>日付挿入</text:p>
          </table:table-cell>
          <table:table-cell table:style-name="ce503" office:value-type="string" calcext:value-type="string">
            <text:p>過去日付</text:p>
          </table:table-cell>
          <table:table-cell table:style-name="ce503" office:value-type="string" calcext:value-type="string">
            <text:p>UNDO</text:p>
          </table:table-cell>
          <table:table-cell table:style-name="ce503" table:number-columns-repeated="1012"/>
          <table:table-cell/>
        </table:table-row>
        <table:table-row table:style-name="ro25">
          <table:table-cell table:style-name="ce503"/>
          <table:table-cell table:style-name="ce503" office:value-type="string" calcext:value-type="string">
            <text:p>#</text:p>
          </table:table-cell>
          <table:table-cell table:style-name="ce933" office:value-type="date" office:date-value="2018-03-02" calcext:value-type="date">
            <text:p>2018/03/02</text:p>
          </table:table-cell>
          <table:table-cell table:style-name="ce905"/>
          <table:table-cell table:style-name="ce596" office:value-type="string" calcext:value-type="string">
            <text:p>入院</text:p>
          </table:table-cell>
          <table:table-cell table:style-name="ce617"/>
          <table:table-cell table:style-name="ce666"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625"/>
          <table:table-cell table:style-name="ce503" table:number-columns-repeated="2"/>
          <table:table-cell table:style-name="ce694"/>
          <table:table-cell table:style-name="ce503" table:number-columns-repeated="1012"/>
          <table:table-cell/>
        </table:table-row>
        <table:table-row table:style-name="ro2">
          <table:table-cell/>
          <table:table-cell table:style-name="ce503" office:value-type="string" calcext:value-type="string">
            <text:p>#</text:p>
          </table:table-cell>
          <table:table-cell table:style-name="ce581"/>
          <table:table-cell/>
          <table:table-cell table:style-name="ce597" office:value-type="string" calcext:value-type="string">
            <text:p>入院時ECG</text:p>
          </table:table-cell>
          <table:table-cell table:style-name="ce618"/>
          <table:table-cell table:style-name="ce666" office:value-type="string" calcext:value-type="string">
            <text:p>aaaaaaaaaaaaa</text:p>
          </table:table-cell>
          <table:table-cell table:style-name="ce680"/>
          <table:table-cell table:style-name="ce533"/>
          <table:table-cell/>
          <table:table-cell table:style-name="ce533"/>
          <table:table-cell table:number-columns-repeated="1013"/>
        </table:table-row>
        <table:table-row table:style-name="ro26">
          <table:table-cell/>
          <table:table-cell office:value-type="string" calcext:value-type="string">
            <text:p>#</text:p>
          </table:table-cell>
          <table:table-cell table:style-name="ce581"/>
          <table:table-cell/>
          <table:table-cell table:style-name="ce597" office:value-type="string" calcext:value-type="string">
            <text:p>面談記録</text:p>
          </table:table-cell>
          <table:table-cell table:style-name="ce618"/>
          <table:table-cell table:style-name="ce666"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684" office:value-type="string" calcext:value-type="string">
            <text:p>未</text:p>
          </table:table-cell>
          <table:table-cell table:style-name="ce533" table:number-columns-repeated="2"/>
          <table:table-cell table:number-columns-repeated="1014"/>
        </table:table-row>
        <table:table-row table:style-name="ro27">
          <table:table-cell table:style-name="ce688"/>
          <table:table-cell table:style-name="ce688" office:value-type="string" calcext:value-type="string">
            <text:p>#</text:p>
          </table:table-cell>
          <table:table-cell table:style-name="ce942"/>
          <table:table-cell table:style-name="ce943"/>
          <table:table-cell table:style-name="ce598" office:value-type="string" calcext:value-type="string">
            <text:p>心肺機能低下時</text:p>
          </table:table-cell>
          <table:table-cell table:style-name="ce598"/>
          <table:table-cell table:style-name="ce944"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945" office:value-type="string" calcext:value-type="string">
            <text:p>説明未</text:p>
          </table:table-cell>
          <table:table-cell table:style-name="ce688" table:number-columns-repeated="1015"/>
          <table:table-cell table:style-name="ce946"/>
        </table:table-row>
        <table:table-row table:style-name="ro2">
          <table:table-cell table:style-name="ce573" table:number-columns-repeated="2"/>
          <table:table-cell table:style-name="ce588" office:value-type="string" calcext:value-type="string">
            <text:p>本日の記事</text:p>
          </table:table-cell>
          <table:table-cell table:style-name="ce588"/>
          <table:table-cell table:style-name="ce601"/>
          <table:table-cell table:style-name="ce928" office:value-type="string" calcext:value-type="string">
            <text:p>2018-05-20</text:p>
          </table:table-cell>
          <table:table-cell table:style-name="ce668" office:value-type="string" calcext:value-type="string">
            <text:p>****2018年05月20日(日)****</text:p>
          </table:table-cell>
          <table:table-cell table:style-name="ce638"/>
          <table:table-cell table:style-name="ce573" office:value-type="string" calcext:value-type="string">
            <text:p>血ガス</text:p>
          </table:table-cell>
          <table:table-cell table:style-name="ce573" table:number-columns-repeated="1014"/>
          <table:table-cell/>
        </table:table-row>
        <table:table-row table:style-name="ro26">
          <table:table-cell table:style-name="ce490" table:number-columns-repeated="4"/>
          <table:table-cell table:style-name="ce666"/>
          <table:table-cell table:style-name="ce490"/>
          <table:table-cell table:style-name="ce666"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490" table:number-columns-repeated="1016"/>
          <table:table-cell/>
        </table:table-row>
        <table:table-row table:style-name="ro28">
          <table:table-cell table:style-name="ce490" table:number-columns-repeated="4"/>
          <table:table-cell table:style-name="ce666"/>
          <table:table-cell table:style-name="ce490"/>
          <table:table-cell table:style-name="ce666"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490" table:number-columns-repeated="1016"/>
          <table:table-cell/>
        </table:table-row>
        <table:table-row table:style-name="ro29">
          <table:table-cell table:style-name="ce490" table:number-columns-repeated="4"/>
          <table:table-cell table:style-name="ce666"/>
          <table:table-cell table:style-name="ce490"/>
          <table:table-cell table:style-name="ce666"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490" table:number-columns-repeated="1016"/>
          <table:table-cell/>
        </table:table-row>
        <table:table-row table:style-name="ro30">
          <table:table-cell table:style-name="ce490" table:number-columns-repeated="4"/>
          <table:table-cell table:style-name="ce666"/>
          <table:table-cell table:style-name="ce490"/>
          <table:table-cell table:style-name="ce666"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490" table:number-columns-repeated="1016"/>
          <table:table-cell/>
        </table:table-row>
        <table:table-row table:style-name="ro26">
          <table:table-cell table:style-name="ce490" table:number-columns-repeated="4"/>
          <table:table-cell table:style-name="ce666"/>
          <table:table-cell table:style-name="ce490"/>
          <table:table-cell table:style-name="ce666"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490" table:number-columns-repeated="1016"/>
          <table:table-cell/>
        </table:table-row>
        <table:table-row table:style-name="ro31">
          <table:table-cell table:style-name="ce490" table:number-columns-repeated="4"/>
          <table:table-cell table:style-name="ce666"/>
          <table:table-cell table:style-name="ce490"/>
          <table:table-cell table:style-name="ce666"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490" table:number-columns-repeated="1016"/>
          <table:table-cell/>
        </table:table-row>
        <table:table-row table:style-name="ro28">
          <table:table-cell table:style-name="ce490" table:number-columns-repeated="4"/>
          <table:table-cell table:style-name="ce666"/>
          <table:table-cell table:style-name="ce490"/>
          <table:table-cell table:style-name="ce666"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490" table:number-columns-repeated="1016"/>
          <table:table-cell/>
        </table:table-row>
        <table:table-row table:style-name="ro29">
          <table:table-cell table:style-name="ce490" table:number-columns-repeated="4"/>
          <table:table-cell table:style-name="ce666"/>
          <table:table-cell table:style-name="ce490"/>
          <table:table-cell table:style-name="ce666"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490" table:number-columns-repeated="1016"/>
          <table:table-cell/>
        </table:table-row>
        <table:table-row table:style-name="ro26">
          <table:table-cell table:style-name="ce490" table:number-columns-repeated="4"/>
          <table:table-cell table:style-name="ce666"/>
          <table:table-cell table:style-name="ce490"/>
          <table:table-cell table:style-name="ce666"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490" table:number-columns-repeated="1016"/>
          <table:table-cell/>
        </table:table-row>
        <table:table-row table:style-name="ro32">
          <table:table-cell table:style-name="ce490" table:number-columns-repeated="4"/>
          <table:table-cell table:style-name="ce666"/>
          <table:table-cell table:style-name="ce490"/>
          <table:table-cell table:style-name="ce666"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490" table:number-columns-repeated="1016"/>
          <table:table-cell/>
        </table:table-row>
        <table:table-row table:style-name="ro5" table:number-rows-repeated="11">
          <table:table-cell table:style-name="ce490" table:number-columns-repeated="4"/>
          <table:table-cell table:style-name="ce666"/>
          <table:table-cell table:style-name="ce490"/>
          <table:table-cell table:style-name="ce666"/>
          <table:table-cell table:style-name="ce490" table:number-columns-repeated="1016"/>
          <table:table-cell/>
        </table:table-row>
        <table:table-row table:style-name="ro2">
          <table:table-cell table:style-name="ce574" table:number-columns-repeated="2"/>
          <table:table-cell table:style-name="ce591" office:value-type="string" calcext:value-type="string">
            <text:p>過去の問題ﾘｽﾄ</text:p>
          </table:table-cell>
          <table:table-cell table:style-name="ce591"/>
          <table:table-cell table:style-name="ce605"/>
          <table:table-cell table:style-name="ce574"/>
          <table:table-cell table:style-name="ce641" table:number-columns-repeated="2"/>
          <table:table-cell table:style-name="ce697"/>
          <table:table-cell table:style-name="ce574"/>
          <table:table-cell table:style-name="ce697"/>
          <table:table-cell table:style-name="ce574" table:number-columns-repeated="1012"/>
          <table:table-cell/>
        </table:table-row>
        <table:table-row table:style-name="ro2">
          <table:table-cell/>
          <table:table-cell table:style-name="ce543" office:value-type="string" calcext:value-type="string">
            <text:p>#</text:p>
          </table:table-cell>
          <table:table-cell table:style-name="ce593"/>
          <table:table-cell table:style-name="ce590"/>
          <table:table-cell table:style-name="ce609" office:value-type="string" calcext:value-type="string">
            <text:p>ﾄﾗﾍﾙﾊﾟｰ確認</text:p>
          </table:table-cell>
          <table:table-cell table:style-name="ce618"/>
          <table:table-cell table:style-name="ce647" office:value-type="string" calcext:value-type="string">
            <text:p>未</text:p>
          </table:table-cell>
          <table:table-cell table:style-name="ce684"/>
          <table:table-cell table:style-name="ce503"/>
          <table:table-cell/>
          <table:table-cell table:style-name="ce533"/>
          <table:table-cell table:number-columns-repeated="1013"/>
        </table:table-row>
        <table:table-row table:style-name="ro2">
          <table:table-cell/>
          <table:table-cell table:style-name="ce543" office:value-type="string" calcext:value-type="string">
            <text:p>#</text:p>
          </table:table-cell>
          <table:table-cell table:style-name="ce593"/>
          <table:table-cell table:style-name="ce590"/>
          <table:table-cell table:style-name="ce612" office:value-type="string" calcext:value-type="string">
            <text:p>CVﾎﾟｰﾄ,胃瘻説明</text:p>
          </table:table-cell>
          <table:table-cell table:style-name="ce618"/>
          <table:table-cell table:style-name="ce647" office:value-type="string" calcext:value-type="string">
            <text:p>未</text:p>
          </table:table-cell>
          <table:table-cell table:style-name="ce684" office:value-type="string" calcext:value-type="string">
            <text:p>未</text:p>
          </table:table-cell>
          <table:table-cell table:style-name="ce503"/>
          <table:table-cell/>
          <table:table-cell table:style-name="ce533"/>
          <table:table-cell table:number-columns-repeated="1013"/>
        </table:table-row>
        <table:table-row table:style-name="ro2">
          <table:table-cell table:style-name="ce575" table:number-columns-repeated="2"/>
          <table:table-cell table:style-name="ce594" office:value-type="string" calcext:value-type="string">
            <text:p>過去の記事</text:p>
          </table:table-cell>
          <table:table-cell table:style-name="ce594"/>
          <table:table-cell table:style-name="ce613"/>
          <table:table-cell table:style-name="ce575"/>
          <table:table-cell table:style-name="ce672" office:value-type="string" calcext:value-type="string">
            <text:p>問題ﾘｽﾄへ変換</text:p>
          </table:table-cell>
          <table:table-cell table:style-name="ce685"/>
          <table:table-cell table:style-name="ce594" office:value-type="string" calcext:value-type="string">
            <text:p>DS分離</text:p>
          </table:table-cell>
          <table:table-cell table:style-name="ce575" table:number-columns-repeated="1014"/>
          <table:table-cell/>
        </table:table-row>
        <table:table-row table:style-name="ro5">
          <table:table-cell table:style-name="ce490" table:number-columns-repeated="4"/>
          <table:table-cell table:style-name="ce666"/>
          <table:table-cell table:style-name="ce490"/>
          <table:table-cell table:style-name="ce666" office:value-type="string" calcext:value-type="string">
            <text:p>****2018年05月19日(土)****</text:p>
          </table:table-cell>
          <table:table-cell table:style-name="ce490" table:number-columns-repeated="1016"/>
          <table:table-cell/>
        </table:table-row>
        <table:table-row table:style-name="ro26">
          <table:table-cell table:style-name="ce490" table:number-columns-repeated="4"/>
          <table:table-cell table:style-name="ce666"/>
          <table:table-cell table:style-name="ce490"/>
          <table:table-cell table:style-name="ce666"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490" table:number-columns-repeated="1016"/>
          <table:table-cell/>
        </table:table-row>
        <table:table-row table:style-name="ro28">
          <table:table-cell table:style-name="ce490" table:number-columns-repeated="4"/>
          <table:table-cell table:style-name="ce666"/>
          <table:table-cell table:style-name="ce490"/>
          <table:table-cell table:style-name="ce666"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490" table:number-columns-repeated="1016"/>
          <table:table-cell/>
        </table:table-row>
        <table:table-row table:style-name="ro28">
          <table:table-cell table:style-name="ce490" table:number-columns-repeated="4"/>
          <table:table-cell table:style-name="ce666"/>
          <table:table-cell table:style-name="ce490"/>
          <table:table-cell table:style-name="ce666"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490" table:number-columns-repeated="1016"/>
          <table:table-cell/>
        </table:table-row>
        <table:table-row table:style-name="ro33">
          <table:table-cell table:style-name="ce490" table:number-columns-repeated="4"/>
          <table:table-cell table:style-name="ce666"/>
          <table:table-cell table:style-name="ce490"/>
          <table:table-cell table:style-name="ce666"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490" table:number-columns-repeated="1016"/>
          <table:table-cell/>
        </table:table-row>
        <table:table-row table:style-name="ro5">
          <table:table-cell table:style-name="ce490" table:number-columns-repeated="4"/>
          <table:table-cell table:style-name="ce666"/>
          <table:table-cell table:style-name="ce490"/>
          <table:table-cell table:style-name="ce666" office:value-type="string" calcext:value-type="string">
            <text:p>ｳｳｳｳｳｳｳｳｳｳｳｳｳｳｳｳｳｳｳｳｳｳｳｳｳｳｳｳｳｳｳｳ</text:p>
          </table:table-cell>
          <table:table-cell table:style-name="ce490" table:number-columns-repeated="1016"/>
          <table:table-cell/>
        </table:table-row>
        <table:table-row table:style-name="ro5">
          <table:table-cell table:style-name="ce490" table:number-columns-repeated="4"/>
          <table:table-cell table:style-name="ce666"/>
          <table:table-cell table:style-name="ce490"/>
          <table:table-cell table:style-name="ce666" office:value-type="string" calcext:value-type="string">
            <text:p>****2018年05月18日(金)****</text:p>
          </table:table-cell>
          <table:table-cell table:style-name="ce490" table:number-columns-repeated="1016"/>
          <table:table-cell/>
        </table:table-row>
        <table:table-row table:style-name="ro34">
          <table:table-cell table:style-name="ce490" table:number-columns-repeated="4"/>
          <table:table-cell table:style-name="ce666"/>
          <table:table-cell table:style-name="ce490"/>
          <table:table-cell table:style-name="ce666"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490" table:number-columns-repeated="1016"/>
          <table:table-cell/>
        </table:table-row>
        <table:table-row table:style-name="ro33">
          <table:table-cell table:style-name="ce490" table:number-columns-repeated="4"/>
          <table:table-cell table:style-name="ce666"/>
          <table:table-cell table:style-name="ce490"/>
          <table:table-cell table:style-name="ce666"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490" table:number-columns-repeated="1016"/>
          <table:table-cell/>
        </table:table-row>
        <table:table-row table:style-name="ro5">
          <table:table-cell table:style-name="ce490" table:number-columns-repeated="4"/>
          <table:table-cell table:style-name="ce666"/>
          <table:table-cell table:style-name="ce490"/>
          <table:table-cell table:style-name="ce666" office:value-type="string" calcext:value-type="string">
            <text:p>****2018年05月18日(金)****</text:p>
          </table:table-cell>
          <table:table-cell table:style-name="ce490" table:number-columns-repeated="1016"/>
          <table:table-cell/>
        </table:table-row>
        <table:table-row table:style-name="ro35">
          <table:table-cell table:style-name="ce490" table:number-columns-repeated="4"/>
          <table:table-cell table:style-name="ce666"/>
          <table:table-cell table:style-name="ce490"/>
          <table:table-cell table:style-name="ce666"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490" table:number-columns-repeated="1016"/>
          <table:table-cell/>
        </table:table-row>
        <table:table-row table:style-name="ro36">
          <table:table-cell table:style-name="ce490" table:number-columns-repeated="4"/>
          <table:table-cell table:style-name="ce666"/>
          <table:table-cell table:style-name="ce490"/>
          <table:table-cell table:style-name="ce666"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490" table:number-columns-repeated="1016"/>
          <table:table-cell/>
        </table:table-row>
        <table:table-row table:style-name="ro5">
          <table:table-cell table:style-name="ce490" table:number-columns-repeated="4"/>
          <table:table-cell table:style-name="ce666"/>
          <table:table-cell table:style-name="ce490"/>
          <table:table-cell table:style-name="ce666" office:value-type="string" calcext:value-type="string">
            <text:p>ｳｳｳｳｳｳｳｳｳｳｳｳｳｳｳｳｳｳｳｳｳｳｳｳ</text:p>
          </table:table-cell>
          <table:table-cell table:style-name="ce490" table:number-columns-repeated="1016"/>
          <table:table-cell/>
        </table:table-row>
        <table:table-row table:style-name="ro5">
          <table:table-cell table:style-name="ce490" table:number-columns-repeated="4"/>
          <table:table-cell table:style-name="ce666"/>
          <table:table-cell table:style-name="ce490"/>
          <table:table-cell table:style-name="ce666" office:value-type="string" calcext:value-type="string">
            <text:p>****2018年05月18日(金)****</text:p>
          </table:table-cell>
          <table:table-cell table:style-name="ce490" table:number-columns-repeated="1016"/>
          <table:table-cell/>
        </table:table-row>
        <table:table-row table:style-name="ro5">
          <table:table-cell table:style-name="ce490" table:number-columns-repeated="4"/>
          <table:table-cell table:style-name="ce666"/>
          <table:table-cell table:style-name="ce490"/>
          <table:table-cell table:style-name="ce666" office:value-type="string" calcext:value-type="string">
            <text:p>ｱｱｵｲｳﾓｵｳ</text:p>
          </table:table-cell>
          <table:table-cell table:style-name="ce490" table:number-columns-repeated="1016"/>
          <table:table-cell/>
        </table:table-row>
        <table:table-row table:style-name="ro5">
          <table:table-cell table:style-name="ce490" table:number-columns-repeated="4"/>
          <table:table-cell table:style-name="ce666"/>
          <table:table-cell table:style-name="ce490"/>
          <table:table-cell table:style-name="ce666" office:value-type="string" calcext:value-type="string">
            <text:p>****2018年05月18日(金)****</text:p>
          </table:table-cell>
          <table:table-cell table:style-name="ce490" table:number-columns-repeated="1016"/>
          <table:table-cell/>
        </table:table-row>
        <table:table-row table:style-name="ro37">
          <table:table-cell table:style-name="ce490" table:number-columns-repeated="4"/>
          <table:table-cell table:style-name="ce666"/>
          <table:table-cell table:style-name="ce490"/>
          <table:table-cell table:style-name="ce666" office:value-type="string" calcext:value-type="string">
            <text:p>sdfasasddddddddddddddddddddddddddddddddddddddddddddddddddddddddddddddddddddd</text:p>
          </table:table-cell>
          <table:table-cell table:style-name="ce490" table:number-columns-repeated="1016"/>
          <table:table-cell/>
        </table:table-row>
        <table:table-row table:style-name="ro5">
          <table:table-cell table:style-name="ce490" table:number-columns-repeated="4"/>
          <table:table-cell table:style-name="ce666"/>
          <table:table-cell table:style-name="ce490"/>
          <table:table-cell table:style-name="ce666" office:value-type="string" calcext:value-type="string">
            <text:p>＊＊＊＊2018年05月18日(金)＊＊＊＊</text:p>
          </table:table-cell>
          <table:table-cell table:style-name="ce490" table:number-columns-repeated="1016"/>
          <table:table-cell/>
        </table:table-row>
        <table:table-row table:style-name="ro37">
          <table:table-cell table:style-name="ce490" table:number-columns-repeated="4"/>
          <table:table-cell table:style-name="ce666"/>
          <table:table-cell table:style-name="ce490"/>
          <table:table-cell table:style-name="ce666" office:value-type="string" calcext:value-type="string">
            <text:p>asdfsadfffffffffffffffffffffffffffffffffffffffffffffffffffffffffffffffffffffffffffffffffffffffffffffffffffffffffffffffffffffffffffffffffffffffff</text:p>
          </table:table-cell>
          <table:table-cell table:style-name="ce490" table:number-columns-repeated="1016"/>
          <table:table-cell/>
        </table:table-row>
        <table:table-row table:style-name="ro5">
          <table:table-cell table:style-name="ce490" table:number-columns-repeated="4"/>
          <table:table-cell table:style-name="ce666"/>
          <table:table-cell table:style-name="ce490"/>
          <table:table-cell table:style-name="ce666" office:value-type="string" calcext:value-type="string">
            <text:p>＊＊＊＊2018年05月18日(金)＊＊＊＊****</text:p>
          </table:table-cell>
          <table:table-cell table:style-name="ce490" table:number-columns-repeated="1016"/>
          <table:table-cell/>
        </table:table-row>
        <table:table-row table:style-name="ro38">
          <table:table-cell table:style-name="ce490" table:number-columns-repeated="4"/>
          <table:table-cell table:style-name="ce666"/>
          <table:table-cell table:style-name="ce490"/>
          <table:table-cell table:style-name="ce666"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490" table:number-columns-repeated="1016"/>
          <table:table-cell/>
        </table:table-row>
        <table:table-row table:style-name="ro38">
          <table:table-cell table:style-name="ce490" table:number-columns-repeated="4"/>
          <table:table-cell table:style-name="ce666"/>
          <table:table-cell table:style-name="ce490"/>
          <table:table-cell table:style-name="ce666"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490" table:number-columns-repeated="1016"/>
          <table:table-cell/>
        </table:table-row>
        <table:table-row table:style-name="ro5" table:number-rows-repeated="3">
          <table:table-cell table:style-name="ce490" table:number-columns-repeated="4"/>
          <table:table-cell table:style-name="ce666"/>
          <table:table-cell table:style-name="ce490"/>
          <table:table-cell table:style-name="ce666"/>
          <table:table-cell table:style-name="ce490" table:number-columns-repeated="1016"/>
          <table:table-cell/>
        </table:table-row>
        <table:table-row table:style-name="ro5">
          <table:table-cell table:style-name="ce490" table:number-columns-repeated="4"/>
          <table:table-cell table:style-name="ce666"/>
          <table:table-cell table:style-name="ce490"/>
          <table:table-cell table:style-name="ce666" office:value-type="string" calcext:value-type="string">
            <text:p>hgjhgjgj,ghj,gjyglgiu uyvi8yytviyvi</text:p>
          </table:table-cell>
          <table:table-cell table:style-name="ce490" table:number-columns-repeated="1016"/>
          <table:table-cell/>
        </table:table-row>
        <table:table-row table:style-name="ro2" table:number-rows-repeated="1048517">
          <table:table-cell table:number-columns-repeated="1024"/>
        </table:table-row>
        <table:table-row table:style-name="ro5">
          <table:table-cell table:number-columns-repeated="1024"/>
        </table:table-row>
      </table:table>
      <table:table table:name="00171073" table:style-name="ta1">
        <table:table-column table:style-name="co29" table:default-cell-style-name="ce534"/>
        <table:table-column table:style-name="co30" table:default-cell-style-name="ce534"/>
        <table:table-column table:style-name="co22" table:default-cell-style-name="ce534"/>
        <table:table-column table:style-name="co43" table:default-cell-style-name="ce534"/>
        <table:table-column table:style-name="co32" table:default-cell-style-name="ce602"/>
        <table:table-column table:style-name="co43" table:default-cell-style-name="ce534"/>
        <table:table-column table:style-name="co27" table:default-cell-style-name="ce967"/>
        <table:table-column table:style-name="co34" table:number-columns-repeated="3" table:default-cell-style-name="ce640"/>
        <table:table-column table:style-name="co45" table:default-cell-style-name="ce534"/>
        <table:table-column table:style-name="co53" table:default-cell-style-name="ce534"/>
        <table:table-column table:style-name="co36" table:default-cell-style-name="ce534"/>
        <table:table-column table:style-name="co54" table:default-cell-style-name="ce534"/>
        <table:table-column table:style-name="co38" table:default-cell-style-name="ce534"/>
        <table:table-column table:style-name="co13" table:number-columns-repeated="243" table:default-cell-style-name="ce534"/>
        <table:table-column table:style-name="co13" table:number-columns-repeated="766" table:default-cell-style-name="ce701"/>
        <table:table-row table:style-name="ro11">
          <table:table-cell table:style-name="ce566" office:value-type="string" calcext:value-type="string" table:number-columns-spanned="1" table:number-rows-spanned="2">
            <text:p>行挿</text:p>
          </table:table-cell>
          <table:table-cell table:style-name="ce503" office:value-type="string" calcext:value-type="string" table:number-columns-spanned="1" table:number-rows-spanned="2">
            <text:p>#</text:p>
          </table:table-cell>
          <table:table-cell table:style-name="ce579" office:value-type="string" calcext:value-type="string">
            <text:p>一覧へ</text:p>
          </table:table-cell>
          <table:table-cell table:style-name="ce566" office:value-type="string" calcext:value-type="string" table:number-columns-spanned="1" table:number-rows-spanned="2">
            <text:p>経過へ</text:p>
          </table:table-cell>
          <table:table-cell table:style-name="ce595" office:value-type="string" calcext:value-type="string">
            <text:p>経過へ</text:p>
          </table:table-cell>
          <table:table-cell table:style-name="ce615" office:value-type="string" calcext:value-type="string" table:number-columns-spanned="1" table:number-rows-spanned="2">
            <text:p>Sbj</text:p>
          </table:table-cell>
          <table:table-cell table:style-name="ce958" office:value-type="string" calcext:value-type="string">
            <text:p>2018/05/25 21:33:43 Copied</text:p>
          </table:table-cell>
          <table:table-cell table:style-name="ce625" office:value-type="string" calcext:value-type="string" table:number-columns-spanned="1" table:number-rows-spanned="2">
            <text:p>過去日</text:p>
          </table:table-cell>
          <table:table-cell table:style-name="ce625" office:value-type="string" calcext:value-type="string" table:number-columns-spanned="1" table:number-rows-spanned="2">
            <text:p>未来日</text:p>
          </table:table-cell>
          <table:table-cell table:style-name="ce663" office:value-type="string" calcext:value-type="string" table:number-columns-spanned="1" table:number-rows-spanned="2">
            <text:p>COPY</text:p>
          </table:table-cell>
          <table:table-cell table:style-name="ce686" office:value-type="string" calcext:value-type="string">
            <text:p>退院ｻﾏﾘ</text:p>
          </table:table-cell>
          <table:table-cell table:number-columns-repeated="2" table:style-name="ce693" office:value-type="string" calcext:value-type="string">
            <text:p>#分離</text:p>
          </table:table-cell>
          <table:table-cell table:style-name="ce693"/>
          <table:table-cell table:number-columns-repeated="242"/>
          <table:table-cell table:style-name="ce701" table:number-columns-repeated="2"/>
          <table:table-cell table:number-columns-repeated="765"/>
          <table:table-cell table:style-name="ce490"/>
        </table:table-row>
        <table:table-row table:style-name="ro12">
          <table:covered-table-cell table:style-name="ce566"/>
          <table:covered-table-cell table:style-name="ce503"/>
          <table:table-cell table:style-name="ce541" office:value-type="string" calcext:value-type="string">
            <text:p>Date</text:p>
          </table:table-cell>
          <table:covered-table-cell table:style-name="ce566"/>
          <table:table-cell table:style-name="ce595" office:value-type="string" calcext:value-type="string">
            <text:p>Subject</text:p>
          </table:table-cell>
          <table:covered-table-cell table:style-name="ce615"/>
          <table:table-cell table:style-name="ce959" office:value-type="string" calcext:value-type="string">
            <text:p>00171072 患者　五 ｶﾝｼﾞｬ ｺﾞ</text:p>
          </table:table-cell>
          <table:covered-table-cell table:number-columns-repeated="2" table:style-name="ce625"/>
          <table:covered-table-cell table:style-name="ce663"/>
          <table:table-cell table:style-name="ce503" table:number-columns-repeated="1014"/>
        </table:table-row>
        <table:table-row table:style-name="ro8">
          <table:table-cell table:style-name="ce503"/>
          <table:table-cell table:style-name="ce503" office:value-type="string" calcext:value-type="string">
            <text:p>#</text:p>
          </table:table-cell>
          <table:table-cell table:style-name="ce933" office:value-type="date" office:date-value="2018-03-02" calcext:value-type="date">
            <text:p>2018/03/02</text:p>
          </table:table-cell>
          <table:table-cell table:style-name="ce905"/>
          <table:table-cell table:style-name="ce596" office:value-type="string" calcext:value-type="string">
            <text:p>入院</text:p>
          </table:table-cell>
          <table:table-cell table:style-name="ce617"/>
          <table:table-cell table:style-name="ce960"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665" office:value-type="string" calcext:value-type="string">
            <text:p>2018/5/25</text:p>
          </table:table-cell>
          <table:table-cell table:style-name="ce666"/>
          <table:table-cell table:style-name="ce625"/>
          <table:table-cell table:style-name="ce503" table:number-columns-repeated="2"/>
          <table:table-cell table:style-name="ce694"/>
          <table:table-cell table:style-name="ce503" table:number-columns-repeated="1011"/>
        </table:table-row>
        <table:table-row table:style-name="ro7">
          <table:table-cell table:style-name="ce490"/>
          <table:table-cell table:style-name="ce929"/>
          <table:table-cell table:style-name="ce934"/>
          <table:table-cell table:style-name="ce954"/>
          <table:table-cell table:style-name="ce937"/>
          <table:table-cell table:style-name="ce490"/>
          <table:table-cell table:style-name="ce960"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665"/>
          <table:table-cell table:style-name="ce666"/>
          <table:table-cell table:style-name="ce490" table:number-columns-repeated="1015"/>
        </table:table-row>
        <table:table-row table:style-name="ro5">
          <table:table-cell table:style-name="ce490"/>
          <table:table-cell table:style-name="ce929" table:number-columns-repeated="3"/>
          <table:table-cell table:style-name="ce936"/>
          <table:table-cell table:style-name="ce490"/>
          <table:table-cell table:style-name="ce960" office:value-type="string" calcext:value-type="string">
            <text:p>求めて叫んでいたんだ｣と語った｡</text:p>
          </table:table-cell>
          <table:table-cell table:style-name="ce666" table:number-columns-repeated="2"/>
          <table:table-cell table:style-name="ce490" table:number-columns-repeated="1015"/>
        </table:table-row>
        <table:table-row table:style-name="ro2">
          <table:table-cell/>
          <table:table-cell table:style-name="ce503" office:value-type="string" calcext:value-type="string">
            <text:p>#</text:p>
          </table:table-cell>
          <table:table-cell table:style-name="ce581"/>
          <table:table-cell table:style-name="ce930"/>
          <table:table-cell table:style-name="ce597" office:value-type="string" calcext:value-type="string">
            <text:p>入院時ECG</text:p>
          </table:table-cell>
          <table:table-cell table:style-name="ce618"/>
          <table:table-cell table:style-name="ce960" office:value-type="string" calcext:value-type="string">
            <text:p>aaaaaaaaaaaaa</text:p>
          </table:table-cell>
          <table:table-cell table:style-name="ce666" table:number-columns-repeated="2"/>
          <table:table-cell table:style-name="ce680"/>
          <table:table-cell table:style-name="ce533"/>
          <table:table-cell/>
          <table:table-cell table:style-name="ce533"/>
          <table:table-cell table:number-columns-repeated="1011"/>
        </table:table-row>
        <table:table-row table:style-name="ro9">
          <table:table-cell/>
          <table:table-cell table:style-name="ce930" office:value-type="string" calcext:value-type="string">
            <text:p>#</text:p>
          </table:table-cell>
          <table:table-cell table:style-name="ce581"/>
          <table:table-cell table:style-name="ce930"/>
          <table:table-cell table:style-name="ce597" office:value-type="string" calcext:value-type="string">
            <text:p>面談記録</text:p>
          </table:table-cell>
          <table:table-cell table:style-name="ce618"/>
          <table:table-cell table:style-name="ce960"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665"/>
          <table:table-cell table:style-name="ce666"/>
          <table:table-cell table:style-name="ce684"/>
          <table:table-cell table:style-name="ce533" table:number-columns-repeated="2"/>
          <table:table-cell table:number-columns-repeated="1012"/>
        </table:table-row>
        <table:table-row table:style-name="ro5">
          <table:table-cell table:style-name="ce490"/>
          <table:table-cell table:style-name="ce929" table:number-columns-repeated="3"/>
          <table:table-cell table:style-name="ce936"/>
          <table:table-cell table:style-name="ce490"/>
          <table:table-cell table:style-name="ce960" office:value-type="string" calcext:value-type="string">
            <text:p>2]｡</text:p>
          </table:table-cell>
          <table:table-cell table:style-name="ce490" table:number-columns-repeated="1017"/>
        </table:table-row>
        <table:table-row table:style-name="ro24">
          <table:table-cell table:style-name="ce533"/>
          <table:table-cell table:style-name="ce931" office:value-type="string" calcext:value-type="string">
            <text:p>#</text:p>
          </table:table-cell>
          <table:table-cell table:style-name="ce582"/>
          <table:table-cell table:style-name="ce955"/>
          <table:table-cell table:style-name="ce597" office:value-type="string" calcext:value-type="string">
            <text:p>心肺機能低下時</text:p>
          </table:table-cell>
          <table:table-cell table:style-name="ce597"/>
          <table:table-cell table:style-name="ce960"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666" table:number-columns-repeated="2"/>
          <table:table-cell table:style-name="ce684"/>
          <table:table-cell table:style-name="ce533" table:number-columns-repeated="1014"/>
        </table:table-row>
        <table:table-row table:style-name="ro6">
          <table:table-cell table:style-name="ce490"/>
          <table:table-cell table:style-name="ce929"/>
          <table:table-cell table:style-name="ce490" table:number-columns-repeated="2"/>
          <table:table-cell table:style-name="ce936"/>
          <table:table-cell table:style-name="ce490"/>
          <table:table-cell table:style-name="ce960"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666" table:number-columns-repeated="2"/>
          <table:table-cell table:style-name="ce490" table:number-columns-repeated="1015"/>
        </table:table-row>
        <table:table-row table:style-name="ro5">
          <table:table-cell table:style-name="ce947"/>
          <table:table-cell table:style-name="ce949" office:value-type="string" calcext:value-type="string">
            <text:p>#</text:p>
          </table:table-cell>
          <table:table-cell table:style-name="ce951" office:value-type="string" calcext:value-type="string">
            <text:p>2018-03-02</text:p>
          </table:table-cell>
          <table:table-cell table:style-name="ce947"/>
          <table:table-cell table:style-name="ce956" office:value-type="string" calcext:value-type="string">
            <text:p>入院</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table:table-cell table:style-name="ce947" table:number-columns-repeated="2"/>
          <table:table-cell table:style-name="ce956"/>
          <table:table-cell table:style-name="ce947"/>
          <table:table-cell table:style-name="ce961"/>
          <table:table-cell table:style-name="ce968" table:number-columns-repeated="2"/>
          <table:table-cell table:style-name="ce947" table:number-columns-repeated="1015"/>
        </table:table-row>
        <table:table-row table:style-name="ro5">
          <table:table-cell table:style-name="ce948"/>
          <table:table-cell table:style-name="ce950"/>
          <table:table-cell table:style-name="ce948" table:number-columns-repeated="2"/>
          <table:table-cell table:style-name="ce957"/>
          <table:table-cell table:style-name="ce948"/>
          <table:table-cell table:style-name="ce962"/>
          <table:table-cell table:style-name="ce969" table:number-columns-repeated="2"/>
          <table:table-cell table:style-name="ce948" table:number-columns-repeated="1015"/>
        </table:table-row>
        <table:table-row table:style-name="ro5">
          <table:table-cell table:style-name="ce947"/>
          <table:table-cell table:style-name="ce949" office:value-type="string" calcext:value-type="string">
            <text:p>#</text:p>
          </table:table-cell>
          <table:table-cell table:style-name="ce947" table:number-columns-repeated="2"/>
          <table:table-cell table:style-name="ce956" office:value-type="string" calcext:value-type="string">
            <text:p>入院時ECG</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47" table:number-columns-repeated="2"/>
          <table:table-cell table:style-name="ce956" office:value-type="string" calcext:value-type="string">
            <text:p>面談記録</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table:table-cell table:style-name="ce947" table:number-columns-repeated="2"/>
          <table:table-cell table:style-name="ce956"/>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47" table:number-columns-repeated="2"/>
          <table:table-cell table:style-name="ce956" office:value-type="string" calcext:value-type="string">
            <text:p>心肺機能低下時</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table:table-cell table:style-name="ce947" table:number-columns-repeated="2"/>
          <table:table-cell table:style-name="ce956"/>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office:value-type="string" calcext:value-type="string">
            <text:p>2018-03-02</text:p>
          </table:table-cell>
          <table:table-cell table:style-name="ce947"/>
          <table:table-cell table:style-name="ce956" office:value-type="string" calcext:value-type="string">
            <text:p>入院</text:p>
          </table:table-cell>
          <table:table-cell table:style-name="ce947"/>
          <table:table-cell table:style-name="ce961"/>
          <table:table-cell table:style-name="ce968" table:number-columns-repeated="2"/>
          <table:table-cell table:style-name="ce947" table:number-columns-repeated="1015"/>
        </table:table-row>
        <table:table-row table:style-name="ro5" table:number-rows-repeated="2">
          <table:table-cell table:style-name="ce947"/>
          <table:table-cell table:style-name="ce949"/>
          <table:table-cell table:style-name="ce947" table:number-columns-repeated="2"/>
          <table:table-cell table:style-name="ce956"/>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47" table:number-columns-repeated="2"/>
          <table:table-cell table:style-name="ce956" office:value-type="string" calcext:value-type="string">
            <text:p>入院時ECG</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47" table:number-columns-repeated="2"/>
          <table:table-cell table:style-name="ce956" office:value-type="string" calcext:value-type="string">
            <text:p>面談記録</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table:table-cell table:style-name="ce947" table:number-columns-repeated="2"/>
          <table:table-cell table:style-name="ce956"/>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office:value-type="string" calcext:value-type="string">
            <text:p>2018-03-02</text:p>
          </table:table-cell>
          <table:table-cell table:style-name="ce947"/>
          <table:table-cell table:style-name="ce956" office:value-type="string" calcext:value-type="string">
            <text:p>入院</text:p>
          </table:table-cell>
          <table:table-cell table:style-name="ce947"/>
          <table:table-cell table:style-name="ce961"/>
          <table:table-cell table:style-name="ce968" table:number-columns-repeated="2"/>
          <table:table-cell table:style-name="ce947" table:number-columns-repeated="1015"/>
        </table:table-row>
        <table:table-row table:style-name="ro5" table:number-rows-repeated="2">
          <table:table-cell table:style-name="ce947"/>
          <table:table-cell table:style-name="ce949"/>
          <table:table-cell table:style-name="ce947" table:number-columns-repeated="2"/>
          <table:table-cell table:style-name="ce956"/>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office:value-type="string" calcext:value-type="string">
            <text:p>2018-03-02</text:p>
          </table:table-cell>
          <table:table-cell table:style-name="ce947"/>
          <table:table-cell table:style-name="ce956" office:value-type="string" calcext:value-type="string">
            <text:p>入院時ECG</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office:value-type="string" calcext:value-type="string">
            <text:p>2018/3/2</text:p>
          </table:table-cell>
          <table:table-cell table:style-name="ce947"/>
          <table:table-cell table:style-name="ce956" office:value-type="string" calcext:value-type="string">
            <text:p>入院</text:p>
          </table:table-cell>
          <table:table-cell table:style-name="ce947"/>
          <table:table-cell table:style-name="ce961"/>
          <table:table-cell table:style-name="ce968" table:number-columns-repeated="2"/>
          <table:table-cell table:style-name="ce947" table:number-columns-repeated="1015"/>
        </table:table-row>
        <table:table-row table:style-name="ro5" table:number-rows-repeated="2">
          <table:table-cell table:style-name="ce947"/>
          <table:table-cell table:style-name="ce949"/>
          <table:table-cell table:style-name="ce951"/>
          <table:table-cell table:style-name="ce947"/>
          <table:table-cell table:style-name="ce956"/>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table:table-cell table:style-name="ce947"/>
          <table:table-cell table:style-name="ce956" office:value-type="string" calcext:value-type="string">
            <text:p>入院時ECG</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table:table-cell table:style-name="ce947"/>
          <table:table-cell table:style-name="ce956" office:value-type="string" calcext:value-type="string">
            <text:p>面談記録</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table:table-cell table:style-name="ce951"/>
          <table:table-cell table:style-name="ce947"/>
          <table:table-cell table:style-name="ce956"/>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table:table-cell table:style-name="ce947"/>
          <table:table-cell table:style-name="ce956" office:value-type="string" calcext:value-type="string">
            <text:p>心肺機能低下時</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table:table-cell table:style-name="ce951"/>
          <table:table-cell table:style-name="ce947"/>
          <table:table-cell table:style-name="ce956"/>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office:value-type="string" calcext:value-type="string">
            <text:p>2018/3/2</text:p>
          </table:table-cell>
          <table:table-cell table:style-name="ce947"/>
          <table:table-cell table:style-name="ce956" office:value-type="string" calcext:value-type="string">
            <text:p>入院</text:p>
          </table:table-cell>
          <table:table-cell table:style-name="ce947"/>
          <table:table-cell table:style-name="ce961"/>
          <table:table-cell table:style-name="ce968" table:number-columns-repeated="2"/>
          <table:table-cell table:style-name="ce947" table:number-columns-repeated="1015"/>
        </table:table-row>
        <table:table-row table:style-name="ro5" table:number-rows-repeated="2">
          <table:table-cell table:style-name="ce947"/>
          <table:table-cell table:style-name="ce949"/>
          <table:table-cell table:style-name="ce951"/>
          <table:table-cell table:style-name="ce947"/>
          <table:table-cell table:style-name="ce956"/>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table:table-cell table:style-name="ce947"/>
          <table:table-cell table:style-name="ce956" office:value-type="string" calcext:value-type="string">
            <text:p>入院時ECG</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table:table-cell table:style-name="ce947"/>
          <table:table-cell table:style-name="ce956" office:value-type="string" calcext:value-type="string">
            <text:p>面談記録</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table:table-cell table:style-name="ce951"/>
          <table:table-cell table:style-name="ce947"/>
          <table:table-cell table:style-name="ce956"/>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table:table-cell table:style-name="ce947"/>
          <table:table-cell table:style-name="ce956" office:value-type="string" calcext:value-type="string">
            <text:p>心肺機能低下時</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table:table-cell table:style-name="ce951"/>
          <table:table-cell table:style-name="ce947"/>
          <table:table-cell table:style-name="ce956"/>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office:value-type="string" calcext:value-type="string">
            <text:p>2018/3/2</text:p>
          </table:table-cell>
          <table:table-cell table:style-name="ce947"/>
          <table:table-cell table:style-name="ce956" office:value-type="string" calcext:value-type="string">
            <text:p>入院</text:p>
          </table:table-cell>
          <table:table-cell table:style-name="ce947"/>
          <table:table-cell table:style-name="ce961"/>
          <table:table-cell table:style-name="ce968" table:number-columns-repeated="2"/>
          <table:table-cell table:style-name="ce947" table:number-columns-repeated="1015"/>
        </table:table-row>
        <table:table-row table:style-name="ro5" table:number-rows-repeated="2">
          <table:table-cell table:style-name="ce947"/>
          <table:table-cell table:style-name="ce949"/>
          <table:table-cell table:style-name="ce951"/>
          <table:table-cell table:style-name="ce947"/>
          <table:table-cell table:style-name="ce956"/>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table:table-cell table:style-name="ce947"/>
          <table:table-cell table:style-name="ce956" office:value-type="string" calcext:value-type="string">
            <text:p>入院時ECG</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table:table-cell table:style-name="ce947"/>
          <table:table-cell table:style-name="ce956" office:value-type="string" calcext:value-type="string">
            <text:p>面談記録</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table:table-cell table:style-name="ce951"/>
          <table:table-cell table:style-name="ce947"/>
          <table:table-cell table:style-name="ce956"/>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table:table-cell table:style-name="ce947"/>
          <table:table-cell table:style-name="ce956" office:value-type="string" calcext:value-type="string">
            <text:p>心肺機能低下時</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table:table-cell table:style-name="ce951"/>
          <table:table-cell table:style-name="ce947"/>
          <table:table-cell table:style-name="ce956"/>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office:value-type="string" calcext:value-type="string">
            <text:p>2018/3/2</text:p>
          </table:table-cell>
          <table:table-cell table:style-name="ce947"/>
          <table:table-cell table:style-name="ce956" office:value-type="string" calcext:value-type="string">
            <text:p>入院</text:p>
          </table:table-cell>
          <table:table-cell table:style-name="ce947"/>
          <table:table-cell table:style-name="ce961"/>
          <table:table-cell table:style-name="ce968" table:number-columns-repeated="2"/>
          <table:table-cell table:style-name="ce947" table:number-columns-repeated="1015"/>
        </table:table-row>
        <table:table-row table:style-name="ro5" table:number-rows-repeated="2">
          <table:table-cell table:style-name="ce947"/>
          <table:table-cell table:style-name="ce949"/>
          <table:table-cell table:style-name="ce951"/>
          <table:table-cell table:style-name="ce947"/>
          <table:table-cell table:style-name="ce956"/>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table:table-cell table:style-name="ce947"/>
          <table:table-cell table:style-name="ce956" office:value-type="string" calcext:value-type="string">
            <text:p>入院時ECG</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table:table-cell table:style-name="ce947"/>
          <table:table-cell table:style-name="ce956" office:value-type="string" calcext:value-type="string">
            <text:p>面談記録</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table:table-cell table:style-name="ce951"/>
          <table:table-cell table:style-name="ce947"/>
          <table:table-cell table:style-name="ce956"/>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table:table-cell table:style-name="ce947"/>
          <table:table-cell table:style-name="ce956" office:value-type="string" calcext:value-type="string">
            <text:p>心肺機能低下時</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table:table-cell table:style-name="ce951"/>
          <table:table-cell table:style-name="ce947"/>
          <table:table-cell table:style-name="ce956"/>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office:value-type="string" calcext:value-type="string">
            <text:p>2018-03-02</text:p>
          </table:table-cell>
          <table:table-cell table:style-name="ce947"/>
          <table:table-cell table:style-name="ce956" office:value-type="string" calcext:value-type="string">
            <text:p>面談記録</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office:value-type="string" calcext:value-type="string">
            <text:p>2018/3/2</text:p>
          </table:table-cell>
          <table:table-cell table:style-name="ce947"/>
          <table:table-cell table:style-name="ce956" office:value-type="string" calcext:value-type="string">
            <text:p>入院</text:p>
          </table:table-cell>
          <table:table-cell table:style-name="ce947"/>
          <table:table-cell table:style-name="ce961"/>
          <table:table-cell table:style-name="ce968" table:number-columns-repeated="2"/>
          <table:table-cell table:style-name="ce947" table:number-columns-repeated="1015"/>
        </table:table-row>
        <table:table-row table:style-name="ro5" table:number-rows-repeated="2">
          <table:table-cell table:style-name="ce947"/>
          <table:table-cell table:style-name="ce949"/>
          <table:table-cell table:style-name="ce951"/>
          <table:table-cell table:style-name="ce947"/>
          <table:table-cell table:style-name="ce956"/>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table:table-cell table:style-name="ce947"/>
          <table:table-cell table:style-name="ce956" office:value-type="string" calcext:value-type="string">
            <text:p>入院時ECG</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table:table-cell table:style-name="ce947"/>
          <table:table-cell table:style-name="ce956" office:value-type="string" calcext:value-type="string">
            <text:p>面談記録</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table:table-cell table:style-name="ce951"/>
          <table:table-cell table:style-name="ce947"/>
          <table:table-cell table:style-name="ce956"/>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table:table-cell table:style-name="ce947"/>
          <table:table-cell table:style-name="ce956" office:value-type="string" calcext:value-type="string">
            <text:p>心肺機能低下時</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2" office:value-type="float" office:value="43161" calcext:value-type="float">
            <text:p>43161</text:p>
          </table:table-cell>
          <table:table-cell table:style-name="ce947"/>
          <table:table-cell table:style-name="ce956" office:value-type="string" calcext:value-type="string">
            <text:p>入院</text:p>
          </table:table-cell>
          <table:table-cell table:style-name="ce947"/>
          <table:table-cell table:style-name="ce961"/>
          <table:table-cell table:style-name="ce968" table:number-columns-repeated="2"/>
          <table:table-cell table:style-name="ce947" table:number-columns-repeated="1015"/>
        </table:table-row>
        <table:table-row table:style-name="ro5" table:number-rows-repeated="2">
          <table:table-cell table:style-name="ce947"/>
          <table:table-cell table:style-name="ce949"/>
          <table:table-cell table:style-name="ce951"/>
          <table:table-cell table:style-name="ce947"/>
          <table:table-cell table:style-name="ce956"/>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table:table-cell table:style-name="ce947"/>
          <table:table-cell table:style-name="ce956" office:value-type="string" calcext:value-type="string">
            <text:p>入院時ECG</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table:table-cell table:style-name="ce947"/>
          <table:table-cell table:style-name="ce956" office:value-type="string" calcext:value-type="string">
            <text:p>面談記録</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table:table-cell table:style-name="ce951"/>
          <table:table-cell table:style-name="ce947"/>
          <table:table-cell table:style-name="ce956"/>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table:table-cell table:style-name="ce947"/>
          <table:table-cell table:style-name="ce956" office:value-type="string" calcext:value-type="string">
            <text:p>心肺機能低下時</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office:value-type="float" office:value="43161" calcext:value-type="float">
            <text:p>43161</text:p>
          </table:table-cell>
          <table:table-cell table:style-name="ce947"/>
          <table:table-cell table:style-name="ce956" office:value-type="string" calcext:value-type="string">
            <text:p>入院</text:p>
          </table:table-cell>
          <table:table-cell table:style-name="ce947"/>
          <table:table-cell table:style-name="ce961"/>
          <table:table-cell table:style-name="ce968" table:number-columns-repeated="2"/>
          <table:table-cell table:style-name="ce947" table:number-columns-repeated="1015"/>
        </table:table-row>
        <table:table-row table:style-name="ro5" table:number-rows-repeated="2">
          <table:table-cell table:style-name="ce947"/>
          <table:table-cell table:style-name="ce949"/>
          <table:table-cell table:style-name="ce951"/>
          <table:table-cell table:style-name="ce947"/>
          <table:table-cell table:style-name="ce956"/>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table:table-cell table:style-name="ce947"/>
          <table:table-cell table:style-name="ce956" office:value-type="string" calcext:value-type="string">
            <text:p>入院時ECG</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table:table-cell table:style-name="ce947"/>
          <table:table-cell table:style-name="ce956" office:value-type="string" calcext:value-type="string">
            <text:p>面談記録</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table:table-cell table:style-name="ce951"/>
          <table:table-cell table:style-name="ce947"/>
          <table:table-cell table:style-name="ce956"/>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table:table-cell table:style-name="ce947"/>
          <table:table-cell table:style-name="ce956" office:value-type="string" calcext:value-type="string">
            <text:p>心肺機能低下時</text:p>
          </table:table-cell>
          <table:table-cell table:style-name="ce947"/>
          <table:table-cell table:style-name="ce961"/>
          <table:table-cell table:style-name="ce968" table:number-columns-repeated="2"/>
          <table:table-cell table:style-name="ce947" table:number-columns-repeated="1015"/>
        </table:table-row>
        <table:table-row table:style-name="ro6">
          <table:table-cell table:style-name="ce947"/>
          <table:table-cell table:style-name="ce949" office:value-type="string" calcext:value-type="string">
            <text:p>#</text:p>
          </table:table-cell>
          <table:table-cell table:style-name="ce951" office:value-type="float" office:value="43161" calcext:value-type="float">
            <text:p>43161</text:p>
          </table:table-cell>
          <table:table-cell table:style-name="ce947"/>
          <table:table-cell table:style-name="ce956" office:value-type="string" calcext:value-type="string">
            <text:p>入院</text:p>
          </table:table-cell>
          <table:table-cell table:style-name="ce947"/>
          <table:table-cell table:style-name="ce961"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968" table:number-columns-repeated="2"/>
          <table:table-cell table:style-name="ce947" table:number-columns-repeated="1015"/>
        </table:table-row>
        <table:table-row table:style-name="ro7">
          <table:table-cell table:style-name="ce947"/>
          <table:table-cell table:style-name="ce949"/>
          <table:table-cell table:style-name="ce951"/>
          <table:table-cell table:style-name="ce947"/>
          <table:table-cell table:style-name="ce956"/>
          <table:table-cell table:style-name="ce947"/>
          <table:table-cell table:style-name="ce961"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968" table:number-columns-repeated="2"/>
          <table:table-cell table:style-name="ce947" table:number-columns-repeated="1015"/>
        </table:table-row>
        <table:table-row table:style-name="ro5">
          <table:table-cell table:style-name="ce947"/>
          <table:table-cell table:style-name="ce949"/>
          <table:table-cell table:style-name="ce951"/>
          <table:table-cell table:style-name="ce947"/>
          <table:table-cell table:style-name="ce956"/>
          <table:table-cell table:style-name="ce947"/>
          <table:table-cell table:style-name="ce961" office:value-type="string" calcext:value-type="string">
            <text:p>求めて叫んでいたんだ｣と語った｡</text:p>
          </table:table-cell>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table:table-cell table:style-name="ce947"/>
          <table:table-cell table:style-name="ce956" office:value-type="string" calcext:value-type="string">
            <text:p>入院時ECG</text:p>
          </table:table-cell>
          <table:table-cell table:style-name="ce947"/>
          <table:table-cell table:style-name="ce961" office:value-type="string" calcext:value-type="string">
            <text:p>aaaaaaaaaaaaa</text:p>
          </table:table-cell>
          <table:table-cell table:style-name="ce968" table:number-columns-repeated="2"/>
          <table:table-cell table:style-name="ce947" table:number-columns-repeated="1015"/>
        </table:table-row>
        <table:table-row table:style-name="ro9">
          <table:table-cell table:style-name="ce947"/>
          <table:table-cell table:style-name="ce949" office:value-type="string" calcext:value-type="string">
            <text:p>#</text:p>
          </table:table-cell>
          <table:table-cell table:style-name="ce951"/>
          <table:table-cell table:style-name="ce947"/>
          <table:table-cell table:style-name="ce956" office:value-type="string" calcext:value-type="string">
            <text:p>面談記録</text:p>
          </table:table-cell>
          <table:table-cell table:style-name="ce947"/>
          <table:table-cell table:style-name="ce961"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968" table:number-columns-repeated="2"/>
          <table:table-cell table:style-name="ce947" table:number-columns-repeated="1015"/>
        </table:table-row>
        <table:table-row table:style-name="ro5">
          <table:table-cell table:style-name="ce947"/>
          <table:table-cell table:style-name="ce949"/>
          <table:table-cell table:style-name="ce951"/>
          <table:table-cell table:style-name="ce947"/>
          <table:table-cell table:style-name="ce956"/>
          <table:table-cell table:style-name="ce947"/>
          <table:table-cell table:style-name="ce961" office:value-type="string" calcext:value-type="string">
            <text:p>2]｡</text:p>
          </table:table-cell>
          <table:table-cell table:style-name="ce968" table:number-columns-repeated="2"/>
          <table:table-cell table:style-name="ce947" table:number-columns-repeated="1015"/>
        </table:table-row>
        <table:table-row table:style-name="ro24">
          <table:table-cell table:style-name="ce947"/>
          <table:table-cell table:style-name="ce949" office:value-type="string" calcext:value-type="string">
            <text:p>#</text:p>
          </table:table-cell>
          <table:table-cell table:style-name="ce951"/>
          <table:table-cell table:style-name="ce947"/>
          <table:table-cell table:style-name="ce956" office:value-type="string" calcext:value-type="string">
            <text:p>心肺機能低下時</text:p>
          </table:table-cell>
          <table:table-cell table:style-name="ce947"/>
          <table:table-cell table:style-name="ce961"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968" table:number-columns-repeated="2"/>
          <table:table-cell table:style-name="ce947" table:number-columns-repeated="1015"/>
        </table:table-row>
        <table:table-row table:style-name="ro6">
          <table:table-cell table:style-name="ce947"/>
          <table:table-cell table:style-name="ce949"/>
          <table:table-cell table:style-name="ce951"/>
          <table:table-cell table:style-name="ce947"/>
          <table:table-cell table:style-name="ce956"/>
          <table:table-cell table:style-name="ce947"/>
          <table:table-cell table:style-name="ce961"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968" table:number-columns-repeated="2"/>
          <table:table-cell table:style-name="ce947" table:number-columns-repeated="1015"/>
        </table:table-row>
        <table:table-row table:style-name="ro6">
          <table:table-cell table:style-name="ce947"/>
          <table:table-cell table:style-name="ce949" office:value-type="string" calcext:value-type="string">
            <text:p>#</text:p>
          </table:table-cell>
          <table:table-cell table:style-name="ce953" office:value-type="date" office:date-value="2018-03-02" calcext:value-type="date">
            <text:p>2018/03/02</text:p>
          </table:table-cell>
          <table:table-cell table:style-name="ce947"/>
          <table:table-cell table:style-name="ce956" office:value-type="string" calcext:value-type="string">
            <text:p>入院</text:p>
          </table:table-cell>
          <table:table-cell table:style-name="ce947"/>
          <table:table-cell table:style-name="ce961"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968" table:number-columns-repeated="2"/>
          <table:table-cell table:style-name="ce947" table:number-columns-repeated="1015"/>
        </table:table-row>
        <table:table-row table:style-name="ro7">
          <table:table-cell table:style-name="ce947"/>
          <table:table-cell table:style-name="ce949"/>
          <table:table-cell table:style-name="ce953"/>
          <table:table-cell table:style-name="ce947"/>
          <table:table-cell table:style-name="ce956"/>
          <table:table-cell table:style-name="ce947"/>
          <table:table-cell table:style-name="ce961"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968" table:number-columns-repeated="2"/>
          <table:table-cell table:style-name="ce947" table:number-columns-repeated="1015"/>
        </table:table-row>
        <table:table-row table:style-name="ro5">
          <table:table-cell table:style-name="ce947"/>
          <table:table-cell table:style-name="ce949"/>
          <table:table-cell table:style-name="ce953"/>
          <table:table-cell table:style-name="ce947"/>
          <table:table-cell table:style-name="ce956"/>
          <table:table-cell table:style-name="ce947"/>
          <table:table-cell table:style-name="ce961" office:value-type="string" calcext:value-type="string">
            <text:p>求めて叫んでいたんだ｣と語った｡</text:p>
          </table:table-cell>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3"/>
          <table:table-cell table:style-name="ce947"/>
          <table:table-cell table:style-name="ce956" office:value-type="string" calcext:value-type="string">
            <text:p>入院時ECG</text:p>
          </table:table-cell>
          <table:table-cell table:style-name="ce947"/>
          <table:table-cell table:style-name="ce961" office:value-type="string" calcext:value-type="string">
            <text:p>aaaaaaaaaaaaa</text:p>
          </table:table-cell>
          <table:table-cell table:style-name="ce968" table:number-columns-repeated="2"/>
          <table:table-cell table:style-name="ce947" table:number-columns-repeated="1015"/>
        </table:table-row>
        <table:table-row table:style-name="ro9">
          <table:table-cell table:style-name="ce947"/>
          <table:table-cell table:style-name="ce949" office:value-type="string" calcext:value-type="string">
            <text:p>#</text:p>
          </table:table-cell>
          <table:table-cell table:style-name="ce953"/>
          <table:table-cell table:style-name="ce947"/>
          <table:table-cell table:style-name="ce956" office:value-type="string" calcext:value-type="string">
            <text:p>面談記録</text:p>
          </table:table-cell>
          <table:table-cell table:style-name="ce947"/>
          <table:table-cell table:style-name="ce961"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968" table:number-columns-repeated="2"/>
          <table:table-cell table:style-name="ce947" table:number-columns-repeated="1015"/>
        </table:table-row>
        <table:table-row table:style-name="ro5">
          <table:table-cell table:style-name="ce947"/>
          <table:table-cell table:style-name="ce949"/>
          <table:table-cell table:style-name="ce953"/>
          <table:table-cell table:style-name="ce947"/>
          <table:table-cell table:style-name="ce956"/>
          <table:table-cell table:style-name="ce947"/>
          <table:table-cell table:style-name="ce961" office:value-type="string" calcext:value-type="string">
            <text:p>2]｡</text:p>
          </table:table-cell>
          <table:table-cell table:style-name="ce968" table:number-columns-repeated="2"/>
          <table:table-cell table:style-name="ce947" table:number-columns-repeated="1015"/>
        </table:table-row>
        <table:table-row table:style-name="ro24">
          <table:table-cell table:style-name="ce947"/>
          <table:table-cell table:style-name="ce949" office:value-type="string" calcext:value-type="string">
            <text:p>#</text:p>
          </table:table-cell>
          <table:table-cell table:style-name="ce953"/>
          <table:table-cell table:style-name="ce947"/>
          <table:table-cell table:style-name="ce956" office:value-type="string" calcext:value-type="string">
            <text:p>心肺機能低下時</text:p>
          </table:table-cell>
          <table:table-cell table:style-name="ce947"/>
          <table:table-cell table:style-name="ce961"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968" table:number-columns-repeated="2"/>
          <table:table-cell table:style-name="ce947" table:number-columns-repeated="1015"/>
        </table:table-row>
        <table:table-row table:style-name="ro6">
          <table:table-cell table:style-name="ce947"/>
          <table:table-cell table:style-name="ce949"/>
          <table:table-cell table:style-name="ce953"/>
          <table:table-cell table:style-name="ce947"/>
          <table:table-cell table:style-name="ce956"/>
          <table:table-cell table:style-name="ce947"/>
          <table:table-cell table:style-name="ce961"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968" table:number-columns-repeated="2"/>
          <table:table-cell table:style-name="ce947" table:number-columns-repeated="1015"/>
        </table:table-row>
        <table:table-row table:style-name="ro5" table:number-rows-repeated="3">
          <table:table-cell table:style-name="ce947"/>
          <table:table-cell table:style-name="ce949"/>
          <table:table-cell table:style-name="ce951"/>
          <table:table-cell table:style-name="ce947"/>
          <table:table-cell table:style-name="ce956"/>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table:table-cell table:style-name="ce947" table:number-columns-repeated="2"/>
          <table:table-cell table:style-name="ce956"/>
          <table:table-cell table:style-name="ce947"/>
          <table:table-cell table:style-name="ce961"/>
          <table:table-cell table:style-name="ce968" table:number-columns-repeated="2"/>
          <table:table-cell table:style-name="ce947" table:number-columns-repeated="1015"/>
        </table:table-row>
        <table:table-row table:style-name="ro2">
          <table:table-cell table:style-name="ce573"/>
          <table:table-cell table:style-name="ce932"/>
          <table:table-cell table:style-name="ce935" office:value-type="string" calcext:value-type="string">
            <text:p>本日の記事</text:p>
          </table:table-cell>
          <table:table-cell table:style-name="ce935"/>
          <table:table-cell table:style-name="ce601"/>
          <table:table-cell table:style-name="ce928" office:value-type="string" calcext:value-type="string">
            <text:p>2018-05-21</text:p>
          </table:table-cell>
          <table:table-cell table:style-name="ce963" office:value-type="string" calcext:value-type="string">
            <text:p>****2018年06月11日(月)****</text:p>
          </table:table-cell>
          <table:table-cell table:style-name="ce668" table:number-columns-repeated="2"/>
          <table:table-cell table:style-name="ce638"/>
          <table:table-cell table:style-name="ce573" table:number-columns-repeated="1014"/>
        </table:table-row>
        <table:table-row table:style-name="ro5" table:number-rows-repeated="31">
          <table:table-cell table:style-name="ce490"/>
          <table:table-cell table:style-name="ce929"/>
          <table:table-cell table:style-name="ce936"/>
          <table:table-cell table:style-name="ce929"/>
          <table:table-cell table:style-name="ce936"/>
          <table:table-cell table:style-name="ce490"/>
          <table:table-cell table:style-name="ce960"/>
          <table:table-cell table:style-name="ce490" table:number-columns-repeated="1017"/>
        </table:table-row>
        <table:table-row table:style-name="ro5">
          <table:table-cell table:style-name="ce490" table:number-columns-repeated="2"/>
          <table:table-cell table:style-name="ce666"/>
          <table:table-cell table:style-name="ce490"/>
          <table:table-cell table:style-name="ce666"/>
          <table:table-cell table:style-name="ce490"/>
          <table:table-cell table:style-name="ce960"/>
          <table:table-cell table:style-name="ce490" table:number-columns-repeated="1017"/>
        </table:table-row>
        <table:table-row table:style-name="ro2">
          <table:table-cell table:style-name="ce574" table:number-columns-repeated="2"/>
          <table:table-cell table:style-name="ce591" office:value-type="string" calcext:value-type="string">
            <text:p>過去の問題ﾘｽﾄ</text:p>
          </table:table-cell>
          <table:table-cell table:style-name="ce591"/>
          <table:table-cell table:style-name="ce605"/>
          <table:table-cell table:style-name="ce574"/>
          <table:table-cell table:style-name="ce964"/>
          <table:table-cell table:style-name="ce641" table:number-columns-repeated="3"/>
          <table:table-cell table:style-name="ce697"/>
          <table:table-cell table:style-name="ce574"/>
          <table:table-cell table:style-name="ce697"/>
          <table:table-cell table:style-name="ce574" table:number-columns-repeated="1011"/>
        </table:table-row>
        <table:table-row table:style-name="ro2">
          <table:table-cell/>
          <table:table-cell table:style-name="ce543" office:value-type="string" calcext:value-type="string">
            <text:p>#</text:p>
          </table:table-cell>
          <table:table-cell table:style-name="ce593"/>
          <table:table-cell table:style-name="ce590"/>
          <table:table-cell table:style-name="ce609" office:value-type="string" calcext:value-type="string">
            <text:p>ﾄﾗﾍﾙﾊﾟｰ確認</text:p>
          </table:table-cell>
          <table:table-cell table:style-name="ce618"/>
          <table:table-cell table:style-name="ce965" office:value-type="string" calcext:value-type="string">
            <text:p>未</text:p>
          </table:table-cell>
          <table:table-cell table:style-name="ce647" table:number-columns-repeated="2"/>
          <table:table-cell table:style-name="ce684"/>
          <table:table-cell table:style-name="ce503"/>
          <table:table-cell/>
          <table:table-cell table:style-name="ce533"/>
          <table:table-cell table:number-columns-repeated="1011"/>
        </table:table-row>
        <table:table-row table:style-name="ro13">
          <table:table-cell/>
          <table:table-cell table:style-name="ce543" office:value-type="string" calcext:value-type="string">
            <text:p>#</text:p>
          </table:table-cell>
          <table:table-cell table:style-name="ce593"/>
          <table:table-cell table:style-name="ce590"/>
          <table:table-cell table:style-name="ce612" office:value-type="string" calcext:value-type="string">
            <text:p>CVﾎﾟｰﾄ,胃瘻説明</text:p>
          </table:table-cell>
          <table:table-cell table:style-name="ce618"/>
          <table:table-cell table:style-name="ce965" office:value-type="string" calcext:value-type="string">
            <text:p>未</text:p>
          </table:table-cell>
          <table:table-cell table:style-name="ce647" table:number-columns-repeated="2"/>
          <table:table-cell table:style-name="ce684" office:value-type="string" calcext:value-type="string">
            <text:p>未</text:p>
          </table:table-cell>
          <table:table-cell table:style-name="ce503"/>
          <table:table-cell/>
          <table:table-cell table:style-name="ce533"/>
          <table:table-cell table:number-columns-repeated="1011"/>
        </table:table-row>
        <table:table-row table:style-name="ro2">
          <table:table-cell table:style-name="ce575" table:number-columns-repeated="2"/>
          <table:table-cell table:style-name="ce594" office:value-type="string" calcext:value-type="string">
            <text:p>過去の記事</text:p>
          </table:table-cell>
          <table:table-cell table:style-name="ce594"/>
          <table:table-cell table:style-name="ce613"/>
          <table:table-cell table:style-name="ce575"/>
          <table:table-cell table:style-name="ce966" office:value-type="string" calcext:value-type="string">
            <text:p>問題ﾘｽﾄへ変換</text:p>
          </table:table-cell>
          <table:table-cell table:style-name="ce672" table:number-columns-repeated="2"/>
          <table:table-cell table:style-name="ce685"/>
          <table:table-cell table:style-name="ce594"/>
          <table:table-cell table:style-name="ce575" table:number-columns-repeated="1013"/>
        </table:table-row>
        <table:table-row table:style-name="ro5">
          <table:table-cell table:style-name="ce490" table:number-columns-repeated="4"/>
          <table:table-cell table:style-name="ce666"/>
          <table:table-cell table:style-name="ce490"/>
          <table:table-cell table:style-name="ce960"/>
          <table:table-cell table:style-name="ce666" table:number-columns-repeated="2"/>
          <table:table-cell table:style-name="ce490" table:number-columns-repeated="1015"/>
        </table:table-row>
        <table:table-row table:style-name="ro5">
          <table:table-cell table:style-name="ce490" table:number-columns-repeated="4"/>
          <table:table-cell table:style-name="ce666"/>
          <table:table-cell table:style-name="ce490"/>
          <table:table-cell table:style-name="ce960"/>
          <table:table-cell table:style-name="ce673" table:number-columns-repeated="2"/>
          <table:table-cell table:style-name="ce490" table:number-columns-repeated="1015"/>
        </table:table-row>
        <table:table-row table:style-name="ro5" table:number-rows-repeated="36">
          <table:table-cell table:style-name="ce490" table:number-columns-repeated="4"/>
          <table:table-cell table:style-name="ce666"/>
          <table:table-cell table:style-name="ce490"/>
          <table:table-cell table:style-name="ce960"/>
          <table:table-cell table:style-name="ce666" table:number-columns-repeated="2"/>
          <table:table-cell table:style-name="ce490" table:number-columns-repeated="1015"/>
        </table:table-row>
        <table:table-row table:style-name="ro2" table:number-rows-repeated="1048398">
          <table:table-cell table:number-columns-repeated="1024"/>
        </table:table-row>
        <table:table-row table:style-name="ro2">
          <table:table-cell table:number-columns-repeated="1024"/>
        </table:table-row>
      </table:table>
      <table:table table:name="00000000経_2" table:style-name="ta1">
        <table:table-column table:style-name="co33" table:number-columns-repeated="5" table:default-cell-style-name="ce210"/>
        <table:table-column table:style-name="co49" table:default-cell-style-name="ce800"/>
        <table:table-column table:style-name="co40" table:default-cell-style-name="ce210"/>
        <table:table-column table:style-name="co23" table:default-cell-style-name="ce210"/>
        <table:table-column table:style-name="co17" table:number-columns-repeated="111" table:default-cell-style-name="ce210"/>
        <table:table-column table:style-name="co17" table:default-cell-style-name="ce886"/>
        <table:table-column table:style-name="co17" table:number-columns-repeated="137" table:default-cell-style-name="ce210"/>
        <table:table-column table:style-name="co17" table:number-columns-repeated="767" table:default-cell-style-name="ce902"/>
        <table:table-row table:style-name="ro14">
          <table:table-cell table:style-name="ce707" office:value-type="string" calcext:value-type="string" table:number-columns-spanned="5" table:number-rows-spanned="1">
            <text:p>履歴</text:p>
          </table:table-cell>
          <table:covered-table-cell table:number-columns-repeated="4" table:style-name="ce208"/>
          <table:table-cell table:style-name="ce754" office:value-type="string" calcext:value-type="string">
            <text:p>一覧へ</text:p>
          </table:table-cell>
          <table:table-cell table:style-name="ce806" office:value-type="string" calcext:value-type="string" table:number-columns-spanned="2" table:number-rows-spanned="1">
            <text:p>ｶﾙﾃへ</text:p>
          </table:table-cell>
          <table:covered-table-cell/>
          <table:table-cell table:style-name="ce830" office:value-type="string" calcext:value-type="string">
            <text:p>11月</text:p>
          </table:table-cell>
          <table:table-cell table:number-columns-repeated="2"/>
          <table:table-cell table:style-name="ce830"/>
          <table:table-cell table:style-name="ce886"/>
          <table:table-cell table:style-name="ce887"/>
          <table:table-cell/>
          <table:table-cell table:style-name="ce830"/>
          <table:table-cell table:number-columns-repeated="2"/>
          <table:table-cell table:style-name="ce889"/>
          <table:table-cell table:style-name="ce895"/>
          <table:table-cell table:style-name="ce897"/>
          <table:table-cell table:style-name="ce898" table:number-columns-repeated="10"/>
          <table:table-cell table:style-name="ce895" office:value-type="string" calcext:value-type="string">
            <text:p>12月</text:p>
          </table:table-cell>
          <table:table-cell table:style-name="ce898" table:number-columns-repeated="7"/>
          <table:table-cell table:style-name="ce830"/>
          <table:table-cell table:number-columns-repeated="2"/>
          <table:table-cell table:style-name="ce830"/>
          <table:table-cell table:number-columns-repeated="3"/>
          <table:table-cell table:style-name="ce830"/>
          <table:table-cell table:number-columns-repeated="3"/>
          <table:table-cell table:style-name="ce830"/>
          <table:table-cell table:number-columns-repeated="11"/>
          <table:table-cell table:style-name="ce830" office:value-type="string" calcext:value-type="string">
            <text:p>1月</text:p>
          </table:table-cell>
          <table:table-cell table:number-columns-repeated="7"/>
          <table:table-cell table:style-name="ce830"/>
          <table:table-cell table:number-columns-repeated="2"/>
          <table:table-cell table:style-name="ce830"/>
          <table:table-cell table:number-columns-repeated="3"/>
          <table:table-cell table:style-name="ce830" table:number-columns-repeated="2"/>
          <table:table-cell table:number-columns-repeated="14"/>
          <table:table-cell table:style-name="ce830" office:value-type="string" calcext:value-type="string">
            <text:p>2月</text:p>
          </table:table-cell>
          <table:table-cell table:number-columns-repeated="4"/>
          <table:table-cell table:style-name="ce830"/>
          <table:table-cell table:number-columns-repeated="4"/>
          <table:table-cell table:style-name="ce830"/>
          <table:table-cell table:number-columns-repeated="3"/>
          <table:table-cell table:style-name="ce830"/>
          <table:table-cell/>
          <table:table-cell table:style-name="ce830"/>
          <table:table-cell table:number-columns-repeated="12"/>
          <table:table-cell table:style-name="ce830" office:value-type="string" calcext:value-type="string">
            <text:p>3月</text:p>
          </table:table-cell>
          <table:table-cell table:number-columns-repeated="6"/>
          <table:table-cell table:style-name="ce830"/>
          <table:table-cell table:number-columns-repeated="4"/>
          <table:table-cell table:style-name="ce830"/>
          <table:table-cell table:number-columns-repeated="3"/>
          <table:table-cell table:style-name="ce830" table:number-columns-repeated="2"/>
          <table:table-cell table:number-columns-repeated="13"/>
          <table:table-cell table:style-name="ce830" office:value-type="string" calcext:value-type="string">
            <text:p>4月</text:p>
          </table:table-cell>
          <table:table-cell table:number-columns-repeated="5"/>
          <table:table-cell table:style-name="ce830"/>
          <table:table-cell table:number-columns-repeated="4"/>
          <table:table-cell table:style-name="ce830"/>
          <table:table-cell table:number-columns-repeated="3"/>
          <table:table-cell table:style-name="ce830"/>
          <table:table-cell/>
          <table:table-cell table:style-name="ce830"/>
          <table:table-cell table:number-columns-repeated="12"/>
          <table:table-cell table:style-name="ce830" office:value-type="string" calcext:value-type="string">
            <text:p>5月</text:p>
          </table:table-cell>
          <table:table-cell table:number-columns-repeated="6"/>
          <table:table-cell table:style-name="ce830"/>
          <table:table-cell table:number-columns-repeated="4"/>
          <table:table-cell table:style-name="ce830"/>
          <table:table-cell table:number-columns-repeated="3"/>
          <table:table-cell table:style-name="ce830" table:number-columns-repeated="2"/>
          <table:table-cell table:number-columns-repeated="13"/>
          <table:table-cell table:style-name="ce830" office:value-type="string" calcext:value-type="string">
            <text:p>6月</text:p>
          </table:table-cell>
          <table:table-cell table:number-columns-repeated="5"/>
          <table:table-cell table:style-name="ce830"/>
          <table:table-cell table:number-columns-repeated="5"/>
          <table:table-cell table:style-name="ce830"/>
          <table:table-cell table:number-columns-repeated="3"/>
          <table:table-cell table:style-name="ce830" table:number-columns-repeated="2"/>
          <table:table-cell table:number-columns-repeated="12"/>
          <table:table-cell table:style-name="ce830" office:value-type="string" calcext:value-type="string">
            <text:p>7月</text:p>
          </table:table-cell>
          <table:table-cell table:number-columns-repeated="6"/>
          <table:table-cell table:style-name="ce830"/>
          <table:table-cell table:number-columns-repeated="2"/>
          <table:table-cell table:style-name="ce830"/>
          <table:table-cell table:number-columns-repeated="769"/>
        </table:table-row>
        <table:table-row table:style-name="ro14">
          <table:table-cell table:style-name="ce208" office:value-type="string" calcext:value-type="string" table:number-columns-spanned="1" table:number-rows-spanned="3">
            <text:p>点滴</text:p>
          </table:table-cell>
          <table:table-cell table:style-name="ce208" office:value-type="string" calcext:value-type="string" table:number-columns-spanned="1" table:number-rows-spanned="3">
            <text:p>内服</text:p>
          </table:table-cell>
          <table:table-cell table:style-name="ce208" office:value-type="string" calcext:value-type="string" table:number-columns-spanned="1" table:number-rows-spanned="3">
            <text:p>その他</text:p>
          </table:table-cell>
          <table:table-cell table:style-name="ce208" office:value-type="string" calcext:value-type="string" table:number-columns-spanned="1" table:number-rows-spanned="3">
            <text:p>検査値</text:p>
          </table:table-cell>
          <table:table-cell table:style-name="ce208" office:value-type="string" calcext:value-type="string" table:number-columns-spanned="1" table:number-rows-spanned="3">
            <text:p>採用外</text:p>
          </table:table-cell>
          <table:table-cell table:style-name="ce756" office:value-type="string" calcext:value-type="string">
            <text:p>ID+漢字名+ｶﾀｶﾅ</text:p>
          </table:table-cell>
          <table:table-cell table:style-name="ce809" office:value-type="string" calcext:value-type="string">
            <text:p>用法</text:p>
          </table:table-cell>
          <table:table-cell table:style-name="ce818" office:value-type="string" calcext:value-type="string">
            <text:p>回数</text:p>
          </table:table-cell>
          <table:table-cell table:style-name="ce831" office:value-type="date" office:date-value="2015-11-08" calcext:value-type="date">
            <text:p>8</text:p>
          </table:table-cell>
          <table:table-cell table:style-name="ce882" office:value-type="date" office:date-value="2015-11-09" calcext:value-type="date">
            <text:p>9</text:p>
          </table:table-cell>
          <table:table-cell table:style-name="ce882" office:value-type="date" office:date-value="2015-11-10" calcext:value-type="date">
            <text:p>10</text:p>
          </table:table-cell>
          <table:table-cell table:style-name="ce882" office:value-type="date" office:date-value="2015-11-11" calcext:value-type="date">
            <text:p>11</text:p>
          </table:table-cell>
          <table:table-cell table:style-name="ce882" office:value-type="date" office:date-value="2015-11-12" calcext:value-type="date">
            <text:p>12</text:p>
          </table:table-cell>
          <table:table-cell table:style-name="ce882" office:value-type="date" office:date-value="2015-11-13" calcext:value-type="date">
            <text:p>13</text:p>
          </table:table-cell>
          <table:table-cell table:style-name="ce888" office:value-type="date" office:date-value="2015-11-14" calcext:value-type="date">
            <text:p>14</text:p>
          </table:table-cell>
          <table:table-cell table:style-name="ce831" office:value-type="date" office:date-value="2015-11-15" calcext:value-type="date">
            <text:p>15</text:p>
          </table:table-cell>
          <table:table-cell table:style-name="ce882" office:value-type="date" office:date-value="2015-11-16" calcext:value-type="date">
            <text:p>16</text:p>
          </table:table-cell>
          <table:table-cell table:style-name="ce882" office:value-type="date" office:date-value="2015-11-17" calcext:value-type="date">
            <text:p>17</text:p>
          </table:table-cell>
          <table:table-cell table:style-name="ce890" office:value-type="date" office:date-value="2015-11-18" calcext:value-type="date">
            <text:p>18</text:p>
          </table:table-cell>
          <table:table-cell table:style-name="ce882" office:value-type="date" office:date-value="2015-11-19" calcext:value-type="date">
            <text:p>19</text:p>
          </table:table-cell>
          <table:table-cell table:style-name="ce882" office:value-type="date" office:date-value="2015-11-21" calcext:value-type="date">
            <text:p>21</text:p>
          </table:table-cell>
          <table:table-cell table:style-name="ce888" office:value-type="date" office:date-value="2015-11-21" calcext:value-type="date">
            <text:p>21</text:p>
          </table:table-cell>
          <table:table-cell table:style-name="ce831" office:value-type="date" office:date-value="2015-11-22" calcext:value-type="date">
            <text:p>22</text:p>
          </table:table-cell>
          <table:table-cell table:style-name="ce899" office:value-type="date" office:date-value="2015-11-23" calcext:value-type="date">
            <text:p>23</text:p>
          </table:table-cell>
          <table:table-cell table:style-name="ce882" office:value-type="date" office:date-value="2015-11-24" calcext:value-type="date">
            <text:p>24</text:p>
          </table:table-cell>
          <table:table-cell table:style-name="ce882" office:value-type="date" office:date-value="2015-11-25" calcext:value-type="date">
            <text:p>25</text:p>
          </table:table-cell>
          <table:table-cell table:style-name="ce882" office:value-type="date" office:date-value="2015-11-26" calcext:value-type="date">
            <text:p>26</text:p>
          </table:table-cell>
          <table:table-cell table:style-name="ce882" office:value-type="date" office:date-value="2015-11-27" calcext:value-type="date">
            <text:p>27</text:p>
          </table:table-cell>
          <table:table-cell table:style-name="ce888" office:value-type="date" office:date-value="2015-11-28" calcext:value-type="date">
            <text:p>28</text:p>
          </table:table-cell>
          <table:table-cell table:style-name="ce831" office:value-type="date" office:date-value="2015-11-29" calcext:value-type="date">
            <text:p>29</text:p>
          </table:table-cell>
          <table:table-cell table:style-name="ce882" office:value-type="date" office:date-value="2015-11-30" calcext:value-type="date">
            <text:p>30</text:p>
          </table:table-cell>
          <table:table-cell table:style-name="ce882" office:value-type="date" office:date-value="2015-12-01" calcext:value-type="date">
            <text:p>1</text:p>
          </table:table-cell>
          <table:table-cell table:style-name="ce882" office:value-type="date" office:date-value="2015-12-02" calcext:value-type="date">
            <text:p>2</text:p>
          </table:table-cell>
          <table:table-cell table:style-name="ce882" office:value-type="date" office:date-value="2015-12-03" calcext:value-type="date">
            <text:p>3</text:p>
          </table:table-cell>
          <table:table-cell table:style-name="ce882" office:value-type="date" office:date-value="2015-12-04" calcext:value-type="date">
            <text:p>4</text:p>
          </table:table-cell>
          <table:table-cell table:style-name="ce888" office:value-type="date" office:date-value="2015-12-05" calcext:value-type="date">
            <text:p>5</text:p>
          </table:table-cell>
          <table:table-cell table:style-name="ce831" office:value-type="date" office:date-value="2015-12-06" calcext:value-type="date">
            <text:p>6</text:p>
          </table:table-cell>
          <table:table-cell table:style-name="ce882" office:value-type="date" office:date-value="2015-12-07" calcext:value-type="date">
            <text:p>7</text:p>
          </table:table-cell>
          <table:table-cell table:style-name="ce882" office:value-type="date" office:date-value="2015-12-08" calcext:value-type="date">
            <text:p>8</text:p>
          </table:table-cell>
          <table:table-cell table:style-name="ce882" office:value-type="date" office:date-value="2015-12-09" calcext:value-type="date">
            <text:p>9</text:p>
          </table:table-cell>
          <table:table-cell table:style-name="ce882" office:value-type="date" office:date-value="2015-12-10" calcext:value-type="date">
            <text:p>10</text:p>
          </table:table-cell>
          <table:table-cell table:style-name="ce882" office:value-type="date" office:date-value="2015-12-11" calcext:value-type="date">
            <text:p>11</text:p>
          </table:table-cell>
          <table:table-cell table:style-name="ce888" office:value-type="date" office:date-value="2015-12-12" calcext:value-type="date">
            <text:p>12</text:p>
          </table:table-cell>
          <table:table-cell table:style-name="ce831" office:value-type="date" office:date-value="2015-12-13" calcext:value-type="date">
            <text:p>13</text:p>
          </table:table-cell>
          <table:table-cell table:style-name="ce882" office:value-type="date" office:date-value="2015-12-14" calcext:value-type="date">
            <text:p>14</text:p>
          </table:table-cell>
          <table:table-cell table:style-name="ce882" office:value-type="date" office:date-value="2015-12-15" calcext:value-type="date">
            <text:p>15</text:p>
          </table:table-cell>
          <table:table-cell table:style-name="ce882" office:value-type="date" office:date-value="2015-12-16" calcext:value-type="date">
            <text:p>16</text:p>
          </table:table-cell>
          <table:table-cell table:style-name="ce882" office:value-type="date" office:date-value="2015-12-17" calcext:value-type="date">
            <text:p>17</text:p>
          </table:table-cell>
          <table:table-cell table:style-name="ce882" office:value-type="date" office:date-value="2015-12-18" calcext:value-type="date">
            <text:p>18</text:p>
          </table:table-cell>
          <table:table-cell table:style-name="ce888" office:value-type="date" office:date-value="2015-12-19" calcext:value-type="date">
            <text:p>19</text:p>
          </table:table-cell>
          <table:table-cell table:style-name="ce831" office:value-type="date" office:date-value="2015-12-20" calcext:value-type="date">
            <text:p>20</text:p>
          </table:table-cell>
          <table:table-cell table:style-name="ce882" office:value-type="date" office:date-value="2015-12-21" calcext:value-type="date">
            <text:p>21</text:p>
          </table:table-cell>
          <table:table-cell table:style-name="ce882" office:value-type="date" office:date-value="2015-12-22" calcext:value-type="date">
            <text:p>22</text:p>
          </table:table-cell>
          <table:table-cell table:style-name="ce899" office:value-type="date" office:date-value="2015-12-23" calcext:value-type="date">
            <text:p>23</text:p>
          </table:table-cell>
          <table:table-cell table:style-name="ce882" office:value-type="date" office:date-value="2015-12-24" calcext:value-type="date">
            <text:p>24</text:p>
          </table:table-cell>
          <table:table-cell table:style-name="ce882" office:value-type="date" office:date-value="2015-12-25" calcext:value-type="date">
            <text:p>25</text:p>
          </table:table-cell>
          <table:table-cell table:style-name="ce888" office:value-type="date" office:date-value="2015-12-26" calcext:value-type="date">
            <text:p>26</text:p>
          </table:table-cell>
          <table:table-cell table:style-name="ce831" office:value-type="date" office:date-value="2015-12-27" calcext:value-type="date">
            <text:p>27</text:p>
          </table:table-cell>
          <table:table-cell table:style-name="ce882" office:value-type="date" office:date-value="2015-12-28" calcext:value-type="date">
            <text:p>28</text:p>
          </table:table-cell>
          <table:table-cell table:style-name="ce882" office:value-type="date" office:date-value="2015-12-29" calcext:value-type="date">
            <text:p>29</text:p>
          </table:table-cell>
          <table:table-cell table:style-name="ce899" office:value-type="date" office:date-value="2015-12-30" calcext:value-type="date">
            <text:p>30</text:p>
          </table:table-cell>
          <table:table-cell table:style-name="ce899" office:value-type="date" office:date-value="2015-12-31" calcext:value-type="date">
            <text:p>31</text:p>
          </table:table-cell>
          <table:table-cell table:style-name="ce882" office:value-type="date" office:date-value="2016-01-01" calcext:value-type="date">
            <text:p>1</text:p>
          </table:table-cell>
          <table:table-cell table:style-name="ce888" office:value-type="date" office:date-value="2016-01-02" calcext:value-type="date">
            <text:p>2</text:p>
          </table:table-cell>
          <table:table-cell table:style-name="ce831" office:value-type="date" office:date-value="2016-01-03" calcext:value-type="date">
            <text:p>3</text:p>
          </table:table-cell>
          <table:table-cell table:style-name="ce882" office:value-type="date" office:date-value="2016-01-04" calcext:value-type="date">
            <text:p>4</text:p>
          </table:table-cell>
          <table:table-cell table:style-name="ce882" office:value-type="date" office:date-value="2016-01-05" calcext:value-type="date">
            <text:p>5</text:p>
          </table:table-cell>
          <table:table-cell table:style-name="ce882" office:value-type="date" office:date-value="2016-01-06" calcext:value-type="date">
            <text:p>6</text:p>
          </table:table-cell>
          <table:table-cell table:style-name="ce882" office:value-type="date" office:date-value="2016-01-07" calcext:value-type="date">
            <text:p>7</text:p>
          </table:table-cell>
          <table:table-cell table:style-name="ce882" office:value-type="date" office:date-value="2016-01-08" calcext:value-type="date">
            <text:p>8</text:p>
          </table:table-cell>
          <table:table-cell table:style-name="ce888" office:value-type="date" office:date-value="2016-01-09" calcext:value-type="date">
            <text:p>9</text:p>
          </table:table-cell>
          <table:table-cell table:style-name="ce831" office:value-type="date" office:date-value="2016-01-10" calcext:value-type="date">
            <text:p>10</text:p>
          </table:table-cell>
          <table:table-cell table:style-name="ce882" office:value-type="date" office:date-value="2016-01-11" calcext:value-type="date">
            <text:p>11</text:p>
          </table:table-cell>
          <table:table-cell table:style-name="ce882" office:value-type="date" office:date-value="2016-01-12" calcext:value-type="date">
            <text:p>12</text:p>
          </table:table-cell>
          <table:table-cell table:style-name="ce882" office:value-type="date" office:date-value="2016-01-13" calcext:value-type="date">
            <text:p>13</text:p>
          </table:table-cell>
          <table:table-cell table:style-name="ce882" office:value-type="date" office:date-value="2016-01-14" calcext:value-type="date">
            <text:p>14</text:p>
          </table:table-cell>
          <table:table-cell table:style-name="ce882" office:value-type="date" office:date-value="2016-01-15" calcext:value-type="date">
            <text:p>15</text:p>
          </table:table-cell>
          <table:table-cell table:style-name="ce888" office:value-type="date" office:date-value="2016-01-16" calcext:value-type="date">
            <text:p>16</text:p>
          </table:table-cell>
          <table:table-cell table:style-name="ce831" office:value-type="date" office:date-value="2016-01-17" calcext:value-type="date">
            <text:p>17</text:p>
          </table:table-cell>
          <table:table-cell table:style-name="ce882" office:value-type="date" office:date-value="2016-01-18" calcext:value-type="date">
            <text:p>18</text:p>
          </table:table-cell>
          <table:table-cell table:style-name="ce882" office:value-type="date" office:date-value="2016-01-19" calcext:value-type="date">
            <text:p>19</text:p>
          </table:table-cell>
          <table:table-cell table:style-name="ce882" office:value-type="date" office:date-value="2016-01-20" calcext:value-type="date">
            <text:p>20</text:p>
          </table:table-cell>
          <table:table-cell table:style-name="ce882" office:value-type="date" office:date-value="2016-01-21" calcext:value-type="date">
            <text:p>21</text:p>
          </table:table-cell>
          <table:table-cell table:style-name="ce882" office:value-type="date" office:date-value="2016-01-22" calcext:value-type="date">
            <text:p>22</text:p>
          </table:table-cell>
          <table:table-cell table:style-name="ce888" office:value-type="date" office:date-value="2016-01-23" calcext:value-type="date">
            <text:p>23</text:p>
          </table:table-cell>
          <table:table-cell table:style-name="ce831" office:value-type="date" office:date-value="2016-01-24" calcext:value-type="date">
            <text:p>24</text:p>
          </table:table-cell>
          <table:table-cell table:style-name="ce882" office:value-type="date" office:date-value="2016-01-25" calcext:value-type="date">
            <text:p>25</text:p>
          </table:table-cell>
          <table:table-cell table:style-name="ce882" office:value-type="date" office:date-value="2016-01-26" calcext:value-type="date">
            <text:p>26</text:p>
          </table:table-cell>
          <table:table-cell table:style-name="ce882" office:value-type="date" office:date-value="2016-01-27" calcext:value-type="date">
            <text:p>27</text:p>
          </table:table-cell>
          <table:table-cell table:style-name="ce882" office:value-type="date" office:date-value="2016-01-28" calcext:value-type="date">
            <text:p>28</text:p>
          </table:table-cell>
          <table:table-cell table:style-name="ce882" office:value-type="date" office:date-value="2016-01-29" calcext:value-type="date">
            <text:p>29</text:p>
          </table:table-cell>
          <table:table-cell table:style-name="ce888" office:value-type="date" office:date-value="2016-01-30" calcext:value-type="date">
            <text:p>30</text:p>
          </table:table-cell>
          <table:table-cell table:style-name="ce831" office:value-type="date" office:date-value="2016-01-31" calcext:value-type="date">
            <text:p>31</text:p>
          </table:table-cell>
          <table:table-cell table:style-name="ce882" office:value-type="date" office:date-value="2016-02-01" calcext:value-type="date">
            <text:p>1</text:p>
          </table:table-cell>
          <table:table-cell table:style-name="ce882" office:value-type="date" office:date-value="2016-02-02" calcext:value-type="date">
            <text:p>2</text:p>
          </table:table-cell>
          <table:table-cell table:style-name="ce882" office:value-type="date" office:date-value="2016-02-03" calcext:value-type="date">
            <text:p>3</text:p>
          </table:table-cell>
          <table:table-cell table:style-name="ce882" office:value-type="date" office:date-value="2016-02-04" calcext:value-type="date">
            <text:p>4</text:p>
          </table:table-cell>
          <table:table-cell table:style-name="ce882" office:value-type="date" office:date-value="2016-02-05" calcext:value-type="date">
            <text:p>5</text:p>
          </table:table-cell>
          <table:table-cell table:style-name="ce888" office:value-type="date" office:date-value="2016-02-06" calcext:value-type="date">
            <text:p>6</text:p>
          </table:table-cell>
          <table:table-cell table:style-name="ce831" office:value-type="date" office:date-value="2016-02-07" calcext:value-type="date">
            <text:p>7</text:p>
          </table:table-cell>
          <table:table-cell table:style-name="ce882" office:value-type="date" office:date-value="2016-02-08" calcext:value-type="date">
            <text:p>8</text:p>
          </table:table-cell>
          <table:table-cell table:style-name="ce882" office:value-type="date" office:date-value="2016-02-09" calcext:value-type="date">
            <text:p>9</text:p>
          </table:table-cell>
          <table:table-cell table:style-name="ce882" office:value-type="date" office:date-value="2016-02-10" calcext:value-type="date">
            <text:p>10</text:p>
          </table:table-cell>
          <table:table-cell table:style-name="ce882" office:value-type="date" office:date-value="2016-02-11" calcext:value-type="date">
            <text:p>11</text:p>
          </table:table-cell>
          <table:table-cell table:style-name="ce882" office:value-type="date" office:date-value="2016-02-12" calcext:value-type="date">
            <text:p>12</text:p>
          </table:table-cell>
          <table:table-cell table:style-name="ce888" office:value-type="date" office:date-value="2016-02-13" calcext:value-type="date">
            <text:p>13</text:p>
          </table:table-cell>
          <table:table-cell table:style-name="ce831" office:value-type="date" office:date-value="2016-02-14" calcext:value-type="date">
            <text:p>14</text:p>
          </table:table-cell>
          <table:table-cell table:style-name="ce882" office:value-type="date" office:date-value="2016-02-15" calcext:value-type="date">
            <text:p>15</text:p>
          </table:table-cell>
          <table:table-cell table:style-name="ce882" office:value-type="date" office:date-value="2016-02-16" calcext:value-type="date">
            <text:p>16</text:p>
          </table:table-cell>
          <table:table-cell table:style-name="ce882" office:value-type="date" office:date-value="2016-02-17" calcext:value-type="date">
            <text:p>17</text:p>
          </table:table-cell>
          <table:table-cell table:style-name="ce882" office:value-type="date" office:date-value="2016-02-18" calcext:value-type="date">
            <text:p>18</text:p>
          </table:table-cell>
          <table:table-cell table:style-name="ce882" office:value-type="date" office:date-value="2016-02-19" calcext:value-type="date">
            <text:p>19</text:p>
          </table:table-cell>
          <table:table-cell table:style-name="ce888" office:value-type="date" office:date-value="2016-02-20" calcext:value-type="date">
            <text:p>20</text:p>
          </table:table-cell>
          <table:table-cell table:style-name="ce831" office:value-type="date" office:date-value="2016-02-21" calcext:value-type="date">
            <text:p>21</text:p>
          </table:table-cell>
          <table:table-cell table:style-name="ce882" office:value-type="date" office:date-value="2016-02-22" calcext:value-type="date">
            <text:p>22</text:p>
          </table:table-cell>
          <table:table-cell table:style-name="ce882" office:value-type="date" office:date-value="2016-02-23" calcext:value-type="date">
            <text:p>23</text:p>
          </table:table-cell>
          <table:table-cell table:style-name="ce882" office:value-type="date" office:date-value="2016-02-24" calcext:value-type="date">
            <text:p>24</text:p>
          </table:table-cell>
          <table:table-cell table:style-name="ce882" office:value-type="date" office:date-value="2016-02-25" calcext:value-type="date">
            <text:p>25</text:p>
          </table:table-cell>
          <table:table-cell table:style-name="ce882" office:value-type="date" office:date-value="2016-02-26" calcext:value-type="date">
            <text:p>26</text:p>
          </table:table-cell>
          <table:table-cell table:style-name="ce888" office:value-type="date" office:date-value="2016-02-27" calcext:value-type="date">
            <text:p>27</text:p>
          </table:table-cell>
          <table:table-cell table:style-name="ce831" office:value-type="date" office:date-value="2016-02-28" calcext:value-type="date">
            <text:p>28</text:p>
          </table:table-cell>
          <table:table-cell table:style-name="ce882" office:value-type="date" office:date-value="2016-02-29" calcext:value-type="date">
            <text:p>29</text:p>
          </table:table-cell>
          <table:table-cell table:style-name="ce882" office:value-type="date" office:date-value="2016-03-01" calcext:value-type="date">
            <text:p>1</text:p>
          </table:table-cell>
          <table:table-cell table:style-name="ce882" office:value-type="date" office:date-value="2016-03-02" calcext:value-type="date">
            <text:p>2</text:p>
          </table:table-cell>
          <table:table-cell table:style-name="ce882" office:value-type="date" office:date-value="2016-03-03" calcext:value-type="date">
            <text:p>3</text:p>
          </table:table-cell>
          <table:table-cell table:style-name="ce882" office:value-type="date" office:date-value="2016-03-04" calcext:value-type="date">
            <text:p>4</text:p>
          </table:table-cell>
          <table:table-cell table:style-name="ce888" office:value-type="date" office:date-value="2016-03-05" calcext:value-type="date">
            <text:p>5</text:p>
          </table:table-cell>
          <table:table-cell table:style-name="ce831" office:value-type="date" office:date-value="2016-03-06" calcext:value-type="date">
            <text:p>6</text:p>
          </table:table-cell>
          <table:table-cell table:style-name="ce882" office:value-type="date" office:date-value="2016-03-07" calcext:value-type="date">
            <text:p>7</text:p>
          </table:table-cell>
          <table:table-cell table:style-name="ce882" office:value-type="date" office:date-value="2016-03-08" calcext:value-type="date">
            <text:p>8</text:p>
          </table:table-cell>
          <table:table-cell table:style-name="ce882" office:value-type="date" office:date-value="2016-03-09" calcext:value-type="date">
            <text:p>9</text:p>
          </table:table-cell>
          <table:table-cell table:style-name="ce882" office:value-type="date" office:date-value="2016-03-10" calcext:value-type="date">
            <text:p>10</text:p>
          </table:table-cell>
          <table:table-cell table:style-name="ce882" office:value-type="date" office:date-value="2016-03-11" calcext:value-type="date">
            <text:p>11</text:p>
          </table:table-cell>
          <table:table-cell table:style-name="ce888" office:value-type="date" office:date-value="2016-03-12" calcext:value-type="date">
            <text:p>12</text:p>
          </table:table-cell>
          <table:table-cell table:style-name="ce831" office:value-type="date" office:date-value="2016-03-13" calcext:value-type="date">
            <text:p>13</text:p>
          </table:table-cell>
          <table:table-cell table:style-name="ce882" office:value-type="date" office:date-value="2016-03-14" calcext:value-type="date">
            <text:p>14</text:p>
          </table:table-cell>
          <table:table-cell table:style-name="ce882" office:value-type="date" office:date-value="2016-03-15" calcext:value-type="date">
            <text:p>15</text:p>
          </table:table-cell>
          <table:table-cell table:style-name="ce882" office:value-type="date" office:date-value="2016-03-16" calcext:value-type="date">
            <text:p>16</text:p>
          </table:table-cell>
          <table:table-cell table:style-name="ce882" office:value-type="date" office:date-value="2016-03-17" calcext:value-type="date">
            <text:p>17</text:p>
          </table:table-cell>
          <table:table-cell table:style-name="ce882" office:value-type="date" office:date-value="2016-03-18" calcext:value-type="date">
            <text:p>18</text:p>
          </table:table-cell>
          <table:table-cell table:style-name="ce888" office:value-type="date" office:date-value="2016-03-19" calcext:value-type="date">
            <text:p>19</text:p>
          </table:table-cell>
          <table:table-cell table:style-name="ce831" office:value-type="date" office:date-value="2016-03-20" calcext:value-type="date">
            <text:p>20</text:p>
          </table:table-cell>
          <table:table-cell table:style-name="ce882" office:value-type="date" office:date-value="2016-03-21" calcext:value-type="date">
            <text:p>21</text:p>
          </table:table-cell>
          <table:table-cell table:style-name="ce882" office:value-type="date" office:date-value="2016-03-22" calcext:value-type="date">
            <text:p>22</text:p>
          </table:table-cell>
          <table:table-cell table:style-name="ce882" office:value-type="date" office:date-value="2016-03-23" calcext:value-type="date">
            <text:p>23</text:p>
          </table:table-cell>
          <table:table-cell table:style-name="ce882" office:value-type="date" office:date-value="2016-03-24" calcext:value-type="date">
            <text:p>24</text:p>
          </table:table-cell>
          <table:table-cell table:style-name="ce882" office:value-type="date" office:date-value="2016-03-25" calcext:value-type="date">
            <text:p>25</text:p>
          </table:table-cell>
          <table:table-cell table:style-name="ce888" office:value-type="date" office:date-value="2016-03-26" calcext:value-type="date">
            <text:p>26</text:p>
          </table:table-cell>
          <table:table-cell table:style-name="ce831" office:value-type="date" office:date-value="2016-03-27" calcext:value-type="date">
            <text:p>27</text:p>
          </table:table-cell>
          <table:table-cell table:style-name="ce882" office:value-type="date" office:date-value="2016-03-28" calcext:value-type="date">
            <text:p>28</text:p>
          </table:table-cell>
          <table:table-cell table:style-name="ce882" office:value-type="date" office:date-value="2016-03-29" calcext:value-type="date">
            <text:p>29</text:p>
          </table:table-cell>
          <table:table-cell table:style-name="ce882" office:value-type="date" office:date-value="2016-03-30" calcext:value-type="date">
            <text:p>30</text:p>
          </table:table-cell>
          <table:table-cell table:style-name="ce882" office:value-type="date" office:date-value="2016-03-31" calcext:value-type="date">
            <text:p>31</text:p>
          </table:table-cell>
          <table:table-cell table:style-name="ce882" office:value-type="date" office:date-value="2016-04-01" calcext:value-type="date">
            <text:p>1</text:p>
          </table:table-cell>
          <table:table-cell table:style-name="ce888" office:value-type="date" office:date-value="2016-04-02" calcext:value-type="date">
            <text:p>2</text:p>
          </table:table-cell>
          <table:table-cell table:style-name="ce831" office:value-type="date" office:date-value="2016-04-03" calcext:value-type="date">
            <text:p>3</text:p>
          </table:table-cell>
          <table:table-cell table:style-name="ce882" office:value-type="date" office:date-value="2016-04-04" calcext:value-type="date">
            <text:p>4</text:p>
          </table:table-cell>
          <table:table-cell table:style-name="ce882" office:value-type="date" office:date-value="2016-04-05" calcext:value-type="date">
            <text:p>5</text:p>
          </table:table-cell>
          <table:table-cell table:style-name="ce882" office:value-type="date" office:date-value="2016-04-06" calcext:value-type="date">
            <text:p>6</text:p>
          </table:table-cell>
          <table:table-cell table:style-name="ce882" office:value-type="date" office:date-value="2016-04-07" calcext:value-type="date">
            <text:p>7</text:p>
          </table:table-cell>
          <table:table-cell table:style-name="ce882" office:value-type="date" office:date-value="2016-04-08" calcext:value-type="date">
            <text:p>8</text:p>
          </table:table-cell>
          <table:table-cell table:style-name="ce888" office:value-type="date" office:date-value="2016-04-09" calcext:value-type="date">
            <text:p>9</text:p>
          </table:table-cell>
          <table:table-cell table:style-name="ce831" office:value-type="date" office:date-value="2016-04-10" calcext:value-type="date">
            <text:p>10</text:p>
          </table:table-cell>
          <table:table-cell table:style-name="ce882" office:value-type="date" office:date-value="2016-04-11" calcext:value-type="date">
            <text:p>11</text:p>
          </table:table-cell>
          <table:table-cell table:style-name="ce882" office:value-type="date" office:date-value="2016-04-12" calcext:value-type="date">
            <text:p>12</text:p>
          </table:table-cell>
          <table:table-cell table:style-name="ce882" office:value-type="date" office:date-value="2016-04-13" calcext:value-type="date">
            <text:p>13</text:p>
          </table:table-cell>
          <table:table-cell table:style-name="ce882" office:value-type="date" office:date-value="2016-04-14" calcext:value-type="date">
            <text:p>14</text:p>
          </table:table-cell>
          <table:table-cell table:style-name="ce882" office:value-type="date" office:date-value="2016-04-15" calcext:value-type="date">
            <text:p>15</text:p>
          </table:table-cell>
          <table:table-cell table:style-name="ce888" office:value-type="date" office:date-value="2016-04-16" calcext:value-type="date">
            <text:p>16</text:p>
          </table:table-cell>
          <table:table-cell table:style-name="ce831" office:value-type="date" office:date-value="2016-04-17" calcext:value-type="date">
            <text:p>17</text:p>
          </table:table-cell>
          <table:table-cell table:style-name="ce882" office:value-type="date" office:date-value="2016-04-18" calcext:value-type="date">
            <text:p>18</text:p>
          </table:table-cell>
          <table:table-cell table:style-name="ce882" office:value-type="date" office:date-value="2016-04-19" calcext:value-type="date">
            <text:p>19</text:p>
          </table:table-cell>
          <table:table-cell table:style-name="ce882" office:value-type="date" office:date-value="2016-04-20" calcext:value-type="date">
            <text:p>20</text:p>
          </table:table-cell>
          <table:table-cell table:style-name="ce882" office:value-type="date" office:date-value="2016-04-21" calcext:value-type="date">
            <text:p>21</text:p>
          </table:table-cell>
          <table:table-cell table:style-name="ce882" office:value-type="date" office:date-value="2016-04-22" calcext:value-type="date">
            <text:p>22</text:p>
          </table:table-cell>
          <table:table-cell table:style-name="ce888" office:value-type="date" office:date-value="2016-04-23" calcext:value-type="date">
            <text:p>23</text:p>
          </table:table-cell>
          <table:table-cell table:style-name="ce831" office:value-type="date" office:date-value="2016-04-24" calcext:value-type="date">
            <text:p>24</text:p>
          </table:table-cell>
          <table:table-cell table:style-name="ce882" office:value-type="date" office:date-value="2016-04-25" calcext:value-type="date">
            <text:p>25</text:p>
          </table:table-cell>
          <table:table-cell table:style-name="ce882" office:value-type="date" office:date-value="2016-04-26" calcext:value-type="date">
            <text:p>26</text:p>
          </table:table-cell>
          <table:table-cell table:style-name="ce882" office:value-type="date" office:date-value="2016-04-27" calcext:value-type="date">
            <text:p>27</text:p>
          </table:table-cell>
          <table:table-cell table:style-name="ce882" office:value-type="date" office:date-value="2016-04-28" calcext:value-type="date">
            <text:p>28</text:p>
          </table:table-cell>
          <table:table-cell table:style-name="ce882" office:value-type="date" office:date-value="2016-04-29" calcext:value-type="date">
            <text:p>29</text:p>
          </table:table-cell>
          <table:table-cell table:style-name="ce888" office:value-type="date" office:date-value="2016-04-30" calcext:value-type="date">
            <text:p>30</text:p>
          </table:table-cell>
          <table:table-cell table:style-name="ce831" office:value-type="date" office:date-value="2016-05-01" calcext:value-type="date">
            <text:p>1</text:p>
          </table:table-cell>
          <table:table-cell table:style-name="ce882" office:value-type="date" office:date-value="2016-05-02" calcext:value-type="date">
            <text:p>2</text:p>
          </table:table-cell>
          <table:table-cell table:style-name="ce882" office:value-type="date" office:date-value="2016-05-03" calcext:value-type="date">
            <text:p>3</text:p>
          </table:table-cell>
          <table:table-cell table:style-name="ce882" office:value-type="date" office:date-value="2016-05-04" calcext:value-type="date">
            <text:p>4</text:p>
          </table:table-cell>
          <table:table-cell table:style-name="ce882" office:value-type="date" office:date-value="2016-05-05" calcext:value-type="date">
            <text:p>5</text:p>
          </table:table-cell>
          <table:table-cell table:style-name="ce882" office:value-type="date" office:date-value="2016-05-06" calcext:value-type="date">
            <text:p>6</text:p>
          </table:table-cell>
          <table:table-cell table:style-name="ce888" office:value-type="date" office:date-value="2016-05-07" calcext:value-type="date">
            <text:p>7</text:p>
          </table:table-cell>
          <table:table-cell table:style-name="ce831" office:value-type="date" office:date-value="2016-05-08" calcext:value-type="date">
            <text:p>8</text:p>
          </table:table-cell>
          <table:table-cell table:style-name="ce882" office:value-type="date" office:date-value="2016-05-09" calcext:value-type="date">
            <text:p>9</text:p>
          </table:table-cell>
          <table:table-cell table:style-name="ce882" office:value-type="date" office:date-value="2016-05-10" calcext:value-type="date">
            <text:p>10</text:p>
          </table:table-cell>
          <table:table-cell table:style-name="ce882" office:value-type="date" office:date-value="2016-05-11" calcext:value-type="date">
            <text:p>11</text:p>
          </table:table-cell>
          <table:table-cell table:style-name="ce882" office:value-type="date" office:date-value="2016-05-12" calcext:value-type="date">
            <text:p>12</text:p>
          </table:table-cell>
          <table:table-cell table:style-name="ce882" office:value-type="date" office:date-value="2016-05-13" calcext:value-type="date">
            <text:p>13</text:p>
          </table:table-cell>
          <table:table-cell table:style-name="ce888" office:value-type="date" office:date-value="2016-05-14" calcext:value-type="date">
            <text:p>14</text:p>
          </table:table-cell>
          <table:table-cell table:style-name="ce831" office:value-type="date" office:date-value="2016-05-15" calcext:value-type="date">
            <text:p>15</text:p>
          </table:table-cell>
          <table:table-cell table:style-name="ce882" office:value-type="date" office:date-value="2016-05-16" calcext:value-type="date">
            <text:p>16</text:p>
          </table:table-cell>
          <table:table-cell table:style-name="ce882" office:value-type="date" office:date-value="2016-05-17" calcext:value-type="date">
            <text:p>17</text:p>
          </table:table-cell>
          <table:table-cell table:style-name="ce882" office:value-type="date" office:date-value="2016-05-18" calcext:value-type="date">
            <text:p>18</text:p>
          </table:table-cell>
          <table:table-cell table:style-name="ce882" office:value-type="date" office:date-value="2016-05-19" calcext:value-type="date">
            <text:p>19</text:p>
          </table:table-cell>
          <table:table-cell table:style-name="ce882" office:value-type="date" office:date-value="2016-05-20" calcext:value-type="date">
            <text:p>20</text:p>
          </table:table-cell>
          <table:table-cell table:style-name="ce888" office:value-type="date" office:date-value="2016-05-21" calcext:value-type="date">
            <text:p>21</text:p>
          </table:table-cell>
          <table:table-cell table:style-name="ce831" office:value-type="date" office:date-value="2016-05-22" calcext:value-type="date">
            <text:p>22</text:p>
          </table:table-cell>
          <table:table-cell table:style-name="ce882" office:value-type="date" office:date-value="2016-05-23" calcext:value-type="date">
            <text:p>23</text:p>
          </table:table-cell>
          <table:table-cell table:style-name="ce882" office:value-type="date" office:date-value="2016-05-24" calcext:value-type="date">
            <text:p>24</text:p>
          </table:table-cell>
          <table:table-cell table:style-name="ce882" office:value-type="date" office:date-value="2016-05-25" calcext:value-type="date">
            <text:p>25</text:p>
          </table:table-cell>
          <table:table-cell table:style-name="ce882" office:value-type="date" office:date-value="2016-05-26" calcext:value-type="date">
            <text:p>26</text:p>
          </table:table-cell>
          <table:table-cell table:style-name="ce882" office:value-type="date" office:date-value="2016-05-27" calcext:value-type="date">
            <text:p>27</text:p>
          </table:table-cell>
          <table:table-cell table:style-name="ce888" office:value-type="date" office:date-value="2016-05-28" calcext:value-type="date">
            <text:p>28</text:p>
          </table:table-cell>
          <table:table-cell table:style-name="ce831" office:value-type="date" office:date-value="2016-05-29" calcext:value-type="date">
            <text:p>29</text:p>
          </table:table-cell>
          <table:table-cell table:style-name="ce882" office:value-type="date" office:date-value="2016-05-30" calcext:value-type="date">
            <text:p>30</text:p>
          </table:table-cell>
          <table:table-cell table:style-name="ce882" office:value-type="date" office:date-value="2016-05-31" calcext:value-type="date">
            <text:p>31</text:p>
          </table:table-cell>
          <table:table-cell table:style-name="ce882" office:value-type="date" office:date-value="2016-06-01" calcext:value-type="date">
            <text:p>1</text:p>
          </table:table-cell>
          <table:table-cell table:style-name="ce882" office:value-type="date" office:date-value="2016-06-02" calcext:value-type="date">
            <text:p>2</text:p>
          </table:table-cell>
          <table:table-cell table:style-name="ce882" office:value-type="date" office:date-value="2016-06-03" calcext:value-type="date">
            <text:p>3</text:p>
          </table:table-cell>
          <table:table-cell table:style-name="ce888" office:value-type="date" office:date-value="2016-06-04" calcext:value-type="date">
            <text:p>4</text:p>
          </table:table-cell>
          <table:table-cell table:style-name="ce831" office:value-type="date" office:date-value="2016-06-05" calcext:value-type="date">
            <text:p>5</text:p>
          </table:table-cell>
          <table:table-cell table:style-name="ce882" office:value-type="date" office:date-value="2016-06-06" calcext:value-type="date">
            <text:p>6</text:p>
          </table:table-cell>
          <table:table-cell table:style-name="ce882" office:value-type="date" office:date-value="2016-06-07" calcext:value-type="date">
            <text:p>7</text:p>
          </table:table-cell>
          <table:table-cell table:style-name="ce882" office:value-type="date" office:date-value="2016-06-08" calcext:value-type="date">
            <text:p>8</text:p>
          </table:table-cell>
          <table:table-cell table:style-name="ce882" office:value-type="date" office:date-value="2016-06-09" calcext:value-type="date">
            <text:p>9</text:p>
          </table:table-cell>
          <table:table-cell table:style-name="ce882" office:value-type="date" office:date-value="2016-06-10" calcext:value-type="date">
            <text:p>10</text:p>
          </table:table-cell>
          <table:table-cell table:style-name="ce888" office:value-type="date" office:date-value="2016-06-11" calcext:value-type="date">
            <text:p>11</text:p>
          </table:table-cell>
          <table:table-cell table:style-name="ce831" office:value-type="date" office:date-value="2016-06-12" calcext:value-type="date">
            <text:p>12</text:p>
          </table:table-cell>
          <table:table-cell table:style-name="ce882" office:value-type="date" office:date-value="2016-06-13" calcext:value-type="date">
            <text:p>13</text:p>
          </table:table-cell>
          <table:table-cell table:style-name="ce882" office:value-type="date" office:date-value="2016-06-14" calcext:value-type="date">
            <text:p>14</text:p>
          </table:table-cell>
          <table:table-cell table:style-name="ce882" office:value-type="date" office:date-value="2016-06-15" calcext:value-type="date">
            <text:p>15</text:p>
          </table:table-cell>
          <table:table-cell table:style-name="ce882" office:value-type="date" office:date-value="2016-06-16" calcext:value-type="date">
            <text:p>16</text:p>
          </table:table-cell>
          <table:table-cell table:style-name="ce882" office:value-type="date" office:date-value="2016-06-17" calcext:value-type="date">
            <text:p>17</text:p>
          </table:table-cell>
          <table:table-cell table:style-name="ce888" office:value-type="date" office:date-value="2016-06-18" calcext:value-type="date">
            <text:p>18</text:p>
          </table:table-cell>
          <table:table-cell table:style-name="ce831" office:value-type="date" office:date-value="2016-06-19" calcext:value-type="date">
            <text:p>19</text:p>
          </table:table-cell>
          <table:table-cell table:style-name="ce882" office:value-type="date" office:date-value="2016-06-20" calcext:value-type="date">
            <text:p>20</text:p>
          </table:table-cell>
          <table:table-cell table:style-name="ce882" office:value-type="date" office:date-value="2016-06-21" calcext:value-type="date">
            <text:p>21</text:p>
          </table:table-cell>
          <table:table-cell table:style-name="ce882" office:value-type="date" office:date-value="2016-06-22" calcext:value-type="date">
            <text:p>22</text:p>
          </table:table-cell>
          <table:table-cell table:style-name="ce882" office:value-type="date" office:date-value="2016-06-23" calcext:value-type="date">
            <text:p>23</text:p>
          </table:table-cell>
          <table:table-cell table:style-name="ce882" office:value-type="date" office:date-value="2016-06-24" calcext:value-type="date">
            <text:p>24</text:p>
          </table:table-cell>
          <table:table-cell table:style-name="ce888" office:value-type="date" office:date-value="2016-06-25" calcext:value-type="date">
            <text:p>25</text:p>
          </table:table-cell>
          <table:table-cell table:style-name="ce831" office:value-type="date" office:date-value="2016-06-26" calcext:value-type="date">
            <text:p>26</text:p>
          </table:table-cell>
          <table:table-cell table:style-name="ce882" office:value-type="date" office:date-value="2016-06-27" calcext:value-type="date">
            <text:p>27</text:p>
          </table:table-cell>
          <table:table-cell table:style-name="ce882" office:value-type="date" office:date-value="2016-06-28" calcext:value-type="date">
            <text:p>28</text:p>
          </table:table-cell>
          <table:table-cell table:style-name="ce882" office:value-type="date" office:date-value="2016-06-29" calcext:value-type="date">
            <text:p>29</text:p>
          </table:table-cell>
          <table:table-cell table:style-name="ce882" office:value-type="date" office:date-value="2016-06-30" calcext:value-type="date">
            <text:p>30</text:p>
          </table:table-cell>
          <table:table-cell table:style-name="ce882" office:value-type="date" office:date-value="2016-07-01" calcext:value-type="date">
            <text:p>1</text:p>
          </table:table-cell>
          <table:table-cell table:style-name="ce888" office:value-type="date" office:date-value="2016-07-02" calcext:value-type="date">
            <text:p>2</text:p>
          </table:table-cell>
          <table:table-cell table:style-name="ce831" office:value-type="date" office:date-value="2016-07-03" calcext:value-type="date">
            <text:p>3</text:p>
          </table:table-cell>
          <table:table-cell table:style-name="ce882" office:value-type="date" office:date-value="2016-07-04" calcext:value-type="date">
            <text:p>4</text:p>
          </table:table-cell>
          <table:table-cell table:style-name="ce882" office:value-type="date" office:date-value="2016-07-05" calcext:value-type="date">
            <text:p>5</text:p>
          </table:table-cell>
          <table:table-cell table:style-name="ce882" office:value-type="date" office:date-value="2016-07-06" calcext:value-type="date">
            <text:p>6</text:p>
          </table:table-cell>
          <table:table-cell table:style-name="ce882" office:value-type="date" office:date-value="2016-07-07" calcext:value-type="date">
            <text:p>7</text:p>
          </table:table-cell>
          <table:table-cell table:style-name="ce882" office:value-type="date" office:date-value="2016-07-08" calcext:value-type="date">
            <text:p>8</text:p>
          </table:table-cell>
          <table:table-cell table:style-name="ce888" office:value-type="date" office:date-value="2016-07-09" calcext:value-type="date">
            <text:p>9</text:p>
          </table:table-cell>
          <table:table-cell table:style-name="ce831" office:value-type="date" office:date-value="2016-07-10" calcext:value-type="date">
            <text:p>10</text:p>
          </table:table-cell>
          <table:table-cell table:style-name="ce882" office:value-type="date" office:date-value="2016-07-11" calcext:value-type="date">
            <text:p>11</text:p>
          </table:table-cell>
          <table:table-cell table:style-name="ce882" office:value-type="date" office:date-value="2016-07-12" calcext:value-type="date">
            <text:p>12</text:p>
          </table:table-cell>
          <table:table-cell table:style-name="ce901" table:number-columns-repeated="768"/>
        </table:table-row>
        <table:table-row table:style-name="ro14">
          <table:covered-table-cell table:number-columns-repeated="5" table:style-name="ce208"/>
          <table:table-cell table:style-name="ce214" office:value-type="string" calcext:value-type="string">
            <text:p>薬品整理</text:p>
          </table:table-cell>
          <table:table-cell table:style-name="ce215" office:value-type="string" calcext:value-type="string" table:number-columns-spanned="2" table:number-rows-spanned="1">
            <text:p>検血</text:p>
          </table:table-cell>
          <table:covered-table-cell table:style-name="ce215"/>
          <table:table-cell table:style-name="ce832" office:value-type="string" calcext:value-type="string">
            <text:p>○</text:p>
          </table:table-cell>
          <table:table-cell table:style-name="ce883" table:number-columns-repeated="2"/>
          <table:table-cell table:style-name="ce828"/>
          <table:table-cell table:style-name="ce883" table:number-columns-repeated="3"/>
          <table:table-cell table:style-name="ce828"/>
          <table:table-cell table:style-name="ce883" table:number-columns-repeated="2"/>
          <table:table-cell table:style-name="ce891"/>
          <table:table-cell table:style-name="ce883" table:number-columns-repeated="100"/>
          <table:table-cell table:style-name="ce828"/>
          <table:table-cell table:style-name="ce883" table:number-columns-repeated="904"/>
        </table:table-row>
        <table:table-row table:style-name="ro14">
          <table:covered-table-cell table:number-columns-repeated="5" table:style-name="ce208"/>
          <table:table-cell table:style-name="ce215" office:value-type="string" calcext:value-type="string">
            <text:p>薬品名抽出</text:p>
          </table:table-cell>
          <table:table-cell table:style-name="ce214" office:value-type="string" calcext:value-type="string" table:number-columns-spanned="2" table:number-rows-spanned="1">
            <text:p>画像・処置</text:p>
          </table:table-cell>
          <table:covered-table-cell table:style-name="ce214"/>
          <table:table-cell table:style-name="ce832" office:value-type="string" calcext:value-type="string">
            <text:p>胸Xp</text:p>
          </table:table-cell>
          <table:table-cell table:style-name="ce884" table:number-columns-repeated="2"/>
          <table:table-cell table:style-name="ce885"/>
          <table:table-cell table:style-name="ce884" table:number-columns-repeated="5"/>
          <table:table-cell table:style-name="ce883"/>
          <table:table-cell table:style-name="ce892"/>
          <table:table-cell table:style-name="ce896"/>
          <table:table-cell table:style-name="ce884"/>
          <table:table-cell table:style-name="ce883"/>
          <table:table-cell table:style-name="ce896"/>
          <table:table-cell table:style-name="ce883" table:number-columns-repeated="96"/>
          <table:table-cell table:style-name="ce828"/>
          <table:table-cell table:style-name="ce883" table:number-columns-repeated="105"/>
          <table:table-cell table:style-name="ce884" table:number-columns-repeated="15"/>
          <table:table-cell table:style-name="ce883" table:number-columns-repeated="784"/>
        </table:table-row>
        <table:table-row table:style-name="ro14">
          <table:table-cell table:style-name="ce713" table:number-columns-repeated="5"/>
          <table:table-cell table:style-name="ce799" office:value-type="string" calcext:value-type="string">
            <text:p>黒</text:p>
          </table:table-cell>
          <table:table-cell table:style-name="ce811" table:number-columns-repeated="2"/>
          <table:table-cell table:style-name="ce833" table:number-columns-repeated="10"/>
          <table:table-cell table:style-name="ce893"/>
          <table:table-cell table:style-name="ce833" table:number-columns-repeated="1005"/>
        </table:table-row>
        <table:table-row table:style-name="ro14" table:number-rows-repeated="6">
          <table:table-cell table:number-columns-repeated="18"/>
          <table:table-cell table:style-name="ce889"/>
          <table:table-cell table:number-columns-repeated="1005"/>
        </table:table-row>
        <table:table-row table:style-name="ro14">
          <table:table-cell table:style-name="ce724" table:number-columns-repeated="5"/>
          <table:table-cell table:style-name="ce801"/>
          <table:table-cell table:style-name="ce724" table:number-columns-repeated="12"/>
          <table:table-cell table:style-name="ce894"/>
          <table:table-cell table:style-name="ce724" table:number-columns-repeated="100"/>
          <table:table-cell table:style-name="ce900"/>
          <table:table-cell table:style-name="ce724" table:number-columns-repeated="904"/>
        </table:table-row>
        <table:table-row table:style-name="ro14">
          <table:table-cell table:number-columns-repeated="12"/>
          <table:table-cell table:style-name="ce886"/>
          <table:table-cell table:number-columns-repeated="5"/>
          <table:table-cell table:style-name="ce889"/>
          <table:table-cell table:number-columns-repeated="1005"/>
        </table:table-row>
        <table:table-row table:style-name="ro14" table:number-rows-repeated="42">
          <table:table-cell table:number-columns-repeated="18"/>
          <table:table-cell table:style-name="ce889"/>
          <table:table-cell table:number-columns-repeated="1005"/>
        </table:table-row>
        <table:table-row table:style-name="ro14" table:number-rows-repeated="1048519">
          <table:table-cell table:number-columns-repeated="1024"/>
        </table:table-row>
        <table:table-row table:style-name="ro15">
          <table:table-cell table:number-columns-repeated="1024"/>
        </table:table-row>
        <table:table-row table:style-name="ro15">
          <table:table-cell table:number-columns-repeated="1024"/>
        </table:table-row>
      </table:table>
      <table:table table:name="00054500経" table:style-name="ta1">
        <office:forms form:automatic-focus="false" form:apply-design-mode="false"/>
        <table:table-column table:style-name="co33" table:number-columns-repeated="5" table:default-cell-style-name="ce210"/>
        <table:table-column table:style-name="co49" table:default-cell-style-name="ce800"/>
        <table:table-column table:style-name="co40" table:default-cell-style-name="ce210"/>
        <table:table-column table:style-name="co23" table:default-cell-style-name="ce210"/>
        <table:table-column table:style-name="co41" table:default-cell-style-name="ce210"/>
        <table:table-column table:style-name="co17" table:number-columns-repeated="11" table:default-cell-style-name="ce800"/>
        <table:table-column table:style-name="co17" table:default-cell-style-name="ce984"/>
        <table:table-column table:style-name="co17" table:number-columns-repeated="99" table:default-cell-style-name="ce800"/>
        <table:table-column table:style-name="co17" table:default-cell-style-name="ce979"/>
        <table:table-column table:style-name="co17" table:number-columns-repeated="137" table:default-cell-style-name="ce800"/>
        <table:table-column table:style-name="co17" table:number-columns-repeated="766" table:default-cell-style-name="ce1005"/>
        <table:table-row table:style-name="ro14">
          <table:table-cell table:style-name="ce970" office:value-type="string" calcext:value-type="string" table:number-columns-spanned="5" table:number-rows-spanned="1">
            <text:p>履歴</text:p>
          </table:table-cell>
          <table:covered-table-cell table:number-columns-repeated="4" table:style-name="ce208"/>
          <table:table-cell table:style-name="ce754" office:value-type="string" calcext:value-type="string">
            <text:p>一覧へ</text:p>
          </table:table-cell>
          <table:table-cell table:style-name="ce806" office:value-type="string" calcext:value-type="string" table:number-columns-spanned="2" table:number-rows-spanned="1">
            <text:p>ｶﾙﾃへ</text:p>
          </table:table-cell>
          <table:covered-table-cell/>
          <table:table-cell/>
          <table:table-cell table:style-name="ce971" office:value-type="string" calcext:value-type="string">
            <text:p>9月</text:p>
          </table:table-cell>
          <table:table-cell table:style-name="ce971" table:number-columns-repeated="10"/>
          <table:table-cell table:style-name="ce980"/>
          <table:table-cell table:style-name="ce971" table:number-columns-repeated="10"/>
          <table:table-cell table:style-name="ce971" office:value-type="string" calcext:value-type="string">
            <text:p>10月</text:p>
          </table:table-cell>
          <table:table-cell table:style-name="ce971" table:number-columns-repeated="30"/>
          <table:table-cell table:style-name="ce971" office:value-type="string" calcext:value-type="string">
            <text:p>11月</text:p>
          </table:table-cell>
          <table:table-cell table:style-name="ce971" table:number-columns-repeated="29"/>
          <table:table-cell table:style-name="ce971" office:value-type="string" calcext:value-type="string">
            <text:p>12月</text:p>
          </table:table-cell>
          <table:table-cell table:style-name="ce971" table:number-columns-repeated="931"/>
        </table:table-row>
        <table:table-row table:style-name="ro14">
          <table:table-cell table:style-name="ce208" office:value-type="string" calcext:value-type="string" table:number-columns-spanned="1" table:number-rows-spanned="3">
            <text:p>点滴</text:p>
          </table:table-cell>
          <table:table-cell table:style-name="ce208" office:value-type="string" calcext:value-type="string" table:number-columns-spanned="1" table:number-rows-spanned="3">
            <text:p>内服</text:p>
          </table:table-cell>
          <table:table-cell table:style-name="ce208" office:value-type="string" calcext:value-type="string" table:number-columns-spanned="1" table:number-rows-spanned="3">
            <text:p>その他</text:p>
          </table:table-cell>
          <table:table-cell table:style-name="ce208" office:value-type="string" calcext:value-type="string" table:number-columns-spanned="1" table:number-rows-spanned="3">
            <text:p>検査値</text:p>
          </table:table-cell>
          <table:table-cell table:style-name="ce208" office:value-type="string" calcext:value-type="string" table:number-columns-spanned="1" table:number-rows-spanned="3">
            <text:p>採用外</text:p>
          </table:table-cell>
          <table:table-cell table:style-name="ce756" office:value-type="string" calcext:value-type="string">
            <text:p>00054500 明石家 さんま ｱｶｼｱ ｻﾝﾏ</text:p>
          </table:table-cell>
          <table:table-cell table:style-name="ce809" office:value-type="string" calcext:value-type="string">
            <text:p>用法</text:p>
          </table:table-cell>
          <table:table-cell table:style-name="ce818" office:value-type="string" calcext:value-type="string">
            <text:p>回数</text:p>
          </table:table-cell>
          <table:table-cell table:style-name="ce828" office:value-type="string" calcext:value-type="string">
            <text:p>限定</text:p>
          </table:table-cell>
          <table:table-cell table:style-name="ce972" office:value-type="date" office:date-value="2018-09-09" calcext:value-type="date">
            <text:p>9</text:p>
          </table:table-cell>
          <table:table-cell table:style-name="ce976" office:value-type="date" office:date-value="2018-09-10" calcext:value-type="date">
            <text:p>10</text:p>
          </table:table-cell>
          <table:table-cell table:style-name="ce976" office:value-type="date" office:date-value="2018-09-11" calcext:value-type="date">
            <text:p>11</text:p>
          </table:table-cell>
          <table:table-cell table:style-name="ce976" office:value-type="date" office:date-value="2018-09-12" calcext:value-type="date">
            <text:p>12</text:p>
          </table:table-cell>
          <table:table-cell table:style-name="ce976" office:value-type="date" office:date-value="2018-09-13" calcext:value-type="date">
            <text:p>13</text:p>
          </table:table-cell>
          <table:table-cell table:style-name="ce976" office:value-type="date" office:date-value="2018-09-14" calcext:value-type="date">
            <text:p>14</text:p>
          </table:table-cell>
          <table:table-cell table:style-name="ce990" office:value-type="date" office:date-value="2018-09-15" calcext:value-type="date">
            <text:p>15</text:p>
          </table:table-cell>
          <table:table-cell table:style-name="ce972" office:value-type="date" office:date-value="2018-09-16" calcext:value-type="date">
            <text:p>16</text:p>
          </table:table-cell>
          <table:table-cell table:style-name="ce986" office:value-type="date" office:date-value="2018-09-17" calcext:value-type="date">
            <text:p>17</text:p>
          </table:table-cell>
          <table:table-cell table:style-name="ce976" office:value-type="date" office:date-value="2018-09-18" calcext:value-type="date">
            <text:p>18</text:p>
          </table:table-cell>
          <table:table-cell table:style-name="ce976" office:value-type="date" office:date-value="2018-09-19" calcext:value-type="date">
            <text:p>19</text:p>
          </table:table-cell>
          <table:table-cell table:style-name="ce329" office:value-type="date" office:date-value="2018-09-20" calcext:value-type="date">
            <text:p>20</text:p>
          </table:table-cell>
          <table:table-cell table:style-name="ce976" office:value-type="date" office:date-value="2018-09-21" calcext:value-type="date">
            <text:p>21</text:p>
          </table:table-cell>
          <table:table-cell table:style-name="ce990" office:value-type="date" office:date-value="2018-09-22" calcext:value-type="date">
            <text:p>22</text:p>
          </table:table-cell>
          <table:table-cell table:style-name="ce972" office:value-type="date" office:date-value="2018-09-23" calcext:value-type="date">
            <text:p>23</text:p>
          </table:table-cell>
          <table:table-cell table:style-name="ce986" office:value-type="date" office:date-value="2018-09-24" calcext:value-type="date">
            <text:p>24</text:p>
          </table:table-cell>
          <table:table-cell table:style-name="ce976" office:value-type="date" office:date-value="2018-09-25" calcext:value-type="date">
            <text:p>25</text:p>
          </table:table-cell>
          <table:table-cell table:style-name="ce976" office:value-type="date" office:date-value="2018-09-26" calcext:value-type="date">
            <text:p>26</text:p>
          </table:table-cell>
          <table:table-cell table:style-name="ce976" office:value-type="date" office:date-value="2018-09-27" calcext:value-type="date">
            <text:p>27</text:p>
          </table:table-cell>
          <table:table-cell table:style-name="ce976" office:value-type="date" office:date-value="2018-09-28" calcext:value-type="date">
            <text:p>28</text:p>
          </table:table-cell>
          <table:table-cell table:style-name="ce990" office:value-type="date" office:date-value="2018-09-29" calcext:value-type="date">
            <text:p>29</text:p>
          </table:table-cell>
          <table:table-cell table:style-name="ce972" office:value-type="date" office:date-value="2018-09-30" calcext:value-type="date">
            <text:p>30</text:p>
          </table:table-cell>
          <table:table-cell table:style-name="ce976" office:value-type="date" office:date-value="2018-10-01" calcext:value-type="date">
            <text:p>1</text:p>
          </table:table-cell>
          <table:table-cell table:style-name="ce976" office:value-type="date" office:date-value="2018-10-02" calcext:value-type="date">
            <text:p>2</text:p>
          </table:table-cell>
          <table:table-cell table:style-name="ce976" office:value-type="date" office:date-value="2018-10-03" calcext:value-type="date">
            <text:p>3</text:p>
          </table:table-cell>
          <table:table-cell table:style-name="ce976" office:value-type="date" office:date-value="2018-10-04" calcext:value-type="date">
            <text:p>4</text:p>
          </table:table-cell>
          <table:table-cell table:style-name="ce976" office:value-type="date" office:date-value="2018-10-05" calcext:value-type="date">
            <text:p>5</text:p>
          </table:table-cell>
          <table:table-cell table:style-name="ce990" office:value-type="date" office:date-value="2018-10-06" calcext:value-type="date">
            <text:p>6</text:p>
          </table:table-cell>
          <table:table-cell table:style-name="ce972" office:value-type="date" office:date-value="2018-10-07" calcext:value-type="date">
            <text:p>7</text:p>
          </table:table-cell>
          <table:table-cell table:style-name="ce986" office:value-type="date" office:date-value="2018-10-08" calcext:value-type="date">
            <text:p>8</text:p>
          </table:table-cell>
          <table:table-cell table:style-name="ce976" office:value-type="date" office:date-value="2018-10-09" calcext:value-type="date">
            <text:p>9</text:p>
          </table:table-cell>
          <table:table-cell table:style-name="ce976" office:value-type="date" office:date-value="2018-10-10" calcext:value-type="date">
            <text:p>10</text:p>
          </table:table-cell>
          <table:table-cell table:style-name="ce976" office:value-type="date" office:date-value="2018-10-11" calcext:value-type="date">
            <text:p>11</text:p>
          </table:table-cell>
          <table:table-cell table:style-name="ce976" office:value-type="date" office:date-value="2018-10-12" calcext:value-type="date">
            <text:p>12</text:p>
          </table:table-cell>
          <table:table-cell table:style-name="ce990" office:value-type="date" office:date-value="2018-10-13" calcext:value-type="date">
            <text:p>13</text:p>
          </table:table-cell>
          <table:table-cell table:style-name="ce972" office:value-type="date" office:date-value="2018-10-14" calcext:value-type="date">
            <text:p>14</text:p>
          </table:table-cell>
          <table:table-cell table:style-name="ce976" office:value-type="date" office:date-value="2018-10-15" calcext:value-type="date">
            <text:p>15</text:p>
          </table:table-cell>
          <table:table-cell table:style-name="ce976" office:value-type="date" office:date-value="2018-10-16" calcext:value-type="date">
            <text:p>16</text:p>
          </table:table-cell>
          <table:table-cell table:style-name="ce976" office:value-type="date" office:date-value="2018-10-17" calcext:value-type="date">
            <text:p>17</text:p>
          </table:table-cell>
          <table:table-cell table:style-name="ce976" office:value-type="date" office:date-value="2018-10-18" calcext:value-type="date">
            <text:p>18</text:p>
          </table:table-cell>
          <table:table-cell table:style-name="ce976" office:value-type="date" office:date-value="2018-10-19" calcext:value-type="date">
            <text:p>19</text:p>
          </table:table-cell>
          <table:table-cell table:style-name="ce990" office:value-type="date" office:date-value="2018-10-20" calcext:value-type="date">
            <text:p>20</text:p>
          </table:table-cell>
          <table:table-cell table:style-name="ce972" office:value-type="date" office:date-value="2018-10-21" calcext:value-type="date">
            <text:p>21</text:p>
          </table:table-cell>
          <table:table-cell table:style-name="ce976" office:value-type="date" office:date-value="2018-10-22" calcext:value-type="date">
            <text:p>22</text:p>
          </table:table-cell>
          <table:table-cell table:style-name="ce976" office:value-type="date" office:date-value="2018-10-23" calcext:value-type="date">
            <text:p>23</text:p>
          </table:table-cell>
          <table:table-cell table:style-name="ce976" office:value-type="date" office:date-value="2018-10-24" calcext:value-type="date">
            <text:p>24</text:p>
          </table:table-cell>
          <table:table-cell table:style-name="ce976" office:value-type="date" office:date-value="2018-10-25" calcext:value-type="date">
            <text:p>25</text:p>
          </table:table-cell>
          <table:table-cell table:style-name="ce976" office:value-type="date" office:date-value="2018-10-26" calcext:value-type="date">
            <text:p>26</text:p>
          </table:table-cell>
          <table:table-cell table:style-name="ce990" office:value-type="date" office:date-value="2018-10-27" calcext:value-type="date">
            <text:p>27</text:p>
          </table:table-cell>
          <table:table-cell table:style-name="ce972" office:value-type="date" office:date-value="2018-10-28" calcext:value-type="date">
            <text:p>28</text:p>
          </table:table-cell>
          <table:table-cell table:style-name="ce976" office:value-type="date" office:date-value="2018-10-29" calcext:value-type="date">
            <text:p>29</text:p>
          </table:table-cell>
          <table:table-cell table:style-name="ce976" office:value-type="date" office:date-value="2018-10-30" calcext:value-type="date">
            <text:p>30</text:p>
          </table:table-cell>
          <table:table-cell table:style-name="ce976" office:value-type="date" office:date-value="2018-10-31" calcext:value-type="date">
            <text:p>31</text:p>
          </table:table-cell>
          <table:table-cell table:style-name="ce976" office:value-type="date" office:date-value="2018-11-01" calcext:value-type="date">
            <text:p>1</text:p>
          </table:table-cell>
          <table:table-cell table:style-name="ce976" office:value-type="date" office:date-value="2018-11-02" calcext:value-type="date">
            <text:p>2</text:p>
          </table:table-cell>
          <table:table-cell table:style-name="ce991" office:value-type="date" office:date-value="2018-11-03" calcext:value-type="date">
            <text:p>3</text:p>
          </table:table-cell>
          <table:table-cell table:style-name="ce972" office:value-type="date" office:date-value="2018-11-04" calcext:value-type="date">
            <text:p>4</text:p>
          </table:table-cell>
          <table:table-cell table:style-name="ce976" office:value-type="date" office:date-value="2018-11-05" calcext:value-type="date">
            <text:p>5</text:p>
          </table:table-cell>
          <table:table-cell table:style-name="ce976" office:value-type="date" office:date-value="2018-11-06" calcext:value-type="date">
            <text:p>6</text:p>
          </table:table-cell>
          <table:table-cell table:style-name="ce976" office:value-type="date" office:date-value="2018-11-07" calcext:value-type="date">
            <text:p>7</text:p>
          </table:table-cell>
          <table:table-cell table:style-name="ce976" office:value-type="date" office:date-value="2018-11-08" calcext:value-type="date">
            <text:p>8</text:p>
          </table:table-cell>
          <table:table-cell table:style-name="ce976" office:value-type="date" office:date-value="2018-11-09" calcext:value-type="date">
            <text:p>9</text:p>
          </table:table-cell>
          <table:table-cell table:style-name="ce990" office:value-type="date" office:date-value="2018-11-10" calcext:value-type="date">
            <text:p>10</text:p>
          </table:table-cell>
          <table:table-cell table:style-name="ce972" office:value-type="date" office:date-value="2018-11-11" calcext:value-type="date">
            <text:p>11</text:p>
          </table:table-cell>
          <table:table-cell table:style-name="ce976" office:value-type="date" office:date-value="2018-11-12" calcext:value-type="date">
            <text:p>12</text:p>
          </table:table-cell>
          <table:table-cell table:style-name="ce976" office:value-type="date" office:date-value="2018-11-13" calcext:value-type="date">
            <text:p>13</text:p>
          </table:table-cell>
          <table:table-cell table:style-name="ce976" office:value-type="date" office:date-value="2018-11-14" calcext:value-type="date">
            <text:p>14</text:p>
          </table:table-cell>
          <table:table-cell table:style-name="ce976" office:value-type="date" office:date-value="2018-11-15" calcext:value-type="date">
            <text:p>15</text:p>
          </table:table-cell>
          <table:table-cell table:style-name="ce976" office:value-type="date" office:date-value="2018-11-16" calcext:value-type="date">
            <text:p>16</text:p>
          </table:table-cell>
          <table:table-cell table:style-name="ce990" office:value-type="date" office:date-value="2018-11-17" calcext:value-type="date">
            <text:p>17</text:p>
          </table:table-cell>
          <table:table-cell table:style-name="ce972" office:value-type="date" office:date-value="2018-11-18" calcext:value-type="date">
            <text:p>18</text:p>
          </table:table-cell>
          <table:table-cell table:style-name="ce976" office:value-type="date" office:date-value="2018-11-19" calcext:value-type="date">
            <text:p>19</text:p>
          </table:table-cell>
          <table:table-cell table:style-name="ce976" office:value-type="date" office:date-value="2018-11-20" calcext:value-type="date">
            <text:p>20</text:p>
          </table:table-cell>
          <table:table-cell table:style-name="ce976" office:value-type="date" office:date-value="2018-11-21" calcext:value-type="date">
            <text:p>21</text:p>
          </table:table-cell>
          <table:table-cell table:style-name="ce976" office:value-type="date" office:date-value="2018-11-22" calcext:value-type="date">
            <text:p>22</text:p>
          </table:table-cell>
          <table:table-cell table:style-name="ce986" office:value-type="date" office:date-value="2018-11-23" calcext:value-type="date">
            <text:p>23</text:p>
          </table:table-cell>
          <table:table-cell table:style-name="ce990" office:value-type="date" office:date-value="2018-11-24" calcext:value-type="date">
            <text:p>24</text:p>
          </table:table-cell>
          <table:table-cell table:style-name="ce972" office:value-type="date" office:date-value="2018-11-25" calcext:value-type="date">
            <text:p>25</text:p>
          </table:table-cell>
          <table:table-cell table:style-name="ce976" office:value-type="date" office:date-value="2018-11-26" calcext:value-type="date">
            <text:p>26</text:p>
          </table:table-cell>
          <table:table-cell table:style-name="ce976" office:value-type="date" office:date-value="2018-11-27" calcext:value-type="date">
            <text:p>27</text:p>
          </table:table-cell>
          <table:table-cell table:style-name="ce976" office:value-type="date" office:date-value="2018-11-28" calcext:value-type="date">
            <text:p>28</text:p>
          </table:table-cell>
          <table:table-cell table:style-name="ce976" office:value-type="date" office:date-value="2018-11-29" calcext:value-type="date">
            <text:p>29</text:p>
          </table:table-cell>
          <table:table-cell table:style-name="ce976" office:value-type="date" office:date-value="2018-11-30" calcext:value-type="date">
            <text:p>30</text:p>
          </table:table-cell>
          <table:table-cell table:style-name="ce990" office:value-type="date" office:date-value="2018-12-01" calcext:value-type="date">
            <text:p>1</text:p>
          </table:table-cell>
          <table:table-cell table:style-name="ce972" office:value-type="date" office:date-value="2018-12-02" calcext:value-type="date">
            <text:p>2</text:p>
          </table:table-cell>
          <table:table-cell table:style-name="ce976" office:value-type="date" office:date-value="2018-12-03" calcext:value-type="date">
            <text:p>3</text:p>
          </table:table-cell>
          <table:table-cell table:style-name="ce976" office:value-type="date" office:date-value="2018-12-04" calcext:value-type="date">
            <text:p>4</text:p>
          </table:table-cell>
          <table:table-cell table:style-name="ce976" office:value-type="date" office:date-value="2018-12-05" calcext:value-type="date">
            <text:p>5</text:p>
          </table:table-cell>
          <table:table-cell table:style-name="ce976" office:value-type="date" office:date-value="2018-12-06" calcext:value-type="date">
            <text:p>6</text:p>
          </table:table-cell>
          <table:table-cell table:style-name="ce976" office:value-type="date" office:date-value="2018-12-07" calcext:value-type="date">
            <text:p>7</text:p>
          </table:table-cell>
          <table:table-cell table:style-name="ce990" office:value-type="date" office:date-value="2018-12-08" calcext:value-type="date">
            <text:p>8</text:p>
          </table:table-cell>
          <table:table-cell table:style-name="ce972" office:value-type="date" office:date-value="2018-12-09" calcext:value-type="date">
            <text:p>9</text:p>
          </table:table-cell>
          <table:table-cell table:style-name="ce976" office:value-type="date" office:date-value="2018-12-10" calcext:value-type="date">
            <text:p>10</text:p>
          </table:table-cell>
          <table:table-cell table:style-name="ce976" office:value-type="date" office:date-value="2018-12-11" calcext:value-type="date">
            <text:p>11</text:p>
          </table:table-cell>
          <table:table-cell table:style-name="ce976" office:value-type="date" office:date-value="2018-12-12" calcext:value-type="date">
            <text:p>12</text:p>
          </table:table-cell>
          <table:table-cell table:style-name="ce976" office:value-type="date" office:date-value="2018-12-13" calcext:value-type="date">
            <text:p>13</text:p>
          </table:table-cell>
          <table:table-cell table:style-name="ce976" office:value-type="date" office:date-value="2018-12-14" calcext:value-type="date">
            <text:p>14</text:p>
          </table:table-cell>
          <table:table-cell table:style-name="ce990" office:value-type="date" office:date-value="2018-12-15" calcext:value-type="date">
            <text:p>15</text:p>
          </table:table-cell>
          <table:table-cell table:style-name="ce972" office:value-type="date" office:date-value="2018-12-16" calcext:value-type="date">
            <text:p>16</text:p>
          </table:table-cell>
          <table:table-cell table:style-name="ce976" office:value-type="date" office:date-value="2018-12-17" calcext:value-type="date">
            <text:p>17</text:p>
          </table:table-cell>
          <table:table-cell table:style-name="ce976" office:value-type="date" office:date-value="2018-12-18" calcext:value-type="date">
            <text:p>18</text:p>
          </table:table-cell>
          <table:table-cell table:style-name="ce490" table:number-columns-repeated="914"/>
        </table:table-row>
        <table:table-row table:style-name="ro14">
          <table:covered-table-cell table:number-columns-repeated="5" table:style-name="ce208"/>
          <table:table-cell table:style-name="ce214" office:value-type="string" calcext:value-type="string">
            <text:p>薬品整理</text:p>
          </table:table-cell>
          <table:table-cell table:style-name="ce215" office:value-type="string" calcext:value-type="string" table:number-columns-spanned="2" table:number-rows-spanned="1">
            <text:p>検血</text:p>
          </table:table-cell>
          <table:covered-table-cell table:style-name="ce215"/>
          <table:table-cell table:style-name="ce215"/>
          <table:table-cell table:style-name="ce832" office:value-type="string" calcext:value-type="string">
            <text:p>○</text:p>
          </table:table-cell>
          <table:table-cell table:style-name="ce883" table:number-columns-repeated="2"/>
          <table:table-cell table:style-name="ce828"/>
          <table:table-cell table:style-name="ce883" table:number-columns-repeated="3"/>
          <table:table-cell table:style-name="ce828"/>
          <table:table-cell table:style-name="ce883" table:number-columns-repeated="3"/>
          <table:table-cell table:style-name="ce891"/>
          <table:table-cell table:style-name="ce883" table:number-columns-repeated="99"/>
          <table:table-cell table:style-name="ce828"/>
          <table:table-cell table:style-name="ce883" table:number-columns-repeated="903"/>
        </table:table-row>
        <table:table-row table:style-name="ro14">
          <table:covered-table-cell table:number-columns-repeated="5" table:style-name="ce208"/>
          <table:table-cell table:style-name="ce215" office:value-type="string" calcext:value-type="string">
            <text:p>薬品名抽出</text:p>
          </table:table-cell>
          <table:table-cell table:style-name="ce214" office:value-type="string" calcext:value-type="string" table:number-columns-spanned="2" table:number-rows-spanned="1">
            <text:p>画像・処置</text:p>
          </table:table-cell>
          <table:covered-table-cell table:style-name="ce214"/>
          <table:table-cell table:style-name="ce214"/>
          <table:table-cell table:style-name="ce973" office:value-type="string" calcext:value-type="string">
            <text:p>胸Xp</text:p>
          </table:table-cell>
          <table:table-cell table:style-name="ce977" table:number-columns-repeated="2"/>
          <table:table-cell table:style-name="ce978"/>
          <table:table-cell table:style-name="ce977" table:number-columns-repeated="5"/>
          <table:table-cell table:style-name="ce987"/>
          <table:table-cell table:style-name="ce988"/>
          <table:table-cell table:style-name="ce330"/>
          <table:table-cell table:style-name="ce977"/>
          <table:table-cell table:style-name="ce987"/>
          <table:table-cell table:style-name="ce988"/>
          <table:table-cell table:style-name="ce987" table:number-columns-repeated="96"/>
          <table:table-cell table:style-name="ce1003"/>
          <table:table-cell table:style-name="ce987" table:number-columns-repeated="105"/>
          <table:table-cell table:style-name="ce977" table:number-columns-repeated="15"/>
          <table:table-cell table:style-name="ce987" table:number-columns-repeated="783"/>
        </table:table-row>
        <table:table-row table:style-name="ro14">
          <table:table-cell table:style-name="ce713" table:number-columns-repeated="5"/>
          <table:table-cell table:style-name="ce799" office:value-type="string" calcext:value-type="string">
            <text:p>黒</text:p>
          </table:table-cell>
          <table:table-cell table:style-name="ce811" table:number-columns-repeated="3"/>
          <table:table-cell table:style-name="ce974" table:number-columns-repeated="11"/>
          <table:table-cell table:style-name="ce983"/>
          <table:table-cell table:style-name="ce974" table:number-columns-repeated="1003"/>
        </table:table-row>
        <table:table-row table:style-name="ro14" table:number-rows-repeated="3">
          <table:table-cell table:number-columns-repeated="1024"/>
        </table:table-row>
        <table:table-row table:style-name="ro14">
          <table:table-cell table:number-columns-repeated="6"/>
          <table:table-cell office:value-type="string" calcext:value-type="string">
            <text:p>分3</text:p>
          </table:table-cell>
          <table:table-cell table:number-columns-repeated="1017"/>
        </table:table-row>
        <table:table-row table:style-name="ro14" table:number-rows-repeated="2">
          <table:table-cell table:number-columns-repeated="1024"/>
        </table:table-row>
        <table:table-row table:style-name="ro14">
          <table:table-cell table:number-columns-repeated="258"/>
          <table:table-cell table:style-name="ce800" table:number-columns-repeated="766"/>
        </table:table-row>
        <table:table-row table:style-name="ro14">
          <table:table-cell table:number-columns-repeated="13"/>
          <table:table-cell table:style-name="ce979"/>
          <table:table-cell table:number-columns-repeated="1010"/>
        </table:table-row>
        <table:table-row table:style-name="ro14" table:number-rows-repeated="3">
          <table:table-cell table:number-columns-repeated="1024"/>
        </table:table-row>
        <table:table-row table:style-name="ro14">
          <table:table-cell table:style-name="ce724" table:number-columns-repeated="5"/>
          <table:table-cell table:style-name="ce801"/>
          <table:table-cell table:style-name="ce724" table:number-columns-repeated="3"/>
          <table:table-cell table:style-name="ce801" table:number-columns-repeated="11"/>
          <table:table-cell table:style-name="ce985"/>
          <table:table-cell table:style-name="ce801" table:number-columns-repeated="99"/>
          <table:table-cell table:style-name="ce1004"/>
          <table:table-cell table:style-name="ce801" table:number-columns-repeated="137"/>
          <table:table-cell table:style-name="ce1007" table:number-columns-repeated="766"/>
        </table:table-row>
        <table:table-row table:style-name="ro14" table:number-rows-repeated="1048557">
          <table:table-cell table:number-columns-repeated="1024"/>
        </table:table-row>
        <table:table-row table:style-name="ro15">
          <table:table-cell table:number-columns-repeated="1024"/>
        </table:table-row>
        <table:table-row table:style-name="ro15">
          <table:table-cell table:number-columns-repeated="1024"/>
        </table:table-row>
      </table:table>
      <table:table table:name="00171072経" table:style-name="ta1">
        <table:table-column table:style-name="co33" table:number-columns-repeated="5" table:default-cell-style-name="ce210"/>
        <table:table-column table:style-name="co49" table:default-cell-style-name="ce800"/>
        <table:table-column table:style-name="co40" table:default-cell-style-name="ce210"/>
        <table:table-column table:style-name="co23" table:default-cell-style-name="ce210"/>
        <table:table-column table:style-name="co41" table:default-cell-style-name="ce210"/>
        <table:table-column table:style-name="co17" table:number-columns-repeated="111" table:default-cell-style-name="ce800"/>
        <table:table-column table:style-name="co17" table:default-cell-style-name="ce979"/>
        <table:table-column table:style-name="co17" table:number-columns-repeated="137" table:default-cell-style-name="ce800"/>
        <table:table-column table:style-name="co17" table:number-columns-repeated="766" table:default-cell-style-name="ce1005"/>
        <table:table-row table:style-name="ro14">
          <table:table-cell table:style-name="ce970" office:value-type="string" calcext:value-type="string" table:number-columns-spanned="5" table:number-rows-spanned="1">
            <text:p>履歴</text:p>
          </table:table-cell>
          <table:covered-table-cell table:number-columns-repeated="4" table:style-name="ce208"/>
          <table:table-cell table:style-name="ce754" office:value-type="string" calcext:value-type="string">
            <text:p>一覧へ</text:p>
          </table:table-cell>
          <table:table-cell table:style-name="ce806" office:value-type="string" calcext:value-type="string" table:number-columns-spanned="2" table:number-rows-spanned="1">
            <text:p>ｶﾙﾃへ</text:p>
          </table:table-cell>
          <table:covered-table-cell/>
          <table:table-cell/>
          <table:table-cell table:style-name="ce971" office:value-type="string" calcext:value-type="string">
            <text:p>3月</text:p>
          </table:table-cell>
          <table:table-cell table:style-name="ce971" table:number-columns-repeated="26"/>
          <table:table-cell table:style-name="ce971" office:value-type="string" calcext:value-type="string">
            <text:p>4月</text:p>
          </table:table-cell>
          <table:table-cell table:style-name="ce971" table:number-columns-repeated="29"/>
          <table:table-cell table:style-name="ce971" office:value-type="string" calcext:value-type="string">
            <text:p>5月</text:p>
          </table:table-cell>
          <table:table-cell table:style-name="ce971" table:number-columns-repeated="30"/>
          <table:table-cell table:style-name="ce971" office:value-type="string" calcext:value-type="string">
            <text:p>6月</text:p>
          </table:table-cell>
          <table:table-cell table:style-name="ce971" table:number-columns-repeated="29"/>
          <table:table-cell table:style-name="ce971" office:value-type="string" calcext:value-type="string">
            <text:p>7月</text:p>
          </table:table-cell>
          <table:table-cell table:style-name="ce971" table:number-columns-repeated="6"/>
          <table:table-cell table:style-name="ce1006"/>
          <table:table-cell table:style-name="ce971" table:number-columns-repeated="23"/>
          <table:table-cell table:style-name="ce971" office:value-type="string" calcext:value-type="string">
            <text:p>8月</text:p>
          </table:table-cell>
          <table:table-cell table:style-name="ce971" table:number-columns-repeated="30"/>
          <table:table-cell table:style-name="ce971" office:value-type="string" calcext:value-type="string">
            <text:p>9月</text:p>
          </table:table-cell>
          <table:table-cell table:style-name="ce971" table:number-columns-repeated="29"/>
          <table:table-cell table:style-name="ce971" office:value-type="string" calcext:value-type="string">
            <text:p>10月</text:p>
          </table:table-cell>
          <table:table-cell table:style-name="ce971" table:number-columns-repeated="30"/>
          <table:table-cell table:style-name="ce971" office:value-type="string" calcext:value-type="string">
            <text:p>11月</text:p>
          </table:table-cell>
          <table:table-cell table:style-name="ce971" table:number-columns-repeated="29"/>
          <table:table-cell table:style-name="ce971" office:value-type="string" calcext:value-type="string">
            <text:p>12月</text:p>
          </table:table-cell>
          <table:table-cell table:style-name="ce971" table:number-columns-repeated="743"/>
        </table:table-row>
        <table:table-row table:style-name="ro14">
          <table:table-cell table:style-name="ce208" office:value-type="string" calcext:value-type="string" table:number-columns-spanned="1" table:number-rows-spanned="3">
            <text:p>点滴</text:p>
          </table:table-cell>
          <table:table-cell table:style-name="ce208" office:value-type="string" calcext:value-type="string" table:number-columns-spanned="1" table:number-rows-spanned="3">
            <text:p>内服</text:p>
          </table:table-cell>
          <table:table-cell table:style-name="ce208" office:value-type="string" calcext:value-type="string" table:number-columns-spanned="1" table:number-rows-spanned="3">
            <text:p>その他</text:p>
          </table:table-cell>
          <table:table-cell table:style-name="ce208" office:value-type="string" calcext:value-type="string" table:number-columns-spanned="1" table:number-rows-spanned="3">
            <text:p>検査値</text:p>
          </table:table-cell>
          <table:table-cell table:style-name="ce208" office:value-type="string" calcext:value-type="string" table:number-columns-spanned="1" table:number-rows-spanned="3">
            <text:p>採用外</text:p>
          </table:table-cell>
          <table:table-cell table:style-name="ce756" office:value-type="string" calcext:value-type="string">
            <text:p>00171072 患者 五 ｶﾝｼﾞｬ ｺﾞ</text:p>
          </table:table-cell>
          <table:table-cell table:style-name="ce809" office:value-type="string" calcext:value-type="string">
            <text:p>用法</text:p>
          </table:table-cell>
          <table:table-cell table:style-name="ce818" office:value-type="string" calcext:value-type="string">
            <text:p>回数</text:p>
          </table:table-cell>
          <table:table-cell table:style-name="ce828" office:value-type="string" calcext:value-type="string">
            <text:p>限定</text:p>
          </table:table-cell>
          <table:table-cell table:style-name="ce976" office:value-type="date" office:date-value="2018-03-05" calcext:value-type="date">
            <text:p>5</text:p>
          </table:table-cell>
          <table:table-cell table:style-name="ce976" office:value-type="date" office:date-value="2018-03-06" calcext:value-type="date">
            <text:p>6</text:p>
          </table:table-cell>
          <table:table-cell table:style-name="ce976" office:value-type="date" office:date-value="2018-03-07" calcext:value-type="date">
            <text:p>7</text:p>
          </table:table-cell>
          <table:table-cell table:style-name="ce976" office:value-type="date" office:date-value="2018-03-08" calcext:value-type="date">
            <text:p>8</text:p>
          </table:table-cell>
          <table:table-cell table:style-name="ce976" office:value-type="date" office:date-value="2018-03-09" calcext:value-type="date">
            <text:p>9</text:p>
          </table:table-cell>
          <table:table-cell table:style-name="ce990" office:value-type="date" office:date-value="2018-03-10" calcext:value-type="date">
            <text:p>10</text:p>
          </table:table-cell>
          <table:table-cell table:style-name="ce972" office:value-type="date" office:date-value="2018-03-11" calcext:value-type="date">
            <text:p>11</text:p>
          </table:table-cell>
          <table:table-cell table:style-name="ce976" office:value-type="date" office:date-value="2018-03-12" calcext:value-type="date">
            <text:p>12</text:p>
          </table:table-cell>
          <table:table-cell table:style-name="ce976" office:value-type="date" office:date-value="2018-03-13" calcext:value-type="date">
            <text:p>13</text:p>
          </table:table-cell>
          <table:table-cell table:style-name="ce976" office:value-type="date" office:date-value="2018-03-14" calcext:value-type="date">
            <text:p>14</text:p>
          </table:table-cell>
          <table:table-cell table:style-name="ce976" office:value-type="date" office:date-value="2018-03-15" calcext:value-type="date">
            <text:p>15</text:p>
          </table:table-cell>
          <table:table-cell table:style-name="ce976" office:value-type="date" office:date-value="2018-03-16" calcext:value-type="date">
            <text:p>16</text:p>
          </table:table-cell>
          <table:table-cell table:style-name="ce990" office:value-type="date" office:date-value="2018-03-17" calcext:value-type="date">
            <text:p>17</text:p>
          </table:table-cell>
          <table:table-cell table:style-name="ce972" office:value-type="date" office:date-value="2018-03-18" calcext:value-type="date">
            <text:p>18</text:p>
          </table:table-cell>
          <table:table-cell table:style-name="ce976" office:value-type="date" office:date-value="2018-03-19" calcext:value-type="date">
            <text:p>19</text:p>
          </table:table-cell>
          <table:table-cell table:style-name="ce976" office:value-type="date" office:date-value="2018-03-20" calcext:value-type="date">
            <text:p>20</text:p>
          </table:table-cell>
          <table:table-cell table:style-name="ce986" office:value-type="date" office:date-value="2018-03-21" calcext:value-type="date">
            <text:p>21</text:p>
          </table:table-cell>
          <table:table-cell table:style-name="ce976" office:value-type="date" office:date-value="2018-03-22" calcext:value-type="date">
            <text:p>22</text:p>
          </table:table-cell>
          <table:table-cell table:style-name="ce976" office:value-type="date" office:date-value="2018-03-23" calcext:value-type="date">
            <text:p>23</text:p>
          </table:table-cell>
          <table:table-cell table:style-name="ce990" office:value-type="date" office:date-value="2018-03-24" calcext:value-type="date">
            <text:p>24</text:p>
          </table:table-cell>
          <table:table-cell table:style-name="ce972" office:value-type="date" office:date-value="2018-03-25" calcext:value-type="date">
            <text:p>25</text:p>
          </table:table-cell>
          <table:table-cell table:style-name="ce976" office:value-type="date" office:date-value="2018-03-26" calcext:value-type="date">
            <text:p>26</text:p>
          </table:table-cell>
          <table:table-cell table:style-name="ce976" office:value-type="date" office:date-value="2018-03-27" calcext:value-type="date">
            <text:p>27</text:p>
          </table:table-cell>
          <table:table-cell table:style-name="ce976" office:value-type="date" office:date-value="2018-03-28" calcext:value-type="date">
            <text:p>28</text:p>
          </table:table-cell>
          <table:table-cell table:style-name="ce976" office:value-type="date" office:date-value="2018-03-29" calcext:value-type="date">
            <text:p>29</text:p>
          </table:table-cell>
          <table:table-cell table:style-name="ce976" office:value-type="date" office:date-value="2018-03-30" calcext:value-type="date">
            <text:p>30</text:p>
          </table:table-cell>
          <table:table-cell table:style-name="ce990" office:value-type="date" office:date-value="2018-03-31" calcext:value-type="date">
            <text:p>31</text:p>
          </table:table-cell>
          <table:table-cell table:style-name="ce972" office:value-type="date" office:date-value="2018-04-01" calcext:value-type="date">
            <text:p>1</text:p>
          </table:table-cell>
          <table:table-cell table:style-name="ce976" office:value-type="date" office:date-value="2018-04-02" calcext:value-type="date">
            <text:p>2</text:p>
          </table:table-cell>
          <table:table-cell table:style-name="ce976" office:value-type="date" office:date-value="2018-04-03" calcext:value-type="date">
            <text:p>3</text:p>
          </table:table-cell>
          <table:table-cell table:style-name="ce976" office:value-type="date" office:date-value="2018-04-04" calcext:value-type="date">
            <text:p>4</text:p>
          </table:table-cell>
          <table:table-cell table:style-name="ce976" office:value-type="date" office:date-value="2018-04-05" calcext:value-type="date">
            <text:p>5</text:p>
          </table:table-cell>
          <table:table-cell table:style-name="ce976" office:value-type="date" office:date-value="2018-04-06" calcext:value-type="date">
            <text:p>6</text:p>
          </table:table-cell>
          <table:table-cell table:style-name="ce990" office:value-type="date" office:date-value="2018-04-07" calcext:value-type="date">
            <text:p>7</text:p>
          </table:table-cell>
          <table:table-cell table:style-name="ce972" office:value-type="date" office:date-value="2018-04-08" calcext:value-type="date">
            <text:p>8</text:p>
          </table:table-cell>
          <table:table-cell table:style-name="ce976" office:value-type="date" office:date-value="2018-04-09" calcext:value-type="date">
            <text:p>9</text:p>
          </table:table-cell>
          <table:table-cell table:style-name="ce976" office:value-type="date" office:date-value="2018-04-10" calcext:value-type="date">
            <text:p>10</text:p>
          </table:table-cell>
          <table:table-cell table:style-name="ce976" office:value-type="date" office:date-value="2018-04-11" calcext:value-type="date">
            <text:p>11</text:p>
          </table:table-cell>
          <table:table-cell table:style-name="ce976" office:value-type="date" office:date-value="2018-04-12" calcext:value-type="date">
            <text:p>12</text:p>
          </table:table-cell>
          <table:table-cell table:style-name="ce976" office:value-type="date" office:date-value="2018-04-13" calcext:value-type="date">
            <text:p>13</text:p>
          </table:table-cell>
          <table:table-cell table:style-name="ce990" office:value-type="date" office:date-value="2018-04-14" calcext:value-type="date">
            <text:p>14</text:p>
          </table:table-cell>
          <table:table-cell table:style-name="ce972" office:value-type="date" office:date-value="2018-04-15" calcext:value-type="date">
            <text:p>15</text:p>
          </table:table-cell>
          <table:table-cell table:style-name="ce976" office:value-type="date" office:date-value="2018-04-16" calcext:value-type="date">
            <text:p>16</text:p>
          </table:table-cell>
          <table:table-cell table:style-name="ce976" office:value-type="date" office:date-value="2018-04-17" calcext:value-type="date">
            <text:p>17</text:p>
          </table:table-cell>
          <table:table-cell table:style-name="ce976" office:value-type="date" office:date-value="2018-04-18" calcext:value-type="date">
            <text:p>18</text:p>
          </table:table-cell>
          <table:table-cell table:style-name="ce976" office:value-type="date" office:date-value="2018-04-19" calcext:value-type="date">
            <text:p>19</text:p>
          </table:table-cell>
          <table:table-cell table:style-name="ce976" office:value-type="date" office:date-value="2018-04-20" calcext:value-type="date">
            <text:p>20</text:p>
          </table:table-cell>
          <table:table-cell table:style-name="ce990" office:value-type="date" office:date-value="2018-04-21" calcext:value-type="date">
            <text:p>21</text:p>
          </table:table-cell>
          <table:table-cell table:style-name="ce972" office:value-type="date" office:date-value="2018-04-22" calcext:value-type="date">
            <text:p>22</text:p>
          </table:table-cell>
          <table:table-cell table:style-name="ce976" office:value-type="date" office:date-value="2018-04-23" calcext:value-type="date">
            <text:p>23</text:p>
          </table:table-cell>
          <table:table-cell table:style-name="ce976" office:value-type="date" office:date-value="2018-04-24" calcext:value-type="date">
            <text:p>24</text:p>
          </table:table-cell>
          <table:table-cell table:style-name="ce976" office:value-type="date" office:date-value="2018-04-25" calcext:value-type="date">
            <text:p>25</text:p>
          </table:table-cell>
          <table:table-cell table:style-name="ce976" office:value-type="date" office:date-value="2018-04-26" calcext:value-type="date">
            <text:p>26</text:p>
          </table:table-cell>
          <table:table-cell table:style-name="ce976" office:value-type="date" office:date-value="2018-04-27" calcext:value-type="date">
            <text:p>27</text:p>
          </table:table-cell>
          <table:table-cell table:style-name="ce990" office:value-type="date" office:date-value="2018-04-28" calcext:value-type="date">
            <text:p>28</text:p>
          </table:table-cell>
          <table:table-cell table:style-name="ce972" office:value-type="date" office:date-value="2018-04-29" calcext:value-type="date">
            <text:p>29</text:p>
          </table:table-cell>
          <table:table-cell table:style-name="ce986" office:value-type="date" office:date-value="2018-04-30" calcext:value-type="date">
            <text:p>30</text:p>
          </table:table-cell>
          <table:table-cell table:style-name="ce976" office:value-type="date" office:date-value="2018-05-01" calcext:value-type="date">
            <text:p>1</text:p>
          </table:table-cell>
          <table:table-cell table:style-name="ce976" office:value-type="date" office:date-value="2018-05-02" calcext:value-type="date">
            <text:p>2</text:p>
          </table:table-cell>
          <table:table-cell table:style-name="ce986" office:value-type="date" office:date-value="2018-05-03" calcext:value-type="date">
            <text:p>3</text:p>
          </table:table-cell>
          <table:table-cell table:style-name="ce986" office:value-type="date" office:date-value="2018-05-04" calcext:value-type="date">
            <text:p>4</text:p>
          </table:table-cell>
          <table:table-cell table:style-name="ce991" office:value-type="date" office:date-value="2018-05-05" calcext:value-type="date">
            <text:p>5</text:p>
          </table:table-cell>
          <table:table-cell table:style-name="ce972" office:value-type="date" office:date-value="2018-05-06" calcext:value-type="date">
            <text:p>6</text:p>
          </table:table-cell>
          <table:table-cell table:style-name="ce976" office:value-type="date" office:date-value="2018-05-07" calcext:value-type="date">
            <text:p>7</text:p>
          </table:table-cell>
          <table:table-cell table:style-name="ce976" office:value-type="date" office:date-value="2018-05-08" calcext:value-type="date">
            <text:p>8</text:p>
          </table:table-cell>
          <table:table-cell table:style-name="ce976" office:value-type="date" office:date-value="2018-05-09" calcext:value-type="date">
            <text:p>9</text:p>
          </table:table-cell>
          <table:table-cell table:style-name="ce976" office:value-type="date" office:date-value="2018-05-10" calcext:value-type="date">
            <text:p>10</text:p>
          </table:table-cell>
          <table:table-cell table:style-name="ce976" office:value-type="date" office:date-value="2018-05-11" calcext:value-type="date">
            <text:p>11</text:p>
          </table:table-cell>
          <table:table-cell table:style-name="ce990" office:value-type="date" office:date-value="2018-05-12" calcext:value-type="date">
            <text:p>12</text:p>
          </table:table-cell>
          <table:table-cell table:style-name="ce972" office:value-type="date" office:date-value="2018-05-13" calcext:value-type="date">
            <text:p>13</text:p>
          </table:table-cell>
          <table:table-cell table:style-name="ce976" office:value-type="date" office:date-value="2018-05-14" calcext:value-type="date">
            <text:p>14</text:p>
          </table:table-cell>
          <table:table-cell table:style-name="ce976" office:value-type="date" office:date-value="2018-05-15" calcext:value-type="date">
            <text:p>15</text:p>
          </table:table-cell>
          <table:table-cell table:style-name="ce976" office:value-type="date" office:date-value="2018-05-16" calcext:value-type="date">
            <text:p>16</text:p>
          </table:table-cell>
          <table:table-cell table:style-name="ce976" office:value-type="date" office:date-value="2018-05-17" calcext:value-type="date">
            <text:p>17</text:p>
          </table:table-cell>
          <table:table-cell table:style-name="ce976" office:value-type="date" office:date-value="2018-05-18" calcext:value-type="date">
            <text:p>18</text:p>
          </table:table-cell>
          <table:table-cell table:style-name="ce990" office:value-type="date" office:date-value="2018-05-19" calcext:value-type="date">
            <text:p>19</text:p>
          </table:table-cell>
          <table:table-cell table:style-name="ce972" office:value-type="date" office:date-value="2018-05-20" calcext:value-type="date">
            <text:p>20</text:p>
          </table:table-cell>
          <table:table-cell table:style-name="ce976" office:value-type="date" office:date-value="2018-05-21" calcext:value-type="date">
            <text:p>21</text:p>
          </table:table-cell>
          <table:table-cell table:style-name="ce976" office:value-type="date" office:date-value="2018-05-22" calcext:value-type="date">
            <text:p>22</text:p>
          </table:table-cell>
          <table:table-cell table:style-name="ce976" office:value-type="date" office:date-value="2018-05-23" calcext:value-type="date">
            <text:p>23</text:p>
          </table:table-cell>
          <table:table-cell table:style-name="ce976" office:value-type="date" office:date-value="2018-05-24" calcext:value-type="date">
            <text:p>24</text:p>
          </table:table-cell>
          <table:table-cell table:style-name="ce976" office:value-type="date" office:date-value="2018-05-25" calcext:value-type="date">
            <text:p>25</text:p>
          </table:table-cell>
          <table:table-cell table:style-name="ce990" office:value-type="date" office:date-value="2018-05-26" calcext:value-type="date">
            <text:p>26</text:p>
          </table:table-cell>
          <table:table-cell table:style-name="ce972" office:value-type="date" office:date-value="2018-05-27" calcext:value-type="date">
            <text:p>27</text:p>
          </table:table-cell>
          <table:table-cell table:style-name="ce976" office:value-type="date" office:date-value="2018-05-28" calcext:value-type="date">
            <text:p>28</text:p>
          </table:table-cell>
          <table:table-cell table:style-name="ce976" office:value-type="date" office:date-value="2018-05-29" calcext:value-type="date">
            <text:p>29</text:p>
          </table:table-cell>
          <table:table-cell table:style-name="ce976" office:value-type="date" office:date-value="2018-05-30" calcext:value-type="date">
            <text:p>30</text:p>
          </table:table-cell>
          <table:table-cell table:style-name="ce976" office:value-type="date" office:date-value="2018-05-31" calcext:value-type="date">
            <text:p>31</text:p>
          </table:table-cell>
          <table:table-cell table:style-name="ce976" office:value-type="date" office:date-value="2018-06-01" calcext:value-type="date">
            <text:p>1</text:p>
          </table:table-cell>
          <table:table-cell table:style-name="ce990" office:value-type="date" office:date-value="2018-06-02" calcext:value-type="date">
            <text:p>2</text:p>
          </table:table-cell>
          <table:table-cell table:style-name="ce972" office:value-type="date" office:date-value="2018-06-03" calcext:value-type="date">
            <text:p>3</text:p>
          </table:table-cell>
          <table:table-cell table:style-name="ce976" office:value-type="date" office:date-value="2018-06-04" calcext:value-type="date">
            <text:p>4</text:p>
          </table:table-cell>
          <table:table-cell table:style-name="ce976" office:value-type="date" office:date-value="2018-06-05" calcext:value-type="date">
            <text:p>5</text:p>
          </table:table-cell>
          <table:table-cell table:style-name="ce976" office:value-type="date" office:date-value="2018-06-06" calcext:value-type="date">
            <text:p>6</text:p>
          </table:table-cell>
          <table:table-cell table:style-name="ce976" office:value-type="date" office:date-value="2018-06-07" calcext:value-type="date">
            <text:p>7</text:p>
          </table:table-cell>
          <table:table-cell table:style-name="ce976" office:value-type="date" office:date-value="2018-06-08" calcext:value-type="date">
            <text:p>8</text:p>
          </table:table-cell>
          <table:table-cell table:style-name="ce990" office:value-type="date" office:date-value="2018-06-09" calcext:value-type="date">
            <text:p>9</text:p>
          </table:table-cell>
          <table:table-cell table:style-name="ce972" office:value-type="date" office:date-value="2018-06-10" calcext:value-type="date">
            <text:p>10</text:p>
          </table:table-cell>
          <table:table-cell table:style-name="ce976" office:value-type="date" office:date-value="2018-06-11" calcext:value-type="date">
            <text:p>11</text:p>
          </table:table-cell>
          <table:table-cell table:style-name="ce976" office:value-type="date" office:date-value="2018-06-12" calcext:value-type="date">
            <text:p>12</text:p>
          </table:table-cell>
          <table:table-cell table:style-name="ce976" office:value-type="date" office:date-value="2018-06-13" calcext:value-type="date">
            <text:p>13</text:p>
          </table:table-cell>
          <table:table-cell table:style-name="ce976" office:value-type="date" office:date-value="2018-06-14" calcext:value-type="date">
            <text:p>14</text:p>
          </table:table-cell>
          <table:table-cell table:style-name="ce976" office:value-type="date" office:date-value="2018-06-15" calcext:value-type="date">
            <text:p>15</text:p>
          </table:table-cell>
          <table:table-cell table:style-name="ce990" office:value-type="date" office:date-value="2018-06-16" calcext:value-type="date">
            <text:p>16</text:p>
          </table:table-cell>
          <table:table-cell table:style-name="ce972" office:value-type="date" office:date-value="2018-06-17" calcext:value-type="date">
            <text:p>17</text:p>
          </table:table-cell>
          <table:table-cell table:style-name="ce976" office:value-type="date" office:date-value="2018-06-18" calcext:value-type="date">
            <text:p>18</text:p>
          </table:table-cell>
          <table:table-cell table:style-name="ce976" office:value-type="date" office:date-value="2018-06-19" calcext:value-type="date">
            <text:p>19</text:p>
          </table:table-cell>
          <table:table-cell table:style-name="ce976" office:value-type="date" office:date-value="2018-06-20" calcext:value-type="date">
            <text:p>20</text:p>
          </table:table-cell>
          <table:table-cell table:style-name="ce976" office:value-type="date" office:date-value="2018-06-21" calcext:value-type="date">
            <text:p>21</text:p>
          </table:table-cell>
          <table:table-cell table:style-name="ce976" office:value-type="date" office:date-value="2018-06-22" calcext:value-type="date">
            <text:p>22</text:p>
          </table:table-cell>
          <table:table-cell table:style-name="ce990" office:value-type="date" office:date-value="2018-06-23" calcext:value-type="date">
            <text:p>23</text:p>
          </table:table-cell>
          <table:table-cell table:style-name="ce972" office:value-type="date" office:date-value="2018-06-24" calcext:value-type="date">
            <text:p>24</text:p>
          </table:table-cell>
          <table:table-cell table:style-name="ce976" office:value-type="date" office:date-value="2018-06-25" calcext:value-type="date">
            <text:p>25</text:p>
          </table:table-cell>
          <table:table-cell table:style-name="ce976" office:value-type="date" office:date-value="2018-06-26" calcext:value-type="date">
            <text:p>26</text:p>
          </table:table-cell>
          <table:table-cell table:style-name="ce976" office:value-type="date" office:date-value="2018-06-27" calcext:value-type="date">
            <text:p>27</text:p>
          </table:table-cell>
          <table:table-cell table:style-name="ce976" office:value-type="date" office:date-value="2018-06-28" calcext:value-type="date">
            <text:p>28</text:p>
          </table:table-cell>
          <table:table-cell table:style-name="ce976" office:value-type="date" office:date-value="2018-06-29" calcext:value-type="date">
            <text:p>29</text:p>
          </table:table-cell>
          <table:table-cell table:style-name="ce990" office:value-type="date" office:date-value="2018-06-30" calcext:value-type="date">
            <text:p>30</text:p>
          </table:table-cell>
          <table:table-cell table:style-name="ce972" office:value-type="date" office:date-value="2018-07-01" calcext:value-type="date">
            <text:p>1</text:p>
          </table:table-cell>
          <table:table-cell table:style-name="ce976" office:value-type="date" office:date-value="2018-07-02" calcext:value-type="date">
            <text:p>2</text:p>
          </table:table-cell>
          <table:table-cell table:style-name="ce976" office:value-type="date" office:date-value="2018-07-03" calcext:value-type="date">
            <text:p>3</text:p>
          </table:table-cell>
          <table:table-cell table:style-name="ce976" office:value-type="date" office:date-value="2018-07-04" calcext:value-type="date">
            <text:p>4</text:p>
          </table:table-cell>
          <table:table-cell table:style-name="ce976" office:value-type="date" office:date-value="2018-07-05" calcext:value-type="date">
            <text:p>5</text:p>
          </table:table-cell>
          <table:table-cell table:style-name="ce976" office:value-type="date" office:date-value="2018-07-06" calcext:value-type="date">
            <text:p>6</text:p>
          </table:table-cell>
          <table:table-cell table:style-name="ce990" office:value-type="date" office:date-value="2018-07-07" calcext:value-type="date">
            <text:p>7</text:p>
          </table:table-cell>
          <table:table-cell table:style-name="ce972" office:value-type="date" office:date-value="2018-07-08" calcext:value-type="date">
            <text:p>8</text:p>
          </table:table-cell>
          <table:table-cell table:style-name="ce976" office:value-type="date" office:date-value="2018-07-09" calcext:value-type="date">
            <text:p>9</text:p>
          </table:table-cell>
          <table:table-cell table:style-name="ce976" office:value-type="date" office:date-value="2018-07-10" calcext:value-type="date">
            <text:p>10</text:p>
          </table:table-cell>
          <table:table-cell table:style-name="ce976" office:value-type="date" office:date-value="2018-07-11" calcext:value-type="date">
            <text:p>11</text:p>
          </table:table-cell>
          <table:table-cell table:style-name="ce976" office:value-type="date" office:date-value="2018-07-12" calcext:value-type="date">
            <text:p>12</text:p>
          </table:table-cell>
          <table:table-cell table:style-name="ce976" office:value-type="date" office:date-value="2018-07-13" calcext:value-type="date">
            <text:p>13</text:p>
          </table:table-cell>
          <table:table-cell table:style-name="ce990" office:value-type="date" office:date-value="2018-07-14" calcext:value-type="date">
            <text:p>14</text:p>
          </table:table-cell>
          <table:table-cell table:style-name="ce972" office:value-type="date" office:date-value="2018-07-15" calcext:value-type="date">
            <text:p>15</text:p>
          </table:table-cell>
          <table:table-cell table:style-name="ce986" office:value-type="date" office:date-value="2018-07-16" calcext:value-type="date">
            <text:p>16</text:p>
          </table:table-cell>
          <table:table-cell table:style-name="ce976" office:value-type="date" office:date-value="2018-07-17" calcext:value-type="date">
            <text:p>17</text:p>
          </table:table-cell>
          <table:table-cell table:style-name="ce976" office:value-type="date" office:date-value="2018-07-18" calcext:value-type="date">
            <text:p>18</text:p>
          </table:table-cell>
          <table:table-cell table:style-name="ce976" office:value-type="date" office:date-value="2018-07-19" calcext:value-type="date">
            <text:p>19</text:p>
          </table:table-cell>
          <table:table-cell table:style-name="ce976" office:value-type="date" office:date-value="2018-07-20" calcext:value-type="date">
            <text:p>20</text:p>
          </table:table-cell>
          <table:table-cell table:style-name="ce990" office:value-type="date" office:date-value="2018-07-21" calcext:value-type="date">
            <text:p>21</text:p>
          </table:table-cell>
          <table:table-cell table:style-name="ce972" office:value-type="date" office:date-value="2018-07-22" calcext:value-type="date">
            <text:p>22</text:p>
          </table:table-cell>
          <table:table-cell table:style-name="ce976" office:value-type="date" office:date-value="2018-07-23" calcext:value-type="date">
            <text:p>23</text:p>
          </table:table-cell>
          <table:table-cell table:style-name="ce976" office:value-type="date" office:date-value="2018-07-24" calcext:value-type="date">
            <text:p>24</text:p>
          </table:table-cell>
          <table:table-cell table:style-name="ce976" office:value-type="date" office:date-value="2018-07-25" calcext:value-type="date">
            <text:p>25</text:p>
          </table:table-cell>
          <table:table-cell table:style-name="ce976" office:value-type="date" office:date-value="2018-07-26" calcext:value-type="date">
            <text:p>26</text:p>
          </table:table-cell>
          <table:table-cell table:style-name="ce976" office:value-type="date" office:date-value="2018-07-27" calcext:value-type="date">
            <text:p>27</text:p>
          </table:table-cell>
          <table:table-cell table:style-name="ce990" office:value-type="date" office:date-value="2018-07-28" calcext:value-type="date">
            <text:p>28</text:p>
          </table:table-cell>
          <table:table-cell table:style-name="ce972" office:value-type="date" office:date-value="2018-07-29" calcext:value-type="date">
            <text:p>29</text:p>
          </table:table-cell>
          <table:table-cell table:style-name="ce976" office:value-type="date" office:date-value="2018-07-30" calcext:value-type="date">
            <text:p>30</text:p>
          </table:table-cell>
          <table:table-cell table:style-name="ce976" office:value-type="date" office:date-value="2018-07-31" calcext:value-type="date">
            <text:p>31</text:p>
          </table:table-cell>
          <table:table-cell table:style-name="ce976" office:value-type="date" office:date-value="2018-08-01" calcext:value-type="date">
            <text:p>1</text:p>
          </table:table-cell>
          <table:table-cell table:style-name="ce976" office:value-type="date" office:date-value="2018-08-02" calcext:value-type="date">
            <text:p>2</text:p>
          </table:table-cell>
          <table:table-cell table:style-name="ce976" office:value-type="date" office:date-value="2018-08-03" calcext:value-type="date">
            <text:p>3</text:p>
          </table:table-cell>
          <table:table-cell table:style-name="ce990" office:value-type="date" office:date-value="2018-08-04" calcext:value-type="date">
            <text:p>4</text:p>
          </table:table-cell>
          <table:table-cell table:style-name="ce972" office:value-type="date" office:date-value="2018-08-05" calcext:value-type="date">
            <text:p>5</text:p>
          </table:table-cell>
          <table:table-cell table:style-name="ce976" office:value-type="date" office:date-value="2018-08-06" calcext:value-type="date">
            <text:p>6</text:p>
          </table:table-cell>
          <table:table-cell table:style-name="ce976" office:value-type="date" office:date-value="2018-08-07" calcext:value-type="date">
            <text:p>7</text:p>
          </table:table-cell>
          <table:table-cell table:style-name="ce976" office:value-type="date" office:date-value="2018-08-08" calcext:value-type="date">
            <text:p>8</text:p>
          </table:table-cell>
          <table:table-cell table:style-name="ce976" office:value-type="date" office:date-value="2018-08-09" calcext:value-type="date">
            <text:p>9</text:p>
          </table:table-cell>
          <table:table-cell table:style-name="ce976" office:value-type="date" office:date-value="2018-08-10" calcext:value-type="date">
            <text:p>10</text:p>
          </table:table-cell>
          <table:table-cell table:style-name="ce991" office:value-type="date" office:date-value="2018-08-11" calcext:value-type="date">
            <text:p>11</text:p>
          </table:table-cell>
          <table:table-cell table:style-name="ce972" office:value-type="date" office:date-value="2018-08-12" calcext:value-type="date">
            <text:p>12</text:p>
          </table:table-cell>
          <table:table-cell table:style-name="ce976" office:value-type="date" office:date-value="2018-08-13" calcext:value-type="date">
            <text:p>13</text:p>
          </table:table-cell>
          <table:table-cell table:style-name="ce976" office:value-type="date" office:date-value="2018-08-14" calcext:value-type="date">
            <text:p>14</text:p>
          </table:table-cell>
          <table:table-cell table:style-name="ce976" office:value-type="date" office:date-value="2018-08-15" calcext:value-type="date">
            <text:p>15</text:p>
          </table:table-cell>
          <table:table-cell table:style-name="ce976" office:value-type="date" office:date-value="2018-08-16" calcext:value-type="date">
            <text:p>16</text:p>
          </table:table-cell>
          <table:table-cell table:style-name="ce976" office:value-type="date" office:date-value="2018-08-17" calcext:value-type="date">
            <text:p>17</text:p>
          </table:table-cell>
          <table:table-cell table:style-name="ce990" office:value-type="date" office:date-value="2018-08-18" calcext:value-type="date">
            <text:p>18</text:p>
          </table:table-cell>
          <table:table-cell table:style-name="ce972" office:value-type="date" office:date-value="2018-08-19" calcext:value-type="date">
            <text:p>19</text:p>
          </table:table-cell>
          <table:table-cell table:style-name="ce976" office:value-type="date" office:date-value="2018-08-20" calcext:value-type="date">
            <text:p>20</text:p>
          </table:table-cell>
          <table:table-cell table:style-name="ce976" office:value-type="date" office:date-value="2018-08-21" calcext:value-type="date">
            <text:p>21</text:p>
          </table:table-cell>
          <table:table-cell table:style-name="ce976" office:value-type="date" office:date-value="2018-08-22" calcext:value-type="date">
            <text:p>22</text:p>
          </table:table-cell>
          <table:table-cell table:style-name="ce976" office:value-type="date" office:date-value="2018-08-23" calcext:value-type="date">
            <text:p>23</text:p>
          </table:table-cell>
          <table:table-cell table:style-name="ce976" office:value-type="date" office:date-value="2018-08-24" calcext:value-type="date">
            <text:p>24</text:p>
          </table:table-cell>
          <table:table-cell table:style-name="ce990" office:value-type="date" office:date-value="2018-08-25" calcext:value-type="date">
            <text:p>25</text:p>
          </table:table-cell>
          <table:table-cell table:style-name="ce972" office:value-type="date" office:date-value="2018-08-26" calcext:value-type="date">
            <text:p>26</text:p>
          </table:table-cell>
          <table:table-cell table:style-name="ce976" office:value-type="date" office:date-value="2018-08-27" calcext:value-type="date">
            <text:p>27</text:p>
          </table:table-cell>
          <table:table-cell table:style-name="ce976" office:value-type="date" office:date-value="2018-08-28" calcext:value-type="date">
            <text:p>28</text:p>
          </table:table-cell>
          <table:table-cell table:style-name="ce976" office:value-type="date" office:date-value="2018-08-29" calcext:value-type="date">
            <text:p>29</text:p>
          </table:table-cell>
          <table:table-cell table:style-name="ce976" office:value-type="date" office:date-value="2018-08-30" calcext:value-type="date">
            <text:p>30</text:p>
          </table:table-cell>
          <table:table-cell table:style-name="ce976" office:value-type="date" office:date-value="2018-08-31" calcext:value-type="date">
            <text:p>31</text:p>
          </table:table-cell>
          <table:table-cell table:style-name="ce990" office:value-type="date" office:date-value="2018-09-01" calcext:value-type="date">
            <text:p>1</text:p>
          </table:table-cell>
          <table:table-cell table:style-name="ce972" office:value-type="date" office:date-value="2018-09-02" calcext:value-type="date">
            <text:p>2</text:p>
          </table:table-cell>
          <table:table-cell table:style-name="ce976" office:value-type="date" office:date-value="2018-09-03" calcext:value-type="date">
            <text:p>3</text:p>
          </table:table-cell>
          <table:table-cell table:style-name="ce976" office:value-type="date" office:date-value="2018-09-04" calcext:value-type="date">
            <text:p>4</text:p>
          </table:table-cell>
          <table:table-cell table:style-name="ce976" office:value-type="date" office:date-value="2018-09-05" calcext:value-type="date">
            <text:p>5</text:p>
          </table:table-cell>
          <table:table-cell table:style-name="ce976" office:value-type="date" office:date-value="2018-09-06" calcext:value-type="date">
            <text:p>6</text:p>
          </table:table-cell>
          <table:table-cell table:style-name="ce976" office:value-type="date" office:date-value="2018-09-07" calcext:value-type="date">
            <text:p>7</text:p>
          </table:table-cell>
          <table:table-cell table:style-name="ce990" office:value-type="date" office:date-value="2018-09-08" calcext:value-type="date">
            <text:p>8</text:p>
          </table:table-cell>
          <table:table-cell table:style-name="ce972" office:value-type="date" office:date-value="2018-09-09" calcext:value-type="date">
            <text:p>9</text:p>
          </table:table-cell>
          <table:table-cell table:style-name="ce976" office:value-type="date" office:date-value="2018-09-10" calcext:value-type="date">
            <text:p>10</text:p>
          </table:table-cell>
          <table:table-cell table:style-name="ce976" office:value-type="date" office:date-value="2018-09-11" calcext:value-type="date">
            <text:p>11</text:p>
          </table:table-cell>
          <table:table-cell table:style-name="ce976" office:value-type="date" office:date-value="2018-09-12" calcext:value-type="date">
            <text:p>12</text:p>
          </table:table-cell>
          <table:table-cell table:style-name="ce976" office:value-type="date" office:date-value="2018-09-13" calcext:value-type="date">
            <text:p>13</text:p>
          </table:table-cell>
          <table:table-cell table:style-name="ce976" office:value-type="date" office:date-value="2018-09-14" calcext:value-type="date">
            <text:p>14</text:p>
          </table:table-cell>
          <table:table-cell table:style-name="ce990" office:value-type="date" office:date-value="2018-09-15" calcext:value-type="date">
            <text:p>15</text:p>
          </table:table-cell>
          <table:table-cell table:style-name="ce972" office:value-type="date" office:date-value="2018-09-16" calcext:value-type="date">
            <text:p>16</text:p>
          </table:table-cell>
          <table:table-cell table:style-name="ce986" office:value-type="date" office:date-value="2018-09-17" calcext:value-type="date">
            <text:p>17</text:p>
          </table:table-cell>
          <table:table-cell table:style-name="ce976" office:value-type="date" office:date-value="2018-09-18" calcext:value-type="date">
            <text:p>18</text:p>
          </table:table-cell>
          <table:table-cell table:style-name="ce976" office:value-type="date" office:date-value="2018-09-19" calcext:value-type="date">
            <text:p>19</text:p>
          </table:table-cell>
          <table:table-cell table:style-name="ce976" office:value-type="date" office:date-value="2018-09-20" calcext:value-type="date">
            <text:p>20</text:p>
          </table:table-cell>
          <table:table-cell table:style-name="ce976" office:value-type="date" office:date-value="2018-09-21" calcext:value-type="date">
            <text:p>21</text:p>
          </table:table-cell>
          <table:table-cell table:style-name="ce990" office:value-type="date" office:date-value="2018-09-22" calcext:value-type="date">
            <text:p>22</text:p>
          </table:table-cell>
          <table:table-cell table:style-name="ce972" office:value-type="date" office:date-value="2018-09-23" calcext:value-type="date">
            <text:p>23</text:p>
          </table:table-cell>
          <table:table-cell table:style-name="ce986" office:value-type="date" office:date-value="2018-09-24" calcext:value-type="date">
            <text:p>24</text:p>
          </table:table-cell>
          <table:table-cell table:style-name="ce976" office:value-type="date" office:date-value="2018-09-25" calcext:value-type="date">
            <text:p>25</text:p>
          </table:table-cell>
          <table:table-cell table:style-name="ce976" office:value-type="date" office:date-value="2018-09-26" calcext:value-type="date">
            <text:p>26</text:p>
          </table:table-cell>
          <table:table-cell table:style-name="ce976" office:value-type="date" office:date-value="2018-09-27" calcext:value-type="date">
            <text:p>27</text:p>
          </table:table-cell>
          <table:table-cell table:style-name="ce976" office:value-type="date" office:date-value="2018-09-28" calcext:value-type="date">
            <text:p>28</text:p>
          </table:table-cell>
          <table:table-cell table:style-name="ce990" office:value-type="date" office:date-value="2018-09-29" calcext:value-type="date">
            <text:p>29</text:p>
          </table:table-cell>
          <table:table-cell table:style-name="ce972" office:value-type="date" office:date-value="2018-09-30" calcext:value-type="date">
            <text:p>30</text:p>
          </table:table-cell>
          <table:table-cell table:style-name="ce976" office:value-type="date" office:date-value="2018-10-01" calcext:value-type="date">
            <text:p>1</text:p>
          </table:table-cell>
          <table:table-cell table:style-name="ce976" office:value-type="date" office:date-value="2018-10-02" calcext:value-type="date">
            <text:p>2</text:p>
          </table:table-cell>
          <table:table-cell table:style-name="ce976" office:value-type="date" office:date-value="2018-10-03" calcext:value-type="date">
            <text:p>3</text:p>
          </table:table-cell>
          <table:table-cell table:style-name="ce976" office:value-type="date" office:date-value="2018-10-04" calcext:value-type="date">
            <text:p>4</text:p>
          </table:table-cell>
          <table:table-cell table:style-name="ce976" office:value-type="date" office:date-value="2018-10-05" calcext:value-type="date">
            <text:p>5</text:p>
          </table:table-cell>
          <table:table-cell table:style-name="ce990" office:value-type="date" office:date-value="2018-10-06" calcext:value-type="date">
            <text:p>6</text:p>
          </table:table-cell>
          <table:table-cell table:style-name="ce972" office:value-type="date" office:date-value="2018-10-07" calcext:value-type="date">
            <text:p>7</text:p>
          </table:table-cell>
          <table:table-cell table:style-name="ce986" office:value-type="date" office:date-value="2018-10-08" calcext:value-type="date">
            <text:p>8</text:p>
          </table:table-cell>
          <table:table-cell table:style-name="ce976" office:value-type="date" office:date-value="2018-10-09" calcext:value-type="date">
            <text:p>9</text:p>
          </table:table-cell>
          <table:table-cell table:style-name="ce976" office:value-type="date" office:date-value="2018-10-10" calcext:value-type="date">
            <text:p>10</text:p>
          </table:table-cell>
          <table:table-cell table:style-name="ce976" office:value-type="date" office:date-value="2018-10-11" calcext:value-type="date">
            <text:p>11</text:p>
          </table:table-cell>
          <table:table-cell table:style-name="ce976" office:value-type="date" office:date-value="2018-10-12" calcext:value-type="date">
            <text:p>12</text:p>
          </table:table-cell>
          <table:table-cell table:style-name="ce990" office:value-type="date" office:date-value="2018-10-13" calcext:value-type="date">
            <text:p>13</text:p>
          </table:table-cell>
          <table:table-cell table:style-name="ce972" office:value-type="date" office:date-value="2018-10-14" calcext:value-type="date">
            <text:p>14</text:p>
          </table:table-cell>
          <table:table-cell table:style-name="ce976" office:value-type="date" office:date-value="2018-10-15" calcext:value-type="date">
            <text:p>15</text:p>
          </table:table-cell>
          <table:table-cell table:style-name="ce976" office:value-type="date" office:date-value="2018-10-16" calcext:value-type="date">
            <text:p>16</text:p>
          </table:table-cell>
          <table:table-cell table:style-name="ce976" office:value-type="date" office:date-value="2018-10-17" calcext:value-type="date">
            <text:p>17</text:p>
          </table:table-cell>
          <table:table-cell table:style-name="ce976" office:value-type="date" office:date-value="2018-10-18" calcext:value-type="date">
            <text:p>18</text:p>
          </table:table-cell>
          <table:table-cell table:style-name="ce976" office:value-type="date" office:date-value="2018-10-19" calcext:value-type="date">
            <text:p>19</text:p>
          </table:table-cell>
          <table:table-cell table:style-name="ce990" office:value-type="date" office:date-value="2018-10-20" calcext:value-type="date">
            <text:p>20</text:p>
          </table:table-cell>
          <table:table-cell table:style-name="ce972" office:value-type="date" office:date-value="2018-10-21" calcext:value-type="date">
            <text:p>21</text:p>
          </table:table-cell>
          <table:table-cell table:style-name="ce976" office:value-type="date" office:date-value="2018-10-22" calcext:value-type="date">
            <text:p>22</text:p>
          </table:table-cell>
          <table:table-cell table:style-name="ce976" office:value-type="date" office:date-value="2018-10-23" calcext:value-type="date">
            <text:p>23</text:p>
          </table:table-cell>
          <table:table-cell table:style-name="ce976" office:value-type="date" office:date-value="2018-10-24" calcext:value-type="date">
            <text:p>24</text:p>
          </table:table-cell>
          <table:table-cell table:style-name="ce976" office:value-type="date" office:date-value="2018-10-25" calcext:value-type="date">
            <text:p>25</text:p>
          </table:table-cell>
          <table:table-cell table:style-name="ce976" office:value-type="date" office:date-value="2018-10-26" calcext:value-type="date">
            <text:p>26</text:p>
          </table:table-cell>
          <table:table-cell table:style-name="ce990" office:value-type="date" office:date-value="2018-10-27" calcext:value-type="date">
            <text:p>27</text:p>
          </table:table-cell>
          <table:table-cell table:style-name="ce972" office:value-type="date" office:date-value="2018-10-28" calcext:value-type="date">
            <text:p>28</text:p>
          </table:table-cell>
          <table:table-cell table:style-name="ce976" office:value-type="date" office:date-value="2018-10-29" calcext:value-type="date">
            <text:p>29</text:p>
          </table:table-cell>
          <table:table-cell table:style-name="ce976" office:value-type="date" office:date-value="2018-10-30" calcext:value-type="date">
            <text:p>30</text:p>
          </table:table-cell>
          <table:table-cell table:style-name="ce976" office:value-type="date" office:date-value="2018-10-31" calcext:value-type="date">
            <text:p>31</text:p>
          </table:table-cell>
          <table:table-cell table:style-name="ce976" office:value-type="date" office:date-value="2018-11-01" calcext:value-type="date">
            <text:p>1</text:p>
          </table:table-cell>
          <table:table-cell table:style-name="ce976" office:value-type="date" office:date-value="2018-11-02" calcext:value-type="date">
            <text:p>2</text:p>
          </table:table-cell>
          <table:table-cell table:style-name="ce991" office:value-type="date" office:date-value="2018-11-03" calcext:value-type="date">
            <text:p>3</text:p>
          </table:table-cell>
          <table:table-cell table:style-name="ce972" office:value-type="date" office:date-value="2018-11-04" calcext:value-type="date">
            <text:p>4</text:p>
          </table:table-cell>
          <table:table-cell table:style-name="ce976" office:value-type="date" office:date-value="2018-11-05" calcext:value-type="date">
            <text:p>5</text:p>
          </table:table-cell>
          <table:table-cell table:style-name="ce976" office:value-type="date" office:date-value="2018-11-06" calcext:value-type="date">
            <text:p>6</text:p>
          </table:table-cell>
          <table:table-cell table:style-name="ce976" office:value-type="date" office:date-value="2018-11-07" calcext:value-type="date">
            <text:p>7</text:p>
          </table:table-cell>
          <table:table-cell table:style-name="ce976" office:value-type="date" office:date-value="2018-11-08" calcext:value-type="date">
            <text:p>8</text:p>
          </table:table-cell>
          <table:table-cell table:style-name="ce976" office:value-type="date" office:date-value="2018-11-09" calcext:value-type="date">
            <text:p>9</text:p>
          </table:table-cell>
          <table:table-cell table:style-name="ce990" office:value-type="date" office:date-value="2018-11-10" calcext:value-type="date">
            <text:p>10</text:p>
          </table:table-cell>
          <table:table-cell table:style-name="ce972" office:value-type="date" office:date-value="2018-11-11" calcext:value-type="date">
            <text:p>11</text:p>
          </table:table-cell>
          <table:table-cell table:style-name="ce976" office:value-type="date" office:date-value="2018-11-12" calcext:value-type="date">
            <text:p>12</text:p>
          </table:table-cell>
          <table:table-cell table:style-name="ce976" office:value-type="date" office:date-value="2018-11-13" calcext:value-type="date">
            <text:p>13</text:p>
          </table:table-cell>
          <table:table-cell table:style-name="ce976" office:value-type="date" office:date-value="2018-11-14" calcext:value-type="date">
            <text:p>14</text:p>
          </table:table-cell>
          <table:table-cell table:style-name="ce976" office:value-type="date" office:date-value="2018-11-15" calcext:value-type="date">
            <text:p>15</text:p>
          </table:table-cell>
          <table:table-cell table:style-name="ce976" office:value-type="date" office:date-value="2018-11-16" calcext:value-type="date">
            <text:p>16</text:p>
          </table:table-cell>
          <table:table-cell table:style-name="ce990" office:value-type="date" office:date-value="2018-11-17" calcext:value-type="date">
            <text:p>17</text:p>
          </table:table-cell>
          <table:table-cell table:style-name="ce972" office:value-type="date" office:date-value="2018-11-18" calcext:value-type="date">
            <text:p>18</text:p>
          </table:table-cell>
          <table:table-cell table:style-name="ce976" office:value-type="date" office:date-value="2018-11-19" calcext:value-type="date">
            <text:p>19</text:p>
          </table:table-cell>
          <table:table-cell table:style-name="ce976" office:value-type="date" office:date-value="2018-11-20" calcext:value-type="date">
            <text:p>20</text:p>
          </table:table-cell>
          <table:table-cell table:style-name="ce976" office:value-type="date" office:date-value="2018-11-21" calcext:value-type="date">
            <text:p>21</text:p>
          </table:table-cell>
          <table:table-cell table:style-name="ce976" office:value-type="date" office:date-value="2018-11-22" calcext:value-type="date">
            <text:p>22</text:p>
          </table:table-cell>
          <table:table-cell table:style-name="ce986" office:value-type="date" office:date-value="2018-11-23" calcext:value-type="date">
            <text:p>23</text:p>
          </table:table-cell>
          <table:table-cell table:style-name="ce990" office:value-type="date" office:date-value="2018-11-24" calcext:value-type="date">
            <text:p>24</text:p>
          </table:table-cell>
          <table:table-cell table:style-name="ce972" office:value-type="date" office:date-value="2018-11-25" calcext:value-type="date">
            <text:p>25</text:p>
          </table:table-cell>
          <table:table-cell table:style-name="ce976" office:value-type="date" office:date-value="2018-11-26" calcext:value-type="date">
            <text:p>26</text:p>
          </table:table-cell>
          <table:table-cell table:style-name="ce976" office:value-type="date" office:date-value="2018-11-27" calcext:value-type="date">
            <text:p>27</text:p>
          </table:table-cell>
          <table:table-cell table:style-name="ce976" office:value-type="date" office:date-value="2018-11-28" calcext:value-type="date">
            <text:p>28</text:p>
          </table:table-cell>
          <table:table-cell table:style-name="ce976" office:value-type="date" office:date-value="2018-11-29" calcext:value-type="date">
            <text:p>29</text:p>
          </table:table-cell>
          <table:table-cell table:style-name="ce976" office:value-type="date" office:date-value="2018-11-30" calcext:value-type="date">
            <text:p>30</text:p>
          </table:table-cell>
          <table:table-cell table:style-name="ce990" office:value-type="date" office:date-value="2018-12-01" calcext:value-type="date">
            <text:p>1</text:p>
          </table:table-cell>
          <table:table-cell table:style-name="ce972" office:value-type="date" office:date-value="2018-12-02" calcext:value-type="date">
            <text:p>2</text:p>
          </table:table-cell>
          <table:table-cell table:style-name="ce976" office:value-type="date" office:date-value="2018-12-03" calcext:value-type="date">
            <text:p>3</text:p>
          </table:table-cell>
          <table:table-cell table:style-name="ce976" office:value-type="date" office:date-value="2018-12-04" calcext:value-type="date">
            <text:p>4</text:p>
          </table:table-cell>
          <table:table-cell table:style-name="ce976" office:value-type="date" office:date-value="2018-12-05" calcext:value-type="date">
            <text:p>5</text:p>
          </table:table-cell>
          <table:table-cell table:style-name="ce976" office:value-type="date" office:date-value="2018-12-06" calcext:value-type="date">
            <text:p>6</text:p>
          </table:table-cell>
          <table:table-cell table:style-name="ce976" office:value-type="date" office:date-value="2018-12-07" calcext:value-type="date">
            <text:p>7</text:p>
          </table:table-cell>
          <table:table-cell table:style-name="ce990" office:value-type="date" office:date-value="2018-12-08" calcext:value-type="date">
            <text:p>8</text:p>
          </table:table-cell>
          <table:table-cell table:style-name="ce972" office:value-type="date" office:date-value="2018-12-09" calcext:value-type="date">
            <text:p>9</text:p>
          </table:table-cell>
          <table:table-cell table:style-name="ce976" office:value-type="date" office:date-value="2018-12-10" calcext:value-type="date">
            <text:p>10</text:p>
          </table:table-cell>
          <table:table-cell table:style-name="ce490" table:number-columns-repeated="734"/>
        </table:table-row>
        <table:table-row table:style-name="ro14">
          <table:covered-table-cell table:number-columns-repeated="5" table:style-name="ce208"/>
          <table:table-cell table:style-name="ce214" office:value-type="string" calcext:value-type="string">
            <text:p>薬品整理</text:p>
          </table:table-cell>
          <table:table-cell table:style-name="ce215" office:value-type="string" calcext:value-type="string" table:number-columns-spanned="2" table:number-rows-spanned="1">
            <text:p>検血</text:p>
          </table:table-cell>
          <table:covered-table-cell table:style-name="ce215"/>
          <table:table-cell table:style-name="ce215"/>
          <table:table-cell table:style-name="ce832" office:value-type="string" calcext:value-type="string">
            <text:p>○</text:p>
          </table:table-cell>
          <table:table-cell table:style-name="ce883" table:number-columns-repeated="2"/>
          <table:table-cell table:style-name="ce828"/>
          <table:table-cell table:style-name="ce883" table:number-columns-repeated="3"/>
          <table:table-cell table:style-name="ce828"/>
          <table:table-cell table:style-name="ce883" table:number-columns-repeated="103"/>
          <table:table-cell table:style-name="ce828"/>
          <table:table-cell table:style-name="ce883" table:number-columns-repeated="49"/>
          <table:table-cell table:style-name="ce828" table:number-columns-repeated="2"/>
          <table:table-cell table:style-name="ce883"/>
          <table:table-cell table:style-name="ce828"/>
          <table:table-cell table:style-name="ce883" table:number-columns-repeated="850"/>
        </table:table-row>
        <table:table-row table:style-name="ro14">
          <table:covered-table-cell table:number-columns-repeated="5" table:style-name="ce208"/>
          <table:table-cell table:style-name="ce215" office:value-type="string" calcext:value-type="string">
            <text:p>薬品名抽出</text:p>
          </table:table-cell>
          <table:table-cell table:style-name="ce214" office:value-type="string" calcext:value-type="string" table:number-columns-spanned="2" table:number-rows-spanned="1">
            <text:p>画像・処置</text:p>
          </table:table-cell>
          <table:covered-table-cell table:style-name="ce214"/>
          <table:table-cell table:style-name="ce214"/>
          <table:table-cell table:style-name="ce973" office:value-type="string" calcext:value-type="string">
            <text:p>胸Xp</text:p>
          </table:table-cell>
          <table:table-cell table:style-name="ce977" table:number-columns-repeated="2"/>
          <table:table-cell table:style-name="ce978"/>
          <table:table-cell table:style-name="ce977" table:number-columns-repeated="5"/>
          <table:table-cell table:style-name="ce987"/>
          <table:table-cell table:style-name="ce988" table:number-columns-repeated="2"/>
          <table:table-cell table:style-name="ce977"/>
          <table:table-cell table:style-name="ce987"/>
          <table:table-cell table:style-name="ce988"/>
          <table:table-cell table:style-name="ce987" table:number-columns-repeated="96"/>
          <table:table-cell table:style-name="ce1003"/>
          <table:table-cell table:style-name="ce987" table:number-columns-repeated="49"/>
          <table:table-cell table:style-name="ce1003"/>
          <table:table-cell table:style-name="ce987" table:number-columns-repeated="2"/>
          <table:table-cell table:style-name="ce1003"/>
          <table:table-cell table:style-name="ce987" table:number-columns-repeated="52"/>
          <table:table-cell table:style-name="ce977" table:number-columns-repeated="15"/>
          <table:table-cell table:style-name="ce987" table:number-columns-repeated="783"/>
        </table:table-row>
        <table:table-row table:style-name="ro14">
          <table:table-cell table:style-name="ce713" table:number-columns-repeated="5"/>
          <table:table-cell table:style-name="ce799" office:value-type="string" calcext:value-type="string">
            <text:p>黒</text:p>
          </table:table-cell>
          <table:table-cell table:style-name="ce811" table:number-columns-repeated="3"/>
          <table:table-cell table:style-name="ce974" table:number-columns-repeated="1015"/>
        </table:table-row>
        <table:table-row table:style-name="ro14">
          <table:table-cell table:number-columns-repeated="5"/>
          <table:table-cell office:value-type="string" calcext:value-type="string">
            <text:p>dfasd</text:p>
          </table:table-cell>
          <table:table-cell table:number-columns-repeated="1018"/>
        </table:table-row>
        <table:table-row table:style-name="ro14">
          <table:table-cell table:number-columns-repeated="5"/>
          <table:table-cell office:value-type="string" calcext:value-type="string">
            <text:p>asdfasd</text:p>
          </table:table-cell>
          <table:table-cell table:number-columns-repeated="1018"/>
        </table:table-row>
        <table:table-row table:style-name="ro14">
          <table:table-cell table:number-columns-repeated="5"/>
          <table:table-cell office:value-type="string" calcext:value-type="string">
            <text:p>sdfasdf</text:p>
          </table:table-cell>
          <table:table-cell table:number-columns-repeated="1018"/>
        </table:table-row>
        <table:table-row table:style-name="ro14" table:number-rows-repeated="2">
          <table:table-cell table:number-columns-repeated="1024"/>
        </table:table-row>
        <table:table-row table:style-name="ro14">
          <table:table-cell table:number-columns-repeated="5"/>
          <table:table-cell office:value-type="string" calcext:value-type="string">
            <text:p>aa</text:p>
          </table:table-cell>
          <table:table-cell table:number-columns-repeated="252"/>
          <table:table-cell table:style-name="ce800" table:number-columns-repeated="766"/>
        </table:table-row>
        <table:table-row table:style-name="ro14">
          <table:table-cell table:number-columns-repeated="5"/>
          <table:table-cell office:value-type="string" calcext:value-type="string">
            <text:p>s</text:p>
          </table:table-cell>
          <table:table-cell table:number-columns-repeated="7"/>
          <table:table-cell table:style-name="ce979"/>
          <table:table-cell table:number-columns-repeated="1010"/>
        </table:table-row>
        <table:table-row table:style-name="ro14">
          <table:table-cell table:style-name="ce724" table:number-columns-repeated="5"/>
          <table:table-cell table:style-name="ce985" office:value-type="string" calcext:value-type="string">
            <text:p>s</text:p>
          </table:table-cell>
          <table:table-cell table:style-name="ce724" table:number-columns-repeated="3"/>
          <table:table-cell table:style-name="ce801" table:number-columns-repeated="111"/>
          <table:table-cell table:style-name="ce1004"/>
          <table:table-cell table:style-name="ce801" table:number-columns-repeated="137"/>
          <table:table-cell table:style-name="ce1007" table:number-columns-repeated="766"/>
        </table:table-row>
        <table:table-row table:style-name="ro14" table:number-rows-repeated="5">
          <table:table-cell table:number-columns-repeated="1024"/>
        </table:table-row>
        <table:table-row table:style-name="ro14">
          <table:table-cell table:number-columns-repeated="5"/>
          <table:table-cell office:value-type="string" calcext:value-type="string">
            <text:p>dsf</text:p>
          </table:table-cell>
          <table:table-cell table:number-columns-repeated="1018"/>
        </table:table-row>
        <table:table-row table:style-name="ro14">
          <table:table-cell table:number-columns-repeated="5"/>
          <table:table-cell office:value-type="string" calcext:value-type="string">
            <text:p>s</text:p>
          </table:table-cell>
          <table:table-cell table:number-columns-repeated="1018"/>
        </table:table-row>
        <table:table-row table:style-name="ro14">
          <table:table-cell table:number-columns-repeated="5"/>
          <table:table-cell office:value-type="string" calcext:value-type="string">
            <text:p>dsf</text:p>
          </table:table-cell>
          <table:table-cell table:number-columns-repeated="1018"/>
        </table:table-row>
        <table:table-row table:style-name="ro14">
          <table:table-cell table:number-columns-repeated="5"/>
          <table:table-cell office:value-type="string" calcext:value-type="string">
            <text:p>s</text:p>
          </table:table-cell>
          <table:table-cell table:number-columns-repeated="1018"/>
        </table:table-row>
        <table:table-row table:style-name="ro14">
          <table:table-cell table:number-columns-repeated="5"/>
          <table:table-cell office:value-type="string" calcext:value-type="string">
            <text:p>dsf</text:p>
          </table:table-cell>
          <table:table-cell table:number-columns-repeated="1018"/>
        </table:table-row>
        <table:table-row table:style-name="ro14" table:number-rows-repeated="2">
          <table:table-cell table:number-columns-repeated="1024"/>
        </table:table-row>
        <table:table-row table:style-name="ro14">
          <table:table-cell table:number-columns-repeated="5"/>
          <table:table-cell office:value-type="string" calcext:value-type="string">
            <text:p>aa</text:p>
          </table:table-cell>
          <table:table-cell table:number-columns-repeated="1018"/>
        </table:table-row>
        <table:table-row table:style-name="ro14">
          <table:table-cell table:number-columns-repeated="5"/>
          <table:table-cell office:value-type="string" calcext:value-type="string">
            <text:p>s</text:p>
          </table:table-cell>
          <table:table-cell table:number-columns-repeated="1018"/>
        </table:table-row>
        <table:table-row table:style-name="ro14" table:number-rows-repeated="1048546">
          <table:table-cell table:number-columns-repeated="1024"/>
        </table:table-row>
        <table:table-row table:style-name="ro15" table:number-rows-repeated="2">
          <table:table-cell table:number-columns-repeated="1024"/>
        </table:table-row>
        <table:table-row table:style-name="ro15">
          <table:table-cell table:number-columns-repeated="1024"/>
        </table:table-row>
      </table:table>
      <table:table table:name="config" table:style-name="ta2">
        <table:table-column table:style-name="co57" table:default-cell-style-name="Default"/>
        <table:table-column table:style-name="co26" table:default-cell-style-name="Default"/>
        <table:table-row table:style-name="ro5">
          <table:table-cell office:value-type="string" calcext:value-type="string">
            <text:p>dialogstate_点滴</text:p>
          </table:table-cell>
          <table:table-cell office:value-type="string" calcext:value-type="string">
            <text:p>{"Height": 126, "CheckBox1sate": 1, "Width": 228, "CheckBox2sate": 0}</text:p>
          </table:table-cell>
        </table:table-row>
        <table:table-row table:style-name="ro5">
          <table:table-cell office:value-type="string" calcext:value-type="string">
            <text:p>GridDatarows_点滴</text:p>
          </table:table-cell>
          <table:table-cell office:value-type="string" calcext:value-type="string">
            <text:p>[["s"], ["dsf"], ["aa"]]</text:p>
          </table:table-cell>
        </table:table-row>
        <table:table-row table:style-name="ro5">
          <table:table-cell office:value-type="string" calcext:value-type="string">
            <text:p>dialogstate_内服</text:p>
          </table:table-cell>
          <table:table-cell office:value-type="string" calcext:value-type="string">
            <text:p>{"CheckBox1sate": 1, "Width": 228, "CheckBox2sate": 0, "Height": 126}</text:p>
          </table:table-cell>
        </table:table-row>
        <table:table-row table:style-name="ro5">
          <table:table-cell office:value-type="string" calcext:value-type="string">
            <text:p>GridDatarows_内服</text:p>
          </table:table-cell>
          <table:table-cell office:value-type="string" calcext:value-type="string">
            <text:p>[["s"]]</text:p>
          </table:table-cell>
        </table:table-row>
        <table:table-row table:style-name="ro5">
          <table:table-cell office:value-type="string" calcext:value-type="string">
            <text:p>dialogstate_検査値</text:p>
          </table:table-cell>
          <table:table-cell office:value-type="string" calcext:value-type="string">
            <text:p>{"Height": 126, "CheckBox1sate": 1, "Width": 228, "CheckBox2sate": 0}</text:p>
          </table:table-cell>
        </table:table-row>
        <table:table-row table:style-name="ro5">
          <table:table-cell office:value-type="string" calcext:value-type="string">
            <text:p>GridDatarows_検査値</text:p>
          </table:table-cell>
          <table:table-cell office:value-type="string" calcext:value-type="string">
            <text:p>[["aa"], ["s"]]</text:p>
          </table:table-cell>
        </table:table-row>
        <table:table-row table:style-name="ro5">
          <table:table-cell office:value-type="string" calcext:value-type="string">
            <text:p>dialogstate_その他</text:p>
          </table:table-cell>
          <table:table-cell office:value-type="string" calcext:value-type="string">
            <text:p>{"Height": 126, "CheckBox2sate": 0, "CheckBox1sate": 1, "Width": 228}</text:p>
          </table:table-cell>
        </table:table-row>
        <table:table-row table:style-name="ro5">
          <table:table-cell office:value-type="string" calcext:value-type="string">
            <text:p>GridDatarows_その他</text:p>
          </table:table-cell>
          <table:table-cell office:value-type="string" calcext:value-type="string">
            <text:p>[["aa"], ["s"]]</text:p>
          </table:table-cell>
        </table:table-row>
        <table:table-row table:style-name="ro5">
          <table:table-cell office:value-type="string" calcext:value-type="string">
            <text:p>dialogstate_採用外</text:p>
          </table:table-cell>
          <table:table-cell office:value-type="string" calcext:value-type="string">
            <text:p>{"Height": 126, "CheckBox2sate": 0, "CheckBox1sate": 1, "Width": 228}</text:p>
          </table:table-cell>
        </table:table-row>
        <table:table-row table:style-name="ro5">
          <table:table-cell office:value-type="string" calcext:value-type="string">
            <text:p>GridDatarows_採用外</text:p>
          </table:table-cell>
          <table:table-cell office:value-type="string" calcext:value-type="string">
            <text:p>[["aa"], ["s"]]</text:p>
          </table:table-cell>
        </table:table-row>
        <table:table-row table:style-name="ro5">
          <table:table-cell office:value-type="string" calcext:value-type="string">
            <text:p>dialogstate_入院日</text:p>
          </table:table-cell>
          <table:table-cell office:value-type="string" calcext:value-type="string">
            <text:p>{"CloseCheck": true}</text:p>
          </table:table-cell>
        </table:table-row>
        <table:table-row table:style-name="ro5">
          <table:table-cell office:value-type="string" calcext:value-type="string">
            <text:p>dialogstate_日付挿入</text:p>
          </table:table-cell>
          <table:table-cell office:value-type="string" calcext:value-type="string">
            <text:p>{"CloseCheck": true}</text:p>
          </table:table-cell>
        </table:table-row>
        <table:table-row table:style-name="ro5">
          <table:table-cell office:value-type="string" calcext:value-type="string">
            <text:p>dialogstate_心肺機能低下時</text:p>
          </table:table-cell>
          <table:table-cell office:value-type="string" calcext:value-type="string">
            <text:p>{"CheckBox2sate": 0, "Height": 126, "CheckBox1sate": 1, "Width": 228}</text:p>
          </table:table-cell>
        </table:table-row>
        <table:table-row table:style-name="ro5">
          <table:table-cell office:value-type="string" calcext:value-type="string">
            <text:p>GridDatarows_心肺機能低下時</text:p>
          </table:table-cell>
          <table:table-cell office:value-type="string" calcext:value-type="string">
            <text:p>[]</text:p>
          </table:table-cell>
        </table:table-row>
        <table:table-row table:style-name="ro5">
          <table:table-cell office:value-type="string" calcext:value-type="string">
            <text:p>dialogstate_履歴</text:p>
          </table:table-cell>
          <table:table-cell office:value-type="string" calcext:value-type="string">
            <text:p>{"CheckBox2sate": 0, "Height": 126, "CheckBox1sate": 1, "Width": 228}</text:p>
          </table:table-cell>
        </table:table-row>
        <table:table-row table:style-name="ro5">
          <table:table-cell office:value-type="string" calcext:value-type="string">
            <text:p>GridDatarows_履歴</text:p>
          </table:table-cell>
          <table:table-cell office:value-type="string" calcext:value-type="string">
            <text:p>[]</text:p>
          </table:table-cell>
        </table:table-row>
        <table:table-row table:style-name="ro5">
          <table:table-cell office:value-type="string" calcext:value-type="string">
            <text:p>dialogstate_面談記録</text:p>
          </table:table-cell>
          <table:table-cell office:value-type="string" calcext:value-type="string">
            <text:p>{"CheckBox2sate": 0, "Height": 126, "CheckBox1sate": 1, "Width": 228}</text:p>
          </table:table-cell>
        </table:table-row>
        <table:table-row table:style-name="ro5">
          <table:table-cell office:value-type="string" calcext:value-type="string">
            <text:p>GridDatarows_面談記録</text:p>
          </table:table-cell>
          <table:table-cell office:value-type="string" calcext:value-type="string">
            <text:p>[]</text:p>
          </table:table-cell>
        </table:table-row>
      </table:table>
      <table:table table:name="00054500" table:style-name="ta1">
        <table:table-column table:style-name="co29" table:default-cell-style-name="ce534"/>
        <table:table-column table:style-name="co30" table:default-cell-style-name="ce534"/>
        <table:table-column table:style-name="co31" table:default-cell-style-name="ce534"/>
        <table:table-column table:style-name="co43" table:default-cell-style-name="ce534"/>
        <table:table-column table:style-name="co32" table:default-cell-style-name="ce602"/>
        <table:table-column table:style-name="co33" table:default-cell-style-name="ce534"/>
        <table:table-column table:style-name="co27" table:default-cell-style-name="ce640"/>
        <table:table-column table:style-name="co34" table:number-columns-repeated="3" table:default-cell-style-name="ce640"/>
        <table:table-column table:style-name="co35" table:default-cell-style-name="ce534"/>
        <table:table-column table:style-name="co36" table:default-cell-style-name="ce534"/>
        <table:table-column table:style-name="co37" table:default-cell-style-name="ce534"/>
        <table:table-column table:style-name="co38" table:default-cell-style-name="ce534"/>
        <table:table-column table:style-name="co13" table:number-columns-repeated="243" table:default-cell-style-name="ce534"/>
        <table:table-column table:style-name="co13" table:number-columns-repeated="767" table:default-cell-style-name="ce701"/>
        <table:table-row table:style-name="ro11">
          <table:table-cell table:style-name="ce566" office:value-type="string" calcext:value-type="string" table:number-columns-spanned="1" table:number-rows-spanned="2">
            <text:p>行挿</text:p>
          </table:table-cell>
          <table:table-cell table:style-name="ce503" office:value-type="string" calcext:value-type="string" table:number-columns-spanned="1" table:number-rows-spanned="2">
            <text:p>#</text:p>
          </table:table-cell>
          <table:table-cell table:style-name="ce579" office:value-type="string" calcext:value-type="string">
            <text:p>一覧へ</text:p>
          </table:table-cell>
          <table:table-cell table:style-name="ce566" office:value-type="string" calcext:value-type="string" table:number-columns-spanned="1" table:number-rows-spanned="2">
            <text:p>経過へ</text:p>
          </table:table-cell>
          <table:table-cell table:style-name="ce595" office:value-type="string" calcext:value-type="string">
            <text:p>経過へ</text:p>
          </table:table-cell>
          <table:table-cell table:style-name="ce615" office:value-type="string" calcext:value-type="string" table:number-columns-spanned="1" table:number-rows-spanned="2">
            <text:p>Sbj</text:p>
          </table:table-cell>
          <table:table-cell table:style-name="ce625" office:value-type="string" calcext:value-type="string">
            <text:p>2012/8/29 17:31:50Copied</text:p>
          </table:table-cell>
          <table:table-cell table:style-name="ce625" office:value-type="string" calcext:value-type="string" table:number-columns-spanned="1" table:number-rows-spanned="2">
            <text:p>過去日</text:p>
          </table:table-cell>
          <table:table-cell table:style-name="ce625" office:value-type="string" calcext:value-type="string" table:number-columns-spanned="1" table:number-rows-spanned="2">
            <text:p>未来日</text:p>
          </table:table-cell>
          <table:table-cell table:style-name="ce663" office:value-type="string" calcext:value-type="string" table:number-columns-spanned="1" table:number-rows-spanned="2">
            <text:p>COPY</text:p>
          </table:table-cell>
          <table:table-cell table:style-name="ce686" office:value-type="string" calcext:value-type="string">
            <text:p>退院ｻﾏﾘ</text:p>
          </table:table-cell>
          <table:table-cell table:number-columns-repeated="2" table:style-name="ce693" office:value-type="string" calcext:value-type="string">
            <text:p>#分離</text:p>
          </table:table-cell>
          <table:table-cell table:number-columns-repeated="242"/>
          <table:table-cell table:style-name="ce701" table:number-columns-repeated="2"/>
          <table:table-cell table:number-columns-repeated="765"/>
          <table:table-cell table:style-name="ce490" table:number-columns-repeated="2"/>
        </table:table-row>
        <table:table-row table:style-name="ro12">
          <table:covered-table-cell table:style-name="ce566"/>
          <table:covered-table-cell table:style-name="ce503"/>
          <table:table-cell table:style-name="ce541" office:value-type="string" calcext:value-type="string">
            <text:p>Date</text:p>
          </table:table-cell>
          <table:covered-table-cell table:style-name="ce566"/>
          <table:table-cell table:style-name="ce595" office:value-type="string" calcext:value-type="string">
            <text:p>Subject</text:p>
          </table:table-cell>
          <table:covered-table-cell table:style-name="ce615"/>
          <table:table-cell table:style-name="ce625" office:value-type="string" calcext:value-type="string">
            <text:p>ID+漢字名+ｶﾀｶﾅ</text:p>
          </table:table-cell>
          <table:covered-table-cell table:number-columns-repeated="2" table:style-name="ce625"/>
          <table:covered-table-cell table:style-name="ce663"/>
          <table:table-cell table:style-name="ce503" table:number-columns-repeated="1014"/>
        </table:table-row>
        <table:table-row table:style-name="ro8">
          <table:table-cell table:style-name="ce503"/>
          <table:table-cell table:style-name="ce503" office:value-type="string" calcext:value-type="string">
            <text:p>#</text:p>
          </table:table-cell>
          <table:table-cell table:style-name="ce933" office:value-type="date" office:date-value="2018-06-01" calcext:value-type="date">
            <text:p>2018/06/01</text:p>
          </table:table-cell>
          <table:table-cell table:style-name="ce905"/>
          <table:table-cell table:style-name="ce596" office:value-type="string" calcext:value-type="string">
            <text:p>入院</text:p>
          </table:table-cell>
          <table:table-cell table:style-name="ce617"/>
          <table:table-cell table:style-name="ce626"/>
          <table:table-cell table:style-name="ce665" office:value-type="string" calcext:value-type="string">
            <text:p>2018/5/25</text:p>
          </table:table-cell>
          <table:table-cell table:style-name="ce666"/>
          <table:table-cell table:style-name="ce625"/>
          <table:table-cell table:style-name="ce503"/>
          <table:table-cell table:style-name="ce694"/>
          <table:table-cell table:style-name="ce503" table:number-columns-repeated="1012"/>
        </table:table-row>
        <table:table-row table:style-name="ro2">
          <table:table-cell/>
          <table:table-cell table:style-name="ce503" office:value-type="string" calcext:value-type="string">
            <text:p>#</text:p>
          </table:table-cell>
          <table:table-cell table:style-name="ce581"/>
          <table:table-cell/>
          <table:table-cell table:style-name="ce597" office:value-type="string" calcext:value-type="string">
            <text:p>入院時ECG</text:p>
          </table:table-cell>
          <table:table-cell table:style-name="ce618"/>
          <table:table-cell table:style-name="ce627"/>
          <table:table-cell table:style-name="ce665"/>
          <table:table-cell table:style-name="ce666"/>
          <table:table-cell table:style-name="ce490"/>
          <table:table-cell/>
          <table:table-cell table:style-name="ce533"/>
          <table:table-cell table:number-columns-repeated="1012"/>
        </table:table-row>
        <table:table-row table:style-name="ro2">
          <table:table-cell/>
          <table:table-cell office:value-type="string" calcext:value-type="string">
            <text:p>#</text:p>
          </table:table-cell>
          <table:table-cell table:style-name="ce581"/>
          <table:table-cell/>
          <table:table-cell table:style-name="ce597" office:value-type="string" calcext:value-type="string">
            <text:p>面談記録</text:p>
          </table:table-cell>
          <table:table-cell table:style-name="ce618"/>
          <table:table-cell table:style-name="ce628" office:value-type="string" calcext:value-type="string">
            <text:p>未</text:p>
          </table:table-cell>
          <table:table-cell table:style-name="ce666" table:number-columns-repeated="2"/>
          <table:table-cell table:style-name="ce490"/>
          <table:table-cell table:style-name="ce533"/>
          <table:table-cell table:number-columns-repeated="1013"/>
        </table:table-row>
        <table:table-row table:style-name="ro2">
          <table:table-cell table:style-name="ce533"/>
          <table:table-cell table:style-name="ce533" office:value-type="string" calcext:value-type="string">
            <text:p>#</text:p>
          </table:table-cell>
          <table:table-cell table:style-name="ce582"/>
          <table:table-cell table:style-name="ce906"/>
          <table:table-cell table:style-name="ce597" office:value-type="string" calcext:value-type="string">
            <text:p>心肺機能低下時</text:p>
          </table:table-cell>
          <table:table-cell table:style-name="ce597"/>
          <table:table-cell table:style-name="ce629" office:value-type="string" calcext:value-type="string">
            <text:p>説明未</text:p>
          </table:table-cell>
          <table:table-cell table:style-name="ce666" table:number-columns-repeated="2"/>
          <table:table-cell table:style-name="ce680"/>
          <table:table-cell table:style-name="ce533" table:number-columns-repeated="1014"/>
        </table:table-row>
        <table:table-row table:style-name="ro2">
          <table:table-cell/>
          <table:table-cell office:value-type="string" calcext:value-type="string">
            <text:p>#</text:p>
          </table:table-cell>
          <table:table-cell table:style-name="ce586"/>
          <table:table-cell table:style-name="ce590"/>
          <table:table-cell table:style-name="ce597" office:value-type="string" calcext:value-type="string">
            <text:p>4F転床説明</text:p>
          </table:table-cell>
          <table:table-cell table:style-name="ce618"/>
          <table:table-cell table:style-name="ce628" office:value-type="string" calcext:value-type="string">
            <text:p>未</text:p>
          </table:table-cell>
          <table:table-cell table:style-name="ce665"/>
          <table:table-cell table:style-name="ce666"/>
          <table:table-cell table:style-name="ce684"/>
          <table:table-cell table:style-name="ce533"/>
          <table:table-cell table:number-columns-repeated="1013"/>
        </table:table-row>
        <table:table-row table:style-name="ro2">
          <table:table-cell table:number-columns-repeated="2"/>
          <table:table-cell table:style-name="ce586"/>
          <table:table-cell table:style-name="ce590"/>
          <table:table-cell table:style-name="ce597"/>
          <table:table-cell table:style-name="ce618"/>
          <table:table-cell table:style-name="ce628"/>
          <table:table-cell table:style-name="ce490" table:number-columns-repeated="3"/>
          <table:table-cell/>
          <table:table-cell table:style-name="ce533"/>
          <table:table-cell table:number-columns-repeated="1012"/>
        </table:table-row>
        <table:table-row table:style-name="ro2">
          <table:table-cell table:number-columns-repeated="2"/>
          <table:table-cell table:style-name="ce586"/>
          <table:table-cell table:style-name="ce590"/>
          <table:table-cell table:style-name="ce597"/>
          <table:table-cell table:style-name="ce618"/>
          <table:table-cell table:style-name="ce628"/>
          <table:table-cell table:style-name="ce666" table:number-columns-repeated="2"/>
          <table:table-cell table:style-name="ce684"/>
          <table:table-cell/>
          <table:table-cell table:style-name="ce533"/>
          <table:table-cell table:number-columns-repeated="1012"/>
        </table:table-row>
        <table:table-row table:style-name="ro2">
          <table:table-cell table:number-columns-repeated="2"/>
          <table:table-cell table:style-name="ce586"/>
          <table:table-cell table:style-name="ce590"/>
          <table:table-cell table:style-name="ce597"/>
          <table:table-cell table:style-name="ce618"/>
          <table:table-cell table:style-name="ce628"/>
          <table:table-cell table:style-name="ce666" table:number-columns-repeated="2"/>
          <table:table-cell table:style-name="ce490"/>
          <table:table-cell/>
          <table:table-cell table:style-name="ce533"/>
          <table:table-cell table:number-columns-repeated="1012"/>
        </table:table-row>
        <table:table-row table:style-name="ro2" table:number-rows-repeated="5">
          <table:table-cell table:number-columns-repeated="2"/>
          <table:table-cell table:style-name="ce586"/>
          <table:table-cell table:style-name="ce590"/>
          <table:table-cell table:style-name="ce597"/>
          <table:table-cell table:style-name="ce618"/>
          <table:table-cell table:style-name="ce628"/>
          <table:table-cell table:style-name="ce490" table:number-columns-repeated="3"/>
          <table:table-cell/>
          <table:table-cell table:style-name="ce533"/>
          <table:table-cell table:number-columns-repeated="1012"/>
        </table:table-row>
        <table:table-row table:style-name="ro2">
          <table:table-cell table:style-name="ce573" table:number-columns-repeated="2"/>
          <table:table-cell table:style-name="ce588" office:value-type="string" calcext:value-type="string">
            <text:p>本日の記事</text:p>
          </table:table-cell>
          <table:table-cell table:style-name="ce588"/>
          <table:table-cell table:style-name="ce601"/>
          <table:table-cell table:style-name="ce623"/>
          <table:table-cell table:style-name="ce638"/>
          <table:table-cell table:style-name="ce668" table:number-columns-repeated="2"/>
          <table:table-cell table:style-name="ce638"/>
          <table:table-cell table:style-name="ce573" table:number-columns-repeated="1014"/>
        </table:table-row>
        <table:table-row table:style-name="ro2">
          <table:table-cell table:number-columns-repeated="2"/>
          <table:table-cell table:style-name="ce589"/>
          <table:table-cell table:style-name="ce590"/>
          <table:table-cell/>
          <table:table-cell table:style-name="ce624"/>
          <table:table-cell/>
          <table:table-cell table:style-name="ce490" table:number-columns-repeated="3"/>
          <table:table-cell table:number-columns-repeated="1014"/>
        </table:table-row>
        <table:table-row table:style-name="ro2">
          <table:table-cell table:number-columns-repeated="2"/>
          <table:table-cell table:style-name="ce590" table:number-columns-repeated="2"/>
          <table:table-cell/>
          <table:table-cell table:style-name="ce624"/>
          <table:table-cell/>
          <table:table-cell table:style-name="ce490" table:number-columns-repeated="3"/>
          <table:table-cell table:number-columns-repeated="1014"/>
        </table:table-row>
        <table:table-row table:style-name="ro2" table:number-rows-repeated="18">
          <table:table-cell table:number-columns-repeated="2"/>
          <table:table-cell table:style-name="ce590" table:number-columns-repeated="2"/>
          <table:table-cell table:number-columns-repeated="3"/>
          <table:table-cell table:style-name="ce490" table:number-columns-repeated="3"/>
          <table:table-cell table:number-columns-repeated="1014"/>
        </table:table-row>
        <table:table-row table:style-name="ro2">
          <table:table-cell table:number-columns-repeated="7"/>
          <table:table-cell table:style-name="ce490" table:number-columns-repeated="3"/>
          <table:table-cell table:style-name="ce503"/>
          <table:table-cell/>
          <table:table-cell table:style-name="ce533" table:number-columns-repeated="2"/>
          <table:table-cell table:number-columns-repeated="1010"/>
        </table:table-row>
        <table:table-row table:style-name="ro2">
          <table:table-cell table:style-name="ce574" table:number-columns-repeated="2"/>
          <table:table-cell table:style-name="ce591" office:value-type="string" calcext:value-type="string">
            <text:p>過去の問題ﾘｽﾄ</text:p>
          </table:table-cell>
          <table:table-cell table:style-name="ce591"/>
          <table:table-cell table:style-name="ce605"/>
          <table:table-cell table:style-name="ce574"/>
          <table:table-cell table:style-name="ce641" table:number-columns-repeated="4"/>
          <table:table-cell table:style-name="ce574"/>
          <table:table-cell table:style-name="ce697"/>
          <table:table-cell table:style-name="ce574" table:number-columns-repeated="1012"/>
        </table:table-row>
        <table:table-row table:style-name="ro2">
          <table:table-cell/>
          <table:table-cell table:style-name="ce543" office:value-type="string" calcext:value-type="string">
            <text:p>#</text:p>
          </table:table-cell>
          <table:table-cell table:style-name="ce593"/>
          <table:table-cell table:style-name="ce590"/>
          <table:table-cell table:style-name="ce609" office:value-type="string" calcext:value-type="string">
            <text:p>ﾄﾗﾍﾙﾊﾟｰ確認</text:p>
          </table:table-cell>
          <table:table-cell table:style-name="ce618"/>
          <table:table-cell table:style-name="ce647" office:value-type="string" calcext:value-type="string">
            <text:p>未</text:p>
          </table:table-cell>
          <table:table-cell table:style-name="ce647" table:number-columns-repeated="2"/>
          <table:table-cell table:style-name="ce684"/>
          <table:table-cell/>
          <table:table-cell table:style-name="ce533"/>
          <table:table-cell table:number-columns-repeated="1012"/>
        </table:table-row>
        <table:table-row table:style-name="ro13">
          <table:table-cell/>
          <table:table-cell table:style-name="ce543" office:value-type="string" calcext:value-type="string">
            <text:p>#</text:p>
          </table:table-cell>
          <table:table-cell table:style-name="ce593"/>
          <table:table-cell table:style-name="ce590"/>
          <table:table-cell table:style-name="ce612" office:value-type="string" calcext:value-type="string">
            <text:p>CVﾎﾟｰﾄ,胃瘻説明</text:p>
          </table:table-cell>
          <table:table-cell table:style-name="ce618"/>
          <table:table-cell table:style-name="ce647" office:value-type="string" calcext:value-type="string">
            <text:p>未</text:p>
          </table:table-cell>
          <table:table-cell table:style-name="ce647" table:number-columns-repeated="2"/>
          <table:table-cell table:style-name="ce684" office:value-type="string" calcext:value-type="string">
            <text:p>未</text:p>
          </table:table-cell>
          <table:table-cell/>
          <table:table-cell table:style-name="ce533"/>
          <table:table-cell table:number-columns-repeated="1012"/>
        </table:table-row>
        <table:table-row table:style-name="ro2">
          <table:table-cell table:style-name="ce575" table:number-columns-repeated="2"/>
          <table:table-cell table:style-name="ce594" office:value-type="string" calcext:value-type="string">
            <text:p>過去の記事</text:p>
          </table:table-cell>
          <table:table-cell table:style-name="ce594"/>
          <table:table-cell table:style-name="ce613"/>
          <table:table-cell table:style-name="ce575"/>
          <table:table-cell table:style-name="ce594" office:value-type="string" calcext:value-type="string">
            <text:p>問題ﾘｽﾄへ変換</text:p>
          </table:table-cell>
          <table:table-cell table:style-name="ce672" table:number-columns-repeated="2"/>
          <table:table-cell table:style-name="ce685"/>
          <table:table-cell table:style-name="ce575" table:number-columns-repeated="1014"/>
        </table:table-row>
        <table:table-row table:style-name="ro2">
          <table:table-cell table:number-columns-repeated="7"/>
          <table:table-cell table:style-name="ce666" table:number-columns-repeated="2"/>
          <table:table-cell table:style-name="ce490"/>
          <table:table-cell table:number-columns-repeated="1014"/>
        </table:table-row>
        <table:table-row table:style-name="ro2">
          <table:table-cell table:number-columns-repeated="7"/>
          <table:table-cell table:style-name="ce673" table:number-columns-repeated="2"/>
          <table:table-cell table:style-name="ce490"/>
          <table:table-cell table:number-columns-repeated="1014"/>
        </table:table-row>
        <table:table-row table:style-name="ro2" table:number-rows-repeated="36">
          <table:table-cell table:number-columns-repeated="7"/>
          <table:table-cell table:style-name="ce666" table:number-columns-repeated="2"/>
          <table:table-cell table:style-name="ce490"/>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named-expressions>
        <table:named-range table:name="dialogstate_その他" table:base-cell-address="$config.$B$7" table:cell-range-address="$config.$B$7"/>
        <table:named-range table:name="dialogstate_入院日" table:base-cell-address="$config.$B$11" table:cell-range-address="$config.$B$11"/>
        <table:named-range table:name="dialogstate_内服" table:base-cell-address="$config.$B$3" table:cell-range-address="$config.$B$3"/>
        <table:named-range table:name="dialogstate_履歴" table:base-cell-address="$config.$B$15" table:cell-range-address="$config.$B$15"/>
        <table:named-range table:name="dialogstate_心肺機能低下時" table:base-cell-address="$config.$B$13" table:cell-range-address="$config.$B$13"/>
        <table:named-range table:name="dialogstate_採用外" table:base-cell-address="$config.$B$9" table:cell-range-address="$config.$B$9"/>
        <table:named-range table:name="dialogstate_日付挿入" table:base-cell-address="$config.$B$12" table:cell-range-address="$config.$B$12"/>
        <table:named-range table:name="dialogstate_検査値" table:base-cell-address="$config.$B$5" table:cell-range-address="$config.$B$5"/>
        <table:named-range table:name="dialogstate_点滴" table:base-cell-address="$config.$B$1" table:cell-range-address="$config.$B$1"/>
        <table:named-range table:name="dialogstate_面談記録" table:base-cell-address="$config.$B$17" table:cell-range-address="$config.$B$17"/>
        <table:named-range table:name="GridDatarows_その他" table:base-cell-address="$config.$B$8" table:cell-range-address="$config.$B$8"/>
        <table:named-range table:name="GridDatarows_内服" table:base-cell-address="$config.$B$4" table:cell-range-address="$config.$B$4"/>
        <table:named-range table:name="GridDatarows_履歴" table:base-cell-address="$config.$B$16" table:cell-range-address="$config.$B$16"/>
        <table:named-range table:name="GridDatarows_心肺機能低下時" table:base-cell-address="$config.$B$14" table:cell-range-address="$config.$B$14"/>
        <table:named-range table:name="GridDatarows_採用外" table:base-cell-address="$config.$B$10" table:cell-range-address="$config.$B$10"/>
        <table:named-range table:name="GridDatarows_検査値" table:base-cell-address="$config.$B$6" table:cell-range-address="$config.$B$6"/>
        <table:named-range table:name="GridDatarows_点滴" table:base-cell-address="$config.$B$2" table:cell-range-address="$config.$B$2"/>
        <table:named-range table:name="GridDatarows_面談記録" table:base-cell-address="$config.$B$18" table:cell-range-address="$config.$B$1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1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1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1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1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1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1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1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1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1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1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1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1E+308" style:apply-style-name="N218P0"/>
    </number:text-style>
    <number:date-style style:name="N220P0" style:volatile="true">
      <number:year number:style="long"/>
    </number:date-style>
    <number:text-style style:name="N220">
      <number:text-content/>
      <style:map style:condition="value()&lt;=1.79769313486231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1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1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1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1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1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1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12">0000/00/00</text:date>, <text:time style:data-style-name="N2" text:time-value="17:15:01.774322078">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7-12T19:09:23.079947493</dc:date>
    <meta:editing-duration>P6DT55M27S</meta:editing-duration>
    <meta:editing-cycles>646</meta:editing-cycles>
    <meta:generator>LibreOffice/5.4.1.2$Linux_x86 LibreOffice_project/ea7cb86e6eeb2bf3a5af73a8f7777ac570321527</meta:generator>
    <meta:document-statistic meta:table-count="19" meta:cell-count="3149" meta:object-count="0"/>
  </office:meta>
</office:document-meta>
</file>